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8917in"/>
    </style:style>
    <style:style style:name="co2" style:family="table-column">
      <style:table-column-properties fo:break-before="auto" style:column-width="0.8425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0.992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7" table:default-cell-style-name="Default"/>
        <table:table-column table:style-name="co4" table:default-cell-style-name="Default"/>
        <table:table-column table:style-name="co3" table:number-columns-repeated="13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3" table:default-cell-style-name="Default"/>
        <table:table-column table:style-name="co4" table:number-columns-repeated="6" table:default-cell-style-name="Default"/>
        <table:table-column table:style-name="co3" table:default-cell-style-name="Default"/>
        <table:table-column table:style-name="co4" table:number-columns-repeated="35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3" table:default-cell-style-name="Default"/>
        <table:table-column table:style-name="co4" table:number-columns-repeated="128" table:default-cell-style-name="Default"/>
        <table:table-column table:style-name="co5" table:default-cell-style-name="Default"/>
        <table:table-row table:style-name="ro1">
          <table:table-cell office:value-type="string">
            <text:p>FileName</text:p>
            <draw:frame table:end-cell-address="Sheet1.H40" table:end-x="0.4598in" table:end-y="0.0835in" draw:z-index="0" draw:style-name="gr1" svg:width="12.9677in" svg:height="6.9071in" svg:x="0.6882in" svg:y="0.0835in">
              <draw:object draw:notify-on-update-of-ranges="Sheet1.A1:Sheet1.A1 Sheet1.B1:Sheet1.IV1 Sheet1.A18:Sheet1.A18 Sheet1.B18:Sheet1.IV1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office:value-type="float" office:value="1.3458252">
            <text:p>1.3458252</text:p>
          </table:table-cell>
          <table:table-cell office:value-type="float" office:value="45.758057">
            <text:p>45.758057</text:p>
          </table:table-cell>
          <table:table-cell office:value-type="float" office:value="131.89087">
            <text:p>131.89087</text:p>
          </table:table-cell>
          <table:table-cell office:value-type="float" office:value="218.02368">
            <text:p>218.02368</text:p>
          </table:table-cell>
          <table:table-cell office:value-type="float" office:value="304.1565">
            <text:p>304.1565</text:p>
          </table:table-cell>
          <table:table-cell office:value-type="float" office:value="390.2893">
            <text:p>390.2893</text:p>
          </table:table-cell>
          <table:table-cell office:value-type="float" office:value="476.42212">
            <text:p>476.42212</text:p>
          </table:table-cell>
          <table:table-cell office:value-type="float" office:value="562.55493">
            <text:p>562.55493</text:p>
          </table:table-cell>
          <table:table-cell office:value-type="float" office:value="648.68774">
            <text:p>648.68774</text:p>
          </table:table-cell>
          <table:table-cell office:value-type="float" office:value="734.82056">
            <text:p>734.82056</text:p>
          </table:table-cell>
          <table:table-cell office:value-type="float" office:value="820.95337">
            <text:p>820.95337</text:p>
          </table:table-cell>
          <table:table-cell office:value-type="float" office:value="907.0862">
            <text:p>907.0862</text:p>
          </table:table-cell>
          <table:table-cell office:value-type="float" office:value="993.219">
            <text:p>993.219</text:p>
          </table:table-cell>
          <table:table-cell office:value-type="float" office:value="1079.3518">
            <text:p>1079.3518</text:p>
          </table:table-cell>
          <table:table-cell office:value-type="float" office:value="1165.4846">
            <text:p>1165.4846</text:p>
          </table:table-cell>
          <table:table-cell office:value-type="float" office:value="1251.6174">
            <text:p>1251.6174</text:p>
          </table:table-cell>
          <table:table-cell office:value-type="float" office:value="1337.7502">
            <text:p>1337.7502</text:p>
          </table:table-cell>
          <table:table-cell office:value-type="float" office:value="1423.883">
            <text:p>1423.883</text:p>
          </table:table-cell>
          <table:table-cell office:value-type="float" office:value="1510.0159">
            <text:p>1510.0159</text:p>
          </table:table-cell>
          <table:table-cell office:value-type="float" office:value="1596.1487">
            <text:p>1596.1487</text:p>
          </table:table-cell>
          <table:table-cell office:value-type="float" office:value="1682.2815">
            <text:p>1682.2815</text:p>
          </table:table-cell>
          <table:table-cell office:value-type="float" office:value="1768.4143">
            <text:p>1768.4143</text:p>
          </table:table-cell>
          <table:table-cell office:value-type="float" office:value="1854.5471">
            <text:p>1854.5471</text:p>
          </table:table-cell>
          <table:table-cell office:value-type="float" office:value="1940.6799">
            <text:p>1940.6799</text:p>
          </table:table-cell>
          <table:table-cell office:value-type="float" office:value="2026.8127">
            <text:p>2026.8127</text:p>
          </table:table-cell>
          <table:table-cell office:value-type="float" office:value="2112.9456">
            <text:p>2112.9456</text:p>
          </table:table-cell>
          <table:table-cell office:value-type="float" office:value="2199.0784">
            <text:p>2199.0784</text:p>
          </table:table-cell>
          <table:table-cell office:value-type="float" office:value="2285.2112">
            <text:p>2285.2112</text:p>
          </table:table-cell>
          <table:table-cell office:value-type="float" office:value="2371.344">
            <text:p>2371.344</text:p>
          </table:table-cell>
          <table:table-cell office:value-type="float" office:value="2457.4768">
            <text:p>2457.4768</text:p>
          </table:table-cell>
          <table:table-cell office:value-type="float" office:value="2543.6096">
            <text:p>2543.6096</text:p>
          </table:table-cell>
          <table:table-cell office:value-type="float" office:value="2629.7424">
            <text:p>2629.7424</text:p>
          </table:table-cell>
          <table:table-cell office:value-type="float" office:value="2715.8752">
            <text:p>2715.8752</text:p>
          </table:table-cell>
          <table:table-cell office:value-type="float" office:value="2802.008">
            <text:p>2802.008</text:p>
          </table:table-cell>
          <table:table-cell office:value-type="float" office:value="2888.1409">
            <text:p>2888.1409</text:p>
          </table:table-cell>
          <table:table-cell office:value-type="float" office:value="2974.2737">
            <text:p>2974.2737</text:p>
          </table:table-cell>
          <table:table-cell office:value-type="float" office:value="3060.4065">
            <text:p>3060.4065</text:p>
          </table:table-cell>
          <table:table-cell office:value-type="float" office:value="3146.5393">
            <text:p>3146.5393</text:p>
          </table:table-cell>
          <table:table-cell office:value-type="float" office:value="3232.672">
            <text:p>3232.672</text:p>
          </table:table-cell>
          <table:table-cell office:value-type="float" office:value="3318.805">
            <text:p>3318.805</text:p>
          </table:table-cell>
          <table:table-cell office:value-type="float" office:value="3404.9377">
            <text:p>3404.9377</text:p>
          </table:table-cell>
          <table:table-cell office:value-type="float" office:value="3491.0706">
            <text:p>3491.0706</text:p>
          </table:table-cell>
          <table:table-cell office:value-type="float" office:value="3577.2034">
            <text:p>3577.2034</text:p>
          </table:table-cell>
          <table:table-cell office:value-type="float" office:value="3663.3362">
            <text:p>3663.3362</text:p>
          </table:table-cell>
          <table:table-cell office:value-type="float" office:value="3749.469">
            <text:p>3749.469</text:p>
          </table:table-cell>
          <table:table-cell office:value-type="float" office:value="3835.6018">
            <text:p>3835.6018</text:p>
          </table:table-cell>
          <table:table-cell office:value-type="float" office:value="3921.7346">
            <text:p>3921.7346</text:p>
          </table:table-cell>
          <table:table-cell office:value-type="float" office:value="4007.8674">
            <text:p>4007.8674</text:p>
          </table:table-cell>
          <table:table-cell office:value-type="float" office:value="4094.0005">
            <text:p>4094.0005</text:p>
          </table:table-cell>
          <table:table-cell office:value-type="float" office:value="4180.1333">
            <text:p>4180.1333</text:p>
          </table:table-cell>
          <table:table-cell office:value-type="float" office:value="4266.266">
            <text:p>4266.266</text:p>
          </table:table-cell>
          <table:table-cell office:value-type="float" office:value="4352.399">
            <text:p>4352.399</text:p>
          </table:table-cell>
          <table:table-cell office:value-type="float" office:value="4438.5317">
            <text:p>4438.5317</text:p>
          </table:table-cell>
          <table:table-cell office:value-type="float" office:value="4524.6646">
            <text:p>4524.6646</text:p>
          </table:table-cell>
          <table:table-cell office:value-type="float" office:value="4610.7974">
            <text:p>4610.7974</text:p>
          </table:table-cell>
          <table:table-cell office:value-type="float" office:value="4696.93">
            <text:p>4696.93</text:p>
          </table:table-cell>
          <table:table-cell office:value-type="float" office:value="4783.063">
            <text:p>4783.063</text:p>
          </table:table-cell>
          <table:table-cell office:value-type="float" office:value="4869.196">
            <text:p>4869.196</text:p>
          </table:table-cell>
          <table:table-cell office:value-type="float" office:value="4955.3286">
            <text:p>4955.3286</text:p>
          </table:table-cell>
          <table:table-cell office:value-type="float" office:value="5041.4614">
            <text:p>5041.4614</text:p>
          </table:table-cell>
          <table:table-cell office:value-type="float" office:value="5127.594">
            <text:p>5127.594</text:p>
          </table:table-cell>
          <table:table-cell office:value-type="float" office:value="5213.727">
            <text:p>5213.727</text:p>
          </table:table-cell>
          <table:table-cell office:value-type="float" office:value="5299.86">
            <text:p>5299.86</text:p>
          </table:table-cell>
          <table:table-cell office:value-type="float" office:value="5385.9927">
            <text:p>5385.9927</text:p>
          </table:table-cell>
          <table:table-cell office:value-type="float" office:value="5472.1255">
            <text:p>5472.1255</text:p>
          </table:table-cell>
          <table:table-cell office:value-type="float" office:value="5558.2583">
            <text:p>5558.2583</text:p>
          </table:table-cell>
          <table:table-cell office:value-type="float" office:value="5644.391">
            <text:p>5644.391</text:p>
          </table:table-cell>
          <table:table-cell office:value-type="float" office:value="5730.524">
            <text:p>5730.524</text:p>
          </table:table-cell>
          <table:table-cell office:value-type="float" office:value="5816.6567">
            <text:p>5816.6567</text:p>
          </table:table-cell>
          <table:table-cell office:value-type="float" office:value="5902.7896">
            <text:p>5902.7896</text:p>
          </table:table-cell>
          <table:table-cell office:value-type="float" office:value="5988.9224">
            <text:p>5988.9224</text:p>
          </table:table-cell>
          <table:table-cell office:value-type="float" office:value="6075.055">
            <text:p>6075.055</text:p>
          </table:table-cell>
          <table:table-cell office:value-type="float" office:value="6161.188">
            <text:p>6161.188</text:p>
          </table:table-cell>
          <table:table-cell office:value-type="float" office:value="6247.321">
            <text:p>6247.321</text:p>
          </table:table-cell>
          <table:table-cell office:value-type="float" office:value="6333.4536">
            <text:p>6333.4536</text:p>
          </table:table-cell>
          <table:table-cell office:value-type="float" office:value="6419.5864">
            <text:p>6419.5864</text:p>
          </table:table-cell>
          <table:table-cell office:value-type="float" office:value="6505.719">
            <text:p>6505.719</text:p>
          </table:table-cell>
          <table:table-cell office:value-type="float" office:value="6591.852">
            <text:p>6591.852</text:p>
          </table:table-cell>
          <table:table-cell office:value-type="float" office:value="6677.985">
            <text:p>6677.985</text:p>
          </table:table-cell>
          <table:table-cell office:value-type="float" office:value="6764.1177">
            <text:p>6764.1177</text:p>
          </table:table-cell>
          <table:table-cell office:value-type="float" office:value="6850.2505">
            <text:p>6850.2505</text:p>
          </table:table-cell>
          <table:table-cell office:value-type="float" office:value="6936.3833">
            <text:p>6936.3833</text:p>
          </table:table-cell>
          <table:table-cell office:value-type="float" office:value="7022.516">
            <text:p>7022.516</text:p>
          </table:table-cell>
          <table:table-cell office:value-type="float" office:value="7108.649">
            <text:p>7108.649</text:p>
          </table:table-cell>
          <table:table-cell office:value-type="float" office:value="7194.7817">
            <text:p>7194.7817</text:p>
          </table:table-cell>
          <table:table-cell office:value-type="float" office:value="7280.9146">
            <text:p>7280.9146</text:p>
          </table:table-cell>
          <table:table-cell office:value-type="float" office:value="7367.0474">
            <text:p>7367.0474</text:p>
          </table:table-cell>
          <table:table-cell office:value-type="float" office:value="7453.18">
            <text:p>7453.18</text:p>
          </table:table-cell>
          <table:table-cell office:value-type="float" office:value="7539.313">
            <text:p>7539.313</text:p>
          </table:table-cell>
          <table:table-cell office:value-type="float" office:value="7625.446">
            <text:p>7625.446</text:p>
          </table:table-cell>
          <table:table-cell office:value-type="float" office:value="7711.5786">
            <text:p>7711.5786</text:p>
          </table:table-cell>
          <table:table-cell office:value-type="float" office:value="7797.7114">
            <text:p>7797.7114</text:p>
          </table:table-cell>
          <table:table-cell office:value-type="float" office:value="7883.844">
            <text:p>7883.844</text:p>
          </table:table-cell>
          <table:table-cell office:value-type="float" office:value="7969.977">
            <text:p>7969.977</text:p>
          </table:table-cell>
          <table:table-cell office:value-type="float" office:value="8056.11">
            <text:p>8056.11</text:p>
          </table:table-cell>
          <table:table-cell office:value-type="float" office:value="8142.2427">
            <text:p>8142.2427</text:p>
          </table:table-cell>
          <table:table-cell office:value-type="float" office:value="8228.372">
            <text:p>8228.372</text:p>
          </table:table-cell>
          <table:table-cell office:value-type="float" office:value="8314.498">
            <text:p>8314.498</text:p>
          </table:table-cell>
          <table:table-cell office:value-type="float" office:value="8400.623">
            <text:p>8400.623</text:p>
          </table:table-cell>
          <table:table-cell office:value-type="float" office:value="8486.748">
            <text:p>8486.748</text:p>
          </table:table-cell>
          <table:table-cell office:value-type="float" office:value="8572.873">
            <text:p>8572.873</text:p>
          </table:table-cell>
          <table:table-cell office:value-type="float" office:value="8658.998">
            <text:p>8658.998</text:p>
          </table:table-cell>
          <table:table-cell office:value-type="float" office:value="8745.123">
            <text:p>8745.123</text:p>
          </table:table-cell>
          <table:table-cell office:value-type="float" office:value="8831.248">
            <text:p>8831.248</text:p>
          </table:table-cell>
          <table:table-cell office:value-type="float" office:value="8917.373">
            <text:p>8917.373</text:p>
          </table:table-cell>
          <table:table-cell office:value-type="float" office:value="9003.498">
            <text:p>9003.498</text:p>
          </table:table-cell>
          <table:table-cell office:value-type="float" office:value="9089.623">
            <text:p>9089.623</text:p>
          </table:table-cell>
          <table:table-cell office:value-type="float" office:value="9175.748">
            <text:p>9175.748</text:p>
          </table:table-cell>
          <table:table-cell office:value-type="float" office:value="9261.873">
            <text:p>9261.873</text:p>
          </table:table-cell>
          <table:table-cell office:value-type="float" office:value="9347.998">
            <text:p>9347.998</text:p>
          </table:table-cell>
          <table:table-cell office:value-type="float" office:value="9434.123">
            <text:p>9434.123</text:p>
          </table:table-cell>
          <table:table-cell office:value-type="float" office:value="9520.248">
            <text:p>9520.248</text:p>
          </table:table-cell>
          <table:table-cell office:value-type="float" office:value="9606.373">
            <text:p>9606.373</text:p>
          </table:table-cell>
          <table:table-cell office:value-type="float" office:value="9692.498">
            <text:p>9692.498</text:p>
          </table:table-cell>
          <table:table-cell office:value-type="float" office:value="9778.623">
            <text:p>9778.623</text:p>
          </table:table-cell>
          <table:table-cell office:value-type="float" office:value="9864.748">
            <text:p>9864.748</text:p>
          </table:table-cell>
          <table:table-cell office:value-type="float" office:value="9950.873">
            <text:p>9950.873</text:p>
          </table:table-cell>
          <table:table-cell office:value-type="float" office:value="10036.998">
            <text:p>10036.998</text:p>
          </table:table-cell>
          <table:table-cell office:value-type="float" office:value="10123.123">
            <text:p>10123.123</text:p>
          </table:table-cell>
          <table:table-cell office:value-type="float" office:value="10209.248">
            <text:p>10209.248</text:p>
          </table:table-cell>
          <table:table-cell office:value-type="float" office:value="10295.373">
            <text:p>10295.373</text:p>
          </table:table-cell>
          <table:table-cell office:value-type="float" office:value="10381.498">
            <text:p>10381.498</text:p>
          </table:table-cell>
          <table:table-cell office:value-type="float" office:value="10467.623">
            <text:p>10467.623</text:p>
          </table:table-cell>
          <table:table-cell office:value-type="float" office:value="10553.748">
            <text:p>10553.748</text:p>
          </table:table-cell>
          <table:table-cell office:value-type="float" office:value="10639.873">
            <text:p>10639.873</text:p>
          </table:table-cell>
          <table:table-cell office:value-type="float" office:value="10725.998">
            <text:p>10725.998</text:p>
          </table:table-cell>
          <table:table-cell office:value-type="float" office:value="10812.123">
            <text:p>10812.123</text:p>
          </table:table-cell>
          <table:table-cell office:value-type="float" office:value="10898.248">
            <text:p>10898.248</text:p>
          </table:table-cell>
          <table:table-cell office:value-type="float" office:value="10984.373">
            <text:p>10984.373</text:p>
          </table:table-cell>
          <table:table-cell office:value-type="float" office:value="11070.498">
            <text:p>11070.498</text:p>
          </table:table-cell>
          <table:table-cell office:value-type="float" office:value="11156.623">
            <text:p>11156.623</text:p>
          </table:table-cell>
          <table:table-cell office:value-type="float" office:value="11242.748">
            <text:p>11242.748</text:p>
          </table:table-cell>
          <table:table-cell office:value-type="float" office:value="11328.873">
            <text:p>11328.873</text:p>
          </table:table-cell>
          <table:table-cell office:value-type="float" office:value="11414.998">
            <text:p>11414.998</text:p>
          </table:table-cell>
          <table:table-cell office:value-type="float" office:value="11501.123">
            <text:p>11501.123</text:p>
          </table:table-cell>
          <table:table-cell office:value-type="float" office:value="11587.248">
            <text:p>11587.248</text:p>
          </table:table-cell>
          <table:table-cell office:value-type="float" office:value="11673.373">
            <text:p>11673.373</text:p>
          </table:table-cell>
          <table:table-cell office:value-type="float" office:value="11759.498">
            <text:p>11759.498</text:p>
          </table:table-cell>
          <table:table-cell office:value-type="float" office:value="11845.623">
            <text:p>11845.623</text:p>
          </table:table-cell>
          <table:table-cell office:value-type="float" office:value="11931.748">
            <text:p>11931.748</text:p>
          </table:table-cell>
          <table:table-cell office:value-type="float" office:value="12017.873">
            <text:p>12017.873</text:p>
          </table:table-cell>
          <table:table-cell office:value-type="float" office:value="12103.998">
            <text:p>12103.998</text:p>
          </table:table-cell>
          <table:table-cell office:value-type="float" office:value="12190.123">
            <text:p>12190.123</text:p>
          </table:table-cell>
          <table:table-cell office:value-type="float" office:value="12276.248">
            <text:p>12276.248</text:p>
          </table:table-cell>
          <table:table-cell office:value-type="float" office:value="12362.373">
            <text:p>12362.373</text:p>
          </table:table-cell>
          <table:table-cell office:value-type="float" office:value="12448.498">
            <text:p>12448.498</text:p>
          </table:table-cell>
          <table:table-cell office:value-type="float" office:value="12534.623">
            <text:p>12534.623</text:p>
          </table:table-cell>
          <table:table-cell office:value-type="float" office:value="12620.748">
            <text:p>12620.748</text:p>
          </table:table-cell>
          <table:table-cell office:value-type="float" office:value="12706.873">
            <text:p>12706.873</text:p>
          </table:table-cell>
          <table:table-cell office:value-type="float" office:value="12792.998">
            <text:p>12792.998</text:p>
          </table:table-cell>
          <table:table-cell office:value-type="float" office:value="12879.123">
            <text:p>12879.123</text:p>
          </table:table-cell>
          <table:table-cell office:value-type="float" office:value="12965.248">
            <text:p>12965.248</text:p>
          </table:table-cell>
          <table:table-cell office:value-type="float" office:value="13051.373">
            <text:p>13051.373</text:p>
          </table:table-cell>
          <table:table-cell office:value-type="float" office:value="13137.498">
            <text:p>13137.498</text:p>
          </table:table-cell>
          <table:table-cell office:value-type="float" office:value="13223.623">
            <text:p>13223.623</text:p>
          </table:table-cell>
          <table:table-cell office:value-type="float" office:value="13309.748">
            <text:p>13309.748</text:p>
          </table:table-cell>
          <table:table-cell office:value-type="float" office:value="13395.873">
            <text:p>13395.873</text:p>
          </table:table-cell>
          <table:table-cell office:value-type="float" office:value="13481.998">
            <text:p>13481.998</text:p>
          </table:table-cell>
          <table:table-cell office:value-type="float" office:value="13568.123">
            <text:p>13568.123</text:p>
          </table:table-cell>
          <table:table-cell office:value-type="float" office:value="13654.248">
            <text:p>13654.248</text:p>
          </table:table-cell>
          <table:table-cell office:value-type="float" office:value="13740.373">
            <text:p>13740.373</text:p>
          </table:table-cell>
          <table:table-cell office:value-type="float" office:value="13826.498">
            <text:p>13826.498</text:p>
          </table:table-cell>
          <table:table-cell office:value-type="float" office:value="13912.623">
            <text:p>13912.623</text:p>
          </table:table-cell>
          <table:table-cell office:value-type="float" office:value="13998.748">
            <text:p>13998.748</text:p>
          </table:table-cell>
          <table:table-cell office:value-type="float" office:value="14084.873">
            <text:p>14084.873</text:p>
          </table:table-cell>
          <table:table-cell office:value-type="float" office:value="14170.998">
            <text:p>14170.998</text:p>
          </table:table-cell>
          <table:table-cell office:value-type="float" office:value="14257.123">
            <text:p>14257.123</text:p>
          </table:table-cell>
          <table:table-cell office:value-type="float" office:value="14343.248">
            <text:p>14343.248</text:p>
          </table:table-cell>
          <table:table-cell office:value-type="float" office:value="14429.373">
            <text:p>14429.373</text:p>
          </table:table-cell>
          <table:table-cell office:value-type="float" office:value="14515.498">
            <text:p>14515.498</text:p>
          </table:table-cell>
          <table:table-cell office:value-type="float" office:value="14601.623">
            <text:p>14601.623</text:p>
          </table:table-cell>
          <table:table-cell office:value-type="float" office:value="14687.748">
            <text:p>14687.748</text:p>
          </table:table-cell>
          <table:table-cell office:value-type="float" office:value="14773.873">
            <text:p>14773.873</text:p>
          </table:table-cell>
          <table:table-cell office:value-type="float" office:value="14859.998">
            <text:p>14859.998</text:p>
          </table:table-cell>
          <table:table-cell office:value-type="float" office:value="14946.123">
            <text:p>14946.123</text:p>
          </table:table-cell>
          <table:table-cell office:value-type="float" office:value="15032.248">
            <text:p>15032.248</text:p>
          </table:table-cell>
          <table:table-cell office:value-type="float" office:value="15118.373">
            <text:p>15118.373</text:p>
          </table:table-cell>
          <table:table-cell office:value-type="float" office:value="15204.498">
            <text:p>15204.498</text:p>
          </table:table-cell>
          <table:table-cell office:value-type="float" office:value="15290.623">
            <text:p>15290.623</text:p>
          </table:table-cell>
          <table:table-cell office:value-type="float" office:value="15376.748">
            <text:p>15376.748</text:p>
          </table:table-cell>
          <table:table-cell office:value-type="float" office:value="15462.873">
            <text:p>15462.873</text:p>
          </table:table-cell>
          <table:table-cell office:value-type="float" office:value="15548.998">
            <text:p>15548.998</text:p>
          </table:table-cell>
          <table:table-cell office:value-type="float" office:value="15635.123">
            <text:p>15635.123</text:p>
          </table:table-cell>
          <table:table-cell office:value-type="float" office:value="15721.248">
            <text:p>15721.248</text:p>
          </table:table-cell>
          <table:table-cell office:value-type="float" office:value="15807.373">
            <text:p>15807.373</text:p>
          </table:table-cell>
          <table:table-cell office:value-type="float" office:value="15893.498">
            <text:p>15893.498</text:p>
          </table:table-cell>
          <table:table-cell office:value-type="float" office:value="15979.623">
            <text:p>15979.623</text:p>
          </table:table-cell>
          <table:table-cell office:value-type="float" office:value="16065.748">
            <text:p>16065.748</text:p>
          </table:table-cell>
          <table:table-cell office:value-type="float" office:value="16151.873">
            <text:p>16151.873</text:p>
          </table:table-cell>
          <table:table-cell office:value-type="float" office:value="16237.998">
            <text:p>16237.998</text:p>
          </table:table-cell>
          <table:table-cell office:value-type="float" office:value="16324.123">
            <text:p>16324.123</text:p>
          </table:table-cell>
          <table:table-cell office:value-type="float" office:value="16410.248">
            <text:p>16410.248</text:p>
          </table:table-cell>
          <table:table-cell office:value-type="float" office:value="16496.373">
            <text:p>16496.373</text:p>
          </table:table-cell>
          <table:table-cell office:value-type="float" office:value="16582.498">
            <text:p>16582.498</text:p>
          </table:table-cell>
          <table:table-cell office:value-type="float" office:value="16668.623">
            <text:p>16668.623</text:p>
          </table:table-cell>
          <table:table-cell office:value-type="float" office:value="16754.748">
            <text:p>16754.748</text:p>
          </table:table-cell>
          <table:table-cell office:value-type="float" office:value="16840.873">
            <text:p>16840.873</text:p>
          </table:table-cell>
          <table:table-cell office:value-type="float" office:value="16926.998">
            <text:p>16926.998</text:p>
          </table:table-cell>
          <table:table-cell office:value-type="float" office:value="17013.123">
            <text:p>17013.123</text:p>
          </table:table-cell>
          <table:table-cell office:value-type="float" office:value="17099.248">
            <text:p>17099.248</text:p>
          </table:table-cell>
          <table:table-cell office:value-type="float" office:value="17185.373">
            <text:p>17185.373</text:p>
          </table:table-cell>
          <table:table-cell office:value-type="float" office:value="17271.498">
            <text:p>17271.498</text:p>
          </table:table-cell>
          <table:table-cell office:value-type="float" office:value="17357.623">
            <text:p>17357.623</text:p>
          </table:table-cell>
          <table:table-cell office:value-type="float" office:value="17443.748">
            <text:p>17443.748</text:p>
          </table:table-cell>
          <table:table-cell office:value-type="float" office:value="17529.873">
            <text:p>17529.873</text:p>
          </table:table-cell>
          <table:table-cell office:value-type="float" office:value="17615.998">
            <text:p>17615.998</text:p>
          </table:table-cell>
          <table:table-cell office:value-type="float" office:value="17702.123">
            <text:p>17702.123</text:p>
          </table:table-cell>
          <table:table-cell office:value-type="float" office:value="17788.248">
            <text:p>17788.248</text:p>
          </table:table-cell>
          <table:table-cell office:value-type="float" office:value="17874.373">
            <text:p>17874.373</text:p>
          </table:table-cell>
          <table:table-cell office:value-type="float" office:value="17960.498">
            <text:p>17960.498</text:p>
          </table:table-cell>
          <table:table-cell office:value-type="float" office:value="18046.623">
            <text:p>18046.623</text:p>
          </table:table-cell>
          <table:table-cell office:value-type="float" office:value="18132.748">
            <text:p>18132.748</text:p>
          </table:table-cell>
          <table:table-cell office:value-type="float" office:value="18218.873">
            <text:p>18218.873</text:p>
          </table:table-cell>
          <table:table-cell office:value-type="float" office:value="18304.998">
            <text:p>18304.998</text:p>
          </table:table-cell>
          <table:table-cell office:value-type="float" office:value="18391.123">
            <text:p>18391.123</text:p>
          </table:table-cell>
          <table:table-cell office:value-type="float" office:value="18477.248">
            <text:p>18477.248</text:p>
          </table:table-cell>
          <table:table-cell office:value-type="float" office:value="18563.373">
            <text:p>18563.373</text:p>
          </table:table-cell>
          <table:table-cell office:value-type="float" office:value="18649.498">
            <text:p>18649.498</text:p>
          </table:table-cell>
          <table:table-cell office:value-type="float" office:value="18735.623">
            <text:p>18735.623</text:p>
          </table:table-cell>
          <table:table-cell office:value-type="float" office:value="18821.748">
            <text:p>18821.748</text:p>
          </table:table-cell>
          <table:table-cell office:value-type="float" office:value="18907.873">
            <text:p>18907.873</text:p>
          </table:table-cell>
          <table:table-cell office:value-type="float" office:value="18993.998">
            <text:p>18993.998</text:p>
          </table:table-cell>
          <table:table-cell office:value-type="float" office:value="19080.123">
            <text:p>19080.123</text:p>
          </table:table-cell>
          <table:table-cell office:value-type="float" office:value="19166.248">
            <text:p>19166.248</text:p>
          </table:table-cell>
          <table:table-cell office:value-type="float" office:value="19252.373">
            <text:p>19252.373</text:p>
          </table:table-cell>
          <table:table-cell office:value-type="float" office:value="19338.498">
            <text:p>19338.498</text:p>
          </table:table-cell>
          <table:table-cell office:value-type="float" office:value="19424.623">
            <text:p>19424.623</text:p>
          </table:table-cell>
          <table:table-cell office:value-type="float" office:value="19510.748">
            <text:p>19510.748</text:p>
          </table:table-cell>
          <table:table-cell office:value-type="float" office:value="19596.873">
            <text:p>19596.873</text:p>
          </table:table-cell>
          <table:table-cell office:value-type="float" office:value="19682.998">
            <text:p>19682.998</text:p>
          </table:table-cell>
          <table:table-cell office:value-type="float" office:value="19769.123">
            <text:p>19769.123</text:p>
          </table:table-cell>
          <table:table-cell office:value-type="float" office:value="19855.248">
            <text:p>19855.248</text:p>
          </table:table-cell>
          <table:table-cell office:value-type="float" office:value="19941.373">
            <text:p>19941.373</text:p>
          </table:table-cell>
          <table:table-cell office:value-type="float" office:value="20027.498">
            <text:p>20027.498</text:p>
          </table:table-cell>
          <table:table-cell office:value-type="float" office:value="20113.623">
            <text:p>20113.623</text:p>
          </table:table-cell>
          <table:table-cell office:value-type="float" office:value="20199.748">
            <text:p>20199.748</text:p>
          </table:table-cell>
          <table:table-cell office:value-type="float" office:value="20285.873">
            <text:p>20285.873</text:p>
          </table:table-cell>
          <table:table-cell office:value-type="float" office:value="20371.998">
            <text:p>20371.998</text:p>
          </table:table-cell>
          <table:table-cell office:value-type="float" office:value="20458.123">
            <text:p>20458.123</text:p>
          </table:table-cell>
          <table:table-cell office:value-type="float" office:value="20544.248">
            <text:p>20544.248</text:p>
          </table:table-cell>
          <table:table-cell office:value-type="float" office:value="20630.373">
            <text:p>20630.373</text:p>
          </table:table-cell>
          <table:table-cell office:value-type="float" office:value="20716.498">
            <text:p>20716.498</text:p>
          </table:table-cell>
          <table:table-cell office:value-type="float" office:value="20802.623">
            <text:p>20802.623</text:p>
          </table:table-cell>
          <table:table-cell office:value-type="float" office:value="20888.748">
            <text:p>20888.748</text:p>
          </table:table-cell>
          <table:table-cell office:value-type="float" office:value="20974.873">
            <text:p>20974.873</text:p>
          </table:table-cell>
          <table:table-cell office:value-type="float" office:value="21060.998">
            <text:p>21060.998</text:p>
          </table:table-cell>
          <table:table-cell office:value-type="float" office:value="21147.123">
            <text:p>21147.123</text:p>
          </table:table-cell>
          <table:table-cell office:value-type="float" office:value="21233.248">
            <text:p>21233.248</text:p>
          </table:table-cell>
          <table:table-cell office:value-type="float" office:value="21319.373">
            <text:p>21319.373</text:p>
          </table:table-cell>
          <table:table-cell office:value-type="float" office:value="21405.498">
            <text:p>21405.498</text:p>
          </table:table-cell>
          <table:table-cell office:value-type="float" office:value="21491.623">
            <text:p>21491.623</text:p>
          </table:table-cell>
          <table:table-cell office:value-type="float" office:value="21577.748">
            <text:p>21577.748</text:p>
          </table:table-cell>
          <table:table-cell office:value-type="float" office:value="21663.873">
            <text:p>21663.873</text:p>
          </table:table-cell>
          <table:table-cell office:value-type="float" office:value="21749.998">
            <text:p>21749.998</text:p>
          </table:table-cell>
          <table:table-cell office:value-type="float" office:value="21836.123">
            <text:p>21836.123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1 - B.B. King - Blues Boys Tune.mp3</text:p>
          </table:table-cell>
          <table:table-cell office:value-type="float" office:value="0.25666842">
            <text:p>0.25666842</text:p>
          </table:table-cell>
          <table:table-cell office:value-type="float" office:value="0.22881298">
            <text:p>0.22881298</text:p>
          </table:table-cell>
          <table:table-cell office:value-type="float" office:value="0.062037427">
            <text:p>0.062037427</text:p>
          </table:table-cell>
          <table:table-cell office:value-type="float" office:value="0.051523548">
            <text:p>0.051523548</text:p>
          </table:table-cell>
          <table:table-cell office:value-type="float" office:value="0.08839625">
            <text:p>0.08839625</text:p>
          </table:table-cell>
          <table:table-cell office:value-type="float" office:value="0.06668021">
            <text:p>0.06668021</text:p>
          </table:table-cell>
          <table:table-cell office:value-type="float" office:value="0.040053327">
            <text:p>0.040053327</text:p>
          </table:table-cell>
          <table:table-cell office:value-type="float" office:value="0.034550253">
            <text:p>0.034550253</text:p>
          </table:table-cell>
          <table:table-cell office:value-type="float" office:value="0.020610154">
            <text:p>0.020610154</text:p>
          </table:table-cell>
          <table:table-cell office:value-type="float" office:value="0.043044325">
            <text:p>0.043044325</text:p>
          </table:table-cell>
          <table:table-cell office:value-type="float" office:value="0.027354483">
            <text:p>0.027354483</text:p>
          </table:table-cell>
          <table:table-cell office:value-type="float" office:value="0.040071122">
            <text:p>0.040071122</text:p>
          </table:table-cell>
          <table:table-cell office:value-type="float" office:value="0.025128745">
            <text:p>0.025128745</text:p>
          </table:table-cell>
          <table:table-cell office:value-type="float" office:value="0.02408879">
            <text:p>0.02408879</text:p>
          </table:table-cell>
          <table:table-cell office:value-type="float" office:value="0.045078196">
            <text:p>0.045078196</text:p>
          </table:table-cell>
          <table:table-cell office:value-type="float" office:value="0.018434716">
            <text:p>0.018434716</text:p>
          </table:table-cell>
          <table:table-cell office:value-type="float" office:value="0.016706575">
            <text:p>0.016706575</text:p>
          </table:table-cell>
          <table:table-cell office:value-type="float" office:value="0.019208133">
            <text:p>0.019208133</text:p>
          </table:table-cell>
          <table:table-cell office:value-type="float" office:value="0.016493518">
            <text:p>0.016493518</text:p>
          </table:table-cell>
          <table:table-cell office:value-type="float" office:value="0.041671365">
            <text:p>0.041671365</text:p>
          </table:table-cell>
          <table:table-cell office:value-type="float" office:value="0.010745643">
            <text:p>0.010745643</text:p>
          </table:table-cell>
          <table:table-cell office:value-type="float" office:value="0.017855685">
            <text:p>0.017855685</text:p>
          </table:table-cell>
          <table:table-cell office:value-type="float" office:value="0.019600837">
            <text:p>0.019600837</text:p>
          </table:table-cell>
          <table:table-cell office:value-type="float" office:value="0.026032688">
            <text:p>0.026032688</text:p>
          </table:table-cell>
          <table:table-cell office:value-type="float" office:value="0.032907378">
            <text:p>0.032907378</text:p>
          </table:table-cell>
          <table:table-cell office:value-type="float" office:value="0.026008941">
            <text:p>0.026008941</text:p>
          </table:table-cell>
          <table:table-cell office:value-type="float" office:value="0.014809805">
            <text:p>0.014809805</text:p>
          </table:table-cell>
          <table:table-cell office:value-type="float" office:value="0.01695041">
            <text:p>0.01695041</text:p>
          </table:table-cell>
          <table:table-cell office:value-type="float" office:value="0.03978222">
            <text:p>0.03978222</text:p>
          </table:table-cell>
          <table:table-cell office:value-type="float" office:value="0.040872622">
            <text:p>0.040872622</text:p>
          </table:table-cell>
          <table:table-cell office:value-type="float" office:value="0.015885487">
            <text:p>0.015885487</text:p>
          </table:table-cell>
          <table:table-cell office:value-type="float" office:value="0.014204475">
            <text:p>0.014204475</text:p>
          </table:table-cell>
          <table:table-cell office:value-type="float" office:value="0.025517393">
            <text:p>0.025517393</text:p>
          </table:table-cell>
          <table:table-cell office:value-type="float" office:value="0.022060335">
            <text:p>0.022060335</text:p>
          </table:table-cell>
          <table:table-cell office:value-type="float" office:value="0.028016755">
            <text:p>0.028016755</text:p>
          </table:table-cell>
          <table:table-cell office:value-type="float" office:value="0.017674468">
            <text:p>0.017674468</text:p>
          </table:table-cell>
          <table:table-cell office:value-type="float" office:value="0.0164658">
            <text:p>0.0164658</text:p>
          </table:table-cell>
          <table:table-cell office:value-type="float" office:value="0.01704697">
            <text:p>0.01704697</text:p>
          </table:table-cell>
          <table:table-cell office:value-type="float" office:value="0.050753064">
            <text:p>0.050753064</text:p>
          </table:table-cell>
          <table:table-cell office:value-type="float" office:value="0.026000297">
            <text:p>0.026000297</text:p>
          </table:table-cell>
          <table:table-cell office:value-type="float" office:value="0.020370593">
            <text:p>0.020370593</text:p>
          </table:table-cell>
          <table:table-cell office:value-type="float" office:value="0.014146308">
            <text:p>0.014146308</text:p>
          </table:table-cell>
          <table:table-cell office:value-type="float" office:value="0.016602872">
            <text:p>0.016602872</text:p>
          </table:table-cell>
          <table:table-cell office:value-type="float" office:value="0.024255227">
            <text:p>0.024255227</text:p>
          </table:table-cell>
          <table:table-cell office:value-type="float" office:value="0.015810033">
            <text:p>0.015810033</text:p>
          </table:table-cell>
          <table:table-cell office:value-type="float" office:value="0.018758588">
            <text:p>0.018758588</text:p>
          </table:table-cell>
          <table:table-cell office:value-type="float" office:value="0.015172811">
            <text:p>0.015172811</text:p>
          </table:table-cell>
          <table:table-cell office:value-type="float" office:value="0.011411766">
            <text:p>0.011411766</text:p>
          </table:table-cell>
          <table:table-cell office:value-type="float" office:value="0.01692348">
            <text:p>0.01692348</text:p>
          </table:table-cell>
          <table:table-cell office:value-type="float" office:value="0.009715688">
            <text:p>0.009715688</text:p>
          </table:table-cell>
          <table:table-cell office:value-type="float" office:value="0.009841902">
            <text:p>0.009841902</text:p>
          </table:table-cell>
          <table:table-cell office:value-type="float" office:value="0.016599182">
            <text:p>0.016599182</text:p>
          </table:table-cell>
          <table:table-cell office:value-type="float" office:value="0.012749542">
            <text:p>0.012749542</text:p>
          </table:table-cell>
          <table:table-cell office:value-type="float" office:value="0.01020835">
            <text:p>0.01020835</text:p>
          </table:table-cell>
          <table:table-cell office:value-type="float" office:value="0.009190819">
            <text:p>0.009190819</text:p>
          </table:table-cell>
          <table:table-cell office:value-type="float" office:value="0.008233904">
            <text:p>0.008233904</text:p>
          </table:table-cell>
          <table:table-cell office:value-type="float" office:value="0.008301967">
            <text:p>0.008301967</text:p>
          </table:table-cell>
          <table:table-cell office:value-type="float" office:value="0.015090048">
            <text:p>0.015090048</text:p>
          </table:table-cell>
          <table:table-cell office:value-type="float" office:value="0.009749296">
            <text:p>0.009749296</text:p>
          </table:table-cell>
          <table:table-cell office:value-type="float" office:value="0.007587905">
            <text:p>0.007587905</text:p>
          </table:table-cell>
          <table:table-cell office:value-type="float" office:value="0.008266405">
            <text:p>0.008266405</text:p>
          </table:table-cell>
          <table:table-cell office:value-type="float" office:value="0.008221539">
            <text:p>0.008221539</text:p>
          </table:table-cell>
          <table:table-cell office:value-type="float" office:value="0.0077579054">
            <text:p>0.0077579054</text:p>
          </table:table-cell>
          <table:table-cell office:value-type="float" office:value="0.007971046">
            <text:p>0.007971046</text:p>
          </table:table-cell>
          <table:table-cell office:value-type="float" office:value="0.006730489">
            <text:p>0.006730489</text:p>
          </table:table-cell>
          <table:table-cell office:value-type="float" office:value="0.0077759046">
            <text:p>0.0077759046</text:p>
          </table:table-cell>
          <table:table-cell office:value-type="float" office:value="0.007993433">
            <text:p>0.007993433</text:p>
          </table:table-cell>
          <table:table-cell office:value-type="float" office:value="0.0089544235">
            <text:p>0.0089544235</text:p>
          </table:table-cell>
          <table:table-cell office:value-type="float" office:value="0.007813625">
            <text:p>0.007813625</text:p>
          </table:table-cell>
          <table:table-cell office:value-type="float" office:value="0.006981625">
            <text:p>0.006981625</text:p>
          </table:table-cell>
          <table:table-cell office:value-type="float" office:value="0.0073284344">
            <text:p>0.0073284344</text:p>
          </table:table-cell>
          <table:table-cell office:value-type="float" office:value="0.006919453">
            <text:p>0.006919453</text:p>
          </table:table-cell>
          <table:table-cell office:value-type="float" office:value="0.0076810075">
            <text:p>0.0076810075</text:p>
          </table:table-cell>
          <table:table-cell office:value-type="float" office:value="0.0078100236">
            <text:p>0.0078100236</text:p>
          </table:table-cell>
          <table:table-cell office:value-type="float" office:value="0.0069207535">
            <text:p>0.0069207535</text:p>
          </table:table-cell>
          <table:table-cell office:value-type="float" office:value="0.0066415505">
            <text:p>0.0066415505</text:p>
          </table:table-cell>
          <table:table-cell office:value-type="float" office:value="0.007967798">
            <text:p>0.007967798</text:p>
          </table:table-cell>
          <table:table-cell office:value-type="float" office:value="0.007136127">
            <text:p>0.007136127</text:p>
          </table:table-cell>
          <table:table-cell office:value-type="float" office:value="0.008160258">
            <text:p>0.008160258</text:p>
          </table:table-cell>
          <table:table-cell office:value-type="float" office:value="0.0065181134">
            <text:p>0.0065181134</text:p>
          </table:table-cell>
          <table:table-cell office:value-type="float" office:value="0.0064691575">
            <text:p>0.0064691575</text:p>
          </table:table-cell>
          <table:table-cell office:value-type="float" office:value="0.006701586">
            <text:p>0.006701586</text:p>
          </table:table-cell>
          <table:table-cell office:value-type="float" office:value="0.006136153">
            <text:p>0.006136153</text:p>
          </table:table-cell>
          <table:table-cell office:value-type="float" office:value="0.0056742514">
            <text:p>0.0056742514</text:p>
          </table:table-cell>
          <table:table-cell office:value-type="float" office:value="0.006195377">
            <text:p>0.006195377</text:p>
          </table:table-cell>
          <table:table-cell office:value-type="float" office:value="0.00641851">
            <text:p>0.00641851</text:p>
          </table:table-cell>
          <table:table-cell office:value-type="float" office:value="0.007870196">
            <text:p>0.007870196</text:p>
          </table:table-cell>
          <table:table-cell office:value-type="float" office:value="0.006438678">
            <text:p>0.006438678</text:p>
          </table:table-cell>
          <table:table-cell office:value-type="float" office:value="0.0047562127">
            <text:p>0.0047562127</text:p>
          </table:table-cell>
          <table:table-cell office:value-type="float" office:value="0.0061467486">
            <text:p>0.0061467486</text:p>
          </table:table-cell>
          <table:table-cell office:value-type="float" office:value="0.0058864034">
            <text:p>0.0058864034</text:p>
          </table:table-cell>
          <table:table-cell office:value-type="float" office:value="0.0067555136">
            <text:p>0.0067555136</text:p>
          </table:table-cell>
          <table:table-cell office:value-type="float" office:value="0.005814302">
            <text:p>0.005814302</text:p>
          </table:table-cell>
          <table:table-cell office:value-type="float" office:value="0.0060348297">
            <text:p>0.0060348297</text:p>
          </table:table-cell>
          <table:table-cell office:value-type="float" office:value="0.005055225">
            <text:p>0.005055225</text:p>
          </table:table-cell>
          <table:table-cell office:value-type="float" office:value="0.006010618">
            <text:p>0.006010618</text:p>
          </table:table-cell>
          <table:table-cell office:value-type="float" office:value="0.0061522448">
            <text:p>0.0061522448</text:p>
          </table:table-cell>
          <table:table-cell office:value-type="float" office:value="0.005518473">
            <text:p>0.005518473</text:p>
          </table:table-cell>
          <table:table-cell office:value-type="float" office:value="0.0050603407">
            <text:p>0.0050603407</text:p>
          </table:table-cell>
          <table:table-cell office:value-type="float" office:value="0.0056523234">
            <text:p>0.0056523234</text:p>
          </table:table-cell>
          <table:table-cell office:value-type="float" office:value="0.005600871">
            <text:p>0.005600871</text:p>
          </table:table-cell>
          <table:table-cell office:value-type="float" office:value="0.004928426">
            <text:p>0.004928426</text:p>
          </table:table-cell>
          <table:table-cell office:value-type="float" office:value="0.004803852">
            <text:p>0.004803852</text:p>
          </table:table-cell>
          <table:table-cell office:value-type="float" office:value="0.004835091">
            <text:p>0.004835091</text:p>
          </table:table-cell>
          <table:table-cell office:value-type="float" office:value="0.0049036834">
            <text:p>0.0049036834</text:p>
          </table:table-cell>
          <table:table-cell office:value-type="float" office:value="0.0052744746">
            <text:p>0.0052744746</text:p>
          </table:table-cell>
          <table:table-cell office:value-type="float" office:value="0.0052829413">
            <text:p>0.0052829413</text:p>
          </table:table-cell>
          <table:table-cell office:value-type="float" office:value="0.0050095585">
            <text:p>0.0050095585</text:p>
          </table:table-cell>
          <table:table-cell office:value-type="float" office:value="0.00512638">
            <text:p>0.00512638</text:p>
          </table:table-cell>
          <table:table-cell office:value-type="float" office:value="0.0041874">
            <text:p>0.0041874</text:p>
          </table:table-cell>
          <table:table-cell office:value-type="float" office:value="0.0043253764">
            <text:p>0.0043253764</text:p>
          </table:table-cell>
          <table:table-cell office:value-type="float" office:value="0.0045603407">
            <text:p>0.0045603407</text:p>
          </table:table-cell>
          <table:table-cell office:value-type="float" office:value="0.00469005">
            <text:p>0.00469005</text:p>
          </table:table-cell>
          <table:table-cell office:value-type="float" office:value="0.0047863205">
            <text:p>0.0047863205</text:p>
          </table:table-cell>
          <table:table-cell office:value-type="float" office:value="0.005646511">
            <text:p>0.005646511</text:p>
          </table:table-cell>
          <table:table-cell office:value-type="float" office:value="0.005639033">
            <text:p>0.005639033</text:p>
          </table:table-cell>
          <table:table-cell office:value-type="float" office:value="0.0046873605">
            <text:p>0.0046873605</text:p>
          </table:table-cell>
          <table:table-cell office:value-type="float" office:value="0.0048019895">
            <text:p>0.0048019895</text:p>
          </table:table-cell>
          <table:table-cell office:value-type="float" office:value="0.004804671">
            <text:p>0.004804671</text:p>
          </table:table-cell>
          <table:table-cell office:value-type="float" office:value="0.0040370096">
            <text:p>0.0040370096</text:p>
          </table:table-cell>
          <table:table-cell office:value-type="float" office:value="0.0045050117">
            <text:p>0.0045050117</text:p>
          </table:table-cell>
          <table:table-cell office:value-type="float" office:value="0.0046032746">
            <text:p>0.0046032746</text:p>
          </table:table-cell>
          <table:table-cell office:value-type="float" office:value="0.0044632736">
            <text:p>0.0044632736</text:p>
          </table:table-cell>
          <table:table-cell office:value-type="float" office:value="0.004814743">
            <text:p>0.004814743</text:p>
          </table:table-cell>
          <table:table-cell office:value-type="float" office:value="0.005162052">
            <text:p>0.005162052</text:p>
          </table:table-cell>
          <table:table-cell office:value-type="float" office:value="0.0046146726">
            <text:p>0.0046146726</text:p>
          </table:table-cell>
          <table:table-cell office:value-type="float" office:value="0.004018025">
            <text:p>0.004018025</text:p>
          </table:table-cell>
          <table:table-cell office:value-type="float" office:value="0.0043367553">
            <text:p>0.0043367553</text:p>
          </table:table-cell>
          <table:table-cell office:value-type="float" office:value="0.004044625">
            <text:p>0.004044625</text:p>
          </table:table-cell>
          <table:table-cell office:value-type="float" office:value="0.0043364423">
            <text:p>0.0043364423</text:p>
          </table:table-cell>
          <table:table-cell office:value-type="float" office:value="0.0044112895">
            <text:p>0.0044112895</text:p>
          </table:table-cell>
          <table:table-cell office:value-type="float" office:value="0.004314032">
            <text:p>0.004314032</text:p>
          </table:table-cell>
          <table:table-cell office:value-type="float" office:value="0.0038509164">
            <text:p>0.0038509164</text:p>
          </table:table-cell>
          <table:table-cell office:value-type="float" office:value="0.0041297427">
            <text:p>0.0041297427</text:p>
          </table:table-cell>
          <table:table-cell office:value-type="float" office:value="0.0039934507">
            <text:p>0.0039934507</text:p>
          </table:table-cell>
          <table:table-cell office:value-type="float" office:value="0.003382873">
            <text:p>0.003382873</text:p>
          </table:table-cell>
          <table:table-cell office:value-type="float" office:value="0.0035380193">
            <text:p>0.0035380193</text:p>
          </table:table-cell>
          <table:table-cell office:value-type="float" office:value="0.0037181864">
            <text:p>0.0037181864</text:p>
          </table:table-cell>
          <table:table-cell office:value-type="float" office:value="0.0038982972">
            <text:p>0.0038982972</text:p>
          </table:table-cell>
          <table:table-cell office:value-type="float" office:value="0.00425359">
            <text:p>0.00425359</text:p>
          </table:table-cell>
          <table:table-cell office:value-type="float" office:value="0.0038765708">
            <text:p>0.0038765708</text:p>
          </table:table-cell>
          <table:table-cell office:value-type="float" office:value="0.0035045089">
            <text:p>0.0035045089</text:p>
          </table:table-cell>
          <table:table-cell office:value-type="float" office:value="0.0035896138">
            <text:p>0.0035896138</text:p>
          </table:table-cell>
          <table:table-cell office:value-type="float" office:value="0.0034589183">
            <text:p>0.0034589183</text:p>
          </table:table-cell>
          <table:table-cell office:value-type="float" office:value="0.0031650306">
            <text:p>0.0031650306</text:p>
          </table:table-cell>
          <table:table-cell office:value-type="float" office:value="0.003340175">
            <text:p>0.003340175</text:p>
          </table:table-cell>
          <table:table-cell office:value-type="float" office:value="0.0037131442">
            <text:p>0.0037131442</text:p>
          </table:table-cell>
          <table:table-cell office:value-type="float" office:value="0.0036652414">
            <text:p>0.0036652414</text:p>
          </table:table-cell>
          <table:table-cell office:value-type="float" office:value="0.0034216675">
            <text:p>0.0034216675</text:p>
          </table:table-cell>
          <table:table-cell office:value-type="float" office:value="0.0034514447">
            <text:p>0.0034514447</text:p>
          </table:table-cell>
          <table:table-cell office:value-type="float" office:value="0.0035554592">
            <text:p>0.0035554592</text:p>
          </table:table-cell>
          <table:table-cell office:value-type="float" office:value="0.0027788177">
            <text:p>0.0027788177</text:p>
          </table:table-cell>
          <table:table-cell office:value-type="float" office:value="0.003020241">
            <text:p>0.003020241</text:p>
          </table:table-cell>
          <table:table-cell office:value-type="float" office:value="0.0030170043">
            <text:p>0.0030170043</text:p>
          </table:table-cell>
          <table:table-cell office:value-type="float" office:value="0.0031043468">
            <text:p>0.0031043468</text:p>
          </table:table-cell>
          <table:table-cell office:value-type="float" office:value="0.0032177304">
            <text:p>0.0032177304</text:p>
          </table:table-cell>
          <table:table-cell office:value-type="float" office:value="0.0033308503">
            <text:p>0.0033308503</text:p>
          </table:table-cell>
          <table:table-cell office:value-type="float" office:value="0.0031560317">
            <text:p>0.0031560317</text:p>
          </table:table-cell>
          <table:table-cell office:value-type="float" office:value="0.003107053">
            <text:p>0.003107053</text:p>
          </table:table-cell>
          <table:table-cell office:value-type="float" office:value="0.0028249868">
            <text:p>0.0028249868</text:p>
          </table:table-cell>
          <table:table-cell office:value-type="float" office:value="0.002719352">
            <text:p>0.002719352</text:p>
          </table:table-cell>
          <table:table-cell office:value-type="float" office:value="0.0028159723">
            <text:p>0.0028159723</text:p>
          </table:table-cell>
          <table:table-cell office:value-type="float" office:value="0.002830983">
            <text:p>0.002830983</text:p>
          </table:table-cell>
          <table:table-cell office:value-type="float" office:value="0.003202775">
            <text:p>0.003202775</text:p>
          </table:table-cell>
          <table:table-cell office:value-type="float" office:value="0.0029747933">
            <text:p>0.0029747933</text:p>
          </table:table-cell>
          <table:table-cell office:value-type="float" office:value="0.0027365873">
            <text:p>0.0027365873</text:p>
          </table:table-cell>
          <table:table-cell office:value-type="float" office:value="0.0032641336">
            <text:p>0.0032641336</text:p>
          </table:table-cell>
          <table:table-cell office:value-type="float" office:value="0.0027845737">
            <text:p>0.0027845737</text:p>
          </table:table-cell>
          <table:table-cell office:value-type="float" office:value="0.0025810152">
            <text:p>0.0025810152</text:p>
          </table:table-cell>
          <table:table-cell office:value-type="float" office:value="0.0027555758">
            <text:p>0.0027555758</text:p>
          </table:table-cell>
          <table:table-cell office:value-type="float" office:value="0.0028137423">
            <text:p>0.0028137423</text:p>
          </table:table-cell>
          <table:table-cell office:value-type="float" office:value="0.002769268">
            <text:p>0.002769268</text:p>
          </table:table-cell>
          <table:table-cell office:value-type="float" office:value="0.0028573864">
            <text:p>0.0028573864</text:p>
          </table:table-cell>
          <table:table-cell office:value-type="float" office:value="0.0027350837">
            <text:p>0.0027350837</text:p>
          </table:table-cell>
          <table:table-cell office:value-type="float" office:value="0.0030797198">
            <text:p>0.0030797198</text:p>
          </table:table-cell>
          <table:table-cell office:value-type="float" office:value="0.003049941">
            <text:p>0.003049941</text:p>
          </table:table-cell>
          <table:table-cell office:value-type="float" office:value="0.0028669122">
            <text:p>0.0028669122</text:p>
          </table:table-cell>
          <table:table-cell office:value-type="float" office:value="0.002650294">
            <text:p>0.002650294</text:p>
          </table:table-cell>
          <table:table-cell office:value-type="float" office:value="0.0025863983">
            <text:p>0.0025863983</text:p>
          </table:table-cell>
          <table:table-cell office:value-type="float" office:value="0.0025929513">
            <text:p>0.0025929513</text:p>
          </table:table-cell>
          <table:table-cell office:value-type="float" office:value="0.002661746">
            <text:p>0.002661746</text:p>
          </table:table-cell>
          <table:table-cell office:value-type="float" office:value="0.0027620196">
            <text:p>0.0027620196</text:p>
          </table:table-cell>
          <table:table-cell office:value-type="float" office:value="0.0026947618">
            <text:p>0.0026947618</text:p>
          </table:table-cell>
          <table:table-cell office:value-type="float" office:value="0.0029482085">
            <text:p>0.0029482085</text:p>
          </table:table-cell>
          <table:table-cell office:value-type="float" office:value="0.002912671">
            <text:p>0.002912671</text:p>
          </table:table-cell>
          <table:table-cell office:value-type="float" office:value="0.002862316">
            <text:p>0.002862316</text:p>
          </table:table-cell>
          <table:table-cell office:value-type="float" office:value="0.0026035244">
            <text:p>0.0026035244</text:p>
          </table:table-cell>
          <table:table-cell office:value-type="float" office:value="0.0021815486">
            <text:p>0.0021815486</text:p>
          </table:table-cell>
          <table:table-cell office:value-type="float" office:value="0.0021108012">
            <text:p>0.0021108012</text:p>
          </table:table-cell>
          <table:table-cell office:value-type="float" office:value="0.0019047136">
            <text:p>0.0019047136</text:p>
          </table:table-cell>
          <table:table-cell office:value-type="float" office:value="0.002477836">
            <text:p>0.002477836</text:p>
          </table:table-cell>
          <table:table-cell office:value-type="float" office:value="0.0025252537">
            <text:p>0.0025252537</text:p>
          </table:table-cell>
          <table:table-cell office:value-type="float" office:value="0.002832053">
            <text:p>0.002832053</text:p>
          </table:table-cell>
          <table:table-cell office:value-type="float" office:value="0.0023499127">
            <text:p>0.0023499127</text:p>
          </table:table-cell>
          <table:table-cell office:value-type="float" office:value="0.0022906298">
            <text:p>0.0022906298</text:p>
          </table:table-cell>
          <table:table-cell office:value-type="float" office:value="0.0023199052">
            <text:p>0.0023199052</text:p>
          </table:table-cell>
          <table:table-cell office:value-type="float" office:value="0.0020763208">
            <text:p>0.0020763208</text:p>
          </table:table-cell>
          <table:table-cell office:value-type="float" office:value="0.0018116882">
            <text:p>0.0018116882</text:p>
          </table:table-cell>
          <table:table-cell office:value-type="float" office:value="0.0017841866">
            <text:p>0.0017841866</text:p>
          </table:table-cell>
          <table:table-cell office:value-type="float" office:value="0.0022363162">
            <text:p>0.0022363162</text:p>
          </table:table-cell>
          <table:table-cell office:value-type="float" office:value="0.0020676644">
            <text:p>0.0020676644</text:p>
          </table:table-cell>
          <table:table-cell office:value-type="float" office:value="0.002437376">
            <text:p>0.002437376</text:p>
          </table:table-cell>
          <table:table-cell office:value-type="float" office:value="0.0021430266">
            <text:p>0.0021430266</text:p>
          </table:table-cell>
          <table:table-cell office:value-type="float" office:value="0.0020444575">
            <text:p>0.0020444575</text:p>
          </table:table-cell>
          <table:table-cell office:value-type="float" office:value="0.0019282043">
            <text:p>0.0019282043</text:p>
          </table:table-cell>
          <table:table-cell office:value-type="float" office:value="0.002181456">
            <text:p>0.002181456</text:p>
          </table:table-cell>
          <table:table-cell office:value-type="float" office:value="0.0019031671">
            <text:p>0.0019031671</text:p>
          </table:table-cell>
          <table:table-cell office:value-type="float" office:value="0.0016928582">
            <text:p>0.0016928582</text:p>
          </table:table-cell>
          <table:table-cell office:value-type="float" office:value="0.0017440722">
            <text:p>0.0017440722</text:p>
          </table:table-cell>
          <table:table-cell office:value-type="float" office:value="0.0018305214">
            <text:p>0.0018305214</text:p>
          </table:table-cell>
          <table:table-cell office:value-type="float" office:value="0.0018753498">
            <text:p>0.0018753498</text:p>
          </table:table-cell>
          <table:table-cell office:value-type="float" office:value="0.0018953137">
            <text:p>0.0018953137</text:p>
          </table:table-cell>
          <table:table-cell office:value-type="float" office:value="0.0018768734">
            <text:p>0.0018768734</text:p>
          </table:table-cell>
          <table:table-cell office:value-type="float" office:value="0.0017230774">
            <text:p>0.0017230774</text:p>
          </table:table-cell>
          <table:table-cell office:value-type="float" office:value="0.0018317415">
            <text:p>0.0018317415</text:p>
          </table:table-cell>
          <table:table-cell office:value-type="float" office:value="0.0019497465">
            <text:p>0.0019497465</text:p>
          </table:table-cell>
          <table:table-cell office:value-type="float" office:value="0.001708">
            <text:p>0.001708</text:p>
          </table:table-cell>
          <table:table-cell office:value-type="float" office:value="0.0014934433">
            <text:p>0.0014934433</text:p>
          </table:table-cell>
          <table:table-cell office:value-type="float" office:value="0.0016744222">
            <text:p>0.0016744222</text:p>
          </table:table-cell>
          <table:table-cell office:value-type="float" office:value="0.0016783956">
            <text:p>0.0016783956</text:p>
          </table:table-cell>
          <table:table-cell office:value-type="float" office:value="0.0016542788">
            <text:p>0.0016542788</text:p>
          </table:table-cell>
          <table:table-cell office:value-type="float" office:value="0.001511843">
            <text:p>0.001511843</text:p>
          </table:table-cell>
          <table:table-cell office:value-type="float" office:value="0.0015247903">
            <text:p>0.0015247903</text:p>
          </table:table-cell>
          <table:table-cell office:value-type="float" office:value="0.0017031902">
            <text:p>0.0017031902</text:p>
          </table:table-cell>
          <table:table-cell office:value-type="float" office:value="0.0016023737">
            <text:p>0.0016023737</text:p>
          </table:table-cell>
          <table:table-cell office:value-type="float" office:value="0.0015731069">
            <text:p>0.0015731069</text:p>
          </table:table-cell>
          <table:table-cell office:value-type="float" office:value="0.0017282286">
            <text:p>0.0017282286</text:p>
          </table:table-cell>
          <table:table-cell office:value-type="float" office:value="0.0014927569">
            <text:p>0.0014927569</text:p>
          </table:table-cell>
          <table:table-cell office:value-type="float" office:value="0.0015079563">
            <text:p>0.0015079563</text:p>
          </table:table-cell>
          <table:table-cell office:value-type="float" office:value="0.0015393969">
            <text:p>0.0015393969</text:p>
          </table:table-cell>
          <table:table-cell office:value-type="float" office:value="0.0014789789">
            <text:p>0.0014789789</text:p>
          </table:table-cell>
          <table:table-cell office:value-type="float" office:value="0.0014182666">
            <text:p>0.0014182666</text:p>
          </table:table-cell>
          <table:table-cell office:value-type="float" office:value="0.0014439118">
            <text:p>0.0014439118</text:p>
          </table:table-cell>
          <table:table-cell office:value-type="float" office:value="0.001586408">
            <text:p>0.001586408</text:p>
          </table:table-cell>
          <table:table-cell office:value-type="float" office:value="0.0015401753">
            <text:p>0.0015401753</text:p>
          </table:table-cell>
          <table:table-cell office:value-type="float" office:value="0.0014256928">
            <text:p>0.0014256928</text:p>
          </table:table-cell>
          <table:table-cell office:value-type="float" office:value="0.0014166518">
            <text:p>0.0014166518</text:p>
          </table:table-cell>
          <table:table-cell office:value-type="float" office:value="0.0014353683">
            <text:p>0.0014353683</text:p>
          </table:table-cell>
          <table:table-cell office:value-type="float" office:value="0.00145761">
            <text:p>0.00145761</text:p>
          </table:table-cell>
          <table:table-cell office:value-type="float" office:value="0.0014562665">
            <text:p>0.0014562665</text:p>
          </table:table-cell>
          <table:table-cell office:value-type="float" office:value="0.0014188559">
            <text:p>0.0014188559</text:p>
          </table:table-cell>
          <table:table-cell office:value-type="float" office:value="0.0014081708">
            <text:p>0.0014081708</text:p>
          </table:table-cell>
          <table:table-cell office:value-type="float" office:value="0.0014398607">
            <text:p>0.0014398607</text:p>
          </table:table-cell>
          <table:table-cell office:value-type="float" office:value="0.0014640547">
            <text:p>0.0014640547</text:p>
          </table:table-cell>
          <table:table-cell office:value-type="float" office:value="0.0014514098">
            <text:p>0.0014514098</text:p>
          </table:table-cell>
          <table:table-cell office:value-type="float" office:value="0.0014306752">
            <text:p>0.0014306752</text:p>
          </table:table-cell>
          <table:table-cell office:value-type="float" office:value="0.0014346645">
            <text:p>0.0014346645</text:p>
          </table:table-cell>
          <table:table-cell office:value-type="float" office:value="0.0014473598">
            <text:p>0.0014473598</text:p>
          </table:table-cell>
          <table:table-cell office:value-type="float" office:value="0.0014818516">
            <text:p>0.0014818516</text:p>
          </table:table-cell>
          <table:table-cell office:value-type="float" office:value="0.0014544644">
            <text:p>0.0014544644</text:p>
          </table:table-cell>
          <table:table-cell office:value-type="float" office:value="0.0014389877">
            <text:p>0.0014389877</text:p>
          </table:table-cell>
          <table:table-cell office:value-type="float" office:value="0.0014448584">
            <text:p>0.0014448584</text:p>
          </table:table-cell>
          <table:table-cell office:value-type="float" office:value="0.0014543505">
            <text:p>0.0014543505</text:p>
          </table:table-cell>
          <table:table-cell office:value-type="float" office:value="0.001454473">
            <text:p>0.001454473</text:p>
          </table:table-cell>
          <table:table-cell office:value-type="float" office:value="0.0014546057">
            <text:p>0.0014546057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2 - B.B. King - Bad Case Of Love.mp3</text:p>
          </table:table-cell>
          <table:table-cell office:value-type="float" office:value="0.17637111">
            <text:p>0.17637111</text:p>
          </table:table-cell>
          <table:table-cell office:value-type="float" office:value="0.17489423">
            <text:p>0.17489423</text:p>
          </table:table-cell>
          <table:table-cell office:value-type="float" office:value="0.08379103">
            <text:p>0.08379103</text:p>
          </table:table-cell>
          <table:table-cell office:value-type="float" office:value="0.060871374">
            <text:p>0.060871374</text:p>
          </table:table-cell>
          <table:table-cell office:value-type="float" office:value="0.053164724">
            <text:p>0.053164724</text:p>
          </table:table-cell>
          <table:table-cell office:value-type="float" office:value="0.04373274">
            <text:p>0.04373274</text:p>
          </table:table-cell>
          <table:table-cell office:value-type="float" office:value="0.031148203">
            <text:p>0.031148203</text:p>
          </table:table-cell>
          <table:table-cell office:value-type="float" office:value="0.03383164">
            <text:p>0.03383164</text:p>
          </table:table-cell>
          <table:table-cell office:value-type="float" office:value="0.033513438">
            <text:p>0.033513438</text:p>
          </table:table-cell>
          <table:table-cell office:value-type="float" office:value="0.026247632">
            <text:p>0.026247632</text:p>
          </table:table-cell>
          <table:table-cell office:value-type="float" office:value="0.023031542">
            <text:p>0.023031542</text:p>
          </table:table-cell>
          <table:table-cell office:value-type="float" office:value="0.022303695">
            <text:p>0.022303695</text:p>
          </table:table-cell>
          <table:table-cell office:value-type="float" office:value="0.026118932">
            <text:p>0.026118932</text:p>
          </table:table-cell>
          <table:table-cell office:value-type="float" office:value="0.023346676">
            <text:p>0.023346676</text:p>
          </table:table-cell>
          <table:table-cell office:value-type="float" office:value="0.03189907">
            <text:p>0.03189907</text:p>
          </table:table-cell>
          <table:table-cell office:value-type="float" office:value="0.021356309">
            <text:p>0.021356309</text:p>
          </table:table-cell>
          <table:table-cell office:value-type="float" office:value="0.027104847">
            <text:p>0.027104847</text:p>
          </table:table-cell>
          <table:table-cell office:value-type="float" office:value="0.03072214">
            <text:p>0.03072214</text:p>
          </table:table-cell>
          <table:table-cell office:value-type="float" office:value="0.0291116">
            <text:p>0.0291116</text:p>
          </table:table-cell>
          <table:table-cell office:value-type="float" office:value="0.036646187">
            <text:p>0.036646187</text:p>
          </table:table-cell>
          <table:table-cell office:value-type="float" office:value="0.018269155">
            <text:p>0.018269155</text:p>
          </table:table-cell>
          <table:table-cell office:value-type="float" office:value="0.022467982">
            <text:p>0.022467982</text:p>
          </table:table-cell>
          <table:table-cell office:value-type="float" office:value="0.01986363">
            <text:p>0.01986363</text:p>
          </table:table-cell>
          <table:table-cell office:value-type="float" office:value="0.024807453">
            <text:p>0.024807453</text:p>
          </table:table-cell>
          <table:table-cell office:value-type="float" office:value="0.03341707">
            <text:p>0.03341707</text:p>
          </table:table-cell>
          <table:table-cell office:value-type="float" office:value="0.026572062">
            <text:p>0.026572062</text:p>
          </table:table-cell>
          <table:table-cell office:value-type="float" office:value="0.018239036">
            <text:p>0.018239036</text:p>
          </table:table-cell>
          <table:table-cell office:value-type="float" office:value="0.020279674">
            <text:p>0.020279674</text:p>
          </table:table-cell>
          <table:table-cell office:value-type="float" office:value="0.02884601">
            <text:p>0.02884601</text:p>
          </table:table-cell>
          <table:table-cell office:value-type="float" office:value="0.025257234">
            <text:p>0.025257234</text:p>
          </table:table-cell>
          <table:table-cell office:value-type="float" office:value="0.018742017">
            <text:p>0.018742017</text:p>
          </table:table-cell>
          <table:table-cell office:value-type="float" office:value="0.018280074">
            <text:p>0.018280074</text:p>
          </table:table-cell>
          <table:table-cell office:value-type="float" office:value="0.027946914">
            <text:p>0.027946914</text:p>
          </table:table-cell>
          <table:table-cell office:value-type="float" office:value="0.018036399">
            <text:p>0.018036399</text:p>
          </table:table-cell>
          <table:table-cell office:value-type="float" office:value="0.016864814">
            <text:p>0.016864814</text:p>
          </table:table-cell>
          <table:table-cell office:value-type="float" office:value="0.016337955">
            <text:p>0.016337955</text:p>
          </table:table-cell>
          <table:table-cell office:value-type="float" office:value="0.018984573">
            <text:p>0.018984573</text:p>
          </table:table-cell>
          <table:table-cell office:value-type="float" office:value="0.01812273">
            <text:p>0.01812273</text:p>
          </table:table-cell>
          <table:table-cell office:value-type="float" office:value="0.036152337">
            <text:p>0.036152337</text:p>
          </table:table-cell>
          <table:table-cell office:value-type="float" office:value="0.020867">
            <text:p>0.020867</text:p>
          </table:table-cell>
          <table:table-cell office:value-type="float" office:value="0.01726386">
            <text:p>0.01726386</text:p>
          </table:table-cell>
          <table:table-cell office:value-type="float" office:value="0.015463948">
            <text:p>0.015463948</text:p>
          </table:table-cell>
          <table:table-cell office:value-type="float" office:value="0.017280428">
            <text:p>0.017280428</text:p>
          </table:table-cell>
          <table:table-cell office:value-type="float" office:value="0.018145194">
            <text:p>0.018145194</text:p>
          </table:table-cell>
          <table:table-cell office:value-type="float" office:value="0.014870942">
            <text:p>0.014870942</text:p>
          </table:table-cell>
          <table:table-cell office:value-type="float" office:value="0.017092742">
            <text:p>0.017092742</text:p>
          </table:table-cell>
          <table:table-cell office:value-type="float" office:value="0.015357885">
            <text:p>0.015357885</text:p>
          </table:table-cell>
          <table:table-cell office:value-type="float" office:value="0.01498589">
            <text:p>0.01498589</text:p>
          </table:table-cell>
          <table:table-cell office:value-type="float" office:value="0.02021001">
            <text:p>0.02021001</text:p>
          </table:table-cell>
          <table:table-cell office:value-type="float" office:value="0.015938057">
            <text:p>0.015938057</text:p>
          </table:table-cell>
          <table:table-cell office:value-type="float" office:value="0.015071353">
            <text:p>0.015071353</text:p>
          </table:table-cell>
          <table:table-cell office:value-type="float" office:value="0.019063752">
            <text:p>0.019063752</text:p>
          </table:table-cell>
          <table:table-cell office:value-type="float" office:value="0.018507477">
            <text:p>0.018507477</text:p>
          </table:table-cell>
          <table:table-cell office:value-type="float" office:value="0.013499084">
            <text:p>0.013499084</text:p>
          </table:table-cell>
          <table:table-cell office:value-type="float" office:value="0.013415499">
            <text:p>0.013415499</text:p>
          </table:table-cell>
          <table:table-cell office:value-type="float" office:value="0.013155426">
            <text:p>0.013155426</text:p>
          </table:table-cell>
          <table:table-cell office:value-type="float" office:value="0.014430972">
            <text:p>0.014430972</text:p>
          </table:table-cell>
          <table:table-cell office:value-type="float" office:value="0.015845405">
            <text:p>0.015845405</text:p>
          </table:table-cell>
          <table:table-cell office:value-type="float" office:value="0.013367441">
            <text:p>0.013367441</text:p>
          </table:table-cell>
          <table:table-cell office:value-type="float" office:value="0.012600985">
            <text:p>0.012600985</text:p>
          </table:table-cell>
          <table:table-cell office:value-type="float" office:value="0.014834945">
            <text:p>0.014834945</text:p>
          </table:table-cell>
          <table:table-cell office:value-type="float" office:value="0.014953206">
            <text:p>0.014953206</text:p>
          </table:table-cell>
          <table:table-cell office:value-type="float" office:value="0.015235976">
            <text:p>0.015235976</text:p>
          </table:table-cell>
          <table:table-cell office:value-type="float" office:value="0.013682958">
            <text:p>0.013682958</text:p>
          </table:table-cell>
          <table:table-cell office:value-type="float" office:value="0.015754802">
            <text:p>0.015754802</text:p>
          </table:table-cell>
          <table:table-cell office:value-type="float" office:value="0.018272094">
            <text:p>0.018272094</text:p>
          </table:table-cell>
          <table:table-cell office:value-type="float" office:value="0.01680529">
            <text:p>0.01680529</text:p>
          </table:table-cell>
          <table:table-cell office:value-type="float" office:value="0.015036789">
            <text:p>0.015036789</text:p>
          </table:table-cell>
          <table:table-cell office:value-type="float" office:value="0.014808461">
            <text:p>0.014808461</text:p>
          </table:table-cell>
          <table:table-cell office:value-type="float" office:value="0.01583665">
            <text:p>0.01583665</text:p>
          </table:table-cell>
          <table:table-cell office:value-type="float" office:value="0.016005892">
            <text:p>0.016005892</text:p>
          </table:table-cell>
          <table:table-cell office:value-type="float" office:value="0.018034417">
            <text:p>0.018034417</text:p>
          </table:table-cell>
          <table:table-cell office:value-type="float" office:value="0.01514295">
            <text:p>0.01514295</text:p>
          </table:table-cell>
          <table:table-cell office:value-type="float" office:value="0.015462255">
            <text:p>0.015462255</text:p>
          </table:table-cell>
          <table:table-cell office:value-type="float" office:value="0.01602455">
            <text:p>0.01602455</text:p>
          </table:table-cell>
          <table:table-cell office:value-type="float" office:value="0.013841593">
            <text:p>0.013841593</text:p>
          </table:table-cell>
          <table:table-cell office:value-type="float" office:value="0.014665239">
            <text:p>0.014665239</text:p>
          </table:table-cell>
          <table:table-cell office:value-type="float" office:value="0.015424899">
            <text:p>0.015424899</text:p>
          </table:table-cell>
          <table:table-cell office:value-type="float" office:value="0.015069883">
            <text:p>0.015069883</text:p>
          </table:table-cell>
          <table:table-cell office:value-type="float" office:value="0.017177796">
            <text:p>0.017177796</text:p>
          </table:table-cell>
          <table:table-cell office:value-type="float" office:value="0.013774307">
            <text:p>0.013774307</text:p>
          </table:table-cell>
          <table:table-cell office:value-type="float" office:value="0.012584351">
            <text:p>0.012584351</text:p>
          </table:table-cell>
          <table:table-cell office:value-type="float" office:value="0.014967756">
            <text:p>0.014967756</text:p>
          </table:table-cell>
          <table:table-cell office:value-type="float" office:value="0.011942788">
            <text:p>0.011942788</text:p>
          </table:table-cell>
          <table:table-cell office:value-type="float" office:value="0.0129831955">
            <text:p>0.0129831955</text:p>
          </table:table-cell>
          <table:table-cell office:value-type="float" office:value="0.011601287">
            <text:p>0.011601287</text:p>
          </table:table-cell>
          <table:table-cell office:value-type="float" office:value="0.0133121805">
            <text:p>0.0133121805</text:p>
          </table:table-cell>
          <table:table-cell office:value-type="float" office:value="0.012610468">
            <text:p>0.012610468</text:p>
          </table:table-cell>
          <table:table-cell office:value-type="float" office:value="0.010512662">
            <text:p>0.010512662</text:p>
          </table:table-cell>
          <table:table-cell office:value-type="float" office:value="0.013135839">
            <text:p>0.013135839</text:p>
          </table:table-cell>
          <table:table-cell office:value-type="float" office:value="0.0113546355">
            <text:p>0.0113546355</text:p>
          </table:table-cell>
          <table:table-cell office:value-type="float" office:value="0.012801112">
            <text:p>0.012801112</text:p>
          </table:table-cell>
          <table:table-cell office:value-type="float" office:value="0.010291354">
            <text:p>0.010291354</text:p>
          </table:table-cell>
          <table:table-cell office:value-type="float" office:value="0.010690048">
            <text:p>0.010690048</text:p>
          </table:table-cell>
          <table:table-cell office:value-type="float" office:value="0.011741712">
            <text:p>0.011741712</text:p>
          </table:table-cell>
          <table:table-cell office:value-type="float" office:value="0.011797904">
            <text:p>0.011797904</text:p>
          </table:table-cell>
          <table:table-cell office:value-type="float" office:value="0.011793952">
            <text:p>0.011793952</text:p>
          </table:table-cell>
          <table:table-cell office:value-type="float" office:value="0.010647152">
            <text:p>0.010647152</text:p>
          </table:table-cell>
          <table:table-cell office:value-type="float" office:value="0.010597039">
            <text:p>0.010597039</text:p>
          </table:table-cell>
          <table:table-cell office:value-type="float" office:value="0.011562211">
            <text:p>0.011562211</text:p>
          </table:table-cell>
          <table:table-cell office:value-type="float" office:value="0.011516542">
            <text:p>0.011516542</text:p>
          </table:table-cell>
          <table:table-cell office:value-type="float" office:value="0.0109657105">
            <text:p>0.0109657105</text:p>
          </table:table-cell>
          <table:table-cell office:value-type="float" office:value="0.010034439">
            <text:p>0.010034439</text:p>
          </table:table-cell>
          <table:table-cell office:value-type="float" office:value="0.011850776">
            <text:p>0.011850776</text:p>
          </table:table-cell>
          <table:table-cell office:value-type="float" office:value="0.011146316">
            <text:p>0.011146316</text:p>
          </table:table-cell>
          <table:table-cell office:value-type="float" office:value="0.012753091">
            <text:p>0.012753091</text:p>
          </table:table-cell>
          <table:table-cell office:value-type="float" office:value="0.012400798">
            <text:p>0.012400798</text:p>
          </table:table-cell>
          <table:table-cell office:value-type="float" office:value="0.011898845">
            <text:p>0.011898845</text:p>
          </table:table-cell>
          <table:table-cell office:value-type="float" office:value="0.011746235">
            <text:p>0.011746235</text:p>
          </table:table-cell>
          <table:table-cell office:value-type="float" office:value="0.013628126">
            <text:p>0.013628126</text:p>
          </table:table-cell>
          <table:table-cell office:value-type="float" office:value="0.012122066">
            <text:p>0.012122066</text:p>
          </table:table-cell>
          <table:table-cell office:value-type="float" office:value="0.010557927">
            <text:p>0.010557927</text:p>
          </table:table-cell>
          <table:table-cell office:value-type="float" office:value="0.0132826995">
            <text:p>0.0132826995</text:p>
          </table:table-cell>
          <table:table-cell office:value-type="float" office:value="0.016055504">
            <text:p>0.016055504</text:p>
          </table:table-cell>
          <table:table-cell office:value-type="float" office:value="0.014339581">
            <text:p>0.014339581</text:p>
          </table:table-cell>
          <table:table-cell office:value-type="float" office:value="0.013657394">
            <text:p>0.013657394</text:p>
          </table:table-cell>
          <table:table-cell office:value-type="float" office:value="0.01012366">
            <text:p>0.01012366</text:p>
          </table:table-cell>
          <table:table-cell office:value-type="float" office:value="0.010913739">
            <text:p>0.010913739</text:p>
          </table:table-cell>
          <table:table-cell office:value-type="float" office:value="0.010761316">
            <text:p>0.010761316</text:p>
          </table:table-cell>
          <table:table-cell office:value-type="float" office:value="0.012299572">
            <text:p>0.012299572</text:p>
          </table:table-cell>
          <table:table-cell office:value-type="float" office:value="0.011674487">
            <text:p>0.011674487</text:p>
          </table:table-cell>
          <table:table-cell office:value-type="float" office:value="0.011101053">
            <text:p>0.011101053</text:p>
          </table:table-cell>
          <table:table-cell office:value-type="float" office:value="0.011533146">
            <text:p>0.011533146</text:p>
          </table:table-cell>
          <table:table-cell office:value-type="float" office:value="0.011371756">
            <text:p>0.011371756</text:p>
          </table:table-cell>
          <table:table-cell office:value-type="float" office:value="0.011824163">
            <text:p>0.011824163</text:p>
          </table:table-cell>
          <table:table-cell office:value-type="float" office:value="0.012778421">
            <text:p>0.012778421</text:p>
          </table:table-cell>
          <table:table-cell office:value-type="float" office:value="0.011057633">
            <text:p>0.011057633</text:p>
          </table:table-cell>
          <table:table-cell office:value-type="float" office:value="0.011595476">
            <text:p>0.011595476</text:p>
          </table:table-cell>
          <table:table-cell office:value-type="float" office:value="0.009817372">
            <text:p>0.009817372</text:p>
          </table:table-cell>
          <table:table-cell office:value-type="float" office:value="0.010429418">
            <text:p>0.010429418</text:p>
          </table:table-cell>
          <table:table-cell office:value-type="float" office:value="0.011434706">
            <text:p>0.011434706</text:p>
          </table:table-cell>
          <table:table-cell office:value-type="float" office:value="0.011242053">
            <text:p>0.011242053</text:p>
          </table:table-cell>
          <table:table-cell office:value-type="float" office:value="0.010502249">
            <text:p>0.010502249</text:p>
          </table:table-cell>
          <table:table-cell office:value-type="float" office:value="0.012145877">
            <text:p>0.012145877</text:p>
          </table:table-cell>
          <table:table-cell office:value-type="float" office:value="0.010888325">
            <text:p>0.010888325</text:p>
          </table:table-cell>
          <table:table-cell office:value-type="float" office:value="0.009490036">
            <text:p>0.009490036</text:p>
          </table:table-cell>
          <table:table-cell office:value-type="float" office:value="0.009431412">
            <text:p>0.009431412</text:p>
          </table:table-cell>
          <table:table-cell office:value-type="float" office:value="0.009740111">
            <text:p>0.009740111</text:p>
          </table:table-cell>
          <table:table-cell office:value-type="float" office:value="0.009434073">
            <text:p>0.009434073</text:p>
          </table:table-cell>
          <table:table-cell office:value-type="float" office:value="0.010283292">
            <text:p>0.010283292</text:p>
          </table:table-cell>
          <table:table-cell office:value-type="float" office:value="0.010648568">
            <text:p>0.010648568</text:p>
          </table:table-cell>
          <table:table-cell office:value-type="float" office:value="0.00964048">
            <text:p>0.00964048</text:p>
          </table:table-cell>
          <table:table-cell office:value-type="float" office:value="0.009554579">
            <text:p>0.009554579</text:p>
          </table:table-cell>
          <table:table-cell office:value-type="float" office:value="0.008547745">
            <text:p>0.008547745</text:p>
          </table:table-cell>
          <table:table-cell office:value-type="float" office:value="0.007642578">
            <text:p>0.007642578</text:p>
          </table:table-cell>
          <table:table-cell office:value-type="float" office:value="0.008141138">
            <text:p>0.008141138</text:p>
          </table:table-cell>
          <table:table-cell office:value-type="float" office:value="0.009772248">
            <text:p>0.009772248</text:p>
          </table:table-cell>
          <table:table-cell office:value-type="float" office:value="0.009457096">
            <text:p>0.009457096</text:p>
          </table:table-cell>
          <table:table-cell office:value-type="float" office:value="0.008989891">
            <text:p>0.008989891</text:p>
          </table:table-cell>
          <table:table-cell office:value-type="float" office:value="0.009106502">
            <text:p>0.009106502</text:p>
          </table:table-cell>
          <table:table-cell office:value-type="float" office:value="0.008892951">
            <text:p>0.008892951</text:p>
          </table:table-cell>
          <table:table-cell office:value-type="float" office:value="0.006963967">
            <text:p>0.006963967</text:p>
          </table:table-cell>
          <table:table-cell office:value-type="float" office:value="0.0076527833">
            <text:p>0.0076527833</text:p>
          </table:table-cell>
          <table:table-cell office:value-type="float" office:value="0.0071744984">
            <text:p>0.0071744984</text:p>
          </table:table-cell>
          <table:table-cell office:value-type="float" office:value="0.0072979885">
            <text:p>0.0072979885</text:p>
          </table:table-cell>
          <table:table-cell office:value-type="float" office:value="0.008595672">
            <text:p>0.008595672</text:p>
          </table:table-cell>
          <table:table-cell office:value-type="float" office:value="0.0088101225">
            <text:p>0.0088101225</text:p>
          </table:table-cell>
          <table:table-cell office:value-type="float" office:value="0.0074070287">
            <text:p>0.0074070287</text:p>
          </table:table-cell>
          <table:table-cell office:value-type="float" office:value="0.0071629137">
            <text:p>0.0071629137</text:p>
          </table:table-cell>
          <table:table-cell office:value-type="float" office:value="0.0068144626">
            <text:p>0.0068144626</text:p>
          </table:table-cell>
          <table:table-cell office:value-type="float" office:value="0.006289974">
            <text:p>0.006289974</text:p>
          </table:table-cell>
          <table:table-cell office:value-type="float" office:value="0.0059529413">
            <text:p>0.0059529413</text:p>
          </table:table-cell>
          <table:table-cell office:value-type="float" office:value="0.006544672">
            <text:p>0.006544672</text:p>
          </table:table-cell>
          <table:table-cell office:value-type="float" office:value="0.0077549964">
            <text:p>0.0077549964</text:p>
          </table:table-cell>
          <table:table-cell office:value-type="float" office:value="0.0076250043">
            <text:p>0.0076250043</text:p>
          </table:table-cell>
          <table:table-cell office:value-type="float" office:value="0.0070664617">
            <text:p>0.0070664617</text:p>
          </table:table-cell>
          <table:table-cell office:value-type="float" office:value="0.007895673">
            <text:p>0.007895673</text:p>
          </table:table-cell>
          <table:table-cell office:value-type="float" office:value="0.006359106">
            <text:p>0.006359106</text:p>
          </table:table-cell>
          <table:table-cell office:value-type="float" office:value="0.0059528146">
            <text:p>0.0059528146</text:p>
          </table:table-cell>
          <table:table-cell office:value-type="float" office:value="0.00621538">
            <text:p>0.00621538</text:p>
          </table:table-cell>
          <table:table-cell office:value-type="float" office:value="0.006597453">
            <text:p>0.006597453</text:p>
          </table:table-cell>
          <table:table-cell office:value-type="float" office:value="0.0065313154">
            <text:p>0.0065313154</text:p>
          </table:table-cell>
          <table:table-cell office:value-type="float" office:value="0.006723891">
            <text:p>0.006723891</text:p>
          </table:table-cell>
          <table:table-cell office:value-type="float" office:value="0.0068997694">
            <text:p>0.0068997694</text:p>
          </table:table-cell>
          <table:table-cell office:value-type="float" office:value="0.0067995843">
            <text:p>0.0067995843</text:p>
          </table:table-cell>
          <table:table-cell office:value-type="float" office:value="0.0064028143">
            <text:p>0.0064028143</text:p>
          </table:table-cell>
          <table:table-cell office:value-type="float" office:value="0.0064171487">
            <text:p>0.0064171487</text:p>
          </table:table-cell>
          <table:table-cell office:value-type="float" office:value="0.005989643">
            <text:p>0.005989643</text:p>
          </table:table-cell>
          <table:table-cell office:value-type="float" office:value="0.005652763">
            <text:p>0.005652763</text:p>
          </table:table-cell>
          <table:table-cell office:value-type="float" office:value="0.006101409">
            <text:p>0.006101409</text:p>
          </table:table-cell>
          <table:table-cell office:value-type="float" office:value="0.005973645">
            <text:p>0.005973645</text:p>
          </table:table-cell>
          <table:table-cell office:value-type="float" office:value="0.0061989278">
            <text:p>0.0061989278</text:p>
          </table:table-cell>
          <table:table-cell office:value-type="float" office:value="0.005971925">
            <text:p>0.005971925</text:p>
          </table:table-cell>
          <table:table-cell office:value-type="float" office:value="0.0064228005">
            <text:p>0.0064228005</text:p>
          </table:table-cell>
          <table:table-cell office:value-type="float" office:value="0.006000493">
            <text:p>0.006000493</text:p>
          </table:table-cell>
          <table:table-cell office:value-type="float" office:value="0.005820473">
            <text:p>0.005820473</text:p>
          </table:table-cell>
          <table:table-cell office:value-type="float" office:value="0.004869777">
            <text:p>0.004869777</text:p>
          </table:table-cell>
          <table:table-cell office:value-type="float" office:value="0.0048862635">
            <text:p>0.0048862635</text:p>
          </table:table-cell>
          <table:table-cell office:value-type="float" office:value="0.0047820625">
            <text:p>0.0047820625</text:p>
          </table:table-cell>
          <table:table-cell office:value-type="float" office:value="0.004059396">
            <text:p>0.004059396</text:p>
          </table:table-cell>
          <table:table-cell office:value-type="float" office:value="0.004389213">
            <text:p>0.004389213</text:p>
          </table:table-cell>
          <table:table-cell office:value-type="float" office:value="0.0047018914">
            <text:p>0.0047018914</text:p>
          </table:table-cell>
          <table:table-cell office:value-type="float" office:value="0.004951528">
            <text:p>0.004951528</text:p>
          </table:table-cell>
          <table:table-cell office:value-type="float" office:value="0.0046479916">
            <text:p>0.0046479916</text:p>
          </table:table-cell>
          <table:table-cell office:value-type="float" office:value="0.004308111">
            <text:p>0.004308111</text:p>
          </table:table-cell>
          <table:table-cell office:value-type="float" office:value="0.004076268">
            <text:p>0.004076268</text:p>
          </table:table-cell>
          <table:table-cell office:value-type="float" office:value="0.003950435">
            <text:p>0.003950435</text:p>
          </table:table-cell>
          <table:table-cell office:value-type="float" office:value="0.003251858">
            <text:p>0.003251858</text:p>
          </table:table-cell>
          <table:table-cell office:value-type="float" office:value="0.002890641">
            <text:p>0.002890641</text:p>
          </table:table-cell>
          <table:table-cell office:value-type="float" office:value="0.0033167568">
            <text:p>0.0033167568</text:p>
          </table:table-cell>
          <table:table-cell office:value-type="float" office:value="0.0035752994">
            <text:p>0.0035752994</text:p>
          </table:table-cell>
          <table:table-cell office:value-type="float" office:value="0.004391982">
            <text:p>0.004391982</text:p>
          </table:table-cell>
          <table:table-cell office:value-type="float" office:value="0.0038280557">
            <text:p>0.0038280557</text:p>
          </table:table-cell>
          <table:table-cell office:value-type="float" office:value="0.0034693647">
            <text:p>0.0034693647</text:p>
          </table:table-cell>
          <table:table-cell office:value-type="float" office:value="0.0036247096">
            <text:p>0.0036247096</text:p>
          </table:table-cell>
          <table:table-cell office:value-type="float" office:value="0.0038073417">
            <text:p>0.0038073417</text:p>
          </table:table-cell>
          <table:table-cell office:value-type="float" office:value="0.0031318844">
            <text:p>0.0031318844</text:p>
          </table:table-cell>
          <table:table-cell office:value-type="float" office:value="0.0027141196">
            <text:p>0.0027141196</text:p>
          </table:table-cell>
          <table:table-cell office:value-type="float" office:value="0.0024690917">
            <text:p>0.0024690917</text:p>
          </table:table-cell>
          <table:table-cell office:value-type="float" office:value="0.0025295417">
            <text:p>0.0025295417</text:p>
          </table:table-cell>
          <table:table-cell office:value-type="float" office:value="0.0029762324">
            <text:p>0.0029762324</text:p>
          </table:table-cell>
          <table:table-cell office:value-type="float" office:value="0.0032437763">
            <text:p>0.0032437763</text:p>
          </table:table-cell>
          <table:table-cell office:value-type="float" office:value="0.0030704439">
            <text:p>0.0030704439</text:p>
          </table:table-cell>
          <table:table-cell office:value-type="float" office:value="0.0031558876">
            <text:p>0.0031558876</text:p>
          </table:table-cell>
          <table:table-cell office:value-type="float" office:value="0.0032969278">
            <text:p>0.0032969278</text:p>
          </table:table-cell>
          <table:table-cell office:value-type="float" office:value="0.0031287319">
            <text:p>0.0031287319</text:p>
          </table:table-cell>
          <table:table-cell office:value-type="float" office:value="0.0024523558">
            <text:p>0.0024523558</text:p>
          </table:table-cell>
          <table:table-cell office:value-type="float" office:value="0.002140652">
            <text:p>0.002140652</text:p>
          </table:table-cell>
          <table:table-cell office:value-type="float" office:value="0.0023153834">
            <text:p>0.0023153834</text:p>
          </table:table-cell>
          <table:table-cell office:value-type="float" office:value="0.0024724083">
            <text:p>0.0024724083</text:p>
          </table:table-cell>
          <table:table-cell office:value-type="float" office:value="0.0026134003">
            <text:p>0.0026134003</text:p>
          </table:table-cell>
          <table:table-cell office:value-type="float" office:value="0.0023558047">
            <text:p>0.0023558047</text:p>
          </table:table-cell>
          <table:table-cell office:value-type="float" office:value="0.0025379427">
            <text:p>0.0025379427</text:p>
          </table:table-cell>
          <table:table-cell office:value-type="float" office:value="0.0026827152">
            <text:p>0.0026827152</text:p>
          </table:table-cell>
          <table:table-cell office:value-type="float" office:value="0.002321354">
            <text:p>0.002321354</text:p>
          </table:table-cell>
          <table:table-cell office:value-type="float" office:value="0.0022244805">
            <text:p>0.0022244805</text:p>
          </table:table-cell>
          <table:table-cell office:value-type="float" office:value="0.0023482484">
            <text:p>0.0023482484</text:p>
          </table:table-cell>
          <table:table-cell office:value-type="float" office:value="0.0019143603">
            <text:p>0.0019143603</text:p>
          </table:table-cell>
          <table:table-cell office:value-type="float" office:value="0.0021666186">
            <text:p>0.0021666186</text:p>
          </table:table-cell>
          <table:table-cell office:value-type="float" office:value="0.002266578">
            <text:p>0.002266578</text:p>
          </table:table-cell>
          <table:table-cell office:value-type="float" office:value="0.001972114">
            <text:p>0.001972114</text:p>
          </table:table-cell>
          <table:table-cell office:value-type="float" office:value="0.001767379">
            <text:p>0.001767379</text:p>
          </table:table-cell>
          <table:table-cell office:value-type="float" office:value="0.0018995531">
            <text:p>0.0018995531</text:p>
          </table:table-cell>
          <table:table-cell office:value-type="float" office:value="0.0022200895">
            <text:p>0.0022200895</text:p>
          </table:table-cell>
          <table:table-cell office:value-type="float" office:value="0.0020668367">
            <text:p>0.0020668367</text:p>
          </table:table-cell>
          <table:table-cell office:value-type="float" office:value="0.0017805244">
            <text:p>0.0017805244</text:p>
          </table:table-cell>
          <table:table-cell office:value-type="float" office:value="0.0016585025">
            <text:p>0.0016585025</text:p>
          </table:table-cell>
          <table:table-cell office:value-type="float" office:value="0.0016327128">
            <text:p>0.0016327128</text:p>
          </table:table-cell>
          <table:table-cell office:value-type="float" office:value="0.0016485781">
            <text:p>0.0016485781</text:p>
          </table:table-cell>
          <table:table-cell office:value-type="float" office:value="0.0018411911">
            <text:p>0.0018411911</text:p>
          </table:table-cell>
          <table:table-cell office:value-type="float" office:value="0.0016802234">
            <text:p>0.0016802234</text:p>
          </table:table-cell>
          <table:table-cell office:value-type="float" office:value="0.0014836749">
            <text:p>0.0014836749</text:p>
          </table:table-cell>
          <table:table-cell office:value-type="float" office:value="0.0015892378">
            <text:p>0.0015892378</text:p>
          </table:table-cell>
          <table:table-cell office:value-type="float" office:value="0.0017198294">
            <text:p>0.0017198294</text:p>
          </table:table-cell>
          <table:table-cell office:value-type="float" office:value="0.0016258513">
            <text:p>0.0016258513</text:p>
          </table:table-cell>
          <table:table-cell office:value-type="float" office:value="0.001462187">
            <text:p>0.001462187</text:p>
          </table:table-cell>
          <table:table-cell office:value-type="float" office:value="0.0014268665">
            <text:p>0.0014268665</text:p>
          </table:table-cell>
          <table:table-cell office:value-type="float" office:value="0.0014630335">
            <text:p>0.0014630335</text:p>
          </table:table-cell>
          <table:table-cell office:value-type="float" office:value="0.0014982757">
            <text:p>0.0014982757</text:p>
          </table:table-cell>
          <table:table-cell office:value-type="float" office:value="0.0014783592">
            <text:p>0.0014783592</text:p>
          </table:table-cell>
          <table:table-cell office:value-type="float" office:value="0.0014241318">
            <text:p>0.0014241318</text:p>
          </table:table-cell>
          <table:table-cell office:value-type="float" office:value="0.001404287">
            <text:p>0.001404287</text:p>
          </table:table-cell>
          <table:table-cell office:value-type="float" office:value="0.0014394224">
            <text:p>0.0014394224</text:p>
          </table:table-cell>
          <table:table-cell office:value-type="float" office:value="0.0014005883">
            <text:p>0.0014005883</text:p>
          </table:table-cell>
          <table:table-cell office:value-type="float" office:value="0.0014175908">
            <text:p>0.0014175908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3 - B.B. King - I'll Survive.mp3</text:p>
          </table:table-cell>
          <table:table-cell office:value-type="float" office:value="0.21099815">
            <text:p>0.21099815</text:p>
          </table:table-cell>
          <table:table-cell office:value-type="float" office:value="0.21438284">
            <text:p>0.21438284</text:p>
          </table:table-cell>
          <table:table-cell office:value-type="float" office:value="0.05611821">
            <text:p>0.05611821</text:p>
          </table:table-cell>
          <table:table-cell office:value-type="float" office:value="0.06336531">
            <text:p>0.06336531</text:p>
          </table:table-cell>
          <table:table-cell office:value-type="float" office:value="0.05858838">
            <text:p>0.05858838</text:p>
          </table:table-cell>
          <table:table-cell office:value-type="float" office:value="0.045414805">
            <text:p>0.045414805</text:p>
          </table:table-cell>
          <table:table-cell office:value-type="float" office:value="0.047601685">
            <text:p>0.047601685</text:p>
          </table:table-cell>
          <table:table-cell office:value-type="float" office:value="0.03681464">
            <text:p>0.03681464</text:p>
          </table:table-cell>
          <table:table-cell office:value-type="float" office:value="0.04243063">
            <text:p>0.04243063</text:p>
          </table:table-cell>
          <table:table-cell office:value-type="float" office:value="0.043779235">
            <text:p>0.043779235</text:p>
          </table:table-cell>
          <table:table-cell office:value-type="float" office:value="0.035299174">
            <text:p>0.035299174</text:p>
          </table:table-cell>
          <table:table-cell office:value-type="float" office:value="0.03184257">
            <text:p>0.03184257</text:p>
          </table:table-cell>
          <table:table-cell office:value-type="float" office:value="0.036023393">
            <text:p>0.036023393</text:p>
          </table:table-cell>
          <table:table-cell office:value-type="float" office:value="0.048617464">
            <text:p>0.048617464</text:p>
          </table:table-cell>
          <table:table-cell office:value-type="float" office:value="0.028117234">
            <text:p>0.028117234</text:p>
          </table:table-cell>
          <table:table-cell office:value-type="float" office:value="0.030104512">
            <text:p>0.030104512</text:p>
          </table:table-cell>
          <table:table-cell office:value-type="float" office:value="0.023867471">
            <text:p>0.023867471</text:p>
          </table:table-cell>
          <table:table-cell office:value-type="float" office:value="0.024670564">
            <text:p>0.024670564</text:p>
          </table:table-cell>
          <table:table-cell office:value-type="float" office:value="0.028329514">
            <text:p>0.028329514</text:p>
          </table:table-cell>
          <table:table-cell office:value-type="float" office:value="0.018772006">
            <text:p>0.018772006</text:p>
          </table:table-cell>
          <table:table-cell office:value-type="float" office:value="0.02317706">
            <text:p>0.02317706</text:p>
          </table:table-cell>
          <table:table-cell office:value-type="float" office:value="0.020288961">
            <text:p>0.020288961</text:p>
          </table:table-cell>
          <table:table-cell office:value-type="float" office:value="0.024150029">
            <text:p>0.024150029</text:p>
          </table:table-cell>
          <table:table-cell office:value-type="float" office:value="0.025605537">
            <text:p>0.025605537</text:p>
          </table:table-cell>
          <table:table-cell office:value-type="float" office:value="0.02225484">
            <text:p>0.02225484</text:p>
          </table:table-cell>
          <table:table-cell office:value-type="float" office:value="0.019853802">
            <text:p>0.019853802</text:p>
          </table:table-cell>
          <table:table-cell office:value-type="float" office:value="0.021766616">
            <text:p>0.021766616</text:p>
          </table:table-cell>
          <table:table-cell office:value-type="float" office:value="0.033511724">
            <text:p>0.033511724</text:p>
          </table:table-cell>
          <table:table-cell office:value-type="float" office:value="0.022533538">
            <text:p>0.022533538</text:p>
          </table:table-cell>
          <table:table-cell office:value-type="float" office:value="0.018839672">
            <text:p>0.018839672</text:p>
          </table:table-cell>
          <table:table-cell office:value-type="float" office:value="0.022777084">
            <text:p>0.022777084</text:p>
          </table:table-cell>
          <table:table-cell office:value-type="float" office:value="0.01974758">
            <text:p>0.01974758</text:p>
          </table:table-cell>
          <table:table-cell office:value-type="float" office:value="0.021008566">
            <text:p>0.021008566</text:p>
          </table:table-cell>
          <table:table-cell office:value-type="float" office:value="0.015656259">
            <text:p>0.015656259</text:p>
          </table:table-cell>
          <table:table-cell office:value-type="float" office:value="0.022005577">
            <text:p>0.022005577</text:p>
          </table:table-cell>
          <table:table-cell office:value-type="float" office:value="0.013041908">
            <text:p>0.013041908</text:p>
          </table:table-cell>
          <table:table-cell office:value-type="float" office:value="0.018247122">
            <text:p>0.018247122</text:p>
          </table:table-cell>
          <table:table-cell office:value-type="float" office:value="0.016771993">
            <text:p>0.016771993</text:p>
          </table:table-cell>
          <table:table-cell office:value-type="float" office:value="0.014525444">
            <text:p>0.014525444</text:p>
          </table:table-cell>
          <table:table-cell office:value-type="float" office:value="0.012505436">
            <text:p>0.012505436</text:p>
          </table:table-cell>
          <table:table-cell office:value-type="float" office:value="0.014164946">
            <text:p>0.014164946</text:p>
          </table:table-cell>
          <table:table-cell office:value-type="float" office:value="0.015083314">
            <text:p>0.015083314</text:p>
          </table:table-cell>
          <table:table-cell office:value-type="float" office:value="0.012658685">
            <text:p>0.012658685</text:p>
          </table:table-cell>
          <table:table-cell office:value-type="float" office:value="0.011367158">
            <text:p>0.011367158</text:p>
          </table:table-cell>
          <table:table-cell office:value-type="float" office:value="0.01087675">
            <text:p>0.01087675</text:p>
          </table:table-cell>
          <table:table-cell office:value-type="float" office:value="0.013376776">
            <text:p>0.013376776</text:p>
          </table:table-cell>
          <table:table-cell office:value-type="float" office:value="0.013469469">
            <text:p>0.013469469</text:p>
          </table:table-cell>
          <table:table-cell office:value-type="float" office:value="0.011311515">
            <text:p>0.011311515</text:p>
          </table:table-cell>
          <table:table-cell office:value-type="float" office:value="0.010489266">
            <text:p>0.010489266</text:p>
          </table:table-cell>
          <table:table-cell office:value-type="float" office:value="0.011914093">
            <text:p>0.011914093</text:p>
          </table:table-cell>
          <table:table-cell office:value-type="float" office:value="0.010653443">
            <text:p>0.010653443</text:p>
          </table:table-cell>
          <table:table-cell office:value-type="float" office:value="0.0095979655">
            <text:p>0.0095979655</text:p>
          </table:table-cell>
          <table:table-cell office:value-type="float" office:value="0.009354594">
            <text:p>0.009354594</text:p>
          </table:table-cell>
          <table:table-cell office:value-type="float" office:value="0.008360668">
            <text:p>0.008360668</text:p>
          </table:table-cell>
          <table:table-cell office:value-type="float" office:value="0.009106284">
            <text:p>0.009106284</text:p>
          </table:table-cell>
          <table:table-cell office:value-type="float" office:value="0.008665248">
            <text:p>0.008665248</text:p>
          </table:table-cell>
          <table:table-cell office:value-type="float" office:value="0.00976874">
            <text:p>0.00976874</text:p>
          </table:table-cell>
          <table:table-cell office:value-type="float" office:value="0.008598661">
            <text:p>0.008598661</text:p>
          </table:table-cell>
          <table:table-cell office:value-type="float" office:value="0.007847095">
            <text:p>0.007847095</text:p>
          </table:table-cell>
          <table:table-cell office:value-type="float" office:value="0.007828196">
            <text:p>0.007828196</text:p>
          </table:table-cell>
          <table:table-cell office:value-type="float" office:value="0.009462038">
            <text:p>0.009462038</text:p>
          </table:table-cell>
          <table:table-cell office:value-type="float" office:value="0.009568549">
            <text:p>0.009568549</text:p>
          </table:table-cell>
          <table:table-cell office:value-type="float" office:value="0.008674157">
            <text:p>0.008674157</text:p>
          </table:table-cell>
          <table:table-cell office:value-type="float" office:value="0.007980493">
            <text:p>0.007980493</text:p>
          </table:table-cell>
          <table:table-cell office:value-type="float" office:value="0.008531185">
            <text:p>0.008531185</text:p>
          </table:table-cell>
          <table:table-cell office:value-type="float" office:value="0.008961751">
            <text:p>0.008961751</text:p>
          </table:table-cell>
          <table:table-cell office:value-type="float" office:value="0.009171238">
            <text:p>0.009171238</text:p>
          </table:table-cell>
          <table:table-cell office:value-type="float" office:value="0.009573104">
            <text:p>0.009573104</text:p>
          </table:table-cell>
          <table:table-cell office:value-type="float" office:value="0.01021297">
            <text:p>0.01021297</text:p>
          </table:table-cell>
          <table:table-cell office:value-type="float" office:value="0.00849594">
            <text:p>0.00849594</text:p>
          </table:table-cell>
          <table:table-cell office:value-type="float" office:value="0.008439572">
            <text:p>0.008439572</text:p>
          </table:table-cell>
          <table:table-cell office:value-type="float" office:value="0.00863648">
            <text:p>0.00863648</text:p>
          </table:table-cell>
          <table:table-cell office:value-type="float" office:value="0.009434035">
            <text:p>0.009434035</text:p>
          </table:table-cell>
          <table:table-cell office:value-type="float" office:value="0.008663501">
            <text:p>0.008663501</text:p>
          </table:table-cell>
          <table:table-cell office:value-type="float" office:value="0.007957024">
            <text:p>0.007957024</text:p>
          </table:table-cell>
          <table:table-cell office:value-type="float" office:value="0.00786711">
            <text:p>0.00786711</text:p>
          </table:table-cell>
          <table:table-cell office:value-type="float" office:value="0.008481004">
            <text:p>0.008481004</text:p>
          </table:table-cell>
          <table:table-cell office:value-type="float" office:value="0.007686881">
            <text:p>0.007686881</text:p>
          </table:table-cell>
          <table:table-cell office:value-type="float" office:value="0.008145826">
            <text:p>0.008145826</text:p>
          </table:table-cell>
          <table:table-cell office:value-type="float" office:value="0.007926085">
            <text:p>0.007926085</text:p>
          </table:table-cell>
          <table:table-cell office:value-type="float" office:value="0.008332519">
            <text:p>0.008332519</text:p>
          </table:table-cell>
          <table:table-cell office:value-type="float" office:value="0.007799066">
            <text:p>0.007799066</text:p>
          </table:table-cell>
          <table:table-cell office:value-type="float" office:value="0.0072170533">
            <text:p>0.0072170533</text:p>
          </table:table-cell>
          <table:table-cell office:value-type="float" office:value="0.006732842">
            <text:p>0.006732842</text:p>
          </table:table-cell>
          <table:table-cell office:value-type="float" office:value="0.0070210826">
            <text:p>0.0070210826</text:p>
          </table:table-cell>
          <table:table-cell office:value-type="float" office:value="0.0066859606">
            <text:p>0.0066859606</text:p>
          </table:table-cell>
          <table:table-cell office:value-type="float" office:value="0.0073002996">
            <text:p>0.0073002996</text:p>
          </table:table-cell>
          <table:table-cell office:value-type="float" office:value="0.006490783">
            <text:p>0.006490783</text:p>
          </table:table-cell>
          <table:table-cell office:value-type="float" office:value="0.005903448">
            <text:p>0.005903448</text:p>
          </table:table-cell>
          <table:table-cell office:value-type="float" office:value="0.0068182885">
            <text:p>0.0068182885</text:p>
          </table:table-cell>
          <table:table-cell office:value-type="float" office:value="0.0068226154">
            <text:p>0.0068226154</text:p>
          </table:table-cell>
          <table:table-cell office:value-type="float" office:value="0.006581538">
            <text:p>0.006581538</text:p>
          </table:table-cell>
          <table:table-cell office:value-type="float" office:value="0.006119276">
            <text:p>0.006119276</text:p>
          </table:table-cell>
          <table:table-cell office:value-type="float" office:value="0.0064821877">
            <text:p>0.0064821877</text:p>
          </table:table-cell>
          <table:table-cell office:value-type="float" office:value="0.0063373125">
            <text:p>0.0063373125</text:p>
          </table:table-cell>
          <table:table-cell office:value-type="float" office:value="0.0064686798">
            <text:p>0.0064686798</text:p>
          </table:table-cell>
          <table:table-cell office:value-type="float" office:value="0.0067692953">
            <text:p>0.0067692953</text:p>
          </table:table-cell>
          <table:table-cell office:value-type="float" office:value="0.006470052">
            <text:p>0.006470052</text:p>
          </table:table-cell>
          <table:table-cell office:value-type="float" office:value="0.0068741785">
            <text:p>0.0068741785</text:p>
          </table:table-cell>
          <table:table-cell office:value-type="float" office:value="0.0068753525">
            <text:p>0.0068753525</text:p>
          </table:table-cell>
          <table:table-cell office:value-type="float" office:value="0.0064661163">
            <text:p>0.0064661163</text:p>
          </table:table-cell>
          <table:table-cell office:value-type="float" office:value="0.006603087">
            <text:p>0.006603087</text:p>
          </table:table-cell>
          <table:table-cell office:value-type="float" office:value="0.007350703">
            <text:p>0.007350703</text:p>
          </table:table-cell>
          <table:table-cell office:value-type="float" office:value="0.0068653645">
            <text:p>0.0068653645</text:p>
          </table:table-cell>
          <table:table-cell office:value-type="float" office:value="0.007050935">
            <text:p>0.007050935</text:p>
          </table:table-cell>
          <table:table-cell office:value-type="float" office:value="0.0074282526">
            <text:p>0.0074282526</text:p>
          </table:table-cell>
          <table:table-cell office:value-type="float" office:value="0.0072161024">
            <text:p>0.0072161024</text:p>
          </table:table-cell>
          <table:table-cell office:value-type="float" office:value="0.0068085454">
            <text:p>0.0068085454</text:p>
          </table:table-cell>
          <table:table-cell office:value-type="float" office:value="0.007509704">
            <text:p>0.007509704</text:p>
          </table:table-cell>
          <table:table-cell office:value-type="float" office:value="0.007009614">
            <text:p>0.007009614</text:p>
          </table:table-cell>
          <table:table-cell office:value-type="float" office:value="0.0067542354">
            <text:p>0.0067542354</text:p>
          </table:table-cell>
          <table:table-cell office:value-type="float" office:value="0.006291709">
            <text:p>0.006291709</text:p>
          </table:table-cell>
          <table:table-cell office:value-type="float" office:value="0.007279344">
            <text:p>0.007279344</text:p>
          </table:table-cell>
          <table:table-cell office:value-type="float" office:value="0.0068368404">
            <text:p>0.0068368404</text:p>
          </table:table-cell>
          <table:table-cell office:value-type="float" office:value="0.008227644">
            <text:p>0.008227644</text:p>
          </table:table-cell>
          <table:table-cell office:value-type="float" office:value="0.008196036">
            <text:p>0.008196036</text:p>
          </table:table-cell>
          <table:table-cell office:value-type="float" office:value="0.0066384515">
            <text:p>0.0066384515</text:p>
          </table:table-cell>
          <table:table-cell office:value-type="float" office:value="0.006497157">
            <text:p>0.006497157</text:p>
          </table:table-cell>
          <table:table-cell office:value-type="float" office:value="0.00647666">
            <text:p>0.00647666</text:p>
          </table:table-cell>
          <table:table-cell office:value-type="float" office:value="0.006675767">
            <text:p>0.006675767</text:p>
          </table:table-cell>
          <table:table-cell office:value-type="float" office:value="0.0068131974">
            <text:p>0.0068131974</text:p>
          </table:table-cell>
          <table:table-cell office:value-type="float" office:value="0.0071621253">
            <text:p>0.0071621253</text:p>
          </table:table-cell>
          <table:table-cell office:value-type="float" office:value="0.0073390575">
            <text:p>0.0073390575</text:p>
          </table:table-cell>
          <table:table-cell office:value-type="float" office:value="0.0069096587">
            <text:p>0.0069096587</text:p>
          </table:table-cell>
          <table:table-cell office:value-type="float" office:value="0.0073876074">
            <text:p>0.0073876074</text:p>
          </table:table-cell>
          <table:table-cell office:value-type="float" office:value="0.0067612473">
            <text:p>0.0067612473</text:p>
          </table:table-cell>
          <table:table-cell office:value-type="float" office:value="0.006336122">
            <text:p>0.006336122</text:p>
          </table:table-cell>
          <table:table-cell office:value-type="float" office:value="0.006886667">
            <text:p>0.006886667</text:p>
          </table:table-cell>
          <table:table-cell office:value-type="float" office:value="0.0058557354">
            <text:p>0.0058557354</text:p>
          </table:table-cell>
          <table:table-cell office:value-type="float" office:value="0.0063057677">
            <text:p>0.0063057677</text:p>
          </table:table-cell>
          <table:table-cell office:value-type="float" office:value="0.0074748136">
            <text:p>0.0074748136</text:p>
          </table:table-cell>
          <table:table-cell office:value-type="float" office:value="0.007064807">
            <text:p>0.007064807</text:p>
          </table:table-cell>
          <table:table-cell office:value-type="float" office:value="0.0063227657">
            <text:p>0.0063227657</text:p>
          </table:table-cell>
          <table:table-cell office:value-type="float" office:value="0.006683323">
            <text:p>0.006683323</text:p>
          </table:table-cell>
          <table:table-cell office:value-type="float" office:value="0.0066293883">
            <text:p>0.0066293883</text:p>
          </table:table-cell>
          <table:table-cell office:value-type="float" office:value="0.00549409">
            <text:p>0.00549409</text:p>
          </table:table-cell>
          <table:table-cell office:value-type="float" office:value="0.0056396723">
            <text:p>0.0056396723</text:p>
          </table:table-cell>
          <table:table-cell office:value-type="float" office:value="0.006461522">
            <text:p>0.006461522</text:p>
          </table:table-cell>
          <table:table-cell office:value-type="float" office:value="0.0059942044">
            <text:p>0.0059942044</text:p>
          </table:table-cell>
          <table:table-cell office:value-type="float" office:value="0.006721007">
            <text:p>0.006721007</text:p>
          </table:table-cell>
          <table:table-cell office:value-type="float" office:value="0.006244476">
            <text:p>0.006244476</text:p>
          </table:table-cell>
          <table:table-cell office:value-type="float" office:value="0.005826316">
            <text:p>0.005826316</text:p>
          </table:table-cell>
          <table:table-cell office:value-type="float" office:value="0.0059081656">
            <text:p>0.0059081656</text:p>
          </table:table-cell>
          <table:table-cell office:value-type="float" office:value="0.0053113834">
            <text:p>0.0053113834</text:p>
          </table:table-cell>
          <table:table-cell office:value-type="float" office:value="0.00515243">
            <text:p>0.00515243</text:p>
          </table:table-cell>
          <table:table-cell office:value-type="float" office:value="0.005225826">
            <text:p>0.005225826</text:p>
          </table:table-cell>
          <table:table-cell office:value-type="float" office:value="0.00586149">
            <text:p>0.00586149</text:p>
          </table:table-cell>
          <table:table-cell office:value-type="float" office:value="0.005725815">
            <text:p>0.005725815</text:p>
          </table:table-cell>
          <table:table-cell office:value-type="float" office:value="0.0053239022">
            <text:p>0.0053239022</text:p>
          </table:table-cell>
          <table:table-cell office:value-type="float" office:value="0.0057116575">
            <text:p>0.0057116575</text:p>
          </table:table-cell>
          <table:table-cell office:value-type="float" office:value="0.0060465136">
            <text:p>0.0060465136</text:p>
          </table:table-cell>
          <table:table-cell office:value-type="float" office:value="0.004401355">
            <text:p>0.004401355</text:p>
          </table:table-cell>
          <table:table-cell office:value-type="float" office:value="0.004622255">
            <text:p>0.004622255</text:p>
          </table:table-cell>
          <table:table-cell office:value-type="float" office:value="0.0045438376">
            <text:p>0.0045438376</text:p>
          </table:table-cell>
          <table:table-cell office:value-type="float" office:value="0.004693232">
            <text:p>0.004693232</text:p>
          </table:table-cell>
          <table:table-cell office:value-type="float" office:value="0.005075846">
            <text:p>0.005075846</text:p>
          </table:table-cell>
          <table:table-cell office:value-type="float" office:value="0.005078073">
            <text:p>0.005078073</text:p>
          </table:table-cell>
          <table:table-cell office:value-type="float" office:value="0.004576658">
            <text:p>0.004576658</text:p>
          </table:table-cell>
          <table:table-cell office:value-type="float" office:value="0.004578365">
            <text:p>0.004578365</text:p>
          </table:table-cell>
          <table:table-cell office:value-type="float" office:value="0.0046219975">
            <text:p>0.0046219975</text:p>
          </table:table-cell>
          <table:table-cell office:value-type="float" office:value="0.004361311">
            <text:p>0.004361311</text:p>
          </table:table-cell>
          <table:table-cell office:value-type="float" office:value="0.004102988">
            <text:p>0.004102988</text:p>
          </table:table-cell>
          <table:table-cell office:value-type="float" office:value="0.00422999">
            <text:p>0.00422999</text:p>
          </table:table-cell>
          <table:table-cell office:value-type="float" office:value="0.0049159494">
            <text:p>0.0049159494</text:p>
          </table:table-cell>
          <table:table-cell office:value-type="float" office:value="0.0046054916">
            <text:p>0.0046054916</text:p>
          </table:table-cell>
          <table:table-cell office:value-type="float" office:value="0.004292819">
            <text:p>0.004292819</text:p>
          </table:table-cell>
          <table:table-cell office:value-type="float" office:value="0.004941326">
            <text:p>0.004941326</text:p>
          </table:table-cell>
          <table:table-cell office:value-type="float" office:value="0.004612232">
            <text:p>0.004612232</text:p>
          </table:table-cell>
          <table:table-cell office:value-type="float" office:value="0.004223061">
            <text:p>0.004223061</text:p>
          </table:table-cell>
          <table:table-cell office:value-type="float" office:value="0.004172516">
            <text:p>0.004172516</text:p>
          </table:table-cell>
          <table:table-cell office:value-type="float" office:value="0.004213983">
            <text:p>0.004213983</text:p>
          </table:table-cell>
          <table:table-cell office:value-type="float" office:value="0.0040313187">
            <text:p>0.0040313187</text:p>
          </table:table-cell>
          <table:table-cell office:value-type="float" office:value="0.00416611">
            <text:p>0.00416611</text:p>
          </table:table-cell>
          <table:table-cell office:value-type="float" office:value="0.0043705">
            <text:p>0.0043705</text:p>
          </table:table-cell>
          <table:table-cell office:value-type="float" office:value="0.0041273716">
            <text:p>0.0041273716</text:p>
          </table:table-cell>
          <table:table-cell office:value-type="float" office:value="0.004219275">
            <text:p>0.004219275</text:p>
          </table:table-cell>
          <table:table-cell office:value-type="float" office:value="0.004245331">
            <text:p>0.004245331</text:p>
          </table:table-cell>
          <table:table-cell office:value-type="float" office:value="0.0041379174">
            <text:p>0.0041379174</text:p>
          </table:table-cell>
          <table:table-cell office:value-type="float" office:value="0.0040893657">
            <text:p>0.0040893657</text:p>
          </table:table-cell>
          <table:table-cell office:value-type="float" office:value="0.0039515197">
            <text:p>0.0039515197</text:p>
          </table:table-cell>
          <table:table-cell office:value-type="float" office:value="0.0037819417">
            <text:p>0.0037819417</text:p>
          </table:table-cell>
          <table:table-cell office:value-type="float" office:value="0.0040387926">
            <text:p>0.0040387926</text:p>
          </table:table-cell>
          <table:table-cell office:value-type="float" office:value="0.0039369217">
            <text:p>0.0039369217</text:p>
          </table:table-cell>
          <table:table-cell office:value-type="float" office:value="0.0040971185">
            <text:p>0.0040971185</text:p>
          </table:table-cell>
          <table:table-cell office:value-type="float" office:value="0.004036739">
            <text:p>0.004036739</text:p>
          </table:table-cell>
          <table:table-cell office:value-type="float" office:value="0.0038744623">
            <text:p>0.0038744623</text:p>
          </table:table-cell>
          <table:table-cell office:value-type="float" office:value="0.0033711437">
            <text:p>0.0033711437</text:p>
          </table:table-cell>
          <table:table-cell office:value-type="float" office:value="0.0031321498">
            <text:p>0.0031321498</text:p>
          </table:table-cell>
          <table:table-cell office:value-type="float" office:value="0.0032183744">
            <text:p>0.0032183744</text:p>
          </table:table-cell>
          <table:table-cell office:value-type="float" office:value="0.0027668888">
            <text:p>0.0027668888</text:p>
          </table:table-cell>
          <table:table-cell office:value-type="float" office:value="0.003145899">
            <text:p>0.003145899</text:p>
          </table:table-cell>
          <table:table-cell office:value-type="float" office:value="0.003289435">
            <text:p>0.003289435</text:p>
          </table:table-cell>
          <table:table-cell office:value-type="float" office:value="0.0034440933">
            <text:p>0.0034440933</text:p>
          </table:table-cell>
          <table:table-cell office:value-type="float" office:value="0.0034055458">
            <text:p>0.0034055458</text:p>
          </table:table-cell>
          <table:table-cell office:value-type="float" office:value="0.0029794255">
            <text:p>0.0029794255</text:p>
          </table:table-cell>
          <table:table-cell office:value-type="float" office:value="0.0028481463">
            <text:p>0.0028481463</text:p>
          </table:table-cell>
          <table:table-cell office:value-type="float" office:value="0.0027113063">
            <text:p>0.0027113063</text:p>
          </table:table-cell>
          <table:table-cell office:value-type="float" office:value="0.0021878674">
            <text:p>0.0021878674</text:p>
          </table:table-cell>
          <table:table-cell office:value-type="float" office:value="0.0021360244">
            <text:p>0.0021360244</text:p>
          </table:table-cell>
          <table:table-cell office:value-type="float" office:value="0.0025552656">
            <text:p>0.0025552656</text:p>
          </table:table-cell>
          <table:table-cell office:value-type="float" office:value="0.0025704107">
            <text:p>0.0025704107</text:p>
          </table:table-cell>
          <table:table-cell office:value-type="float" office:value="0.0027131976">
            <text:p>0.0027131976</text:p>
          </table:table-cell>
          <table:table-cell office:value-type="float" office:value="0.002728696">
            <text:p>0.002728696</text:p>
          </table:table-cell>
          <table:table-cell office:value-type="float" office:value="0.0027380157">
            <text:p>0.0027380157</text:p>
          </table:table-cell>
          <table:table-cell office:value-type="float" office:value="0.0024382062">
            <text:p>0.0024382062</text:p>
          </table:table-cell>
          <table:table-cell office:value-type="float" office:value="0.0023164703">
            <text:p>0.0023164703</text:p>
          </table:table-cell>
          <table:table-cell office:value-type="float" office:value="0.0022066254">
            <text:p>0.0022066254</text:p>
          </table:table-cell>
          <table:table-cell office:value-type="float" office:value="0.0021609834">
            <text:p>0.0021609834</text:p>
          </table:table-cell>
          <table:table-cell office:value-type="float" office:value="0.0021394496">
            <text:p>0.0021394496</text:p>
          </table:table-cell>
          <table:table-cell office:value-type="float" office:value="0.00222756">
            <text:p>0.00222756</text:p>
          </table:table-cell>
          <table:table-cell office:value-type="float" office:value="0.002258764">
            <text:p>0.002258764</text:p>
          </table:table-cell>
          <table:table-cell office:value-type="float" office:value="0.0023858554">
            <text:p>0.0023858554</text:p>
          </table:table-cell>
          <table:table-cell office:value-type="float" office:value="0.0023025789">
            <text:p>0.0023025789</text:p>
          </table:table-cell>
          <table:table-cell office:value-type="float" office:value="0.0021876812">
            <text:p>0.0021876812</text:p>
          </table:table-cell>
          <table:table-cell office:value-type="float" office:value="0.0020829807">
            <text:p>0.0020829807</text:p>
          </table:table-cell>
          <table:table-cell office:value-type="float" office:value="0.0020379357">
            <text:p>0.0020379357</text:p>
          </table:table-cell>
          <table:table-cell office:value-type="float" office:value="0.0018522752">
            <text:p>0.0018522752</text:p>
          </table:table-cell>
          <table:table-cell office:value-type="float" office:value="0.0018000181">
            <text:p>0.0018000181</text:p>
          </table:table-cell>
          <table:table-cell office:value-type="float" office:value="0.0020337156">
            <text:p>0.0020337156</text:p>
          </table:table-cell>
          <table:table-cell office:value-type="float" office:value="0.0020555074">
            <text:p>0.0020555074</text:p>
          </table:table-cell>
          <table:table-cell office:value-type="float" office:value="0.002067247">
            <text:p>0.002067247</text:p>
          </table:table-cell>
          <table:table-cell office:value-type="float" office:value="0.0018437586">
            <text:p>0.0018437586</text:p>
          </table:table-cell>
          <table:table-cell office:value-type="float" office:value="0.0019068879">
            <text:p>0.0019068879</text:p>
          </table:table-cell>
          <table:table-cell office:value-type="float" office:value="0.0019009324">
            <text:p>0.0019009324</text:p>
          </table:table-cell>
          <table:table-cell office:value-type="float" office:value="0.0017256403">
            <text:p>0.0017256403</text:p>
          </table:table-cell>
          <table:table-cell office:value-type="float" office:value="0.0017999383">
            <text:p>0.0017999383</text:p>
          </table:table-cell>
          <table:table-cell office:value-type="float" office:value="0.0018764725">
            <text:p>0.0018764725</text:p>
          </table:table-cell>
          <table:table-cell office:value-type="float" office:value="0.0016829097">
            <text:p>0.0016829097</text:p>
          </table:table-cell>
          <table:table-cell office:value-type="float" office:value="0.0017268573">
            <text:p>0.0017268573</text:p>
          </table:table-cell>
          <table:table-cell office:value-type="float" office:value="0.0017985521">
            <text:p>0.0017985521</text:p>
          </table:table-cell>
          <table:table-cell office:value-type="float" office:value="0.0017521029">
            <text:p>0.0017521029</text:p>
          </table:table-cell>
          <table:table-cell office:value-type="float" office:value="0.0016503171">
            <text:p>0.0016503171</text:p>
          </table:table-cell>
          <table:table-cell office:value-type="float" office:value="0.0017497652">
            <text:p>0.0017497652</text:p>
          </table:table-cell>
          <table:table-cell office:value-type="float" office:value="0.0018762833">
            <text:p>0.0018762833</text:p>
          </table:table-cell>
          <table:table-cell office:value-type="float" office:value="0.0017774566">
            <text:p>0.0017774566</text:p>
          </table:table-cell>
          <table:table-cell office:value-type="float" office:value="0.0016544549">
            <text:p>0.0016544549</text:p>
          </table:table-cell>
          <table:table-cell office:value-type="float" office:value="0.0016175874">
            <text:p>0.0016175874</text:p>
          </table:table-cell>
          <table:table-cell office:value-type="float" office:value="0.0016126656">
            <text:p>0.0016126656</text:p>
          </table:table-cell>
          <table:table-cell office:value-type="float" office:value="0.0016765898">
            <text:p>0.0016765898</text:p>
          </table:table-cell>
          <table:table-cell office:value-type="float" office:value="0.0016811753">
            <text:p>0.0016811753</text:p>
          </table:table-cell>
          <table:table-cell office:value-type="float" office:value="0.0016032779">
            <text:p>0.0016032779</text:p>
          </table:table-cell>
          <table:table-cell office:value-type="float" office:value="0.0015537885">
            <text:p>0.0015537885</text:p>
          </table:table-cell>
          <table:table-cell office:value-type="float" office:value="0.001570481">
            <text:p>0.001570481</text:p>
          </table:table-cell>
          <table:table-cell office:value-type="float" office:value="0.0015847425">
            <text:p>0.0015847425</text:p>
          </table:table-cell>
          <table:table-cell office:value-type="float" office:value="0.0015682516">
            <text:p>0.0015682516</text:p>
          </table:table-cell>
          <table:table-cell office:value-type="float" office:value="0.0015458604">
            <text:p>0.0015458604</text:p>
          </table:table-cell>
          <table:table-cell office:value-type="float" office:value="0.0015515309">
            <text:p>0.0015515309</text:p>
          </table:table-cell>
          <table:table-cell office:value-type="float" office:value="0.0015500111">
            <text:p>0.0015500111</text:p>
          </table:table-cell>
          <table:table-cell office:value-type="float" office:value="0.0015659783">
            <text:p>0.0015659783</text:p>
          </table:table-cell>
          <table:table-cell office:value-type="float" office:value="0.0015311916">
            <text:p>0.0015311916</text:p>
          </table:table-cell>
          <table:table-cell office:value-type="float" office:value="0.0015126137">
            <text:p>0.0015126137</text:p>
          </table:table-cell>
          <table:table-cell office:value-type="float" office:value="0.0015188277">
            <text:p>0.0015188277</text:p>
          </table:table-cell>
          <table:table-cell office:value-type="float" office:value="0.0015345501">
            <text:p>0.0015345501</text:p>
          </table:table-cell>
          <table:table-cell office:value-type="float" office:value="0.0015173074">
            <text:p>0.0015173074</text:p>
          </table:table-cell>
          <table:table-cell office:value-type="float" office:value="0.0015030844">
            <text:p>0.0015030844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4 - B.B. King - Mean Old World.mp3</text:p>
          </table:table-cell>
          <table:table-cell office:value-type="float" office:value="0.19230007">
            <text:p>0.19230007</text:p>
          </table:table-cell>
          <table:table-cell office:value-type="float" office:value="0.22361499">
            <text:p>0.22361499</text:p>
          </table:table-cell>
          <table:table-cell office:value-type="float" office:value="0.079087265">
            <text:p>0.079087265</text:p>
          </table:table-cell>
          <table:table-cell office:value-type="float" office:value="0.063446045">
            <text:p>0.063446045</text:p>
          </table:table-cell>
          <table:table-cell office:value-type="float" office:value="0.07507299">
            <text:p>0.07507299</text:p>
          </table:table-cell>
          <table:table-cell office:value-type="float" office:value="0.03805888">
            <text:p>0.03805888</text:p>
          </table:table-cell>
          <table:table-cell office:value-type="float" office:value="0.036641095">
            <text:p>0.036641095</text:p>
          </table:table-cell>
          <table:table-cell office:value-type="float" office:value="0.032433644">
            <text:p>0.032433644</text:p>
          </table:table-cell>
          <table:table-cell office:value-type="float" office:value="0.046442833">
            <text:p>0.046442833</text:p>
          </table:table-cell>
          <table:table-cell office:value-type="float" office:value="0.032188676">
            <text:p>0.032188676</text:p>
          </table:table-cell>
          <table:table-cell office:value-type="float" office:value="0.02632559">
            <text:p>0.02632559</text:p>
          </table:table-cell>
          <table:table-cell office:value-type="float" office:value="0.020776588">
            <text:p>0.020776588</text:p>
          </table:table-cell>
          <table:table-cell office:value-type="float" office:value="0.03384704">
            <text:p>0.03384704</text:p>
          </table:table-cell>
          <table:table-cell office:value-type="float" office:value="0.021482345">
            <text:p>0.021482345</text:p>
          </table:table-cell>
          <table:table-cell office:value-type="float" office:value="0.024133371">
            <text:p>0.024133371</text:p>
          </table:table-cell>
          <table:table-cell office:value-type="float" office:value="0.023097718">
            <text:p>0.023097718</text:p>
          </table:table-cell>
          <table:table-cell office:value-type="float" office:value="0.034389794">
            <text:p>0.034389794</text:p>
          </table:table-cell>
          <table:table-cell office:value-type="float" office:value="0.020574974">
            <text:p>0.020574974</text:p>
          </table:table-cell>
          <table:table-cell office:value-type="float" office:value="0.023290627">
            <text:p>0.023290627</text:p>
          </table:table-cell>
          <table:table-cell office:value-type="float" office:value="0.01942301">
            <text:p>0.01942301</text:p>
          </table:table-cell>
          <table:table-cell office:value-type="float" office:value="0.019316472">
            <text:p>0.019316472</text:p>
          </table:table-cell>
          <table:table-cell office:value-type="float" office:value="0.019957427">
            <text:p>0.019957427</text:p>
          </table:table-cell>
          <table:table-cell office:value-type="float" office:value="0.014814318">
            <text:p>0.014814318</text:p>
          </table:table-cell>
          <table:table-cell office:value-type="float" office:value="0.021700487">
            <text:p>0.021700487</text:p>
          </table:table-cell>
          <table:table-cell office:value-type="float" office:value="0.036961287">
            <text:p>0.036961287</text:p>
          </table:table-cell>
          <table:table-cell office:value-type="float" office:value="0.020438982">
            <text:p>0.020438982</text:p>
          </table:table-cell>
          <table:table-cell office:value-type="float" office:value="0.01475767">
            <text:p>0.01475767</text:p>
          </table:table-cell>
          <table:table-cell office:value-type="float" office:value="0.020690752">
            <text:p>0.020690752</text:p>
          </table:table-cell>
          <table:table-cell office:value-type="float" office:value="0.024766613">
            <text:p>0.024766613</text:p>
          </table:table-cell>
          <table:table-cell office:value-type="float" office:value="0.023406014">
            <text:p>0.023406014</text:p>
          </table:table-cell>
          <table:table-cell office:value-type="float" office:value="0.021563962">
            <text:p>0.021563962</text:p>
          </table:table-cell>
          <table:table-cell office:value-type="float" office:value="0.016892616">
            <text:p>0.016892616</text:p>
          </table:table-cell>
          <table:table-cell office:value-type="float" office:value="0.027787907">
            <text:p>0.027787907</text:p>
          </table:table-cell>
          <table:table-cell office:value-type="float" office:value="0.018432425">
            <text:p>0.018432425</text:p>
          </table:table-cell>
          <table:table-cell office:value-type="float" office:value="0.016730778">
            <text:p>0.016730778</text:p>
          </table:table-cell>
          <table:table-cell office:value-type="float" office:value="0.016102923">
            <text:p>0.016102923</text:p>
          </table:table-cell>
          <table:table-cell office:value-type="float" office:value="0.020327324">
            <text:p>0.020327324</text:p>
          </table:table-cell>
          <table:table-cell office:value-type="float" office:value="0.020054342">
            <text:p>0.020054342</text:p>
          </table:table-cell>
          <table:table-cell office:value-type="float" office:value="0.016235624">
            <text:p>0.016235624</text:p>
          </table:table-cell>
          <table:table-cell office:value-type="float" office:value="0.016519144">
            <text:p>0.016519144</text:p>
          </table:table-cell>
          <table:table-cell office:value-type="float" office:value="0.01912724">
            <text:p>0.01912724</text:p>
          </table:table-cell>
          <table:table-cell office:value-type="float" office:value="0.019286064">
            <text:p>0.019286064</text:p>
          </table:table-cell>
          <table:table-cell office:value-type="float" office:value="0.018056119">
            <text:p>0.018056119</text:p>
          </table:table-cell>
          <table:table-cell office:value-type="float" office:value="0.0189911">
            <text:p>0.0189911</text:p>
          </table:table-cell>
          <table:table-cell office:value-type="float" office:value="0.014916343">
            <text:p>0.014916343</text:p>
          </table:table-cell>
          <table:table-cell office:value-type="float" office:value="0.016325286">
            <text:p>0.016325286</text:p>
          </table:table-cell>
          <table:table-cell office:value-type="float" office:value="0.013941861">
            <text:p>0.013941861</text:p>
          </table:table-cell>
          <table:table-cell office:value-type="float" office:value="0.013912214">
            <text:p>0.013912214</text:p>
          </table:table-cell>
          <table:table-cell office:value-type="float" office:value="0.017294992">
            <text:p>0.017294992</text:p>
          </table:table-cell>
          <table:table-cell office:value-type="float" office:value="0.016743733">
            <text:p>0.016743733</text:p>
          </table:table-cell>
          <table:table-cell office:value-type="float" office:value="0.0154409185">
            <text:p>0.0154409185</text:p>
          </table:table-cell>
          <table:table-cell office:value-type="float" office:value="0.011406001">
            <text:p>0.011406001</text:p>
          </table:table-cell>
          <table:table-cell office:value-type="float" office:value="0.011240485">
            <text:p>0.011240485</text:p>
          </table:table-cell>
          <table:table-cell office:value-type="float" office:value="0.010947662">
            <text:p>0.010947662</text:p>
          </table:table-cell>
          <table:table-cell office:value-type="float" office:value="0.011288866">
            <text:p>0.011288866</text:p>
          </table:table-cell>
          <table:table-cell office:value-type="float" office:value="0.012837039">
            <text:p>0.012837039</text:p>
          </table:table-cell>
          <table:table-cell office:value-type="float" office:value="0.0155943">
            <text:p>0.0155943</text:p>
          </table:table-cell>
          <table:table-cell office:value-type="float" office:value="0.011182568">
            <text:p>0.011182568</text:p>
          </table:table-cell>
          <table:table-cell office:value-type="float" office:value="0.010657346">
            <text:p>0.010657346</text:p>
          </table:table-cell>
          <table:table-cell office:value-type="float" office:value="0.011447053">
            <text:p>0.011447053</text:p>
          </table:table-cell>
          <table:table-cell office:value-type="float" office:value="0.012348187">
            <text:p>0.012348187</text:p>
          </table:table-cell>
          <table:table-cell office:value-type="float" office:value="0.013817736">
            <text:p>0.013817736</text:p>
          </table:table-cell>
          <table:table-cell office:value-type="float" office:value="0.01385903">
            <text:p>0.01385903</text:p>
          </table:table-cell>
          <table:table-cell office:value-type="float" office:value="0.012060588">
            <text:p>0.012060588</text:p>
          </table:table-cell>
          <table:table-cell office:value-type="float" office:value="0.013471716">
            <text:p>0.013471716</text:p>
          </table:table-cell>
          <table:table-cell office:value-type="float" office:value="0.013961192">
            <text:p>0.013961192</text:p>
          </table:table-cell>
          <table:table-cell office:value-type="float" office:value="0.01373648">
            <text:p>0.01373648</text:p>
          </table:table-cell>
          <table:table-cell office:value-type="float" office:value="0.015558697">
            <text:p>0.015558697</text:p>
          </table:table-cell>
          <table:table-cell office:value-type="float" office:value="0.014656289">
            <text:p>0.014656289</text:p>
          </table:table-cell>
          <table:table-cell office:value-type="float" office:value="0.0121524865">
            <text:p>0.0121524865</text:p>
          </table:table-cell>
          <table:table-cell office:value-type="float" office:value="0.014156696">
            <text:p>0.014156696</text:p>
          </table:table-cell>
          <table:table-cell office:value-type="float" office:value="0.013892088">
            <text:p>0.013892088</text:p>
          </table:table-cell>
          <table:table-cell office:value-type="float" office:value="0.014599841">
            <text:p>0.014599841</text:p>
          </table:table-cell>
          <table:table-cell office:value-type="float" office:value="0.014223304">
            <text:p>0.014223304</text:p>
          </table:table-cell>
          <table:table-cell office:value-type="float" office:value="0.011532722">
            <text:p>0.011532722</text:p>
          </table:table-cell>
          <table:table-cell office:value-type="float" office:value="0.010993434">
            <text:p>0.010993434</text:p>
          </table:table-cell>
          <table:table-cell office:value-type="float" office:value="0.011846651">
            <text:p>0.011846651</text:p>
          </table:table-cell>
          <table:table-cell office:value-type="float" office:value="0.011193461">
            <text:p>0.011193461</text:p>
          </table:table-cell>
          <table:table-cell office:value-type="float" office:value="0.012089328">
            <text:p>0.012089328</text:p>
          </table:table-cell>
          <table:table-cell office:value-type="float" office:value="0.011959523">
            <text:p>0.011959523</text:p>
          </table:table-cell>
          <table:table-cell office:value-type="float" office:value="0.012302944">
            <text:p>0.012302944</text:p>
          </table:table-cell>
          <table:table-cell office:value-type="float" office:value="0.010984458">
            <text:p>0.010984458</text:p>
          </table:table-cell>
          <table:table-cell office:value-type="float" office:value="0.009820343">
            <text:p>0.009820343</text:p>
          </table:table-cell>
          <table:table-cell office:value-type="float" office:value="0.009365337">
            <text:p>0.009365337</text:p>
          </table:table-cell>
          <table:table-cell office:value-type="float" office:value="0.009823951">
            <text:p>0.009823951</text:p>
          </table:table-cell>
          <table:table-cell office:value-type="float" office:value="0.009145614">
            <text:p>0.009145614</text:p>
          </table:table-cell>
          <table:table-cell office:value-type="float" office:value="0.008111185">
            <text:p>0.008111185</text:p>
          </table:table-cell>
          <table:table-cell office:value-type="float" office:value="0.008584806">
            <text:p>0.008584806</text:p>
          </table:table-cell>
          <table:table-cell office:value-type="float" office:value="0.008075448">
            <text:p>0.008075448</text:p>
          </table:table-cell>
          <table:table-cell office:value-type="float" office:value="0.009321579">
            <text:p>0.009321579</text:p>
          </table:table-cell>
          <table:table-cell office:value-type="float" office:value="0.008936353">
            <text:p>0.008936353</text:p>
          </table:table-cell>
          <table:table-cell office:value-type="float" office:value="0.008826597">
            <text:p>0.008826597</text:p>
          </table:table-cell>
          <table:table-cell office:value-type="float" office:value="0.008529073">
            <text:p>0.008529073</text:p>
          </table:table-cell>
          <table:table-cell office:value-type="float" office:value="0.009205156">
            <text:p>0.009205156</text:p>
          </table:table-cell>
          <table:table-cell office:value-type="float" office:value="0.008003874">
            <text:p>0.008003874</text:p>
          </table:table-cell>
          <table:table-cell office:value-type="float" office:value="0.008323907">
            <text:p>0.008323907</text:p>
          </table:table-cell>
          <table:table-cell office:value-type="float" office:value="0.009324617">
            <text:p>0.009324617</text:p>
          </table:table-cell>
          <table:table-cell office:value-type="float" office:value="0.009057875">
            <text:p>0.009057875</text:p>
          </table:table-cell>
          <table:table-cell office:value-type="float" office:value="0.010010104">
            <text:p>0.010010104</text:p>
          </table:table-cell>
          <table:table-cell office:value-type="float" office:value="0.009123372">
            <text:p>0.009123372</text:p>
          </table:table-cell>
          <table:table-cell office:value-type="float" office:value="0.008960223">
            <text:p>0.008960223</text:p>
          </table:table-cell>
          <table:table-cell office:value-type="float" office:value="0.008767478">
            <text:p>0.008767478</text:p>
          </table:table-cell>
          <table:table-cell office:value-type="float" office:value="0.008493093">
            <text:p>0.008493093</text:p>
          </table:table-cell>
          <table:table-cell office:value-type="float" office:value="0.008516974">
            <text:p>0.008516974</text:p>
          </table:table-cell>
          <table:table-cell office:value-type="float" office:value="0.008980074">
            <text:p>0.008980074</text:p>
          </table:table-cell>
          <table:table-cell office:value-type="float" office:value="0.009557687">
            <text:p>0.009557687</text:p>
          </table:table-cell>
          <table:table-cell office:value-type="float" office:value="0.009297832">
            <text:p>0.009297832</text:p>
          </table:table-cell>
          <table:table-cell office:value-type="float" office:value="0.008538974">
            <text:p>0.008538974</text:p>
          </table:table-cell>
          <table:table-cell office:value-type="float" office:value="0.0095005855">
            <text:p>0.0095005855</text:p>
          </table:table-cell>
          <table:table-cell office:value-type="float" office:value="0.009133055">
            <text:p>0.009133055</text:p>
          </table:table-cell>
          <table:table-cell office:value-type="float" office:value="0.00908429">
            <text:p>0.00908429</text:p>
          </table:table-cell>
          <table:table-cell office:value-type="float" office:value="0.008650108">
            <text:p>0.008650108</text:p>
          </table:table-cell>
          <table:table-cell office:value-type="float" office:value="0.009859531">
            <text:p>0.009859531</text:p>
          </table:table-cell>
          <table:table-cell office:value-type="float" office:value="0.008346448">
            <text:p>0.008346448</text:p>
          </table:table-cell>
          <table:table-cell office:value-type="float" office:value="0.011017705">
            <text:p>0.011017705</text:p>
          </table:table-cell>
          <table:table-cell office:value-type="float" office:value="0.011712039">
            <text:p>0.011712039</text:p>
          </table:table-cell>
          <table:table-cell office:value-type="float" office:value="0.008924365">
            <text:p>0.008924365</text:p>
          </table:table-cell>
          <table:table-cell office:value-type="float" office:value="0.009904957">
            <text:p>0.009904957</text:p>
          </table:table-cell>
          <table:table-cell office:value-type="float" office:value="0.009427469">
            <text:p>0.009427469</text:p>
          </table:table-cell>
          <table:table-cell office:value-type="float" office:value="0.009514823">
            <text:p>0.009514823</text:p>
          </table:table-cell>
          <table:table-cell office:value-type="float" office:value="0.008847187">
            <text:p>0.008847187</text:p>
          </table:table-cell>
          <table:table-cell office:value-type="float" office:value="0.009575236">
            <text:p>0.009575236</text:p>
          </table:table-cell>
          <table:table-cell office:value-type="float" office:value="0.010414223">
            <text:p>0.010414223</text:p>
          </table:table-cell>
          <table:table-cell office:value-type="float" office:value="0.011324294">
            <text:p>0.011324294</text:p>
          </table:table-cell>
          <table:table-cell office:value-type="float" office:value="0.012467472">
            <text:p>0.012467472</text:p>
          </table:table-cell>
          <table:table-cell office:value-type="float" office:value="0.009566724">
            <text:p>0.009566724</text:p>
          </table:table-cell>
          <table:table-cell office:value-type="float" office:value="0.008357206">
            <text:p>0.008357206</text:p>
          </table:table-cell>
          <table:table-cell office:value-type="float" office:value="0.009993722">
            <text:p>0.009993722</text:p>
          </table:table-cell>
          <table:table-cell office:value-type="float" office:value="0.007911265">
            <text:p>0.007911265</text:p>
          </table:table-cell>
          <table:table-cell office:value-type="float" office:value="0.008538142">
            <text:p>0.008538142</text:p>
          </table:table-cell>
          <table:table-cell office:value-type="float" office:value="0.009827465">
            <text:p>0.009827465</text:p>
          </table:table-cell>
          <table:table-cell office:value-type="float" office:value="0.010399436">
            <text:p>0.010399436</text:p>
          </table:table-cell>
          <table:table-cell office:value-type="float" office:value="0.009009326">
            <text:p>0.009009326</text:p>
          </table:table-cell>
          <table:table-cell office:value-type="float" office:value="0.009322702">
            <text:p>0.009322702</text:p>
          </table:table-cell>
          <table:table-cell office:value-type="float" office:value="0.010188058">
            <text:p>0.010188058</text:p>
          </table:table-cell>
          <table:table-cell office:value-type="float" office:value="0.007271078">
            <text:p>0.007271078</text:p>
          </table:table-cell>
          <table:table-cell office:value-type="float" office:value="0.0075615183">
            <text:p>0.0075615183</text:p>
          </table:table-cell>
          <table:table-cell office:value-type="float" office:value="0.009225965">
            <text:p>0.009225965</text:p>
          </table:table-cell>
          <table:table-cell office:value-type="float" office:value="0.008274131">
            <text:p>0.008274131</text:p>
          </table:table-cell>
          <table:table-cell office:value-type="float" office:value="0.010039837">
            <text:p>0.010039837</text:p>
          </table:table-cell>
          <table:table-cell office:value-type="float" office:value="0.009380006">
            <text:p>0.009380006</text:p>
          </table:table-cell>
          <table:table-cell office:value-type="float" office:value="0.007686833">
            <text:p>0.007686833</text:p>
          </table:table-cell>
          <table:table-cell office:value-type="float" office:value="0.0077176834">
            <text:p>0.0077176834</text:p>
          </table:table-cell>
          <table:table-cell office:value-type="float" office:value="0.0063360496">
            <text:p>0.0063360496</text:p>
          </table:table-cell>
          <table:table-cell office:value-type="float" office:value="0.0056781285">
            <text:p>0.0056781285</text:p>
          </table:table-cell>
          <table:table-cell office:value-type="float" office:value="0.00680702">
            <text:p>0.00680702</text:p>
          </table:table-cell>
          <table:table-cell office:value-type="float" office:value="0.008677437">
            <text:p>0.008677437</text:p>
          </table:table-cell>
          <table:table-cell office:value-type="float" office:value="0.008860226">
            <text:p>0.008860226</text:p>
          </table:table-cell>
          <table:table-cell office:value-type="float" office:value="0.006937683">
            <text:p>0.006937683</text:p>
          </table:table-cell>
          <table:table-cell office:value-type="float" office:value="0.008536882">
            <text:p>0.008536882</text:p>
          </table:table-cell>
          <table:table-cell office:value-type="float" office:value="0.008877221">
            <text:p>0.008877221</text:p>
          </table:table-cell>
          <table:table-cell office:value-type="float" office:value="0.0053689065">
            <text:p>0.0053689065</text:p>
          </table:table-cell>
          <table:table-cell office:value-type="float" office:value="0.005724715">
            <text:p>0.005724715</text:p>
          </table:table-cell>
          <table:table-cell office:value-type="float" office:value="0.005593239">
            <text:p>0.005593239</text:p>
          </table:table-cell>
          <table:table-cell office:value-type="float" office:value="0.005757353">
            <text:p>0.005757353</text:p>
          </table:table-cell>
          <table:table-cell office:value-type="float" office:value="0.0061845146">
            <text:p>0.0061845146</text:p>
          </table:table-cell>
          <table:table-cell office:value-type="float" office:value="0.007295481">
            <text:p>0.007295481</text:p>
          </table:table-cell>
          <table:table-cell office:value-type="float" office:value="0.0055198167">
            <text:p>0.0055198167</text:p>
          </table:table-cell>
          <table:table-cell office:value-type="float" office:value="0.007493765">
            <text:p>0.007493765</text:p>
          </table:table-cell>
          <table:table-cell office:value-type="float" office:value="0.0057636704">
            <text:p>0.0057636704</text:p>
          </table:table-cell>
          <table:table-cell office:value-type="float" office:value="0.005402425">
            <text:p>0.005402425</text:p>
          </table:table-cell>
          <table:table-cell office:value-type="float" office:value="0.005059003">
            <text:p>0.005059003</text:p>
          </table:table-cell>
          <table:table-cell office:value-type="float" office:value="0.0051478">
            <text:p>0.0051478</text:p>
          </table:table-cell>
          <table:table-cell office:value-type="float" office:value="0.0054689934">
            <text:p>0.0054689934</text:p>
          </table:table-cell>
          <table:table-cell office:value-type="float" office:value="0.0054435576">
            <text:p>0.0054435576</text:p>
          </table:table-cell>
          <table:table-cell office:value-type="float" office:value="0.005105084">
            <text:p>0.005105084</text:p>
          </table:table-cell>
          <table:table-cell office:value-type="float" office:value="0.0071171066">
            <text:p>0.0071171066</text:p>
          </table:table-cell>
          <table:table-cell office:value-type="float" office:value="0.006052065">
            <text:p>0.006052065</text:p>
          </table:table-cell>
          <table:table-cell office:value-type="float" office:value="0.005248863">
            <text:p>0.005248863</text:p>
          </table:table-cell>
          <table:table-cell office:value-type="float" office:value="0.005262987">
            <text:p>0.005262987</text:p>
          </table:table-cell>
          <table:table-cell office:value-type="float" office:value="0.0050606793">
            <text:p>0.0050606793</text:p>
          </table:table-cell>
          <table:table-cell office:value-type="float" office:value="0.0045097503">
            <text:p>0.0045097503</text:p>
          </table:table-cell>
          <table:table-cell office:value-type="float" office:value="0.0045989566">
            <text:p>0.0045989566</text:p>
          </table:table-cell>
          <table:table-cell office:value-type="float" office:value="0.0051265447">
            <text:p>0.0051265447</text:p>
          </table:table-cell>
          <table:table-cell office:value-type="float" office:value="0.0048865187">
            <text:p>0.0048865187</text:p>
          </table:table-cell>
          <table:table-cell office:value-type="float" office:value="0.0048000044">
            <text:p>0.0048000044</text:p>
          </table:table-cell>
          <table:table-cell office:value-type="float" office:value="0.005114519">
            <text:p>0.005114519</text:p>
          </table:table-cell>
          <table:table-cell office:value-type="float" office:value="0.005352984">
            <text:p>0.005352984</text:p>
          </table:table-cell>
          <table:table-cell office:value-type="float" office:value="0.004666092">
            <text:p>0.004666092</text:p>
          </table:table-cell>
          <table:table-cell office:value-type="float" office:value="0.0043743267">
            <text:p>0.0043743267</text:p>
          </table:table-cell>
          <table:table-cell office:value-type="float" office:value="0.0040377425">
            <text:p>0.0040377425</text:p>
          </table:table-cell>
          <table:table-cell office:value-type="float" office:value="0.00434271">
            <text:p>0.00434271</text:p>
          </table:table-cell>
          <table:table-cell office:value-type="float" office:value="0.0042055296">
            <text:p>0.0042055296</text:p>
          </table:table-cell>
          <table:table-cell office:value-type="float" office:value="0.0048992867">
            <text:p>0.0048992867</text:p>
          </table:table-cell>
          <table:table-cell office:value-type="float" office:value="0.005366914">
            <text:p>0.005366914</text:p>
          </table:table-cell>
          <table:table-cell office:value-type="float" office:value="0.005117877">
            <text:p>0.005117877</text:p>
          </table:table-cell>
          <table:table-cell office:value-type="float" office:value="0.004281856">
            <text:p>0.004281856</text:p>
          </table:table-cell>
          <table:table-cell office:value-type="float" office:value="0.0037516968">
            <text:p>0.0037516968</text:p>
          </table:table-cell>
          <table:table-cell office:value-type="float" office:value="0.0032105166">
            <text:p>0.0032105166</text:p>
          </table:table-cell>
          <table:table-cell office:value-type="float" office:value="0.002312237">
            <text:p>0.002312237</text:p>
          </table:table-cell>
          <table:table-cell office:value-type="float" office:value="0.0026855157">
            <text:p>0.0026855157</text:p>
          </table:table-cell>
          <table:table-cell office:value-type="float" office:value="0.0040478804">
            <text:p>0.0040478804</text:p>
          </table:table-cell>
          <table:table-cell office:value-type="float" office:value="0.004624504">
            <text:p>0.004624504</text:p>
          </table:table-cell>
          <table:table-cell office:value-type="float" office:value="0.0044537424">
            <text:p>0.0044537424</text:p>
          </table:table-cell>
          <table:table-cell office:value-type="float" office:value="0.0035219886">
            <text:p>0.0035219886</text:p>
          </table:table-cell>
          <table:table-cell office:value-type="float" office:value="0.0032135968">
            <text:p>0.0032135968</text:p>
          </table:table-cell>
          <table:table-cell office:value-type="float" office:value="0.0029029925">
            <text:p>0.0029029925</text:p>
          </table:table-cell>
          <table:table-cell office:value-type="float" office:value="0.0019208917">
            <text:p>0.0019208917</text:p>
          </table:table-cell>
          <table:table-cell office:value-type="float" office:value="0.0017267858">
            <text:p>0.0017267858</text:p>
          </table:table-cell>
          <table:table-cell office:value-type="float" office:value="0.002069814">
            <text:p>0.002069814</text:p>
          </table:table-cell>
          <table:table-cell office:value-type="float" office:value="0.002261074">
            <text:p>0.002261074</text:p>
          </table:table-cell>
          <table:table-cell office:value-type="float" office:value="0.0025793072">
            <text:p>0.0025793072</text:p>
          </table:table-cell>
          <table:table-cell office:value-type="float" office:value="0.0027256156">
            <text:p>0.0027256156</text:p>
          </table:table-cell>
          <table:table-cell office:value-type="float" office:value="0.0027713634">
            <text:p>0.0027713634</text:p>
          </table:table-cell>
          <table:table-cell office:value-type="float" office:value="0.0022388361">
            <text:p>0.0022388361</text:p>
          </table:table-cell>
          <table:table-cell office:value-type="float" office:value="0.0020952155">
            <text:p>0.0020952155</text:p>
          </table:table-cell>
          <table:table-cell office:value-type="float" office:value="0.0018070079">
            <text:p>0.0018070079</text:p>
          </table:table-cell>
          <table:table-cell office:value-type="float" office:value="0.0021335832">
            <text:p>0.0021335832</text:p>
          </table:table-cell>
          <table:table-cell office:value-type="float" office:value="0.0019474382">
            <text:p>0.0019474382</text:p>
          </table:table-cell>
          <table:table-cell office:value-type="float" office:value="0.0018969241">
            <text:p>0.0018969241</text:p>
          </table:table-cell>
          <table:table-cell office:value-type="float" office:value="0.0018797265">
            <text:p>0.0018797265</text:p>
          </table:table-cell>
          <table:table-cell office:value-type="float" office:value="0.002050145">
            <text:p>0.002050145</text:p>
          </table:table-cell>
          <table:table-cell office:value-type="float" office:value="0.002102001">
            <text:p>0.002102001</text:p>
          </table:table-cell>
          <table:table-cell office:value-type="float" office:value="0.001933865">
            <text:p>0.001933865</text:p>
          </table:table-cell>
          <table:table-cell office:value-type="float" office:value="0.001963102">
            <text:p>0.001963102</text:p>
          </table:table-cell>
          <table:table-cell office:value-type="float" office:value="0.0017736683">
            <text:p>0.0017736683</text:p>
          </table:table-cell>
          <table:table-cell office:value-type="float" office:value="0.001453694">
            <text:p>0.001453694</text:p>
          </table:table-cell>
          <table:table-cell office:value-type="float" office:value="0.0014380829">
            <text:p>0.0014380829</text:p>
          </table:table-cell>
          <table:table-cell office:value-type="float" office:value="0.0016642289">
            <text:p>0.0016642289</text:p>
          </table:table-cell>
          <table:table-cell office:value-type="float" office:value="0.001895081">
            <text:p>0.001895081</text:p>
          </table:table-cell>
          <table:table-cell office:value-type="float" office:value="0.0019256278">
            <text:p>0.0019256278</text:p>
          </table:table-cell>
          <table:table-cell office:value-type="float" office:value="0.0017876837">
            <text:p>0.0017876837</text:p>
          </table:table-cell>
          <table:table-cell office:value-type="float" office:value="0.0016603415">
            <text:p>0.0016603415</text:p>
          </table:table-cell>
          <table:table-cell office:value-type="float" office:value="0.0015136196">
            <text:p>0.0015136196</text:p>
          </table:table-cell>
          <table:table-cell office:value-type="float" office:value="0.0013681749">
            <text:p>0.0013681749</text:p>
          </table:table-cell>
          <table:table-cell office:value-type="float" office:value="0.0015043046">
            <text:p>0.0015043046</text:p>
          </table:table-cell>
          <table:table-cell office:value-type="float" office:value="0.0015051587">
            <text:p>0.0015051587</text:p>
          </table:table-cell>
          <table:table-cell office:value-type="float" office:value="0.00134018">
            <text:p>0.00134018</text:p>
          </table:table-cell>
          <table:table-cell office:value-type="float" office:value="0.0014173194">
            <text:p>0.0014173194</text:p>
          </table:table-cell>
          <table:table-cell office:value-type="float" office:value="0.0016143519">
            <text:p>0.0016143519</text:p>
          </table:table-cell>
          <table:table-cell office:value-type="float" office:value="0.0015228523">
            <text:p>0.0015228523</text:p>
          </table:table-cell>
          <table:table-cell office:value-type="float" office:value="0.0013229081">
            <text:p>0.0013229081</text:p>
          </table:table-cell>
          <table:table-cell office:value-type="float" office:value="0.0013461286">
            <text:p>0.0013461286</text:p>
          </table:table-cell>
          <table:table-cell office:value-type="float" office:value="0.0014875986">
            <text:p>0.0014875986</text:p>
          </table:table-cell>
          <table:table-cell office:value-type="float" office:value="0.0015684153">
            <text:p>0.0015684153</text:p>
          </table:table-cell>
          <table:table-cell office:value-type="float" office:value="0.0015452834">
            <text:p>0.0015452834</text:p>
          </table:table-cell>
          <table:table-cell office:value-type="float" office:value="0.0013632469">
            <text:p>0.0013632469</text:p>
          </table:table-cell>
          <table:table-cell office:value-type="float" office:value="0.0013585277">
            <text:p>0.0013585277</text:p>
          </table:table-cell>
          <table:table-cell office:value-type="float" office:value="0.0013510201">
            <text:p>0.0013510201</text:p>
          </table:table-cell>
          <table:table-cell office:value-type="float" office:value="0.0014194513">
            <text:p>0.0014194513</text:p>
          </table:table-cell>
          <table:table-cell office:value-type="float" office:value="0.0013376224">
            <text:p>0.0013376224</text:p>
          </table:table-cell>
          <table:table-cell office:value-type="float" office:value="0.001310482">
            <text:p>0.001310482</text:p>
          </table:table-cell>
          <table:table-cell office:value-type="float" office:value="0.0013260866">
            <text:p>0.0013260866</text:p>
          </table:table-cell>
          <table:table-cell office:value-type="float" office:value="0.001353834">
            <text:p>0.001353834</text:p>
          </table:table-cell>
          <table:table-cell office:value-type="float" office:value="0.0013392003">
            <text:p>0.0013392003</text:p>
          </table:table-cell>
          <table:table-cell office:value-type="float" office:value="0.0013113669">
            <text:p>0.0013113669</text:p>
          </table:table-cell>
          <table:table-cell office:value-type="float" office:value="0.0013234273">
            <text:p>0.0013234273</text:p>
          </table:table-cell>
          <table:table-cell office:value-type="float" office:value="0.0013482259">
            <text:p>0.0013482259</text:p>
          </table:table-cell>
          <table:table-cell office:value-type="float" office:value="0.0013796128">
            <text:p>0.0013796128</text:p>
          </table:table-cell>
          <table:table-cell office:value-type="float" office:value="0.0013750874">
            <text:p>0.0013750874</text:p>
          </table:table-cell>
          <table:table-cell office:value-type="float" office:value="0.0013317637">
            <text:p>0.0013317637</text:p>
          </table:table-cell>
          <table:table-cell office:value-type="float" office:value="0.0013228679">
            <text:p>0.0013228679</text:p>
          </table:table-cell>
          <table:table-cell office:value-type="float" office:value="0.001328036">
            <text:p>0.001328036</text:p>
          </table:table-cell>
          <table:table-cell office:value-type="float" office:value="0.0013257316">
            <text:p>0.0013257316</text:p>
          </table:table-cell>
          <table:table-cell office:value-type="float" office:value="0.0013278136">
            <text:p>0.0013278136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5 - B.B. King - Blues Man.mp3</text:p>
          </table:table-cell>
          <table:table-cell office:value-type="float" office:value="0.2222493">
            <text:p>0.2222493</text:p>
          </table:table-cell>
          <table:table-cell office:value-type="float" office:value="0.19817941">
            <text:p>0.19817941</text:p>
          </table:table-cell>
          <table:table-cell office:value-type="float" office:value="0.059693564">
            <text:p>0.059693564</text:p>
          </table:table-cell>
          <table:table-cell office:value-type="float" office:value="0.04874512">
            <text:p>0.04874512</text:p>
          </table:table-cell>
          <table:table-cell office:value-type="float" office:value="0.08167839">
            <text:p>0.08167839</text:p>
          </table:table-cell>
          <table:table-cell office:value-type="float" office:value="0.04945225">
            <text:p>0.04945225</text:p>
          </table:table-cell>
          <table:table-cell office:value-type="float" office:value="0.037766263">
            <text:p>0.037766263</text:p>
          </table:table-cell>
          <table:table-cell office:value-type="float" office:value="0.03766704">
            <text:p>0.03766704</text:p>
          </table:table-cell>
          <table:table-cell office:value-type="float" office:value="0.03612704">
            <text:p>0.03612704</text:p>
          </table:table-cell>
          <table:table-cell office:value-type="float" office:value="0.041298524">
            <text:p>0.041298524</text:p>
          </table:table-cell>
          <table:table-cell office:value-type="float" office:value="0.021000111">
            <text:p>0.021000111</text:p>
          </table:table-cell>
          <table:table-cell office:value-type="float" office:value="0.023942744">
            <text:p>0.023942744</text:p>
          </table:table-cell>
          <table:table-cell office:value-type="float" office:value="0.033500995">
            <text:p>0.033500995</text:p>
          </table:table-cell>
          <table:table-cell office:value-type="float" office:value="0.021441953">
            <text:p>0.021441953</text:p>
          </table:table-cell>
          <table:table-cell office:value-type="float" office:value="0.034094606">
            <text:p>0.034094606</text:p>
          </table:table-cell>
          <table:table-cell office:value-type="float" office:value="0.017819768">
            <text:p>0.017819768</text:p>
          </table:table-cell>
          <table:table-cell office:value-type="float" office:value="0.028088482">
            <text:p>0.028088482</text:p>
          </table:table-cell>
          <table:table-cell office:value-type="float" office:value="0.021662332">
            <text:p>0.021662332</text:p>
          </table:table-cell>
          <table:table-cell office:value-type="float" office:value="0.022163836">
            <text:p>0.022163836</text:p>
          </table:table-cell>
          <table:table-cell office:value-type="float" office:value="0.04088899">
            <text:p>0.04088899</text:p>
          </table:table-cell>
          <table:table-cell office:value-type="float" office:value="0.018401505">
            <text:p>0.018401505</text:p>
          </table:table-cell>
          <table:table-cell office:value-type="float" office:value="0.021636793">
            <text:p>0.021636793</text:p>
          </table:table-cell>
          <table:table-cell office:value-type="float" office:value="0.017866652">
            <text:p>0.017866652</text:p>
          </table:table-cell>
          <table:table-cell office:value-type="float" office:value="0.022646278">
            <text:p>0.022646278</text:p>
          </table:table-cell>
          <table:table-cell office:value-type="float" office:value="0.036092196">
            <text:p>0.036092196</text:p>
          </table:table-cell>
          <table:table-cell office:value-type="float" office:value="0.02214125">
            <text:p>0.02214125</text:p>
          </table:table-cell>
          <table:table-cell office:value-type="float" office:value="0.017030032">
            <text:p>0.017030032</text:p>
          </table:table-cell>
          <table:table-cell office:value-type="float" office:value="0.018476916">
            <text:p>0.018476916</text:p>
          </table:table-cell>
          <table:table-cell office:value-type="float" office:value="0.02454198">
            <text:p>0.02454198</text:p>
          </table:table-cell>
          <table:table-cell office:value-type="float" office:value="0.03221752">
            <text:p>0.03221752</text:p>
          </table:table-cell>
          <table:table-cell office:value-type="float" office:value="0.01863558">
            <text:p>0.01863558</text:p>
          </table:table-cell>
          <table:table-cell office:value-type="float" office:value="0.014548205">
            <text:p>0.014548205</text:p>
          </table:table-cell>
          <table:table-cell office:value-type="float" office:value="0.020251943">
            <text:p>0.020251943</text:p>
          </table:table-cell>
          <table:table-cell office:value-type="float" office:value="0.020345116">
            <text:p>0.020345116</text:p>
          </table:table-cell>
          <table:table-cell office:value-type="float" office:value="0.019902484">
            <text:p>0.019902484</text:p>
          </table:table-cell>
          <table:table-cell office:value-type="float" office:value="0.015246912">
            <text:p>0.015246912</text:p>
          </table:table-cell>
          <table:table-cell office:value-type="float" office:value="0.018942043">
            <text:p>0.018942043</text:p>
          </table:table-cell>
          <table:table-cell office:value-type="float" office:value="0.013509182">
            <text:p>0.013509182</text:p>
          </table:table-cell>
          <table:table-cell office:value-type="float" office:value="0.017140264">
            <text:p>0.017140264</text:p>
          </table:table-cell>
          <table:table-cell office:value-type="float" office:value="0.016113566">
            <text:p>0.016113566</text:p>
          </table:table-cell>
          <table:table-cell office:value-type="float" office:value="0.013537964">
            <text:p>0.013537964</text:p>
          </table:table-cell>
          <table:table-cell office:value-type="float" office:value="0.011720976">
            <text:p>0.011720976</text:p>
          </table:table-cell>
          <table:table-cell office:value-type="float" office:value="0.010509363">
            <text:p>0.010509363</text:p>
          </table:table-cell>
          <table:table-cell office:value-type="float" office:value="0.012829106">
            <text:p>0.012829106</text:p>
          </table:table-cell>
          <table:table-cell office:value-type="float" office:value="0.011144168">
            <text:p>0.011144168</text:p>
          </table:table-cell>
          <table:table-cell office:value-type="float" office:value="0.00848507">
            <text:p>0.00848507</text:p>
          </table:table-cell>
          <table:table-cell office:value-type="float" office:value="0.008093014">
            <text:p>0.008093014</text:p>
          </table:table-cell>
          <table:table-cell office:value-type="float" office:value="0.0067812908">
            <text:p>0.0067812908</text:p>
          </table:table-cell>
          <table:table-cell office:value-type="float" office:value="0.0076552383">
            <text:p>0.0076552383</text:p>
          </table:table-cell>
          <table:table-cell office:value-type="float" office:value="0.011871024">
            <text:p>0.011871024</text:p>
          </table:table-cell>
          <table:table-cell office:value-type="float" office:value="0.008540308">
            <text:p>0.008540308</text:p>
          </table:table-cell>
          <table:table-cell office:value-type="float" office:value="0.008459955">
            <text:p>0.008459955</text:p>
          </table:table-cell>
          <table:table-cell office:value-type="float" office:value="0.009828981">
            <text:p>0.009828981</text:p>
          </table:table-cell>
          <table:table-cell office:value-type="float" office:value="0.00859369">
            <text:p>0.00859369</text:p>
          </table:table-cell>
          <table:table-cell office:value-type="float" office:value="0.0071853586">
            <text:p>0.0071853586</text:p>
          </table:table-cell>
          <table:table-cell office:value-type="float" office:value="0.008656214">
            <text:p>0.008656214</text:p>
          </table:table-cell>
          <table:table-cell office:value-type="float" office:value="0.00904578">
            <text:p>0.00904578</text:p>
          </table:table-cell>
          <table:table-cell office:value-type="float" office:value="0.00864461">
            <text:p>0.00864461</text:p>
          </table:table-cell>
          <table:table-cell office:value-type="float" office:value="0.008630483">
            <text:p>0.008630483</text:p>
          </table:table-cell>
          <table:table-cell office:value-type="float" office:value="0.009640208">
            <text:p>0.009640208</text:p>
          </table:table-cell>
          <table:table-cell office:value-type="float" office:value="0.009881856">
            <text:p>0.009881856</text:p>
          </table:table-cell>
          <table:table-cell office:value-type="float" office:value="0.008985604">
            <text:p>0.008985604</text:p>
          </table:table-cell>
          <table:table-cell office:value-type="float" office:value="0.008770139">
            <text:p>0.008770139</text:p>
          </table:table-cell>
          <table:table-cell office:value-type="float" office:value="0.00787483">
            <text:p>0.00787483</text:p>
          </table:table-cell>
          <table:table-cell office:value-type="float" office:value="0.0073410794">
            <text:p>0.0073410794</text:p>
          </table:table-cell>
          <table:table-cell office:value-type="float" office:value="0.008379229">
            <text:p>0.008379229</text:p>
          </table:table-cell>
          <table:table-cell office:value-type="float" office:value="0.008825608">
            <text:p>0.008825608</text:p>
          </table:table-cell>
          <table:table-cell office:value-type="float" office:value="0.0074608307">
            <text:p>0.0074608307</text:p>
          </table:table-cell>
          <table:table-cell office:value-type="float" office:value="0.0081378035">
            <text:p>0.0081378035</text:p>
          </table:table-cell>
          <table:table-cell office:value-type="float" office:value="0.00822449">
            <text:p>0.00822449</text:p>
          </table:table-cell>
          <table:table-cell office:value-type="float" office:value="0.00825376">
            <text:p>0.00825376</text:p>
          </table:table-cell>
          <table:table-cell office:value-type="float" office:value="0.008371626">
            <text:p>0.008371626</text:p>
          </table:table-cell>
          <table:table-cell office:value-type="float" office:value="0.007843619">
            <text:p>0.007843619</text:p>
          </table:table-cell>
          <table:table-cell office:value-type="float" office:value="0.008624732">
            <text:p>0.008624732</text:p>
          </table:table-cell>
          <table:table-cell office:value-type="float" office:value="0.008403888">
            <text:p>0.008403888</text:p>
          </table:table-cell>
          <table:table-cell office:value-type="float" office:value="0.0077878167">
            <text:p>0.0077878167</text:p>
          </table:table-cell>
          <table:table-cell office:value-type="float" office:value="0.007899545">
            <text:p>0.007899545</text:p>
          </table:table-cell>
          <table:table-cell office:value-type="float" office:value="0.008120479">
            <text:p>0.008120479</text:p>
          </table:table-cell>
          <table:table-cell office:value-type="float" office:value="0.008973793">
            <text:p>0.008973793</text:p>
          </table:table-cell>
          <table:table-cell office:value-type="float" office:value="0.007766919">
            <text:p>0.007766919</text:p>
          </table:table-cell>
          <table:table-cell office:value-type="float" office:value="0.008294764">
            <text:p>0.008294764</text:p>
          </table:table-cell>
          <table:table-cell office:value-type="float" office:value="0.0076384926">
            <text:p>0.0076384926</text:p>
          </table:table-cell>
          <table:table-cell office:value-type="float" office:value="0.007633618">
            <text:p>0.007633618</text:p>
          </table:table-cell>
          <table:table-cell office:value-type="float" office:value="0.007466025">
            <text:p>0.007466025</text:p>
          </table:table-cell>
          <table:table-cell office:value-type="float" office:value="0.008145735">
            <text:p>0.008145735</text:p>
          </table:table-cell>
          <table:table-cell office:value-type="float" office:value="0.007040979">
            <text:p>0.007040979</text:p>
          </table:table-cell>
          <table:table-cell office:value-type="float" office:value="0.0077355155">
            <text:p>0.0077355155</text:p>
          </table:table-cell>
          <table:table-cell office:value-type="float" office:value="0.008200576">
            <text:p>0.008200576</text:p>
          </table:table-cell>
          <table:table-cell office:value-type="float" office:value="0.007809693">
            <text:p>0.007809693</text:p>
          </table:table-cell>
          <table:table-cell office:value-type="float" office:value="0.008334105">
            <text:p>0.008334105</text:p>
          </table:table-cell>
          <table:table-cell office:value-type="float" office:value="0.00713129">
            <text:p>0.00713129</text:p>
          </table:table-cell>
          <table:table-cell office:value-type="float" office:value="0.0072498946">
            <text:p>0.0072498946</text:p>
          </table:table-cell>
          <table:table-cell office:value-type="float" office:value="0.006167419">
            <text:p>0.006167419</text:p>
          </table:table-cell>
          <table:table-cell office:value-type="float" office:value="0.006809141">
            <text:p>0.006809141</text:p>
          </table:table-cell>
          <table:table-cell office:value-type="float" office:value="0.007829631">
            <text:p>0.007829631</text:p>
          </table:table-cell>
          <table:table-cell office:value-type="float" office:value="0.008023765">
            <text:p>0.008023765</text:p>
          </table:table-cell>
          <table:table-cell office:value-type="float" office:value="0.007848042">
            <text:p>0.007848042</text:p>
          </table:table-cell>
          <table:table-cell office:value-type="float" office:value="0.006518053">
            <text:p>0.006518053</text:p>
          </table:table-cell>
          <table:table-cell office:value-type="float" office:value="0.0072822277">
            <text:p>0.0072822277</text:p>
          </table:table-cell>
          <table:table-cell office:value-type="float" office:value="0.007312909">
            <text:p>0.007312909</text:p>
          </table:table-cell>
          <table:table-cell office:value-type="float" office:value="0.008109969">
            <text:p>0.008109969</text:p>
          </table:table-cell>
          <table:table-cell office:value-type="float" office:value="0.007667623">
            <text:p>0.007667623</text:p>
          </table:table-cell>
          <table:table-cell office:value-type="float" office:value="0.006123584">
            <text:p>0.006123584</text:p>
          </table:table-cell>
          <table:table-cell office:value-type="float" office:value="0.007995624">
            <text:p>0.007995624</text:p>
          </table:table-cell>
          <table:table-cell office:value-type="float" office:value="0.0072864667">
            <text:p>0.0072864667</text:p>
          </table:table-cell>
          <table:table-cell office:value-type="float" office:value="0.0086859865">
            <text:p>0.0086859865</text:p>
          </table:table-cell>
          <table:table-cell office:value-type="float" office:value="0.008024794">
            <text:p>0.008024794</text:p>
          </table:table-cell>
          <table:table-cell office:value-type="float" office:value="0.0078075966">
            <text:p>0.0078075966</text:p>
          </table:table-cell>
          <table:table-cell office:value-type="float" office:value="0.0072149877">
            <text:p>0.0072149877</text:p>
          </table:table-cell>
          <table:table-cell office:value-type="float" office:value="0.007582552">
            <text:p>0.007582552</text:p>
          </table:table-cell>
          <table:table-cell office:value-type="float" office:value="0.007351604">
            <text:p>0.007351604</text:p>
          </table:table-cell>
          <table:table-cell office:value-type="float" office:value="0.0063175806">
            <text:p>0.0063175806</text:p>
          </table:table-cell>
          <table:table-cell office:value-type="float" office:value="0.007347162">
            <text:p>0.007347162</text:p>
          </table:table-cell>
          <table:table-cell office:value-type="float" office:value="0.00855053">
            <text:p>0.00855053</text:p>
          </table:table-cell>
          <table:table-cell office:value-type="float" office:value="0.009890813">
            <text:p>0.009890813</text:p>
          </table:table-cell>
          <table:table-cell office:value-type="float" office:value="0.009425626">
            <text:p>0.009425626</text:p>
          </table:table-cell>
          <table:table-cell office:value-type="float" office:value="0.0069821095">
            <text:p>0.0069821095</text:p>
          </table:table-cell>
          <table:table-cell office:value-type="float" office:value="0.006908141">
            <text:p>0.006908141</text:p>
          </table:table-cell>
          <table:table-cell office:value-type="float" office:value="0.006879386">
            <text:p>0.006879386</text:p>
          </table:table-cell>
          <table:table-cell office:value-type="float" office:value="0.0075837905">
            <text:p>0.0075837905</text:p>
          </table:table-cell>
          <table:table-cell office:value-type="float" office:value="0.0077895722">
            <text:p>0.0077895722</text:p>
          </table:table-cell>
          <table:table-cell office:value-type="float" office:value="0.007587432">
            <text:p>0.007587432</text:p>
          </table:table-cell>
          <table:table-cell office:value-type="float" office:value="0.0068200794">
            <text:p>0.0068200794</text:p>
          </table:table-cell>
          <table:table-cell office:value-type="float" office:value="0.0077834562">
            <text:p>0.0077834562</text:p>
          </table:table-cell>
          <table:table-cell office:value-type="float" office:value="0.0076001636">
            <text:p>0.0076001636</text:p>
          </table:table-cell>
          <table:table-cell office:value-type="float" office:value="0.008435649">
            <text:p>0.008435649</text:p>
          </table:table-cell>
          <table:table-cell office:value-type="float" office:value="0.007167153">
            <text:p>0.007167153</text:p>
          </table:table-cell>
          <table:table-cell office:value-type="float" office:value="0.007833552">
            <text:p>0.007833552</text:p>
          </table:table-cell>
          <table:table-cell office:value-type="float" office:value="0.0058086263">
            <text:p>0.0058086263</text:p>
          </table:table-cell>
          <table:table-cell office:value-type="float" office:value="0.006656628">
            <text:p>0.006656628</text:p>
          </table:table-cell>
          <table:table-cell office:value-type="float" office:value="0.0077361655">
            <text:p>0.0077361655</text:p>
          </table:table-cell>
          <table:table-cell office:value-type="float" office:value="0.007446469">
            <text:p>0.007446469</text:p>
          </table:table-cell>
          <table:table-cell office:value-type="float" office:value="0.0068279766">
            <text:p>0.0068279766</text:p>
          </table:table-cell>
          <table:table-cell office:value-type="float" office:value="0.0076430864">
            <text:p>0.0076430864</text:p>
          </table:table-cell>
          <table:table-cell office:value-type="float" office:value="0.0072903587">
            <text:p>0.0072903587</text:p>
          </table:table-cell>
          <table:table-cell office:value-type="float" office:value="0.005739421">
            <text:p>0.005739421</text:p>
          </table:table-cell>
          <table:table-cell office:value-type="float" office:value="0.006214549">
            <text:p>0.006214549</text:p>
          </table:table-cell>
          <table:table-cell office:value-type="float" office:value="0.006954046">
            <text:p>0.006954046</text:p>
          </table:table-cell>
          <table:table-cell office:value-type="float" office:value="0.006035587">
            <text:p>0.006035587</text:p>
          </table:table-cell>
          <table:table-cell office:value-type="float" office:value="0.0070360345">
            <text:p>0.0070360345</text:p>
          </table:table-cell>
          <table:table-cell office:value-type="float" office:value="0.007077342">
            <text:p>0.007077342</text:p>
          </table:table-cell>
          <table:table-cell office:value-type="float" office:value="0.006231738">
            <text:p>0.006231738</text:p>
          </table:table-cell>
          <table:table-cell office:value-type="float" office:value="0.0061093844">
            <text:p>0.0061093844</text:p>
          </table:table-cell>
          <table:table-cell office:value-type="float" office:value="0.005929816">
            <text:p>0.005929816</text:p>
          </table:table-cell>
          <table:table-cell office:value-type="float" office:value="0.0054947236">
            <text:p>0.0054947236</text:p>
          </table:table-cell>
          <table:table-cell office:value-type="float" office:value="0.006361427">
            <text:p>0.006361427</text:p>
          </table:table-cell>
          <table:table-cell office:value-type="float" office:value="0.0062910654">
            <text:p>0.0062910654</text:p>
          </table:table-cell>
          <table:table-cell office:value-type="float" office:value="0.0067604166">
            <text:p>0.0067604166</text:p>
          </table:table-cell>
          <table:table-cell office:value-type="float" office:value="0.0063064843">
            <text:p>0.0063064843</text:p>
          </table:table-cell>
          <table:table-cell office:value-type="float" office:value="0.0056438297">
            <text:p>0.0056438297</text:p>
          </table:table-cell>
          <table:table-cell office:value-type="float" office:value="0.0053799073">
            <text:p>0.0053799073</text:p>
          </table:table-cell>
          <table:table-cell office:value-type="float" office:value="0.0041544735">
            <text:p>0.0041544735</text:p>
          </table:table-cell>
          <table:table-cell office:value-type="float" office:value="0.0050608166">
            <text:p>0.0050608166</text:p>
          </table:table-cell>
          <table:table-cell office:value-type="float" office:value="0.004931573">
            <text:p>0.004931573</text:p>
          </table:table-cell>
          <table:table-cell office:value-type="float" office:value="0.0053120777">
            <text:p>0.0053120777</text:p>
          </table:table-cell>
          <table:table-cell office:value-type="float" office:value="0.0064175897">
            <text:p>0.0064175897</text:p>
          </table:table-cell>
          <table:table-cell office:value-type="float" office:value="0.0065343343">
            <text:p>0.0065343343</text:p>
          </table:table-cell>
          <table:table-cell office:value-type="float" office:value="0.0051612123">
            <text:p>0.0051612123</text:p>
          </table:table-cell>
          <table:table-cell office:value-type="float" office:value="0.004979205">
            <text:p>0.004979205</text:p>
          </table:table-cell>
          <table:table-cell office:value-type="float" office:value="0.00444403">
            <text:p>0.00444403</text:p>
          </table:table-cell>
          <table:table-cell office:value-type="float" office:value="0.004184647">
            <text:p>0.004184647</text:p>
          </table:table-cell>
          <table:table-cell office:value-type="float" office:value="0.004020917">
            <text:p>0.004020917</text:p>
          </table:table-cell>
          <table:table-cell office:value-type="float" office:value="0.004278591">
            <text:p>0.004278591</text:p>
          </table:table-cell>
          <table:table-cell office:value-type="float" office:value="0.0053628576">
            <text:p>0.0053628576</text:p>
          </table:table-cell>
          <table:table-cell office:value-type="float" office:value="0.0049980953">
            <text:p>0.0049980953</text:p>
          </table:table-cell>
          <table:table-cell office:value-type="float" office:value="0.0048562875">
            <text:p>0.0048562875</text:p>
          </table:table-cell>
          <table:table-cell office:value-type="float" office:value="0.0059249774">
            <text:p>0.0059249774</text:p>
          </table:table-cell>
          <table:table-cell office:value-type="float" office:value="0.0046894345">
            <text:p>0.0046894345</text:p>
          </table:table-cell>
          <table:table-cell office:value-type="float" office:value="0.004143133">
            <text:p>0.004143133</text:p>
          </table:table-cell>
          <table:table-cell office:value-type="float" office:value="0.004069652">
            <text:p>0.004069652</text:p>
          </table:table-cell>
          <table:table-cell office:value-type="float" office:value="0.0043221777">
            <text:p>0.0043221777</text:p>
          </table:table-cell>
          <table:table-cell office:value-type="float" office:value="0.0042812945">
            <text:p>0.0042812945</text:p>
          </table:table-cell>
          <table:table-cell office:value-type="float" office:value="0.004716214">
            <text:p>0.004716214</text:p>
          </table:table-cell>
          <table:table-cell office:value-type="float" office:value="0.0051340135">
            <text:p>0.0051340135</text:p>
          </table:table-cell>
          <table:table-cell office:value-type="float" office:value="0.0047436384">
            <text:p>0.0047436384</text:p>
          </table:table-cell>
          <table:table-cell office:value-type="float" office:value="0.004488189">
            <text:p>0.004488189</text:p>
          </table:table-cell>
          <table:table-cell office:value-type="float" office:value="0.0051904772">
            <text:p>0.0051904772</text:p>
          </table:table-cell>
          <table:table-cell office:value-type="float" office:value="0.0039913575">
            <text:p>0.0039913575</text:p>
          </table:table-cell>
          <table:table-cell office:value-type="float" office:value="0.0040515224">
            <text:p>0.0040515224</text:p>
          </table:table-cell>
          <table:table-cell office:value-type="float" office:value="0.00417101">
            <text:p>0.00417101</text:p>
          </table:table-cell>
          <table:table-cell office:value-type="float" office:value="0.0039798557">
            <text:p>0.0039798557</text:p>
          </table:table-cell>
          <table:table-cell office:value-type="float" office:value="0.0042862315">
            <text:p>0.0042862315</text:p>
          </table:table-cell>
          <table:table-cell office:value-type="float" office:value="0.004846925">
            <text:p>0.004846925</text:p>
          </table:table-cell>
          <table:table-cell office:value-type="float" office:value="0.0046637957">
            <text:p>0.0046637957</text:p>
          </table:table-cell>
          <table:table-cell office:value-type="float" office:value="0.00463834">
            <text:p>0.00463834</text:p>
          </table:table-cell>
          <table:table-cell office:value-type="float" office:value="0.00427373">
            <text:p>0.00427373</text:p>
          </table:table-cell>
          <table:table-cell office:value-type="float" office:value="0.003582844">
            <text:p>0.003582844</text:p>
          </table:table-cell>
          <table:table-cell office:value-type="float" office:value="0.003285798">
            <text:p>0.003285798</text:p>
          </table:table-cell>
          <table:table-cell office:value-type="float" office:value="0.0032131402">
            <text:p>0.0032131402</text:p>
          </table:table-cell>
          <table:table-cell office:value-type="float" office:value="0.002772677">
            <text:p>0.002772677</text:p>
          </table:table-cell>
          <table:table-cell office:value-type="float" office:value="0.0033778502">
            <text:p>0.0033778502</text:p>
          </table:table-cell>
          <table:table-cell office:value-type="float" office:value="0.0039359448">
            <text:p>0.0039359448</text:p>
          </table:table-cell>
          <table:table-cell office:value-type="float" office:value="0.0037716436">
            <text:p>0.0037716436</text:p>
          </table:table-cell>
          <table:table-cell office:value-type="float" office:value="0.0044057337">
            <text:p>0.0044057337</text:p>
          </table:table-cell>
          <table:table-cell office:value-type="float" office:value="0.0047128317">
            <text:p>0.0047128317</text:p>
          </table:table-cell>
          <table:table-cell office:value-type="float" office:value="0.0037361428">
            <text:p>0.0037361428</text:p>
          </table:table-cell>
          <table:table-cell office:value-type="float" office:value="0.003286136">
            <text:p>0.003286136</text:p>
          </table:table-cell>
          <table:table-cell office:value-type="float" office:value="0.0025280246">
            <text:p>0.0025280246</text:p>
          </table:table-cell>
          <table:table-cell office:value-type="float" office:value="0.0023125103">
            <text:p>0.0023125103</text:p>
          </table:table-cell>
          <table:table-cell office:value-type="float" office:value="0.002798558">
            <text:p>0.002798558</text:p>
          </table:table-cell>
          <table:table-cell office:value-type="float" office:value="0.002635898">
            <text:p>0.002635898</text:p>
          </table:table-cell>
          <table:table-cell office:value-type="float" office:value="0.0032912316">
            <text:p>0.0032912316</text:p>
          </table:table-cell>
          <table:table-cell office:value-type="float" office:value="0.003209828">
            <text:p>0.003209828</text:p>
          </table:table-cell>
          <table:table-cell office:value-type="float" office:value="0.0036986102">
            <text:p>0.0036986102</text:p>
          </table:table-cell>
          <table:table-cell office:value-type="float" office:value="0.003942997">
            <text:p>0.003942997</text:p>
          </table:table-cell>
          <table:table-cell office:value-type="float" office:value="0.0034395407">
            <text:p>0.0034395407</text:p>
          </table:table-cell>
          <table:table-cell office:value-type="float" office:value="0.0026367048">
            <text:p>0.0026367048</text:p>
          </table:table-cell>
          <table:table-cell office:value-type="float" office:value="0.0024795872">
            <text:p>0.0024795872</text:p>
          </table:table-cell>
          <table:table-cell office:value-type="float" office:value="0.0023690686">
            <text:p>0.0023690686</text:p>
          </table:table-cell>
          <table:table-cell office:value-type="float" office:value="0.0024436607">
            <text:p>0.0024436607</text:p>
          </table:table-cell>
          <table:table-cell office:value-type="float" office:value="0.0022902058">
            <text:p>0.0022902058</text:p>
          </table:table-cell>
          <table:table-cell office:value-type="float" office:value="0.0027891838">
            <text:p>0.0027891838</text:p>
          </table:table-cell>
          <table:table-cell office:value-type="float" office:value="0.002708905">
            <text:p>0.002708905</text:p>
          </table:table-cell>
          <table:table-cell office:value-type="float" office:value="0.0035646562">
            <text:p>0.0035646562</text:p>
          </table:table-cell>
          <table:table-cell office:value-type="float" office:value="0.0030313805">
            <text:p>0.0030313805</text:p>
          </table:table-cell>
          <table:table-cell office:value-type="float" office:value="0.0030380185">
            <text:p>0.0030380185</text:p>
          </table:table-cell>
          <table:table-cell office:value-type="float" office:value="0.0022149852">
            <text:p>0.0022149852</text:p>
          </table:table-cell>
          <table:table-cell office:value-type="float" office:value="0.0020327615">
            <text:p>0.0020327615</text:p>
          </table:table-cell>
          <table:table-cell office:value-type="float" office:value="0.0024771101">
            <text:p>0.0024771101</text:p>
          </table:table-cell>
          <table:table-cell office:value-type="float" office:value="0.0022328927">
            <text:p>0.0022328927</text:p>
          </table:table-cell>
          <table:table-cell office:value-type="float" office:value="0.0021108084">
            <text:p>0.0021108084</text:p>
          </table:table-cell>
          <table:table-cell office:value-type="float" office:value="0.0021171921">
            <text:p>0.0021171921</text:p>
          </table:table-cell>
          <table:table-cell office:value-type="float" office:value="0.0027481485">
            <text:p>0.0027481485</text:p>
          </table:table-cell>
          <table:table-cell office:value-type="float" office:value="0.002874331">
            <text:p>0.002874331</text:p>
          </table:table-cell>
          <table:table-cell office:value-type="float" office:value="0.0022950459">
            <text:p>0.0022950459</text:p>
          </table:table-cell>
          <table:table-cell office:value-type="float" office:value="0.0024808946">
            <text:p>0.0024808946</text:p>
          </table:table-cell>
          <table:table-cell office:value-type="float" office:value="0.0022981146">
            <text:p>0.0022981146</text:p>
          </table:table-cell>
          <table:table-cell office:value-type="float" office:value="0.0017428738">
            <text:p>0.0017428738</text:p>
          </table:table-cell>
          <table:table-cell office:value-type="float" office:value="0.0021731406">
            <text:p>0.0021731406</text:p>
          </table:table-cell>
          <table:table-cell office:value-type="float" office:value="0.0020517425">
            <text:p>0.0020517425</text:p>
          </table:table-cell>
          <table:table-cell office:value-type="float" office:value="0.00172559">
            <text:p>0.00172559</text:p>
          </table:table-cell>
          <table:table-cell office:value-type="float" office:value="0.0017372873">
            <text:p>0.0017372873</text:p>
          </table:table-cell>
          <table:table-cell office:value-type="float" office:value="0.0020719403">
            <text:p>0.0020719403</text:p>
          </table:table-cell>
          <table:table-cell office:value-type="float" office:value="0.0023717014">
            <text:p>0.0023717014</text:p>
          </table:table-cell>
          <table:table-cell office:value-type="float" office:value="0.002290633">
            <text:p>0.002290633</text:p>
          </table:table-cell>
          <table:table-cell office:value-type="float" office:value="0.0018351587">
            <text:p>0.0018351587</text:p>
          </table:table-cell>
          <table:table-cell office:value-type="float" office:value="0.002076742">
            <text:p>0.002076742</text:p>
          </table:table-cell>
          <table:table-cell office:value-type="float" office:value="0.0017276852">
            <text:p>0.0017276852</text:p>
          </table:table-cell>
          <table:table-cell office:value-type="float" office:value="0.0017504214">
            <text:p>0.0017504214</text:p>
          </table:table-cell>
          <table:table-cell office:value-type="float" office:value="0.0017199268">
            <text:p>0.0017199268</text:p>
          </table:table-cell>
          <table:table-cell office:value-type="float" office:value="0.001567714">
            <text:p>0.001567714</text:p>
          </table:table-cell>
          <table:table-cell office:value-type="float" office:value="0.0015066315">
            <text:p>0.0015066315</text:p>
          </table:table-cell>
          <table:table-cell office:value-type="float" office:value="0.0016312037">
            <text:p>0.0016312037</text:p>
          </table:table-cell>
          <table:table-cell office:value-type="float" office:value="0.0018266514">
            <text:p>0.0018266514</text:p>
          </table:table-cell>
          <table:table-cell office:value-type="float" office:value="0.0018517924">
            <text:p>0.0018517924</text:p>
          </table:table-cell>
          <table:table-cell office:value-type="float" office:value="0.0015806876">
            <text:p>0.0015806876</text:p>
          </table:table-cell>
          <table:table-cell office:value-type="float" office:value="0.0016462364">
            <text:p>0.0016462364</text:p>
          </table:table-cell>
          <table:table-cell office:value-type="float" office:value="0.0017686221">
            <text:p>0.0017686221</text:p>
          </table:table-cell>
          <table:table-cell office:value-type="float" office:value="0.001668863">
            <text:p>0.001668863</text:p>
          </table:table-cell>
          <table:table-cell office:value-type="float" office:value="0.0015560177">
            <text:p>0.0015560177</text:p>
          </table:table-cell>
          <table:table-cell office:value-type="float" office:value="0.001469456">
            <text:p>0.001469456</text:p>
          </table:table-cell>
          <table:table-cell office:value-type="float" office:value="0.0014561302">
            <text:p>0.0014561302</text:p>
          </table:table-cell>
          <table:table-cell office:value-type="float" office:value="0.0014904178">
            <text:p>0.0014904178</text:p>
          </table:table-cell>
          <table:table-cell office:value-type="float" office:value="0.0015173367">
            <text:p>0.0015173367</text:p>
          </table:table-cell>
          <table:table-cell office:value-type="float" office:value="0.0016136939">
            <text:p>0.0016136939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6 - B.B. King - Broken Promise.mp3</text:p>
          </table:table-cell>
          <table:table-cell office:value-type="float" office:value="0.2199614">
            <text:p>0.2199614</text:p>
          </table:table-cell>
          <table:table-cell office:value-type="float" office:value="0.21998972">
            <text:p>0.21998972</text:p>
          </table:table-cell>
          <table:table-cell office:value-type="float" office:value="0.069712825">
            <text:p>0.069712825</text:p>
          </table:table-cell>
          <table:table-cell office:value-type="float" office:value="0.0635349">
            <text:p>0.0635349</text:p>
          </table:table-cell>
          <table:table-cell office:value-type="float" office:value="0.051728725">
            <text:p>0.051728725</text:p>
          </table:table-cell>
          <table:table-cell office:value-type="float" office:value="0.06749315">
            <text:p>0.06749315</text:p>
          </table:table-cell>
          <table:table-cell office:value-type="float" office:value="0.03623609">
            <text:p>0.03623609</text:p>
          </table:table-cell>
          <table:table-cell office:value-type="float" office:value="0.043270882">
            <text:p>0.043270882</text:p>
          </table:table-cell>
          <table:table-cell office:value-type="float" office:value="0.0463797">
            <text:p>0.0463797</text:p>
          </table:table-cell>
          <table:table-cell office:value-type="float" office:value="0.02274837">
            <text:p>0.02274837</text:p>
          </table:table-cell>
          <table:table-cell office:value-type="float" office:value="0.020431748">
            <text:p>0.020431748</text:p>
          </table:table-cell>
          <table:table-cell office:value-type="float" office:value="0.03841545">
            <text:p>0.03841545</text:p>
          </table:table-cell>
          <table:table-cell office:value-type="float" office:value="0.021705845">
            <text:p>0.021705845</text:p>
          </table:table-cell>
          <table:table-cell office:value-type="float" office:value="0.03024028">
            <text:p>0.03024028</text:p>
          </table:table-cell>
          <table:table-cell office:value-type="float" office:value="0.030586574">
            <text:p>0.030586574</text:p>
          </table:table-cell>
          <table:table-cell office:value-type="float" office:value="0.029313477">
            <text:p>0.029313477</text:p>
          </table:table-cell>
          <table:table-cell office:value-type="float" office:value="0.02425757">
            <text:p>0.02425757</text:p>
          </table:table-cell>
          <table:table-cell office:value-type="float" office:value="0.04011891">
            <text:p>0.04011891</text:p>
          </table:table-cell>
          <table:table-cell office:value-type="float" office:value="0.020188997">
            <text:p>0.020188997</text:p>
          </table:table-cell>
          <table:table-cell office:value-type="float" office:value="0.02485744">
            <text:p>0.02485744</text:p>
          </table:table-cell>
          <table:table-cell office:value-type="float" office:value="0.023546567">
            <text:p>0.023546567</text:p>
          </table:table-cell>
          <table:table-cell office:value-type="float" office:value="0.02106502">
            <text:p>0.02106502</text:p>
          </table:table-cell>
          <table:table-cell office:value-type="float" office:value="0.022464575">
            <text:p>0.022464575</text:p>
          </table:table-cell>
          <table:table-cell office:value-type="float" office:value="0.03724105">
            <text:p>0.03724105</text:p>
          </table:table-cell>
          <table:table-cell office:value-type="float" office:value="0.019960908">
            <text:p>0.019960908</text:p>
          </table:table-cell>
          <table:table-cell office:value-type="float" office:value="0.01991311">
            <text:p>0.01991311</text:p>
          </table:table-cell>
          <table:table-cell office:value-type="float" office:value="0.019986778">
            <text:p>0.019986778</text:p>
          </table:table-cell>
          <table:table-cell office:value-type="float" office:value="0.020291964">
            <text:p>0.020291964</text:p>
          </table:table-cell>
          <table:table-cell office:value-type="float" office:value="0.026605513">
            <text:p>0.026605513</text:p>
          </table:table-cell>
          <table:table-cell office:value-type="float" office:value="0.03224956">
            <text:p>0.03224956</text:p>
          </table:table-cell>
          <table:table-cell office:value-type="float" office:value="0.030073166">
            <text:p>0.030073166</text:p>
          </table:table-cell>
          <table:table-cell office:value-type="float" office:value="0.025890164">
            <text:p>0.025890164</text:p>
          </table:table-cell>
          <table:table-cell office:value-type="float" office:value="0.01767496">
            <text:p>0.01767496</text:p>
          </table:table-cell>
          <table:table-cell office:value-type="float" office:value="0.015618238">
            <text:p>0.015618238</text:p>
          </table:table-cell>
          <table:table-cell office:value-type="float" office:value="0.021618452">
            <text:p>0.021618452</text:p>
          </table:table-cell>
          <table:table-cell office:value-type="float" office:value="0.021746967">
            <text:p>0.021746967</text:p>
          </table:table-cell>
          <table:table-cell office:value-type="float" office:value="0.014446351">
            <text:p>0.014446351</text:p>
          </table:table-cell>
          <table:table-cell office:value-type="float" office:value="0.014021369">
            <text:p>0.014021369</text:p>
          </table:table-cell>
          <table:table-cell office:value-type="float" office:value="0.01679358">
            <text:p>0.01679358</text:p>
          </table:table-cell>
          <table:table-cell office:value-type="float" office:value="0.016589344">
            <text:p>0.016589344</text:p>
          </table:table-cell>
          <table:table-cell office:value-type="float" office:value="0.012697273">
            <text:p>0.012697273</text:p>
          </table:table-cell>
          <table:table-cell office:value-type="float" office:value="0.012177095">
            <text:p>0.012177095</text:p>
          </table:table-cell>
          <table:table-cell office:value-type="float" office:value="0.012185669">
            <text:p>0.012185669</text:p>
          </table:table-cell>
          <table:table-cell office:value-type="float" office:value="0.0104223015">
            <text:p>0.0104223015</text:p>
          </table:table-cell>
          <table:table-cell office:value-type="float" office:value="0.011544096">
            <text:p>0.011544096</text:p>
          </table:table-cell>
          <table:table-cell office:value-type="float" office:value="0.014556923">
            <text:p>0.014556923</text:p>
          </table:table-cell>
          <table:table-cell office:value-type="float" office:value="0.020872936">
            <text:p>0.020872936</text:p>
          </table:table-cell>
          <table:table-cell office:value-type="float" office:value="0.01468217">
            <text:p>0.01468217</text:p>
          </table:table-cell>
          <table:table-cell office:value-type="float" office:value="0.014151001">
            <text:p>0.014151001</text:p>
          </table:table-cell>
          <table:table-cell office:value-type="float" office:value="0.013406678">
            <text:p>0.013406678</text:p>
          </table:table-cell>
          <table:table-cell office:value-type="float" office:value="0.0134113245">
            <text:p>0.0134113245</text:p>
          </table:table-cell>
          <table:table-cell office:value-type="float" office:value="0.015151455">
            <text:p>0.015151455</text:p>
          </table:table-cell>
          <table:table-cell office:value-type="float" office:value="0.015530886">
            <text:p>0.015530886</text:p>
          </table:table-cell>
          <table:table-cell office:value-type="float" office:value="0.011618978">
            <text:p>0.011618978</text:p>
          </table:table-cell>
          <table:table-cell office:value-type="float" office:value="0.011188759">
            <text:p>0.011188759</text:p>
          </table:table-cell>
          <table:table-cell office:value-type="float" office:value="0.011394657">
            <text:p>0.011394657</text:p>
          </table:table-cell>
          <table:table-cell office:value-type="float" office:value="0.011402243">
            <text:p>0.011402243</text:p>
          </table:table-cell>
          <table:table-cell office:value-type="float" office:value="0.011174775">
            <text:p>0.011174775</text:p>
          </table:table-cell>
          <table:table-cell office:value-type="float" office:value="0.012351458">
            <text:p>0.012351458</text:p>
          </table:table-cell>
          <table:table-cell office:value-type="float" office:value="0.010589191">
            <text:p>0.010589191</text:p>
          </table:table-cell>
          <table:table-cell office:value-type="float" office:value="0.011604046">
            <text:p>0.011604046</text:p>
          </table:table-cell>
          <table:table-cell office:value-type="float" office:value="0.01266126">
            <text:p>0.01266126</text:p>
          </table:table-cell>
          <table:table-cell office:value-type="float" office:value="0.013734706">
            <text:p>0.013734706</text:p>
          </table:table-cell>
          <table:table-cell office:value-type="float" office:value="0.011945328">
            <text:p>0.011945328</text:p>
          </table:table-cell>
          <table:table-cell office:value-type="float" office:value="0.009637713">
            <text:p>0.009637713</text:p>
          </table:table-cell>
          <table:table-cell office:value-type="float" office:value="0.01159265">
            <text:p>0.01159265</text:p>
          </table:table-cell>
          <table:table-cell office:value-type="float" office:value="0.01288903">
            <text:p>0.01288903</text:p>
          </table:table-cell>
          <table:table-cell office:value-type="float" office:value="0.010668571">
            <text:p>0.010668571</text:p>
          </table:table-cell>
          <table:table-cell office:value-type="float" office:value="0.011188985">
            <text:p>0.011188985</text:p>
          </table:table-cell>
          <table:table-cell office:value-type="float" office:value="0.012094039">
            <text:p>0.012094039</text:p>
          </table:table-cell>
          <table:table-cell office:value-type="float" office:value="0.01140576">
            <text:p>0.01140576</text:p>
          </table:table-cell>
          <table:table-cell office:value-type="float" office:value="0.012877978">
            <text:p>0.012877978</text:p>
          </table:table-cell>
          <table:table-cell office:value-type="float" office:value="0.010143011">
            <text:p>0.010143011</text:p>
          </table:table-cell>
          <table:table-cell office:value-type="float" office:value="0.0116711585">
            <text:p>0.0116711585</text:p>
          </table:table-cell>
          <table:table-cell office:value-type="float" office:value="0.01135391">
            <text:p>0.01135391</text:p>
          </table:table-cell>
          <table:table-cell office:value-type="float" office:value="0.0099685835">
            <text:p>0.0099685835</text:p>
          </table:table-cell>
          <table:table-cell office:value-type="float" office:value="0.010010544">
            <text:p>0.010010544</text:p>
          </table:table-cell>
          <table:table-cell office:value-type="float" office:value="0.011062308">
            <text:p>0.011062308</text:p>
          </table:table-cell>
          <table:table-cell office:value-type="float" office:value="0.01164601">
            <text:p>0.01164601</text:p>
          </table:table-cell>
          <table:table-cell office:value-type="float" office:value="0.010545273">
            <text:p>0.010545273</text:p>
          </table:table-cell>
          <table:table-cell office:value-type="float" office:value="0.010468546">
            <text:p>0.010468546</text:p>
          </table:table-cell>
          <table:table-cell office:value-type="float" office:value="0.01035885">
            <text:p>0.01035885</text:p>
          </table:table-cell>
          <table:table-cell office:value-type="float" office:value="0.011733302">
            <text:p>0.011733302</text:p>
          </table:table-cell>
          <table:table-cell office:value-type="float" office:value="0.009801875">
            <text:p>0.009801875</text:p>
          </table:table-cell>
          <table:table-cell office:value-type="float" office:value="0.010822007">
            <text:p>0.010822007</text:p>
          </table:table-cell>
          <table:table-cell office:value-type="float" office:value="0.008471691">
            <text:p>0.008471691</text:p>
          </table:table-cell>
          <table:table-cell office:value-type="float" office:value="0.0100854365">
            <text:p>0.0100854365</text:p>
          </table:table-cell>
          <table:table-cell office:value-type="float" office:value="0.0102782175">
            <text:p>0.0102782175</text:p>
          </table:table-cell>
          <table:table-cell office:value-type="float" office:value="0.009278062">
            <text:p>0.009278062</text:p>
          </table:table-cell>
          <table:table-cell office:value-type="float" office:value="0.010946256">
            <text:p>0.010946256</text:p>
          </table:table-cell>
          <table:table-cell office:value-type="float" office:value="0.008122547">
            <text:p>0.008122547</text:p>
          </table:table-cell>
          <table:table-cell office:value-type="float" office:value="0.0089510465">
            <text:p>0.0089510465</text:p>
          </table:table-cell>
          <table:table-cell office:value-type="float" office:value="0.007141564">
            <text:p>0.007141564</text:p>
          </table:table-cell>
          <table:table-cell office:value-type="float" office:value="0.00839161">
            <text:p>0.00839161</text:p>
          </table:table-cell>
          <table:table-cell office:value-type="float" office:value="0.009361057">
            <text:p>0.009361057</text:p>
          </table:table-cell>
          <table:table-cell office:value-type="float" office:value="0.00990556">
            <text:p>0.00990556</text:p>
          </table:table-cell>
          <table:table-cell office:value-type="float" office:value="0.009291528">
            <text:p>0.009291528</text:p>
          </table:table-cell>
          <table:table-cell office:value-type="float" office:value="0.0073745786">
            <text:p>0.0073745786</text:p>
          </table:table-cell>
          <table:table-cell office:value-type="float" office:value="0.007909603">
            <text:p>0.007909603</text:p>
          </table:table-cell>
          <table:table-cell office:value-type="float" office:value="0.009048657">
            <text:p>0.009048657</text:p>
          </table:table-cell>
          <table:table-cell office:value-type="float" office:value="0.00950772">
            <text:p>0.00950772</text:p>
          </table:table-cell>
          <table:table-cell office:value-type="float" office:value="0.008945164">
            <text:p>0.008945164</text:p>
          </table:table-cell>
          <table:table-cell office:value-type="float" office:value="0.006989514">
            <text:p>0.006989514</text:p>
          </table:table-cell>
          <table:table-cell office:value-type="float" office:value="0.009560272">
            <text:p>0.009560272</text:p>
          </table:table-cell>
          <table:table-cell office:value-type="float" office:value="0.008237601">
            <text:p>0.008237601</text:p>
          </table:table-cell>
          <table:table-cell office:value-type="float" office:value="0.011343331">
            <text:p>0.011343331</text:p>
          </table:table-cell>
          <table:table-cell office:value-type="float" office:value="0.010186156">
            <text:p>0.010186156</text:p>
          </table:table-cell>
          <table:table-cell office:value-type="float" office:value="0.009355322">
            <text:p>0.009355322</text:p>
          </table:table-cell>
          <table:table-cell office:value-type="float" office:value="0.008486117">
            <text:p>0.008486117</text:p>
          </table:table-cell>
          <table:table-cell office:value-type="float" office:value="0.009479486">
            <text:p>0.009479486</text:p>
          </table:table-cell>
          <table:table-cell office:value-type="float" office:value="0.0085195415">
            <text:p>0.0085195415</text:p>
          </table:table-cell>
          <table:table-cell office:value-type="float" office:value="0.0067161378">
            <text:p>0.0067161378</text:p>
          </table:table-cell>
          <table:table-cell office:value-type="float" office:value="0.010066747">
            <text:p>0.010066747</text:p>
          </table:table-cell>
          <table:table-cell office:value-type="float" office:value="0.010512612">
            <text:p>0.010512612</text:p>
          </table:table-cell>
          <table:table-cell office:value-type="float" office:value="0.011446341">
            <text:p>0.011446341</text:p>
          </table:table-cell>
          <table:table-cell office:value-type="float" office:value="0.010367969">
            <text:p>0.010367969</text:p>
          </table:table-cell>
          <table:table-cell office:value-type="float" office:value="0.0073974663">
            <text:p>0.0073974663</text:p>
          </table:table-cell>
          <table:table-cell office:value-type="float" office:value="0.007809968">
            <text:p>0.007809968</text:p>
          </table:table-cell>
          <table:table-cell office:value-type="float" office:value="0.007981085">
            <text:p>0.007981085</text:p>
          </table:table-cell>
          <table:table-cell office:value-type="float" office:value="0.009791731">
            <text:p>0.009791731</text:p>
          </table:table-cell>
          <table:table-cell office:value-type="float" office:value="0.009688057">
            <text:p>0.009688057</text:p>
          </table:table-cell>
          <table:table-cell office:value-type="float" office:value="0.008838674">
            <text:p>0.008838674</text:p>
          </table:table-cell>
          <table:table-cell office:value-type="float" office:value="0.007899504">
            <text:p>0.007899504</text:p>
          </table:table-cell>
          <table:table-cell office:value-type="float" office:value="0.0091488445">
            <text:p>0.0091488445</text:p>
          </table:table-cell>
          <table:table-cell office:value-type="float" office:value="0.00868007">
            <text:p>0.00868007</text:p>
          </table:table-cell>
          <table:table-cell office:value-type="float" office:value="0.0094193425">
            <text:p>0.0094193425</text:p>
          </table:table-cell>
          <table:table-cell office:value-type="float" office:value="0.007812828">
            <text:p>0.007812828</text:p>
          </table:table-cell>
          <table:table-cell office:value-type="float" office:value="0.009236557">
            <text:p>0.009236557</text:p>
          </table:table-cell>
          <table:table-cell office:value-type="float" office:value="0.006493687">
            <text:p>0.006493687</text:p>
          </table:table-cell>
          <table:table-cell office:value-type="float" office:value="0.0071877684">
            <text:p>0.0071877684</text:p>
          </table:table-cell>
          <table:table-cell office:value-type="float" office:value="0.0081290845">
            <text:p>0.0081290845</text:p>
          </table:table-cell>
          <table:table-cell office:value-type="float" office:value="0.0076256697">
            <text:p>0.0076256697</text:p>
          </table:table-cell>
          <table:table-cell office:value-type="float" office:value="0.0069980165">
            <text:p>0.0069980165</text:p>
          </table:table-cell>
          <table:table-cell office:value-type="float" office:value="0.008433149">
            <text:p>0.008433149</text:p>
          </table:table-cell>
          <table:table-cell office:value-type="float" office:value="0.00796772">
            <text:p>0.00796772</text:p>
          </table:table-cell>
          <table:table-cell office:value-type="float" office:value="0.006220793">
            <text:p>0.006220793</text:p>
          </table:table-cell>
          <table:table-cell office:value-type="float" office:value="0.006633473">
            <text:p>0.006633473</text:p>
          </table:table-cell>
          <table:table-cell office:value-type="float" office:value="0.006905623">
            <text:p>0.006905623</text:p>
          </table:table-cell>
          <table:table-cell office:value-type="float" office:value="0.00612411">
            <text:p>0.00612411</text:p>
          </table:table-cell>
          <table:table-cell office:value-type="float" office:value="0.0072106197">
            <text:p>0.0072106197</text:p>
          </table:table-cell>
          <table:table-cell office:value-type="float" office:value="0.007973486">
            <text:p>0.007973486</text:p>
          </table:table-cell>
          <table:table-cell office:value-type="float" office:value="0.006744983">
            <text:p>0.006744983</text:p>
          </table:table-cell>
          <table:table-cell office:value-type="float" office:value="0.0067782644">
            <text:p>0.0067782644</text:p>
          </table:table-cell>
          <table:table-cell office:value-type="float" office:value="0.006733751">
            <text:p>0.006733751</text:p>
          </table:table-cell>
          <table:table-cell office:value-type="float" office:value="0.0058907135">
            <text:p>0.0058907135</text:p>
          </table:table-cell>
          <table:table-cell office:value-type="float" office:value="0.005886435">
            <text:p>0.005886435</text:p>
          </table:table-cell>
          <table:table-cell office:value-type="float" office:value="0.006757099">
            <text:p>0.006757099</text:p>
          </table:table-cell>
          <table:table-cell office:value-type="float" office:value="0.006600222">
            <text:p>0.006600222</text:p>
          </table:table-cell>
          <table:table-cell office:value-type="float" office:value="0.0062953257">
            <text:p>0.0062953257</text:p>
          </table:table-cell>
          <table:table-cell office:value-type="float" office:value="0.0057875575">
            <text:p>0.0057875575</text:p>
          </table:table-cell>
          <table:table-cell office:value-type="float" office:value="0.0054134442">
            <text:p>0.0054134442</text:p>
          </table:table-cell>
          <table:table-cell office:value-type="float" office:value="0.0044780136">
            <text:p>0.0044780136</text:p>
          </table:table-cell>
          <table:table-cell office:value-type="float" office:value="0.0058713346">
            <text:p>0.0058713346</text:p>
          </table:table-cell>
          <table:table-cell office:value-type="float" office:value="0.0056484384">
            <text:p>0.0056484384</text:p>
          </table:table-cell>
          <table:table-cell office:value-type="float" office:value="0.0052523417">
            <text:p>0.0052523417</text:p>
          </table:table-cell>
          <table:table-cell office:value-type="float" office:value="0.007699359">
            <text:p>0.007699359</text:p>
          </table:table-cell>
          <table:table-cell office:value-type="float" office:value="0.007296091">
            <text:p>0.007296091</text:p>
          </table:table-cell>
          <table:table-cell office:value-type="float" office:value="0.005893525">
            <text:p>0.005893525</text:p>
          </table:table-cell>
          <table:table-cell office:value-type="float" office:value="0.004963295">
            <text:p>0.004963295</text:p>
          </table:table-cell>
          <table:table-cell office:value-type="float" office:value="0.004566282">
            <text:p>0.004566282</text:p>
          </table:table-cell>
          <table:table-cell office:value-type="float" office:value="0.0042564063">
            <text:p>0.0042564063</text:p>
          </table:table-cell>
          <table:table-cell office:value-type="float" office:value="0.0040651765">
            <text:p>0.0040651765</text:p>
          </table:table-cell>
          <table:table-cell office:value-type="float" office:value="0.00464674">
            <text:p>0.00464674</text:p>
          </table:table-cell>
          <table:table-cell office:value-type="float" office:value="0.0064335554">
            <text:p>0.0064335554</text:p>
          </table:table-cell>
          <table:table-cell office:value-type="float" office:value="0.00600806">
            <text:p>0.00600806</text:p>
          </table:table-cell>
          <table:table-cell office:value-type="float" office:value="0.005357861">
            <text:p>0.005357861</text:p>
          </table:table-cell>
          <table:table-cell office:value-type="float" office:value="0.006323134">
            <text:p>0.006323134</text:p>
          </table:table-cell>
          <table:table-cell office:value-type="float" office:value="0.0045721657">
            <text:p>0.0045721657</text:p>
          </table:table-cell>
          <table:table-cell office:value-type="float" office:value="0.0039128168">
            <text:p>0.0039128168</text:p>
          </table:table-cell>
          <table:table-cell office:value-type="float" office:value="0.00421037">
            <text:p>0.00421037</text:p>
          </table:table-cell>
          <table:table-cell office:value-type="float" office:value="0.004482329">
            <text:p>0.004482329</text:p>
          </table:table-cell>
          <table:table-cell office:value-type="float" office:value="0.0046454566">
            <text:p>0.0046454566</text:p>
          </table:table-cell>
          <table:table-cell office:value-type="float" office:value="0.005631859">
            <text:p>0.005631859</text:p>
          </table:table-cell>
          <table:table-cell office:value-type="float" office:value="0.0057083345">
            <text:p>0.0057083345</text:p>
          </table:table-cell>
          <table:table-cell office:value-type="float" office:value="0.005830164">
            <text:p>0.005830164</text:p>
          </table:table-cell>
          <table:table-cell office:value-type="float" office:value="0.0053371657">
            <text:p>0.0053371657</text:p>
          </table:table-cell>
          <table:table-cell office:value-type="float" office:value="0.004818035">
            <text:p>0.004818035</text:p>
          </table:table-cell>
          <table:table-cell office:value-type="float" office:value="0.0040762895">
            <text:p>0.0040762895</text:p>
          </table:table-cell>
          <table:table-cell office:value-type="float" office:value="0.0041675386">
            <text:p>0.0041675386</text:p>
          </table:table-cell>
          <table:table-cell office:value-type="float" office:value="0.004645197">
            <text:p>0.004645197</text:p>
          </table:table-cell>
          <table:table-cell office:value-type="float" office:value="0.0044854726">
            <text:p>0.0044854726</text:p>
          </table:table-cell>
          <table:table-cell office:value-type="float" office:value="0.0046728654">
            <text:p>0.0046728654</text:p>
          </table:table-cell>
          <table:table-cell office:value-type="float" office:value="0.0048631374">
            <text:p>0.0048631374</text:p>
          </table:table-cell>
          <table:table-cell office:value-type="float" office:value="0.0052793147">
            <text:p>0.0052793147</text:p>
          </table:table-cell>
          <table:table-cell office:value-type="float" office:value="0.005276825">
            <text:p>0.005276825</text:p>
          </table:table-cell>
          <table:table-cell office:value-type="float" office:value="0.0044879643">
            <text:p>0.0044879643</text:p>
          </table:table-cell>
          <table:table-cell office:value-type="float" office:value="0.0037548677">
            <text:p>0.0037548677</text:p>
          </table:table-cell>
          <table:table-cell office:value-type="float" office:value="0.003554566">
            <text:p>0.003554566</text:p>
          </table:table-cell>
          <table:table-cell office:value-type="float" office:value="0.0036277554">
            <text:p>0.0036277554</text:p>
          </table:table-cell>
          <table:table-cell office:value-type="float" office:value="0.0031644073">
            <text:p>0.0031644073</text:p>
          </table:table-cell>
          <table:table-cell office:value-type="float" office:value="0.0042851237">
            <text:p>0.0042851237</text:p>
          </table:table-cell>
          <table:table-cell office:value-type="float" office:value="0.0039393166">
            <text:p>0.0039393166</text:p>
          </table:table-cell>
          <table:table-cell office:value-type="float" office:value="0.0038370811">
            <text:p>0.0038370811</text:p>
          </table:table-cell>
          <table:table-cell office:value-type="float" office:value="0.0043149353">
            <text:p>0.0043149353</text:p>
          </table:table-cell>
          <table:table-cell office:value-type="float" office:value="0.004439249">
            <text:p>0.004439249</text:p>
          </table:table-cell>
          <table:table-cell office:value-type="float" office:value="0.0038644064">
            <text:p>0.0038644064</text:p>
          </table:table-cell>
          <table:table-cell office:value-type="float" office:value="0.0037142525">
            <text:p>0.0037142525</text:p>
          </table:table-cell>
          <table:table-cell office:value-type="float" office:value="0.00287724">
            <text:p>0.00287724</text:p>
          </table:table-cell>
          <table:table-cell office:value-type="float" office:value="0.002602889">
            <text:p>0.002602889</text:p>
          </table:table-cell>
          <table:table-cell office:value-type="float" office:value="0.0034453117">
            <text:p>0.0034453117</text:p>
          </table:table-cell>
          <table:table-cell office:value-type="float" office:value="0.003122561">
            <text:p>0.003122561</text:p>
          </table:table-cell>
          <table:table-cell office:value-type="float" office:value="0.0036371723">
            <text:p>0.0036371723</text:p>
          </table:table-cell>
          <table:table-cell office:value-type="float" office:value="0.003305362">
            <text:p>0.003305362</text:p>
          </table:table-cell>
          <table:table-cell office:value-type="float" office:value="0.0039841845">
            <text:p>0.0039841845</text:p>
          </table:table-cell>
          <table:table-cell office:value-type="float" office:value="0.0039238487">
            <text:p>0.0039238487</text:p>
          </table:table-cell>
          <table:table-cell office:value-type="float" office:value="0.003901227">
            <text:p>0.003901227</text:p>
          </table:table-cell>
          <table:table-cell office:value-type="float" office:value="0.0027928564">
            <text:p>0.0027928564</text:p>
          </table:table-cell>
          <table:table-cell office:value-type="float" office:value="0.00232268">
            <text:p>0.00232268</text:p>
          </table:table-cell>
          <table:table-cell office:value-type="float" office:value="0.0026684518">
            <text:p>0.0026684518</text:p>
          </table:table-cell>
          <table:table-cell office:value-type="float" office:value="0.003426602">
            <text:p>0.003426602</text:p>
          </table:table-cell>
          <table:table-cell office:value-type="float" office:value="0.0025204897">
            <text:p>0.0025204897</text:p>
          </table:table-cell>
          <table:table-cell office:value-type="float" office:value="0.0030530496">
            <text:p>0.0030530496</text:p>
          </table:table-cell>
          <table:table-cell office:value-type="float" office:value="0.0030345577">
            <text:p>0.0030345577</text:p>
          </table:table-cell>
          <table:table-cell office:value-type="float" office:value="0.0038874936">
            <text:p>0.0038874936</text:p>
          </table:table-cell>
          <table:table-cell office:value-type="float" office:value="0.0032141993">
            <text:p>0.0032141993</text:p>
          </table:table-cell>
          <table:table-cell office:value-type="float" office:value="0.002793046">
            <text:p>0.002793046</text:p>
          </table:table-cell>
          <table:table-cell office:value-type="float" office:value="0.0021489982">
            <text:p>0.0021489982</text:p>
          </table:table-cell>
          <table:table-cell office:value-type="float" office:value="0.0021032724">
            <text:p>0.0021032724</text:p>
          </table:table-cell>
          <table:table-cell office:value-type="float" office:value="0.0029647434">
            <text:p>0.0029647434</text:p>
          </table:table-cell>
          <table:table-cell office:value-type="float" office:value="0.0025434475">
            <text:p>0.0025434475</text:p>
          </table:table-cell>
          <table:table-cell office:value-type="float" office:value="0.002218094">
            <text:p>0.002218094</text:p>
          </table:table-cell>
          <table:table-cell office:value-type="float" office:value="0.0022391095">
            <text:p>0.0022391095</text:p>
          </table:table-cell>
          <table:table-cell office:value-type="float" office:value="0.0029797466">
            <text:p>0.0029797466</text:p>
          </table:table-cell>
          <table:table-cell office:value-type="float" office:value="0.0029922265">
            <text:p>0.0029922265</text:p>
          </table:table-cell>
          <table:table-cell office:value-type="float" office:value="0.0024145916">
            <text:p>0.0024145916</text:p>
          </table:table-cell>
          <table:table-cell office:value-type="float" office:value="0.0024542443">
            <text:p>0.0024542443</text:p>
          </table:table-cell>
          <table:table-cell office:value-type="float" office:value="0.0023785364">
            <text:p>0.0023785364</text:p>
          </table:table-cell>
          <table:table-cell office:value-type="float" office:value="0.0018497455">
            <text:p>0.0018497455</text:p>
          </table:table-cell>
          <table:table-cell office:value-type="float" office:value="0.0022567464">
            <text:p>0.0022567464</text:p>
          </table:table-cell>
          <table:table-cell office:value-type="float" office:value="0.0020520922">
            <text:p>0.0020520922</text:p>
          </table:table-cell>
          <table:table-cell office:value-type="float" office:value="0.0019139206">
            <text:p>0.0019139206</text:p>
          </table:table-cell>
          <table:table-cell office:value-type="float" office:value="0.0019724302">
            <text:p>0.0019724302</text:p>
          </table:table-cell>
          <table:table-cell office:value-type="float" office:value="0.0024852373">
            <text:p>0.0024852373</text:p>
          </table:table-cell>
          <table:table-cell office:value-type="float" office:value="0.0026993859">
            <text:p>0.0026993859</text:p>
          </table:table-cell>
          <table:table-cell office:value-type="float" office:value="0.0025649942">
            <text:p>0.0025649942</text:p>
          </table:table-cell>
          <table:table-cell office:value-type="float" office:value="0.0017551614">
            <text:p>0.0017551614</text:p>
          </table:table-cell>
          <table:table-cell office:value-type="float" office:value="0.0018925169">
            <text:p>0.0018925169</text:p>
          </table:table-cell>
          <table:table-cell office:value-type="float" office:value="0.0018602369">
            <text:p>0.0018602369</text:p>
          </table:table-cell>
          <table:table-cell office:value-type="float" office:value="0.00212679">
            <text:p>0.00212679</text:p>
          </table:table-cell>
          <table:table-cell office:value-type="float" office:value="0.0020996241">
            <text:p>0.0020996241</text:p>
          </table:table-cell>
          <table:table-cell office:value-type="float" office:value="0.0018503291">
            <text:p>0.0018503291</text:p>
          </table:table-cell>
          <table:table-cell office:value-type="float" office:value="0.0016681113">
            <text:p>0.0016681113</text:p>
          </table:table-cell>
          <table:table-cell office:value-type="float" office:value="0.0017347441">
            <text:p>0.0017347441</text:p>
          </table:table-cell>
          <table:table-cell office:value-type="float" office:value="0.0020140444">
            <text:p>0.0020140444</text:p>
          </table:table-cell>
          <table:table-cell office:value-type="float" office:value="0.0020323659">
            <text:p>0.0020323659</text:p>
          </table:table-cell>
          <table:table-cell office:value-type="float" office:value="0.0018663849">
            <text:p>0.0018663849</text:p>
          </table:table-cell>
          <table:table-cell office:value-type="float" office:value="0.0017135388">
            <text:p>0.0017135388</text:p>
          </table:table-cell>
          <table:table-cell office:value-type="float" office:value="0.0017864135">
            <text:p>0.0017864135</text:p>
          </table:table-cell>
          <table:table-cell office:value-type="float" office:value="0.0018038375">
            <text:p>0.0018038375</text:p>
          </table:table-cell>
          <table:table-cell office:value-type="float" office:value="0.0016838099">
            <text:p>0.0016838099</text:p>
          </table:table-cell>
          <table:table-cell office:value-type="float" office:value="0.0015965487">
            <text:p>0.0015965487</text:p>
          </table:table-cell>
          <table:table-cell office:value-type="float" office:value="0.0015928012">
            <text:p>0.0015928012</text:p>
          </table:table-cell>
          <table:table-cell office:value-type="float" office:value="0.0016743639">
            <text:p>0.0016743639</text:p>
          </table:table-cell>
          <table:table-cell office:value-type="float" office:value="0.0016881842">
            <text:p>0.0016881842</text:p>
          </table:table-cell>
          <table:table-cell office:value-type="float" office:value="0.0018087955">
            <text:p>0.0018087955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7 - B.B. King - Darlin' What Happened.mp3</text:p>
          </table:table-cell>
          <table:table-cell office:value-type="float" office:value="0.2254748">
            <text:p>0.2254748</text:p>
          </table:table-cell>
          <table:table-cell office:value-type="float" office:value="0.23306891">
            <text:p>0.23306891</text:p>
          </table:table-cell>
          <table:table-cell office:value-type="float" office:value="0.06815506">
            <text:p>0.06815506</text:p>
          </table:table-cell>
          <table:table-cell office:value-type="float" office:value="0.054415938">
            <text:p>0.054415938</text:p>
          </table:table-cell>
          <table:table-cell office:value-type="float" office:value="0.06846089">
            <text:p>0.06846089</text:p>
          </table:table-cell>
          <table:table-cell office:value-type="float" office:value="0.04514801">
            <text:p>0.04514801</text:p>
          </table:table-cell>
          <table:table-cell office:value-type="float" office:value="0.044129107">
            <text:p>0.044129107</text:p>
          </table:table-cell>
          <table:table-cell office:value-type="float" office:value="0.029153006">
            <text:p>0.029153006</text:p>
          </table:table-cell>
          <table:table-cell office:value-type="float" office:value="0.04618966">
            <text:p>0.04618966</text:p>
          </table:table-cell>
          <table:table-cell office:value-type="float" office:value="0.030383015">
            <text:p>0.030383015</text:p>
          </table:table-cell>
          <table:table-cell office:value-type="float" office:value="0.03139218">
            <text:p>0.03139218</text:p>
          </table:table-cell>
          <table:table-cell office:value-type="float" office:value="0.02056984">
            <text:p>0.02056984</text:p>
          </table:table-cell>
          <table:table-cell office:value-type="float" office:value="0.032589067">
            <text:p>0.032589067</text:p>
          </table:table-cell>
          <table:table-cell office:value-type="float" office:value="0.025049856">
            <text:p>0.025049856</text:p>
          </table:table-cell>
          <table:table-cell office:value-type="float" office:value="0.020637535">
            <text:p>0.020637535</text:p>
          </table:table-cell>
          <table:table-cell office:value-type="float" office:value="0.017952377">
            <text:p>0.017952377</text:p>
          </table:table-cell>
          <table:table-cell office:value-type="float" office:value="0.028873183">
            <text:p>0.028873183</text:p>
          </table:table-cell>
          <table:table-cell office:value-type="float" office:value="0.018827936">
            <text:p>0.018827936</text:p>
          </table:table-cell>
          <table:table-cell office:value-type="float" office:value="0.01900661">
            <text:p>0.01900661</text:p>
          </table:table-cell>
          <table:table-cell office:value-type="float" office:value="0.0143441735">
            <text:p>0.0143441735</text:p>
          </table:table-cell>
          <table:table-cell office:value-type="float" office:value="0.023311827">
            <text:p>0.023311827</text:p>
          </table:table-cell>
          <table:table-cell office:value-type="float" office:value="0.016677137">
            <text:p>0.016677137</text:p>
          </table:table-cell>
          <table:table-cell office:value-type="float" office:value="0.012203686">
            <text:p>0.012203686</text:p>
          </table:table-cell>
          <table:table-cell office:value-type="float" office:value="0.014713703">
            <text:p>0.014713703</text:p>
          </table:table-cell>
          <table:table-cell office:value-type="float" office:value="0.025880463">
            <text:p>0.025880463</text:p>
          </table:table-cell>
          <table:table-cell office:value-type="float" office:value="0.015411712">
            <text:p>0.015411712</text:p>
          </table:table-cell>
          <table:table-cell office:value-type="float" office:value="0.01217474">
            <text:p>0.01217474</text:p>
          </table:table-cell>
          <table:table-cell office:value-type="float" office:value="0.022673791">
            <text:p>0.022673791</text:p>
          </table:table-cell>
          <table:table-cell office:value-type="float" office:value="0.021784114">
            <text:p>0.021784114</text:p>
          </table:table-cell>
          <table:table-cell office:value-type="float" office:value="0.022112822">
            <text:p>0.022112822</text:p>
          </table:table-cell>
          <table:table-cell office:value-type="float" office:value="0.023164451">
            <text:p>0.023164451</text:p>
          </table:table-cell>
          <table:table-cell office:value-type="float" office:value="0.019398041">
            <text:p>0.019398041</text:p>
          </table:table-cell>
          <table:table-cell office:value-type="float" office:value="0.02292833">
            <text:p>0.02292833</text:p>
          </table:table-cell>
          <table:table-cell office:value-type="float" office:value="0.018378709">
            <text:p>0.018378709</text:p>
          </table:table-cell>
          <table:table-cell office:value-type="float" office:value="0.019159345">
            <text:p>0.019159345</text:p>
          </table:table-cell>
          <table:table-cell office:value-type="float" office:value="0.013454886">
            <text:p>0.013454886</text:p>
          </table:table-cell>
          <table:table-cell office:value-type="float" office:value="0.017069943">
            <text:p>0.017069943</text:p>
          </table:table-cell>
          <table:table-cell office:value-type="float" office:value="0.015627997">
            <text:p>0.015627997</text:p>
          </table:table-cell>
          <table:table-cell office:value-type="float" office:value="0.012756126">
            <text:p>0.012756126</text:p>
          </table:table-cell>
          <table:table-cell office:value-type="float" office:value="0.0118713295">
            <text:p>0.0118713295</text:p>
          </table:table-cell>
          <table:table-cell office:value-type="float" office:value="0.012986916">
            <text:p>0.012986916</text:p>
          </table:table-cell>
          <table:table-cell office:value-type="float" office:value="0.015316834">
            <text:p>0.015316834</text:p>
          </table:table-cell>
          <table:table-cell office:value-type="float" office:value="0.011999946">
            <text:p>0.011999946</text:p>
          </table:table-cell>
          <table:table-cell office:value-type="float" office:value="0.012044787">
            <text:p>0.012044787</text:p>
          </table:table-cell>
          <table:table-cell office:value-type="float" office:value="0.010070466">
            <text:p>0.010070466</text:p>
          </table:table-cell>
          <table:table-cell office:value-type="float" office:value="0.009674444">
            <text:p>0.009674444</text:p>
          </table:table-cell>
          <table:table-cell office:value-type="float" office:value="0.008897353">
            <text:p>0.008897353</text:p>
          </table:table-cell>
          <table:table-cell office:value-type="float" office:value="0.00936373">
            <text:p>0.00936373</text:p>
          </table:table-cell>
          <table:table-cell office:value-type="float" office:value="0.011177491">
            <text:p>0.011177491</text:p>
          </table:table-cell>
          <table:table-cell office:value-type="float" office:value="0.014241369">
            <text:p>0.014241369</text:p>
          </table:table-cell>
          <table:table-cell office:value-type="float" office:value="0.012241507">
            <text:p>0.012241507</text:p>
          </table:table-cell>
          <table:table-cell office:value-type="float" office:value="0.010453104">
            <text:p>0.010453104</text:p>
          </table:table-cell>
          <table:table-cell office:value-type="float" office:value="0.008916918">
            <text:p>0.008916918</text:p>
          </table:table-cell>
          <table:table-cell office:value-type="float" office:value="0.008412673">
            <text:p>0.008412673</text:p>
          </table:table-cell>
          <table:table-cell office:value-type="float" office:value="0.008053322">
            <text:p>0.008053322</text:p>
          </table:table-cell>
          <table:table-cell office:value-type="float" office:value="0.008641376">
            <text:p>0.008641376</text:p>
          </table:table-cell>
          <table:table-cell office:value-type="float" office:value="0.0092917485">
            <text:p>0.0092917485</text:p>
          </table:table-cell>
          <table:table-cell office:value-type="float" office:value="0.008579038">
            <text:p>0.008579038</text:p>
          </table:table-cell>
          <table:table-cell office:value-type="float" office:value="0.008063077">
            <text:p>0.008063077</text:p>
          </table:table-cell>
          <table:table-cell office:value-type="float" office:value="0.008649279">
            <text:p>0.008649279</text:p>
          </table:table-cell>
          <table:table-cell office:value-type="float" office:value="0.009095238">
            <text:p>0.009095238</text:p>
          </table:table-cell>
          <table:table-cell office:value-type="float" office:value="0.011901906">
            <text:p>0.011901906</text:p>
          </table:table-cell>
          <table:table-cell office:value-type="float" office:value="0.010847763">
            <text:p>0.010847763</text:p>
          </table:table-cell>
          <table:table-cell office:value-type="float" office:value="0.008116715">
            <text:p>0.008116715</text:p>
          </table:table-cell>
          <table:table-cell office:value-type="float" office:value="0.009110348">
            <text:p>0.009110348</text:p>
          </table:table-cell>
          <table:table-cell office:value-type="float" office:value="0.009340475">
            <text:p>0.009340475</text:p>
          </table:table-cell>
          <table:table-cell office:value-type="float" office:value="0.009299523">
            <text:p>0.009299523</text:p>
          </table:table-cell>
          <table:table-cell office:value-type="float" office:value="0.009811183">
            <text:p>0.009811183</text:p>
          </table:table-cell>
          <table:table-cell office:value-type="float" office:value="0.009763582">
            <text:p>0.009763582</text:p>
          </table:table-cell>
          <table:table-cell office:value-type="float" office:value="0.008631169">
            <text:p>0.008631169</text:p>
          </table:table-cell>
          <table:table-cell office:value-type="float" office:value="0.008624026">
            <text:p>0.008624026</text:p>
          </table:table-cell>
          <table:table-cell office:value-type="float" office:value="0.008872174">
            <text:p>0.008872174</text:p>
          </table:table-cell>
          <table:table-cell office:value-type="float" office:value="0.009316602">
            <text:p>0.009316602</text:p>
          </table:table-cell>
          <table:table-cell office:value-type="float" office:value="0.0104919">
            <text:p>0.0104919</text:p>
          </table:table-cell>
          <table:table-cell office:value-type="float" office:value="0.009503762">
            <text:p>0.009503762</text:p>
          </table:table-cell>
          <table:table-cell office:value-type="float" office:value="0.008640361">
            <text:p>0.008640361</text:p>
          </table:table-cell>
          <table:table-cell office:value-type="float" office:value="0.0093048215">
            <text:p>0.0093048215</text:p>
          </table:table-cell>
          <table:table-cell office:value-type="float" office:value="0.008380925">
            <text:p>0.008380925</text:p>
          </table:table-cell>
          <table:table-cell office:value-type="float" office:value="0.008652172">
            <text:p>0.008652172</text:p>
          </table:table-cell>
          <table:table-cell office:value-type="float" office:value="0.00832523">
            <text:p>0.00832523</text:p>
          </table:table-cell>
          <table:table-cell office:value-type="float" office:value="0.009252765">
            <text:p>0.009252765</text:p>
          </table:table-cell>
          <table:table-cell office:value-type="float" office:value="0.008680026">
            <text:p>0.008680026</text:p>
          </table:table-cell>
          <table:table-cell office:value-type="float" office:value="0.008508341">
            <text:p>0.008508341</text:p>
          </table:table-cell>
          <table:table-cell office:value-type="float" office:value="0.007856526">
            <text:p>0.007856526</text:p>
          </table:table-cell>
          <table:table-cell office:value-type="float" office:value="0.0077482117">
            <text:p>0.0077482117</text:p>
          </table:table-cell>
          <table:table-cell office:value-type="float" office:value="0.007160074">
            <text:p>0.007160074</text:p>
          </table:table-cell>
          <table:table-cell office:value-type="float" office:value="0.00775717">
            <text:p>0.00775717</text:p>
          </table:table-cell>
          <table:table-cell office:value-type="float" office:value="0.007388759">
            <text:p>0.007388759</text:p>
          </table:table-cell>
          <table:table-cell office:value-type="float" office:value="0.00608535">
            <text:p>0.00608535</text:p>
          </table:table-cell>
          <table:table-cell office:value-type="float" office:value="0.0073536667">
            <text:p>0.0073536667</text:p>
          </table:table-cell>
          <table:table-cell office:value-type="float" office:value="0.0068650055">
            <text:p>0.0068650055</text:p>
          </table:table-cell>
          <table:table-cell office:value-type="float" office:value="0.0072079785">
            <text:p>0.0072079785</text:p>
          </table:table-cell>
          <table:table-cell office:value-type="float" office:value="0.0069410843">
            <text:p>0.0069410843</text:p>
          </table:table-cell>
          <table:table-cell office:value-type="float" office:value="0.007235837">
            <text:p>0.007235837</text:p>
          </table:table-cell>
          <table:table-cell office:value-type="float" office:value="0.006861721">
            <text:p>0.006861721</text:p>
          </table:table-cell>
          <table:table-cell office:value-type="float" office:value="0.006529133">
            <text:p>0.006529133</text:p>
          </table:table-cell>
          <table:table-cell office:value-type="float" office:value="0.006916096">
            <text:p>0.006916096</text:p>
          </table:table-cell>
          <table:table-cell office:value-type="float" office:value="0.0068000276">
            <text:p>0.0068000276</text:p>
          </table:table-cell>
          <table:table-cell office:value-type="float" office:value="0.0073537966">
            <text:p>0.0073537966</text:p>
          </table:table-cell>
          <table:table-cell office:value-type="float" office:value="0.0071835048">
            <text:p>0.0071835048</text:p>
          </table:table-cell>
          <table:table-cell office:value-type="float" office:value="0.006994311">
            <text:p>0.006994311</text:p>
          </table:table-cell>
          <table:table-cell office:value-type="float" office:value="0.007323301">
            <text:p>0.007323301</text:p>
          </table:table-cell>
          <table:table-cell office:value-type="float" office:value="0.0072005936">
            <text:p>0.0072005936</text:p>
          </table:table-cell>
          <table:table-cell office:value-type="float" office:value="0.0074777086">
            <text:p>0.0074777086</text:p>
          </table:table-cell>
          <table:table-cell office:value-type="float" office:value="0.007553333">
            <text:p>0.007553333</text:p>
          </table:table-cell>
          <table:table-cell office:value-type="float" office:value="0.007911136">
            <text:p>0.007911136</text:p>
          </table:table-cell>
          <table:table-cell office:value-type="float" office:value="0.008004577">
            <text:p>0.008004577</text:p>
          </table:table-cell>
          <table:table-cell office:value-type="float" office:value="0.0073202755">
            <text:p>0.0073202755</text:p>
          </table:table-cell>
          <table:table-cell office:value-type="float" office:value="0.0076761562">
            <text:p>0.0076761562</text:p>
          </table:table-cell>
          <table:table-cell office:value-type="float" office:value="0.0075148153">
            <text:p>0.0075148153</text:p>
          </table:table-cell>
          <table:table-cell office:value-type="float" office:value="0.0073398584">
            <text:p>0.0073398584</text:p>
          </table:table-cell>
          <table:table-cell office:value-type="float" office:value="0.007144257">
            <text:p>0.007144257</text:p>
          </table:table-cell>
          <table:table-cell office:value-type="float" office:value="0.007944515">
            <text:p>0.007944515</text:p>
          </table:table-cell>
          <table:table-cell office:value-type="float" office:value="0.0073803216">
            <text:p>0.0073803216</text:p>
          </table:table-cell>
          <table:table-cell office:value-type="float" office:value="0.00872351">
            <text:p>0.00872351</text:p>
          </table:table-cell>
          <table:table-cell office:value-type="float" office:value="0.009157823">
            <text:p>0.009157823</text:p>
          </table:table-cell>
          <table:table-cell office:value-type="float" office:value="0.007824041">
            <text:p>0.007824041</text:p>
          </table:table-cell>
          <table:table-cell office:value-type="float" office:value="0.0077952533">
            <text:p>0.0077952533</text:p>
          </table:table-cell>
          <table:table-cell office:value-type="float" office:value="0.0076909605">
            <text:p>0.0076909605</text:p>
          </table:table-cell>
          <table:table-cell office:value-type="float" office:value="0.007907946">
            <text:p>0.007907946</text:p>
          </table:table-cell>
          <table:table-cell office:value-type="float" office:value="0.007518281">
            <text:p>0.007518281</text:p>
          </table:table-cell>
          <table:table-cell office:value-type="float" office:value="0.008031743">
            <text:p>0.008031743</text:p>
          </table:table-cell>
          <table:table-cell office:value-type="float" office:value="0.0082555935">
            <text:p>0.0082555935</text:p>
          </table:table-cell>
          <table:table-cell office:value-type="float" office:value="0.008504541">
            <text:p>0.008504541</text:p>
          </table:table-cell>
          <table:table-cell office:value-type="float" office:value="0.008551528">
            <text:p>0.008551528</text:p>
          </table:table-cell>
          <table:table-cell office:value-type="float" office:value="0.0077276104">
            <text:p>0.0077276104</text:p>
          </table:table-cell>
          <table:table-cell office:value-type="float" office:value="0.006976912">
            <text:p>0.006976912</text:p>
          </table:table-cell>
          <table:table-cell office:value-type="float" office:value="0.008137679">
            <text:p>0.008137679</text:p>
          </table:table-cell>
          <table:table-cell office:value-type="float" office:value="0.0062419334">
            <text:p>0.0062419334</text:p>
          </table:table-cell>
          <table:table-cell office:value-type="float" office:value="0.0067661484">
            <text:p>0.0067661484</text:p>
          </table:table-cell>
          <table:table-cell office:value-type="float" office:value="0.007970167">
            <text:p>0.007970167</text:p>
          </table:table-cell>
          <table:table-cell office:value-type="float" office:value="0.0086206095">
            <text:p>0.0086206095</text:p>
          </table:table-cell>
          <table:table-cell office:value-type="float" office:value="0.0076867244">
            <text:p>0.0076867244</text:p>
          </table:table-cell>
          <table:table-cell office:value-type="float" office:value="0.007774344">
            <text:p>0.007774344</text:p>
          </table:table-cell>
          <table:table-cell office:value-type="float" office:value="0.007177682">
            <text:p>0.007177682</text:p>
          </table:table-cell>
          <table:table-cell office:value-type="float" office:value="0.005976287">
            <text:p>0.005976287</text:p>
          </table:table-cell>
          <table:table-cell office:value-type="float" office:value="0.006240468">
            <text:p>0.006240468</text:p>
          </table:table-cell>
          <table:table-cell office:value-type="float" office:value="0.0076691955">
            <text:p>0.0076691955</text:p>
          </table:table-cell>
          <table:table-cell office:value-type="float" office:value="0.006925107">
            <text:p>0.006925107</text:p>
          </table:table-cell>
          <table:table-cell office:value-type="float" office:value="0.0087379515">
            <text:p>0.0087379515</text:p>
          </table:table-cell>
          <table:table-cell office:value-type="float" office:value="0.0077460767">
            <text:p>0.0077460767</text:p>
          </table:table-cell>
          <table:table-cell office:value-type="float" office:value="0.0075965757">
            <text:p>0.0075965757</text:p>
          </table:table-cell>
          <table:table-cell office:value-type="float" office:value="0.0070124418">
            <text:p>0.0070124418</text:p>
          </table:table-cell>
          <table:table-cell office:value-type="float" office:value="0.0056439233">
            <text:p>0.0056439233</text:p>
          </table:table-cell>
          <table:table-cell office:value-type="float" office:value="0.00522521">
            <text:p>0.00522521</text:p>
          </table:table-cell>
          <table:table-cell office:value-type="float" office:value="0.005836761">
            <text:p>0.005836761</text:p>
          </table:table-cell>
          <table:table-cell office:value-type="float" office:value="0.007091171">
            <text:p>0.007091171</text:p>
          </table:table-cell>
          <table:table-cell office:value-type="float" office:value="0.0068037417">
            <text:p>0.0068037417</text:p>
          </table:table-cell>
          <table:table-cell office:value-type="float" office:value="0.005909234">
            <text:p>0.005909234</text:p>
          </table:table-cell>
          <table:table-cell office:value-type="float" office:value="0.006355711">
            <text:p>0.006355711</text:p>
          </table:table-cell>
          <table:table-cell office:value-type="float" office:value="0.0064965">
            <text:p>0.0064965</text:p>
          </table:table-cell>
          <table:table-cell office:value-type="float" office:value="0.0049541453">
            <text:p>0.0049541453</text:p>
          </table:table-cell>
          <table:table-cell office:value-type="float" office:value="0.0054411087">
            <text:p>0.0054411087</text:p>
          </table:table-cell>
          <table:table-cell office:value-type="float" office:value="0.005064232">
            <text:p>0.005064232</text:p>
          </table:table-cell>
          <table:table-cell office:value-type="float" office:value="0.0051785307">
            <text:p>0.0051785307</text:p>
          </table:table-cell>
          <table:table-cell office:value-type="float" office:value="0.0055004586">
            <text:p>0.0055004586</text:p>
          </table:table-cell>
          <table:table-cell office:value-type="float" office:value="0.0060299663">
            <text:p>0.0060299663</text:p>
          </table:table-cell>
          <table:table-cell office:value-type="float" office:value="0.004789351">
            <text:p>0.004789351</text:p>
          </table:table-cell>
          <table:table-cell office:value-type="float" office:value="0.005724339">
            <text:p>0.005724339</text:p>
          </table:table-cell>
          <table:table-cell office:value-type="float" office:value="0.0050549195">
            <text:p>0.0050549195</text:p>
          </table:table-cell>
          <table:table-cell office:value-type="float" office:value="0.0047296025">
            <text:p>0.0047296025</text:p>
          </table:table-cell>
          <table:table-cell office:value-type="float" office:value="0.0044546467">
            <text:p>0.0044546467</text:p>
          </table:table-cell>
          <table:table-cell office:value-type="float" office:value="0.004560663">
            <text:p>0.004560663</text:p>
          </table:table-cell>
          <table:table-cell office:value-type="float" office:value="0.004753683">
            <text:p>0.004753683</text:p>
          </table:table-cell>
          <table:table-cell office:value-type="float" office:value="0.0049149245">
            <text:p>0.0049149245</text:p>
          </table:table-cell>
          <table:table-cell office:value-type="float" office:value="0.004396827">
            <text:p>0.004396827</text:p>
          </table:table-cell>
          <table:table-cell office:value-type="float" office:value="0.0049333093">
            <text:p>0.0049333093</text:p>
          </table:table-cell>
          <table:table-cell office:value-type="float" office:value="0.004811435">
            <text:p>0.004811435</text:p>
          </table:table-cell>
          <table:table-cell office:value-type="float" office:value="0.0043963394">
            <text:p>0.0043963394</text:p>
          </table:table-cell>
          <table:table-cell office:value-type="float" office:value="0.0044246702">
            <text:p>0.0044246702</text:p>
          </table:table-cell>
          <table:table-cell office:value-type="float" office:value="0.004391674">
            <text:p>0.004391674</text:p>
          </table:table-cell>
          <table:table-cell office:value-type="float" office:value="0.0041550705">
            <text:p>0.0041550705</text:p>
          </table:table-cell>
          <table:table-cell office:value-type="float" office:value="0.0041168956">
            <text:p>0.0041168956</text:p>
          </table:table-cell>
          <table:table-cell office:value-type="float" office:value="0.004395295">
            <text:p>0.004395295</text:p>
          </table:table-cell>
          <table:table-cell office:value-type="float" office:value="0.004176024">
            <text:p>0.004176024</text:p>
          </table:table-cell>
          <table:table-cell office:value-type="float" office:value="0.0043554287">
            <text:p>0.0043554287</text:p>
          </table:table-cell>
          <table:table-cell office:value-type="float" office:value="0.004180903">
            <text:p>0.004180903</text:p>
          </table:table-cell>
          <table:table-cell office:value-type="float" office:value="0.004766084">
            <text:p>0.004766084</text:p>
          </table:table-cell>
          <table:table-cell office:value-type="float" office:value="0.0044439575">
            <text:p>0.0044439575</text:p>
          </table:table-cell>
          <table:table-cell office:value-type="float" office:value="0.004068504">
            <text:p>0.004068504</text:p>
          </table:table-cell>
          <table:table-cell office:value-type="float" office:value="0.0038242643">
            <text:p>0.0038242643</text:p>
          </table:table-cell>
          <table:table-cell office:value-type="float" office:value="0.0039388384">
            <text:p>0.0039388384</text:p>
          </table:table-cell>
          <table:table-cell office:value-type="float" office:value="0.0038898706">
            <text:p>0.0038898706</text:p>
          </table:table-cell>
          <table:table-cell office:value-type="float" office:value="0.0038066301">
            <text:p>0.0038066301</text:p>
          </table:table-cell>
          <table:table-cell office:value-type="float" office:value="0.00419352">
            <text:p>0.00419352</text:p>
          </table:table-cell>
          <table:table-cell office:value-type="float" office:value="0.004125891">
            <text:p>0.004125891</text:p>
          </table:table-cell>
          <table:table-cell office:value-type="float" office:value="0.0034545076">
            <text:p>0.0034545076</text:p>
          </table:table-cell>
          <table:table-cell office:value-type="float" office:value="0.003382239">
            <text:p>0.003382239</text:p>
          </table:table-cell>
          <table:table-cell office:value-type="float" office:value="0.0034316038">
            <text:p>0.0034316038</text:p>
          </table:table-cell>
          <table:table-cell office:value-type="float" office:value="0.0025754573">
            <text:p>0.0025754573</text:p>
          </table:table-cell>
          <table:table-cell office:value-type="float" office:value="0.0027464698">
            <text:p>0.0027464698</text:p>
          </table:table-cell>
          <table:table-cell office:value-type="float" office:value="0.003093153">
            <text:p>0.003093153</text:p>
          </table:table-cell>
          <table:table-cell office:value-type="float" office:value="0.0032760664">
            <text:p>0.0032760664</text:p>
          </table:table-cell>
          <table:table-cell office:value-type="float" office:value="0.0032669466">
            <text:p>0.0032669466</text:p>
          </table:table-cell>
          <table:table-cell office:value-type="float" office:value="0.0029403118">
            <text:p>0.0029403118</text:p>
          </table:table-cell>
          <table:table-cell office:value-type="float" office:value="0.0029666487">
            <text:p>0.0029666487</text:p>
          </table:table-cell>
          <table:table-cell office:value-type="float" office:value="0.0029840383">
            <text:p>0.0029840383</text:p>
          </table:table-cell>
          <table:table-cell office:value-type="float" office:value="0.0023429564">
            <text:p>0.0023429564</text:p>
          </table:table-cell>
          <table:table-cell office:value-type="float" office:value="0.0021835763">
            <text:p>0.0021835763</text:p>
          </table:table-cell>
          <table:table-cell office:value-type="float" office:value="0.0025638002">
            <text:p>0.0025638002</text:p>
          </table:table-cell>
          <table:table-cell office:value-type="float" office:value="0.0027652294">
            <text:p>0.0027652294</text:p>
          </table:table-cell>
          <table:table-cell office:value-type="float" office:value="0.0027123645">
            <text:p>0.0027123645</text:p>
          </table:table-cell>
          <table:table-cell office:value-type="float" office:value="0.002750715">
            <text:p>0.002750715</text:p>
          </table:table-cell>
          <table:table-cell office:value-type="float" office:value="0.002637497">
            <text:p>0.002637497</text:p>
          </table:table-cell>
          <table:table-cell office:value-type="float" office:value="0.002560778">
            <text:p>0.002560778</text:p>
          </table:table-cell>
          <table:table-cell office:value-type="float" office:value="0.0024762675">
            <text:p>0.0024762675</text:p>
          </table:table-cell>
          <table:table-cell office:value-type="float" office:value="0.0021787966">
            <text:p>0.0021787966</text:p>
          </table:table-cell>
          <table:table-cell office:value-type="float" office:value="0.0020334893">
            <text:p>0.0020334893</text:p>
          </table:table-cell>
          <table:table-cell office:value-type="float" office:value="0.00195694">
            <text:p>0.00195694</text:p>
          </table:table-cell>
          <table:table-cell office:value-type="float" office:value="0.0020040427">
            <text:p>0.0020040427</text:p>
          </table:table-cell>
          <table:table-cell office:value-type="float" office:value="0.0023604736">
            <text:p>0.0023604736</text:p>
          </table:table-cell>
          <table:table-cell office:value-type="float" office:value="0.0025061246">
            <text:p>0.0025061246</text:p>
          </table:table-cell>
          <table:table-cell office:value-type="float" office:value="0.0023679459">
            <text:p>0.0023679459</text:p>
          </table:table-cell>
          <table:table-cell office:value-type="float" office:value="0.0022064517">
            <text:p>0.0022064517</text:p>
          </table:table-cell>
          <table:table-cell office:value-type="float" office:value="0.0023344408">
            <text:p>0.0023344408</text:p>
          </table:table-cell>
          <table:table-cell office:value-type="float" office:value="0.0022495734">
            <text:p>0.0022495734</text:p>
          </table:table-cell>
          <table:table-cell office:value-type="float" office:value="0.0019272375">
            <text:p>0.0019272375</text:p>
          </table:table-cell>
          <table:table-cell office:value-type="float" office:value="0.0018636556">
            <text:p>0.0018636556</text:p>
          </table:table-cell>
          <table:table-cell office:value-type="float" office:value="0.0020577766">
            <text:p>0.0020577766</text:p>
          </table:table-cell>
          <table:table-cell office:value-type="float" office:value="0.0020882834">
            <text:p>0.0020882834</text:p>
          </table:table-cell>
          <table:table-cell office:value-type="float" office:value="0.0022898417">
            <text:p>0.0022898417</text:p>
          </table:table-cell>
          <table:table-cell office:value-type="float" office:value="0.001894768">
            <text:p>0.001894768</text:p>
          </table:table-cell>
          <table:table-cell office:value-type="float" office:value="0.0019520859">
            <text:p>0.0019520859</text:p>
          </table:table-cell>
          <table:table-cell office:value-type="float" office:value="0.0021488513">
            <text:p>0.0021488513</text:p>
          </table:table-cell>
          <table:table-cell office:value-type="float" office:value="0.002008407">
            <text:p>0.002008407</text:p>
          </table:table-cell>
          <table:table-cell office:value-type="float" office:value="0.002112831">
            <text:p>0.002112831</text:p>
          </table:table-cell>
          <table:table-cell office:value-type="float" office:value="0.0021270546">
            <text:p>0.0021270546</text:p>
          </table:table-cell>
          <table:table-cell office:value-type="float" office:value="0.0017338577">
            <text:p>0.0017338577</text:p>
          </table:table-cell>
          <table:table-cell office:value-type="float" office:value="0.0018681239">
            <text:p>0.0018681239</text:p>
          </table:table-cell>
          <table:table-cell office:value-type="float" office:value="0.0020884746">
            <text:p>0.0020884746</text:p>
          </table:table-cell>
          <table:table-cell office:value-type="float" office:value="0.0019355137">
            <text:p>0.0019355137</text:p>
          </table:table-cell>
          <table:table-cell office:value-type="float" office:value="0.0017159567">
            <text:p>0.0017159567</text:p>
          </table:table-cell>
          <table:table-cell office:value-type="float" office:value="0.001845661">
            <text:p>0.001845661</text:p>
          </table:table-cell>
          <table:table-cell office:value-type="float" office:value="0.002047773">
            <text:p>0.002047773</text:p>
          </table:table-cell>
          <table:table-cell office:value-type="float" office:value="0.0018906428">
            <text:p>0.0018906428</text:p>
          </table:table-cell>
          <table:table-cell office:value-type="float" office:value="0.0017063777">
            <text:p>0.0017063777</text:p>
          </table:table-cell>
          <table:table-cell office:value-type="float" office:value="0.0017077399">
            <text:p>0.0017077399</text:p>
          </table:table-cell>
          <table:table-cell office:value-type="float" office:value="0.0017200212">
            <text:p>0.0017200212</text:p>
          </table:table-cell>
          <table:table-cell office:value-type="float" office:value="0.0017554678">
            <text:p>0.0017554678</text:p>
          </table:table-cell>
          <table:table-cell office:value-type="float" office:value="0.0020465674">
            <text:p>0.0020465674</text:p>
          </table:table-cell>
          <table:table-cell office:value-type="float" office:value="0.0017911436">
            <text:p>0.0017911436</text:p>
          </table:table-cell>
          <table:table-cell office:value-type="float" office:value="0.001605055">
            <text:p>0.001605055</text:p>
          </table:table-cell>
          <table:table-cell office:value-type="float" office:value="0.0017220097">
            <text:p>0.0017220097</text:p>
          </table:table-cell>
          <table:table-cell office:value-type="float" office:value="0.0018152122">
            <text:p>0.0018152122</text:p>
          </table:table-cell>
          <table:table-cell office:value-type="float" office:value="0.0017080997">
            <text:p>0.0017080997</text:p>
          </table:table-cell>
          <table:table-cell office:value-type="float" office:value="0.0016036602">
            <text:p>0.0016036602</text:p>
          </table:table-cell>
          <table:table-cell office:value-type="float" office:value="0.0015980339">
            <text:p>0.0015980339</text:p>
          </table:table-cell>
          <table:table-cell office:value-type="float" office:value="0.0016223774">
            <text:p>0.0016223774</text:p>
          </table:table-cell>
          <table:table-cell office:value-type="float" office:value="0.001628208">
            <text:p>0.001628208</text:p>
          </table:table-cell>
          <table:table-cell office:value-type="float" office:value="0.0017221826">
            <text:p>0.0017221826</text:p>
          </table:table-cell>
          <table:table-cell office:value-type="float" office:value="0.001632284">
            <text:p>0.001632284</text:p>
          </table:table-cell>
          <table:table-cell office:value-type="float" office:value="0.0015762087">
            <text:p>0.0015762087</text:p>
          </table:table-cell>
          <table:table-cell office:value-type="float" office:value="0.001620438">
            <text:p>0.001620438</text:p>
          </table:table-cell>
          <table:table-cell office:value-type="float" office:value="0.0015670176">
            <text:p>0.0015670176</text:p>
          </table:table-cell>
          <table:table-cell office:value-type="float" office:value="0.0015542442">
            <text:p>0.0015542442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8 - B.B. King - Shake It Up And Go.mp3</text:p>
          </table:table-cell>
          <table:table-cell office:value-type="float" office:value="0.19120269">
            <text:p>0.19120269</text:p>
          </table:table-cell>
          <table:table-cell office:value-type="float" office:value="0.20109312">
            <text:p>0.20109312</text:p>
          </table:table-cell>
          <table:table-cell office:value-type="float" office:value="0.06720055">
            <text:p>0.06720055</text:p>
          </table:table-cell>
          <table:table-cell office:value-type="float" office:value="0.04857682">
            <text:p>0.04857682</text:p>
          </table:table-cell>
          <table:table-cell office:value-type="float" office:value="0.059167758">
            <text:p>0.059167758</text:p>
          </table:table-cell>
          <table:table-cell office:value-type="float" office:value="0.05499053">
            <text:p>0.05499053</text:p>
          </table:table-cell>
          <table:table-cell office:value-type="float" office:value="0.038286056">
            <text:p>0.038286056</text:p>
          </table:table-cell>
          <table:table-cell office:value-type="float" office:value="0.040973946">
            <text:p>0.040973946</text:p>
          </table:table-cell>
          <table:table-cell office:value-type="float" office:value="0.03274325">
            <text:p>0.03274325</text:p>
          </table:table-cell>
          <table:table-cell office:value-type="float" office:value="0.051678482">
            <text:p>0.051678482</text:p>
          </table:table-cell>
          <table:table-cell office:value-type="float" office:value="0.027870256">
            <text:p>0.027870256</text:p>
          </table:table-cell>
          <table:table-cell office:value-type="float" office:value="0.030750025">
            <text:p>0.030750025</text:p>
          </table:table-cell>
          <table:table-cell office:value-type="float" office:value="0.032803718">
            <text:p>0.032803718</text:p>
          </table:table-cell>
          <table:table-cell office:value-type="float" office:value="0.021074966">
            <text:p>0.021074966</text:p>
          </table:table-cell>
          <table:table-cell office:value-type="float" office:value="0.036223646">
            <text:p>0.036223646</text:p>
          </table:table-cell>
          <table:table-cell office:value-type="float" office:value="0.016685842">
            <text:p>0.016685842</text:p>
          </table:table-cell>
          <table:table-cell office:value-type="float" office:value="0.03557541">
            <text:p>0.03557541</text:p>
          </table:table-cell>
          <table:table-cell office:value-type="float" office:value="0.02404993">
            <text:p>0.02404993</text:p>
          </table:table-cell>
          <table:table-cell office:value-type="float" office:value="0.019986607">
            <text:p>0.019986607</text:p>
          </table:table-cell>
          <table:table-cell office:value-type="float" office:value="0.048286792">
            <text:p>0.048286792</text:p>
          </table:table-cell>
          <table:table-cell office:value-type="float" office:value="0.019584887">
            <text:p>0.019584887</text:p>
          </table:table-cell>
          <table:table-cell office:value-type="float" office:value="0.02394865">
            <text:p>0.02394865</text:p>
          </table:table-cell>
          <table:table-cell office:value-type="float" office:value="0.018561412">
            <text:p>0.018561412</text:p>
          </table:table-cell>
          <table:table-cell office:value-type="float" office:value="0.019216603">
            <text:p>0.019216603</text:p>
          </table:table-cell>
          <table:table-cell office:value-type="float" office:value="0.026711319">
            <text:p>0.026711319</text:p>
          </table:table-cell>
          <table:table-cell office:value-type="float" office:value="0.019839536">
            <text:p>0.019839536</text:p>
          </table:table-cell>
          <table:table-cell office:value-type="float" office:value="0.017422626">
            <text:p>0.017422626</text:p>
          </table:table-cell>
          <table:table-cell office:value-type="float" office:value="0.019281961">
            <text:p>0.019281961</text:p>
          </table:table-cell>
          <table:table-cell office:value-type="float" office:value="0.029098716">
            <text:p>0.029098716</text:p>
          </table:table-cell>
          <table:table-cell office:value-type="float" office:value="0.034491275">
            <text:p>0.034491275</text:p>
          </table:table-cell>
          <table:table-cell office:value-type="float" office:value="0.01935401">
            <text:p>0.01935401</text:p>
          </table:table-cell>
          <table:table-cell office:value-type="float" office:value="0.019136246">
            <text:p>0.019136246</text:p>
          </table:table-cell>
          <table:table-cell office:value-type="float" office:value="0.030351581">
            <text:p>0.030351581</text:p>
          </table:table-cell>
          <table:table-cell office:value-type="float" office:value="0.034499846">
            <text:p>0.034499846</text:p>
          </table:table-cell>
          <table:table-cell office:value-type="float" office:value="0.03287847">
            <text:p>0.03287847</text:p>
          </table:table-cell>
          <table:table-cell office:value-type="float" office:value="0.02086106">
            <text:p>0.02086106</text:p>
          </table:table-cell>
          <table:table-cell office:value-type="float" office:value="0.025393842">
            <text:p>0.025393842</text:p>
          </table:table-cell>
          <table:table-cell office:value-type="float" office:value="0.017722126">
            <text:p>0.017722126</text:p>
          </table:table-cell>
          <table:table-cell office:value-type="float" office:value="0.024545187">
            <text:p>0.024545187</text:p>
          </table:table-cell>
          <table:table-cell office:value-type="float" office:value="0.018305056">
            <text:p>0.018305056</text:p>
          </table:table-cell>
          <table:table-cell office:value-type="float" office:value="0.01512516">
            <text:p>0.01512516</text:p>
          </table:table-cell>
          <table:table-cell office:value-type="float" office:value="0.012231473">
            <text:p>0.012231473</text:p>
          </table:table-cell>
          <table:table-cell office:value-type="float" office:value="0.011655154">
            <text:p>0.011655154</text:p>
          </table:table-cell>
          <table:table-cell office:value-type="float" office:value="0.020272454">
            <text:p>0.020272454</text:p>
          </table:table-cell>
          <table:table-cell office:value-type="float" office:value="0.01439781">
            <text:p>0.01439781</text:p>
          </table:table-cell>
          <table:table-cell office:value-type="float" office:value="0.012850397">
            <text:p>0.012850397</text:p>
          </table:table-cell>
          <table:table-cell office:value-type="float" office:value="0.010849882">
            <text:p>0.010849882</text:p>
          </table:table-cell>
          <table:table-cell office:value-type="float" office:value="0.010428263">
            <text:p>0.010428263</text:p>
          </table:table-cell>
          <table:table-cell office:value-type="float" office:value="0.012285558">
            <text:p>0.012285558</text:p>
          </table:table-cell>
          <table:table-cell office:value-type="float" office:value="0.013850038">
            <text:p>0.013850038</text:p>
          </table:table-cell>
          <table:table-cell office:value-type="float" office:value="0.010748403">
            <text:p>0.010748403</text:p>
          </table:table-cell>
          <table:table-cell office:value-type="float" office:value="0.010566733">
            <text:p>0.010566733</text:p>
          </table:table-cell>
          <table:table-cell office:value-type="float" office:value="0.011962601">
            <text:p>0.011962601</text:p>
          </table:table-cell>
          <table:table-cell office:value-type="float" office:value="0.015208513">
            <text:p>0.015208513</text:p>
          </table:table-cell>
          <table:table-cell office:value-type="float" office:value="0.01177144">
            <text:p>0.01177144</text:p>
          </table:table-cell>
          <table:table-cell office:value-type="float" office:value="0.011773815">
            <text:p>0.011773815</text:p>
          </table:table-cell>
          <table:table-cell office:value-type="float" office:value="0.012056882">
            <text:p>0.012056882</text:p>
          </table:table-cell>
          <table:table-cell office:value-type="float" office:value="0.0138289295">
            <text:p>0.0138289295</text:p>
          </table:table-cell>
          <table:table-cell office:value-type="float" office:value="0.016570464">
            <text:p>0.016570464</text:p>
          </table:table-cell>
          <table:table-cell office:value-type="float" office:value="0.015910551">
            <text:p>0.015910551</text:p>
          </table:table-cell>
          <table:table-cell office:value-type="float" office:value="0.014583856">
            <text:p>0.014583856</text:p>
          </table:table-cell>
          <table:table-cell office:value-type="float" office:value="0.014779374">
            <text:p>0.014779374</text:p>
          </table:table-cell>
          <table:table-cell office:value-type="float" office:value="0.012610317">
            <text:p>0.012610317</text:p>
          </table:table-cell>
          <table:table-cell office:value-type="float" office:value="0.012747771">
            <text:p>0.012747771</text:p>
          </table:table-cell>
          <table:table-cell office:value-type="float" office:value="0.012636768">
            <text:p>0.012636768</text:p>
          </table:table-cell>
          <table:table-cell office:value-type="float" office:value="0.012680476">
            <text:p>0.012680476</text:p>
          </table:table-cell>
          <table:table-cell office:value-type="float" office:value="0.011966705">
            <text:p>0.011966705</text:p>
          </table:table-cell>
          <table:table-cell office:value-type="float" office:value="0.011952854">
            <text:p>0.011952854</text:p>
          </table:table-cell>
          <table:table-cell office:value-type="float" office:value="0.012275867">
            <text:p>0.012275867</text:p>
          </table:table-cell>
          <table:table-cell office:value-type="float" office:value="0.012253025">
            <text:p>0.012253025</text:p>
          </table:table-cell>
          <table:table-cell office:value-type="float" office:value="0.013776937">
            <text:p>0.013776937</text:p>
          </table:table-cell>
          <table:table-cell office:value-type="float" office:value="0.012668184">
            <text:p>0.012668184</text:p>
          </table:table-cell>
          <table:table-cell office:value-type="float" office:value="0.014002421">
            <text:p>0.014002421</text:p>
          </table:table-cell>
          <table:table-cell office:value-type="float" office:value="0.013611282">
            <text:p>0.013611282</text:p>
          </table:table-cell>
          <table:table-cell office:value-type="float" office:value="0.013217966">
            <text:p>0.013217966</text:p>
          </table:table-cell>
          <table:table-cell office:value-type="float" office:value="0.012424399">
            <text:p>0.012424399</text:p>
          </table:table-cell>
          <table:table-cell office:value-type="float" office:value="0.0131250415">
            <text:p>0.0131250415</text:p>
          </table:table-cell>
          <table:table-cell office:value-type="float" office:value="0.01236452">
            <text:p>0.01236452</text:p>
          </table:table-cell>
          <table:table-cell office:value-type="float" office:value="0.012204852">
            <text:p>0.012204852</text:p>
          </table:table-cell>
          <table:table-cell office:value-type="float" office:value="0.01117936">
            <text:p>0.01117936</text:p>
          </table:table-cell>
          <table:table-cell office:value-type="float" office:value="0.011108438">
            <text:p>0.011108438</text:p>
          </table:table-cell>
          <table:table-cell office:value-type="float" office:value="0.0109327845">
            <text:p>0.0109327845</text:p>
          </table:table-cell>
          <table:table-cell office:value-type="float" office:value="0.01027504">
            <text:p>0.01027504</text:p>
          </table:table-cell>
          <table:table-cell office:value-type="float" office:value="0.010023593">
            <text:p>0.010023593</text:p>
          </table:table-cell>
          <table:table-cell office:value-type="float" office:value="0.009883299">
            <text:p>0.009883299</text:p>
          </table:table-cell>
          <table:table-cell office:value-type="float" office:value="0.008728448">
            <text:p>0.008728448</text:p>
          </table:table-cell>
          <table:table-cell office:value-type="float" office:value="0.008720765">
            <text:p>0.008720765</text:p>
          </table:table-cell>
          <table:table-cell office:value-type="float" office:value="0.008858383">
            <text:p>0.008858383</text:p>
          </table:table-cell>
          <table:table-cell office:value-type="float" office:value="0.007991438">
            <text:p>0.007991438</text:p>
          </table:table-cell>
          <table:table-cell office:value-type="float" office:value="0.009192718">
            <text:p>0.009192718</text:p>
          </table:table-cell>
          <table:table-cell office:value-type="float" office:value="0.008836934">
            <text:p>0.008836934</text:p>
          </table:table-cell>
          <table:table-cell office:value-type="float" office:value="0.0087031135">
            <text:p>0.0087031135</text:p>
          </table:table-cell>
          <table:table-cell office:value-type="float" office:value="0.008284009">
            <text:p>0.008284009</text:p>
          </table:table-cell>
          <table:table-cell office:value-type="float" office:value="0.008613105">
            <text:p>0.008613105</text:p>
          </table:table-cell>
          <table:table-cell office:value-type="float" office:value="0.008607767">
            <text:p>0.008607767</text:p>
          </table:table-cell>
          <table:table-cell office:value-type="float" office:value="0.008295262">
            <text:p>0.008295262</text:p>
          </table:table-cell>
          <table:table-cell office:value-type="float" office:value="0.008592989">
            <text:p>0.008592989</text:p>
          </table:table-cell>
          <table:table-cell office:value-type="float" office:value="0.008642233">
            <text:p>0.008642233</text:p>
          </table:table-cell>
          <table:table-cell office:value-type="float" office:value="0.008566068">
            <text:p>0.008566068</text:p>
          </table:table-cell>
          <table:table-cell office:value-type="float" office:value="0.0081949495">
            <text:p>0.0081949495</text:p>
          </table:table-cell>
          <table:table-cell office:value-type="float" office:value="0.0079665035">
            <text:p>0.0079665035</text:p>
          </table:table-cell>
          <table:table-cell office:value-type="float" office:value="0.008591367">
            <text:p>0.008591367</text:p>
          </table:table-cell>
          <table:table-cell office:value-type="float" office:value="0.008530064">
            <text:p>0.008530064</text:p>
          </table:table-cell>
          <table:table-cell office:value-type="float" office:value="0.008165147">
            <text:p>0.008165147</text:p>
          </table:table-cell>
          <table:table-cell office:value-type="float" office:value="0.008037458">
            <text:p>0.008037458</text:p>
          </table:table-cell>
          <table:table-cell office:value-type="float" office:value="0.008699778">
            <text:p>0.008699778</text:p>
          </table:table-cell>
          <table:table-cell office:value-type="float" office:value="0.008451547">
            <text:p>0.008451547</text:p>
          </table:table-cell>
          <table:table-cell office:value-type="float" office:value="0.008308735">
            <text:p>0.008308735</text:p>
          </table:table-cell>
          <table:table-cell office:value-type="float" office:value="0.008284345">
            <text:p>0.008284345</text:p>
          </table:table-cell>
          <table:table-cell office:value-type="float" office:value="0.0085264845">
            <text:p>0.0085264845</text:p>
          </table:table-cell>
          <table:table-cell office:value-type="float" office:value="0.008399935">
            <text:p>0.008399935</text:p>
          </table:table-cell>
          <table:table-cell office:value-type="float" office:value="0.008227609">
            <text:p>0.008227609</text:p>
          </table:table-cell>
          <table:table-cell office:value-type="float" office:value="0.0077946484">
            <text:p>0.0077946484</text:p>
          </table:table-cell>
          <table:table-cell office:value-type="float" office:value="0.007962286">
            <text:p>0.007962286</text:p>
          </table:table-cell>
          <table:table-cell office:value-type="float" office:value="0.008283116">
            <text:p>0.008283116</text:p>
          </table:table-cell>
          <table:table-cell office:value-type="float" office:value="0.008270551">
            <text:p>0.008270551</text:p>
          </table:table-cell>
          <table:table-cell office:value-type="float" office:value="0.007740525">
            <text:p>0.007740525</text:p>
          </table:table-cell>
          <table:table-cell office:value-type="float" office:value="0.0076853805">
            <text:p>0.0076853805</text:p>
          </table:table-cell>
          <table:table-cell office:value-type="float" office:value="0.0077362177">
            <text:p>0.0077362177</text:p>
          </table:table-cell>
          <table:table-cell office:value-type="float" office:value="0.007539171">
            <text:p>0.007539171</text:p>
          </table:table-cell>
          <table:table-cell office:value-type="float" office:value="0.0074259997">
            <text:p>0.0074259997</text:p>
          </table:table-cell>
          <table:table-cell office:value-type="float" office:value="0.007510395">
            <text:p>0.007510395</text:p>
          </table:table-cell>
          <table:table-cell office:value-type="float" office:value="0.0073588453">
            <text:p>0.0073588453</text:p>
          </table:table-cell>
          <table:table-cell office:value-type="float" office:value="0.0070721414">
            <text:p>0.0070721414</text:p>
          </table:table-cell>
          <table:table-cell office:value-type="float" office:value="0.007005208">
            <text:p>0.007005208</text:p>
          </table:table-cell>
          <table:table-cell office:value-type="float" office:value="0.006975823">
            <text:p>0.006975823</text:p>
          </table:table-cell>
          <table:table-cell office:value-type="float" office:value="0.006751481">
            <text:p>0.006751481</text:p>
          </table:table-cell>
          <table:table-cell office:value-type="float" office:value="0.0067812335">
            <text:p>0.0067812335</text:p>
          </table:table-cell>
          <table:table-cell office:value-type="float" office:value="0.0064129448">
            <text:p>0.0064129448</text:p>
          </table:table-cell>
          <table:table-cell office:value-type="float" office:value="0.0065551726">
            <text:p>0.0065551726</text:p>
          </table:table-cell>
          <table:table-cell office:value-type="float" office:value="0.00637772">
            <text:p>0.00637772</text:p>
          </table:table-cell>
          <table:table-cell office:value-type="float" office:value="0.006405858">
            <text:p>0.006405858</text:p>
          </table:table-cell>
          <table:table-cell office:value-type="float" office:value="0.006153999">
            <text:p>0.006153999</text:p>
          </table:table-cell>
          <table:table-cell office:value-type="float" office:value="0.006070776">
            <text:p>0.006070776</text:p>
          </table:table-cell>
          <table:table-cell office:value-type="float" office:value="0.005858773">
            <text:p>0.005858773</text:p>
          </table:table-cell>
          <table:table-cell office:value-type="float" office:value="0.005658524">
            <text:p>0.005658524</text:p>
          </table:table-cell>
          <table:table-cell office:value-type="float" office:value="0.005758892">
            <text:p>0.005758892</text:p>
          </table:table-cell>
          <table:table-cell office:value-type="float" office:value="0.005800558">
            <text:p>0.005800558</text:p>
          </table:table-cell>
          <table:table-cell office:value-type="float" office:value="0.0058317045">
            <text:p>0.0058317045</text:p>
          </table:table-cell>
          <table:table-cell office:value-type="float" office:value="0.0060229236">
            <text:p>0.0060229236</text:p>
          </table:table-cell>
          <table:table-cell office:value-type="float" office:value="0.005676959">
            <text:p>0.005676959</text:p>
          </table:table-cell>
          <table:table-cell office:value-type="float" office:value="0.0055665676">
            <text:p>0.0055665676</text:p>
          </table:table-cell>
          <table:table-cell office:value-type="float" office:value="0.0054537053">
            <text:p>0.0054537053</text:p>
          </table:table-cell>
          <table:table-cell office:value-type="float" office:value="0.005294765">
            <text:p>0.005294765</text:p>
          </table:table-cell>
          <table:table-cell office:value-type="float" office:value="0.005393649">
            <text:p>0.005393649</text:p>
          </table:table-cell>
          <table:table-cell office:value-type="float" office:value="0.0053743618">
            <text:p>0.0053743618</text:p>
          </table:table-cell>
          <table:table-cell office:value-type="float" office:value="0.0053468742">
            <text:p>0.0053468742</text:p>
          </table:table-cell>
          <table:table-cell office:value-type="float" office:value="0.0052318806">
            <text:p>0.0052318806</text:p>
          </table:table-cell>
          <table:table-cell office:value-type="float" office:value="0.0050586266">
            <text:p>0.0050586266</text:p>
          </table:table-cell>
          <table:table-cell office:value-type="float" office:value="0.005136204">
            <text:p>0.005136204</text:p>
          </table:table-cell>
          <table:table-cell office:value-type="float" office:value="0.0052013407">
            <text:p>0.0052013407</text:p>
          </table:table-cell>
          <table:table-cell office:value-type="float" office:value="0.0047487994">
            <text:p>0.0047487994</text:p>
          </table:table-cell>
          <table:table-cell office:value-type="float" office:value="0.004495224">
            <text:p>0.004495224</text:p>
          </table:table-cell>
          <table:table-cell office:value-type="float" office:value="0.0043886155">
            <text:p>0.0043886155</text:p>
          </table:table-cell>
          <table:table-cell office:value-type="float" office:value="0.00435436">
            <text:p>0.00435436</text:p>
          </table:table-cell>
          <table:table-cell office:value-type="float" office:value="0.0044385474">
            <text:p>0.0044385474</text:p>
          </table:table-cell>
          <table:table-cell office:value-type="float" office:value="0.0045223734">
            <text:p>0.0045223734</text:p>
          </table:table-cell>
          <table:table-cell office:value-type="float" office:value="0.0042344076">
            <text:p>0.0042344076</text:p>
          </table:table-cell>
          <table:table-cell office:value-type="float" office:value="0.0041552163">
            <text:p>0.0041552163</text:p>
          </table:table-cell>
          <table:table-cell office:value-type="float" office:value="0.0039357226">
            <text:p>0.0039357226</text:p>
          </table:table-cell>
          <table:table-cell office:value-type="float" office:value="0.003786253">
            <text:p>0.003786253</text:p>
          </table:table-cell>
          <table:table-cell office:value-type="float" office:value="0.0038050832">
            <text:p>0.0038050832</text:p>
          </table:table-cell>
          <table:table-cell office:value-type="float" office:value="0.0038375878">
            <text:p>0.0038375878</text:p>
          </table:table-cell>
          <table:table-cell office:value-type="float" office:value="0.0038663126">
            <text:p>0.0038663126</text:p>
          </table:table-cell>
          <table:table-cell office:value-type="float" office:value="0.0038033726">
            <text:p>0.0038033726</text:p>
          </table:table-cell>
          <table:table-cell office:value-type="float" office:value="0.0037404182">
            <text:p>0.0037404182</text:p>
          </table:table-cell>
          <table:table-cell office:value-type="float" office:value="0.0037816195">
            <text:p>0.0037816195</text:p>
          </table:table-cell>
          <table:table-cell office:value-type="float" office:value="0.0036036568">
            <text:p>0.0036036568</text:p>
          </table:table-cell>
          <table:table-cell office:value-type="float" office:value="0.0034552591">
            <text:p>0.0034552591</text:p>
          </table:table-cell>
          <table:table-cell office:value-type="float" office:value="0.0033344172">
            <text:p>0.0033344172</text:p>
          </table:table-cell>
          <table:table-cell office:value-type="float" office:value="0.0033592375">
            <text:p>0.0033592375</text:p>
          </table:table-cell>
          <table:table-cell office:value-type="float" office:value="0.0032520853">
            <text:p>0.0032520853</text:p>
          </table:table-cell>
          <table:table-cell office:value-type="float" office:value="0.003344208">
            <text:p>0.003344208</text:p>
          </table:table-cell>
          <table:table-cell office:value-type="float" office:value="0.003348256">
            <text:p>0.003348256</text:p>
          </table:table-cell>
          <table:table-cell office:value-type="float" office:value="0.0034593747">
            <text:p>0.0034593747</text:p>
          </table:table-cell>
          <table:table-cell office:value-type="float" office:value="0.0033424867">
            <text:p>0.0033424867</text:p>
          </table:table-cell>
          <table:table-cell office:value-type="float" office:value="0.0032375886">
            <text:p>0.0032375886</text:p>
          </table:table-cell>
          <table:table-cell office:value-type="float" office:value="0.00314017">
            <text:p>0.00314017</text:p>
          </table:table-cell>
          <table:table-cell office:value-type="float" office:value="0.0029184972">
            <text:p>0.0029184972</text:p>
          </table:table-cell>
          <table:table-cell office:value-type="float" office:value="0.002967607">
            <text:p>0.002967607</text:p>
          </table:table-cell>
          <table:table-cell office:value-type="float" office:value="0.003009017">
            <text:p>0.003009017</text:p>
          </table:table-cell>
          <table:table-cell office:value-type="float" office:value="0.0030282584">
            <text:p>0.0030282584</text:p>
          </table:table-cell>
          <table:table-cell office:value-type="float" office:value="0.002895159">
            <text:p>0.002895159</text:p>
          </table:table-cell>
          <table:table-cell office:value-type="float" office:value="0.0029034398">
            <text:p>0.0029034398</text:p>
          </table:table-cell>
          <table:table-cell office:value-type="float" office:value="0.0028810073">
            <text:p>0.0028810073</text:p>
          </table:table-cell>
          <table:table-cell office:value-type="float" office:value="0.0027410095">
            <text:p>0.0027410095</text:p>
          </table:table-cell>
          <table:table-cell office:value-type="float" office:value="0.0019125304">
            <text:p>0.0019125304</text:p>
          </table:table-cell>
          <table:table-cell office:value-type="float" office:value="0.0016984162">
            <text:p>0.0016984162</text:p>
          </table:table-cell>
          <table:table-cell office:value-type="float" office:value="0.0016567264">
            <text:p>0.0016567264</text:p>
          </table:table-cell>
          <table:table-cell office:value-type="float" office:value="0.0016279082">
            <text:p>0.0016279082</text:p>
          </table:table-cell>
          <table:table-cell office:value-type="float" office:value="0.0016529127">
            <text:p>0.0016529127</text:p>
          </table:table-cell>
          <table:table-cell office:value-type="float" office:value="0.0016898327">
            <text:p>0.0016898327</text:p>
          </table:table-cell>
          <table:table-cell office:value-type="float" office:value="0.0016742288">
            <text:p>0.0016742288</text:p>
          </table:table-cell>
          <table:table-cell office:value-type="float" office:value="0.00175162">
            <text:p>0.00175162</text:p>
          </table:table-cell>
          <table:table-cell office:value-type="float" office:value="0.0017432749">
            <text:p>0.0017432749</text:p>
          </table:table-cell>
          <table:table-cell office:value-type="float" office:value="0.0016870855">
            <text:p>0.0016870855</text:p>
          </table:table-cell>
          <table:table-cell office:value-type="float" office:value="0.0015481843">
            <text:p>0.0015481843</text:p>
          </table:table-cell>
          <table:table-cell office:value-type="float" office:value="0.0014555649">
            <text:p>0.0014555649</text:p>
          </table:table-cell>
          <table:table-cell office:value-type="float" office:value="0.0014552412">
            <text:p>0.0014552412</text:p>
          </table:table-cell>
          <table:table-cell office:value-type="float" office:value="0.0014852188">
            <text:p>0.0014852188</text:p>
          </table:table-cell>
          <table:table-cell office:value-type="float" office:value="0.0014765078">
            <text:p>0.0014765078</text:p>
          </table:table-cell>
          <table:table-cell office:value-type="float" office:value="0.0014857737">
            <text:p>0.0014857737</text:p>
          </table:table-cell>
          <table:table-cell office:value-type="float" office:value="0.0015125171">
            <text:p>0.0015125171</text:p>
          </table:table-cell>
          <table:table-cell office:value-type="float" office:value="0.0015062669">
            <text:p>0.0015062669</text:p>
          </table:table-cell>
          <table:table-cell office:value-type="float" office:value="0.0014954753">
            <text:p>0.0014954753</text:p>
          </table:table-cell>
          <table:table-cell office:value-type="float" office:value="0.0014958639">
            <text:p>0.0014958639</text:p>
          </table:table-cell>
          <table:table-cell office:value-type="float" office:value="0.0014191916">
            <text:p>0.0014191916</text:p>
          </table:table-cell>
          <table:table-cell office:value-type="float" office:value="0.0013868711">
            <text:p>0.0013868711</text:p>
          </table:table-cell>
          <table:table-cell office:value-type="float" office:value="0.0014002646">
            <text:p>0.0014002646</text:p>
          </table:table-cell>
          <table:table-cell office:value-type="float" office:value="0.001413047">
            <text:p>0.001413047</text:p>
          </table:table-cell>
          <table:table-cell office:value-type="float" office:value="0.001409724">
            <text:p>0.001409724</text:p>
          </table:table-cell>
          <table:table-cell office:value-type="float" office:value="0.0013944049">
            <text:p>0.0013944049</text:p>
          </table:table-cell>
          <table:table-cell office:value-type="float" office:value="0.0013893448">
            <text:p>0.0013893448</text:p>
          </table:table-cell>
          <table:table-cell office:value-type="float" office:value="0.0014177824">
            <text:p>0.0014177824</text:p>
          </table:table-cell>
          <table:table-cell office:value-type="float" office:value="0.0013999634">
            <text:p>0.0013999634</text:p>
          </table:table-cell>
          <table:table-cell office:value-type="float" office:value="0.0014082107">
            <text:p>0.0014082107</text:p>
          </table:table-cell>
          <table:table-cell office:value-type="float" office:value="0.001403456">
            <text:p>0.001403456</text:p>
          </table:table-cell>
          <table:table-cell office:value-type="float" office:value="0.0014065353">
            <text:p>0.0014065353</text:p>
          </table:table-cell>
          <table:table-cell office:value-type="float" office:value="0.0014045999">
            <text:p>0.0014045999</text:p>
          </table:table-cell>
          <table:table-cell office:value-type="float" office:value="0.0013873914">
            <text:p>0.0013873914</text:p>
          </table:table-cell>
          <table:table-cell office:value-type="float" office:value="0.0013799894">
            <text:p>0.0013799894</text:p>
          </table:table-cell>
          <table:table-cell office:value-type="float" office:value="0.0013800634">
            <text:p>0.0013800634</text:p>
          </table:table-cell>
          <table:table-cell office:value-type="float" office:value="0.0013677855">
            <text:p>0.0013677855</text:p>
          </table:table-cell>
          <table:table-cell office:value-type="float" office:value="0.0013788554">
            <text:p>0.0013788554</text:p>
          </table:table-cell>
          <table:table-cell office:value-type="float" office:value="0.0013842193">
            <text:p>0.0013842193</text:p>
          </table:table-cell>
          <table:table-cell office:value-type="float" office:value="0.0013872327">
            <text:p>0.0013872327</text:p>
          </table:table-cell>
          <table:table-cell office:value-type="float" office:value="0.0013834011">
            <text:p>0.0013834011</text:p>
          </table:table-cell>
          <table:table-cell office:value-type="float" office:value="0.001381101">
            <text:p>0.001381101</text:p>
          </table:table-cell>
          <table:table-cell office:value-type="float" office:value="0.0013836371">
            <text:p>0.0013836371</text:p>
          </table:table-cell>
          <table:table-cell office:value-type="float" office:value="0.0013806904">
            <text:p>0.0013806904</text:p>
          </table:table-cell>
          <table:table-cell office:value-type="float" office:value="0.0013780021">
            <text:p>0.0013780021</text:p>
          </table:table-cell>
          <table:table-cell office:value-type="float" office:value="0.0013651556">
            <text:p>0.0013651556</text:p>
          </table:table-cell>
          <table:table-cell office:value-type="float" office:value="0.001380836">
            <text:p>0.001380836</text:p>
          </table:table-cell>
          <table:table-cell office:value-type="float" office:value="0.0014003011">
            <text:p>0.0014003011</text:p>
          </table:table-cell>
          <table:table-cell office:value-type="float" office:value="0.0014034705">
            <text:p>0.0014034705</text:p>
          </table:table-cell>
          <table:table-cell office:value-type="float" office:value="0.0013889584">
            <text:p>0.0013889584</text:p>
          </table:table-cell>
          <table:table-cell office:value-type="float" office:value="0.0013809205">
            <text:p>0.0013809205</text:p>
          </table:table-cell>
          <table:table-cell office:value-type="float" office:value="0.0013856619">
            <text:p>0.0013856619</text:p>
          </table:table-cell>
          <table:table-cell office:value-type="float" office:value="0.0013867385">
            <text:p>0.0013867385</text:p>
          </table:table-cell>
          <table:table-cell office:value-type="float" office:value="0.001385678">
            <text:p>0.001385678</text:p>
          </table:table-cell>
          <table:table-cell office:value-type="float" office:value="0.0013859415">
            <text:p>0.0013859415</text:p>
          </table:table-cell>
          <table:table-cell office:value-type="float" office:value="0.0013890568">
            <text:p>0.0013890568</text:p>
          </table:table-cell>
          <table:table-cell office:value-type="float" office:value="0.0013852788">
            <text:p>0.0013852788</text:p>
          </table:table-cell>
          <table:table-cell office:value-type="float" office:value="0.0013784677">
            <text:p>0.0013784677</text:p>
          </table:table-cell>
          <table:table-cell office:value-type="float" office:value="0.001388746">
            <text:p>0.001388746</text:p>
          </table:table-cell>
          <table:table-cell office:value-type="float" office:value="0.00139209">
            <text:p>0.00139209</text:p>
          </table:table-cell>
          <table:table-cell office:value-type="float" office:value="0.0013935572">
            <text:p>0.0013935572</text:p>
          </table:table-cell>
          <table:table-cell office:value-type="float" office:value="0.0013915399">
            <text:p>0.0013915399</text:p>
          </table:table-cell>
          <table:table-cell office:value-type="float" office:value="0.0013915512">
            <text:p>0.0013915512</text:p>
          </table:table-cell>
          <table:table-cell office:value-type="float" office:value="0.0013963758">
            <text:p>0.0013963758</text:p>
          </table:table-cell>
          <table:table-cell office:value-type="float" office:value="0.0013954369">
            <text:p>0.0013954369</text:p>
          </table:table-cell>
          <table:table-cell office:value-type="float" office:value="0.0013950247">
            <text:p>0.0013950247</text:p>
          </table:table-cell>
          <table:table-cell office:value-type="float" office:value="0.0013915048">
            <text:p>0.0013915048</text:p>
          </table:table-cell>
          <table:table-cell office:value-type="float" office:value="0.0013887506">
            <text:p>0.0013887506</text:p>
          </table:table-cell>
          <table:table-cell office:value-type="float" office:value="0.0013919487">
            <text:p>0.0013919487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09 - B.B. King - Blues We Like.mp3</text:p>
          </table:table-cell>
          <table:table-cell office:value-type="float" office:value="0.20050375">
            <text:p>0.20050375</text:p>
          </table:table-cell>
          <table:table-cell office:value-type="float" office:value="0.18304929">
            <text:p>0.18304929</text:p>
          </table:table-cell>
          <table:table-cell office:value-type="float" office:value="0.05965983">
            <text:p>0.05965983</text:p>
          </table:table-cell>
          <table:table-cell office:value-type="float" office:value="0.061307505">
            <text:p>0.061307505</text:p>
          </table:table-cell>
          <table:table-cell office:value-type="float" office:value="0.05870757">
            <text:p>0.05870757</text:p>
          </table:table-cell>
          <table:table-cell office:value-type="float" office:value="0.03273975">
            <text:p>0.03273975</text:p>
          </table:table-cell>
          <table:table-cell office:value-type="float" office:value="0.031557076">
            <text:p>0.031557076</text:p>
          </table:table-cell>
          <table:table-cell office:value-type="float" office:value="0.06076493">
            <text:p>0.06076493</text:p>
          </table:table-cell>
          <table:table-cell office:value-type="float" office:value="0.054297112">
            <text:p>0.054297112</text:p>
          </table:table-cell>
          <table:table-cell office:value-type="float" office:value="0.02928741">
            <text:p>0.02928741</text:p>
          </table:table-cell>
          <table:table-cell office:value-type="float" office:value="0.041186593">
            <text:p>0.041186593</text:p>
          </table:table-cell>
          <table:table-cell office:value-type="float" office:value="0.025364902">
            <text:p>0.025364902</text:p>
          </table:table-cell>
          <table:table-cell office:value-type="float" office:value="0.0356713">
            <text:p>0.0356713</text:p>
          </table:table-cell>
          <table:table-cell office:value-type="float" office:value="0.024606038">
            <text:p>0.024606038</text:p>
          </table:table-cell>
          <table:table-cell office:value-type="float" office:value="0.033498406">
            <text:p>0.033498406</text:p>
          </table:table-cell>
          <table:table-cell office:value-type="float" office:value="0.014321351">
            <text:p>0.014321351</text:p>
          </table:table-cell>
          <table:table-cell office:value-type="float" office:value="0.024403937">
            <text:p>0.024403937</text:p>
          </table:table-cell>
          <table:table-cell office:value-type="float" office:value="0.018008769">
            <text:p>0.018008769</text:p>
          </table:table-cell>
          <table:table-cell office:value-type="float" office:value="0.02372289">
            <text:p>0.02372289</text:p>
          </table:table-cell>
          <table:table-cell office:value-type="float" office:value="0.01927861">
            <text:p>0.01927861</text:p>
          </table:table-cell>
          <table:table-cell office:value-type="float" office:value="0.013940046">
            <text:p>0.013940046</text:p>
          </table:table-cell>
          <table:table-cell office:value-type="float" office:value="0.034112148">
            <text:p>0.034112148</text:p>
          </table:table-cell>
          <table:table-cell office:value-type="float" office:value="0.016922906">
            <text:p>0.016922906</text:p>
          </table:table-cell>
          <table:table-cell office:value-type="float" office:value="0.013910405">
            <text:p>0.013910405</text:p>
          </table:table-cell>
          <table:table-cell office:value-type="float" office:value="0.027459232">
            <text:p>0.027459232</text:p>
          </table:table-cell>
          <table:table-cell office:value-type="float" office:value="0.027602782">
            <text:p>0.027602782</text:p>
          </table:table-cell>
          <table:table-cell office:value-type="float" office:value="0.020367915">
            <text:p>0.020367915</text:p>
          </table:table-cell>
          <table:table-cell office:value-type="float" office:value="0.02532565">
            <text:p>0.02532565</text:p>
          </table:table-cell>
          <table:table-cell office:value-type="float" office:value="0.027125804">
            <text:p>0.027125804</text:p>
          </table:table-cell>
          <table:table-cell office:value-type="float" office:value="0.03228713">
            <text:p>0.03228713</text:p>
          </table:table-cell>
          <table:table-cell office:value-type="float" office:value="0.021429991">
            <text:p>0.021429991</text:p>
          </table:table-cell>
          <table:table-cell office:value-type="float" office:value="0.017422292">
            <text:p>0.017422292</text:p>
          </table:table-cell>
          <table:table-cell office:value-type="float" office:value="0.045837533">
            <text:p>0.045837533</text:p>
          </table:table-cell>
          <table:table-cell office:value-type="float" office:value="0.027569639">
            <text:p>0.027569639</text:p>
          </table:table-cell>
          <table:table-cell office:value-type="float" office:value="0.02016662">
            <text:p>0.02016662</text:p>
          </table:table-cell>
          <table:table-cell office:value-type="float" office:value="0.021387655">
            <text:p>0.021387655</text:p>
          </table:table-cell>
          <table:table-cell office:value-type="float" office:value="0.04096561">
            <text:p>0.04096561</text:p>
          </table:table-cell>
          <table:table-cell office:value-type="float" office:value="0.020155968">
            <text:p>0.020155968</text:p>
          </table:table-cell>
          <table:table-cell office:value-type="float" office:value="0.018344386">
            <text:p>0.018344386</text:p>
          </table:table-cell>
          <table:table-cell office:value-type="float" office:value="0.01658679">
            <text:p>0.01658679</text:p>
          </table:table-cell>
          <table:table-cell office:value-type="float" office:value="0.014553793">
            <text:p>0.014553793</text:p>
          </table:table-cell>
          <table:table-cell office:value-type="float" office:value="0.014379108">
            <text:p>0.014379108</text:p>
          </table:table-cell>
          <table:table-cell office:value-type="float" office:value="0.016948475">
            <text:p>0.016948475</text:p>
          </table:table-cell>
          <table:table-cell office:value-type="float" office:value="0.032238636">
            <text:p>0.032238636</text:p>
          </table:table-cell>
          <table:table-cell office:value-type="float" office:value="0.019300882">
            <text:p>0.019300882</text:p>
          </table:table-cell>
          <table:table-cell office:value-type="float" office:value="0.012628033">
            <text:p>0.012628033</text:p>
          </table:table-cell>
          <table:table-cell office:value-type="float" office:value="0.009638205">
            <text:p>0.009638205</text:p>
          </table:table-cell>
          <table:table-cell office:value-type="float" office:value="0.00913831">
            <text:p>0.00913831</text:p>
          </table:table-cell>
          <table:table-cell office:value-type="float" office:value="0.013341039">
            <text:p>0.013341039</text:p>
          </table:table-cell>
          <table:table-cell office:value-type="float" office:value="0.011141619">
            <text:p>0.011141619</text:p>
          </table:table-cell>
          <table:table-cell office:value-type="float" office:value="0.014358592">
            <text:p>0.014358592</text:p>
          </table:table-cell>
          <table:table-cell office:value-type="float" office:value="0.011837606">
            <text:p>0.011837606</text:p>
          </table:table-cell>
          <table:table-cell office:value-type="float" office:value="0.0105005605">
            <text:p>0.0105005605</text:p>
          </table:table-cell>
          <table:table-cell office:value-type="float" office:value="0.009333135">
            <text:p>0.009333135</text:p>
          </table:table-cell>
          <table:table-cell office:value-type="float" office:value="0.008961784">
            <text:p>0.008961784</text:p>
          </table:table-cell>
          <table:table-cell office:value-type="float" office:value="0.0090209795">
            <text:p>0.0090209795</text:p>
          </table:table-cell>
          <table:table-cell office:value-type="float" office:value="0.010865137">
            <text:p>0.010865137</text:p>
          </table:table-cell>
          <table:table-cell office:value-type="float" office:value="0.009991426">
            <text:p>0.009991426</text:p>
          </table:table-cell>
          <table:table-cell office:value-type="float" office:value="0.008648402">
            <text:p>0.008648402</text:p>
          </table:table-cell>
          <table:table-cell office:value-type="float" office:value="0.008678887">
            <text:p>0.008678887</text:p>
          </table:table-cell>
          <table:table-cell office:value-type="float" office:value="0.010969275">
            <text:p>0.010969275</text:p>
          </table:table-cell>
          <table:table-cell office:value-type="float" office:value="0.0095881615">
            <text:p>0.0095881615</text:p>
          </table:table-cell>
          <table:table-cell office:value-type="float" office:value="0.009430048">
            <text:p>0.009430048</text:p>
          </table:table-cell>
          <table:table-cell office:value-type="float" office:value="0.0069864737">
            <text:p>0.0069864737</text:p>
          </table:table-cell>
          <table:table-cell office:value-type="float" office:value="0.008091471">
            <text:p>0.008091471</text:p>
          </table:table-cell>
          <table:table-cell office:value-type="float" office:value="0.008977914">
            <text:p>0.008977914</text:p>
          </table:table-cell>
          <table:table-cell office:value-type="float" office:value="0.009252847">
            <text:p>0.009252847</text:p>
          </table:table-cell>
          <table:table-cell office:value-type="float" office:value="0.009344246">
            <text:p>0.009344246</text:p>
          </table:table-cell>
          <table:table-cell office:value-type="float" office:value="0.01117858">
            <text:p>0.01117858</text:p>
          </table:table-cell>
          <table:table-cell office:value-type="float" office:value="0.007786193">
            <text:p>0.007786193</text:p>
          </table:table-cell>
          <table:table-cell office:value-type="float" office:value="0.0075838137">
            <text:p>0.0075838137</text:p>
          </table:table-cell>
          <table:table-cell office:value-type="float" office:value="0.009025302">
            <text:p>0.009025302</text:p>
          </table:table-cell>
          <table:table-cell office:value-type="float" office:value="0.01164396">
            <text:p>0.01164396</text:p>
          </table:table-cell>
          <table:table-cell office:value-type="float" office:value="0.010260212">
            <text:p>0.010260212</text:p>
          </table:table-cell>
          <table:table-cell office:value-type="float" office:value="0.008215776">
            <text:p>0.008215776</text:p>
          </table:table-cell>
          <table:table-cell office:value-type="float" office:value="0.0077957762">
            <text:p>0.0077957762</text:p>
          </table:table-cell>
          <table:table-cell office:value-type="float" office:value="0.0075744092">
            <text:p>0.0075744092</text:p>
          </table:table-cell>
          <table:table-cell office:value-type="float" office:value="0.0067184027">
            <text:p>0.0067184027</text:p>
          </table:table-cell>
          <table:table-cell office:value-type="float" office:value="0.009208815">
            <text:p>0.009208815</text:p>
          </table:table-cell>
          <table:table-cell office:value-type="float" office:value="0.009481763">
            <text:p>0.009481763</text:p>
          </table:table-cell>
          <table:table-cell office:value-type="float" office:value="0.009634908">
            <text:p>0.009634908</text:p>
          </table:table-cell>
          <table:table-cell office:value-type="float" office:value="0.007345942">
            <text:p>0.007345942</text:p>
          </table:table-cell>
          <table:table-cell office:value-type="float" office:value="0.0065269144">
            <text:p>0.0065269144</text:p>
          </table:table-cell>
          <table:table-cell office:value-type="float" office:value="0.0066156853">
            <text:p>0.0066156853</text:p>
          </table:table-cell>
          <table:table-cell office:value-type="float" office:value="0.0073167644">
            <text:p>0.0073167644</text:p>
          </table:table-cell>
          <table:table-cell office:value-type="float" office:value="0.007157685">
            <text:p>0.007157685</text:p>
          </table:table-cell>
          <table:table-cell office:value-type="float" office:value="0.007853349">
            <text:p>0.007853349</text:p>
          </table:table-cell>
          <table:table-cell office:value-type="float" office:value="0.006747958">
            <text:p>0.006747958</text:p>
          </table:table-cell>
          <table:table-cell office:value-type="float" office:value="0.00473554">
            <text:p>0.00473554</text:p>
          </table:table-cell>
          <table:table-cell office:value-type="float" office:value="0.006167705">
            <text:p>0.006167705</text:p>
          </table:table-cell>
          <table:table-cell office:value-type="float" office:value="0.0061270096">
            <text:p>0.0061270096</text:p>
          </table:table-cell>
          <table:table-cell office:value-type="float" office:value="0.0065799025">
            <text:p>0.0065799025</text:p>
          </table:table-cell>
          <table:table-cell office:value-type="float" office:value="0.0069260607">
            <text:p>0.0069260607</text:p>
          </table:table-cell>
          <table:table-cell office:value-type="float" office:value="0.008107057">
            <text:p>0.008107057</text:p>
          </table:table-cell>
          <table:table-cell office:value-type="float" office:value="0.007429646">
            <text:p>0.007429646</text:p>
          </table:table-cell>
          <table:table-cell office:value-type="float" office:value="0.005876953">
            <text:p>0.005876953</text:p>
          </table:table-cell>
          <table:table-cell office:value-type="float" office:value="0.008266198">
            <text:p>0.008266198</text:p>
          </table:table-cell>
          <table:table-cell office:value-type="float" office:value="0.0068316027">
            <text:p>0.0068316027</text:p>
          </table:table-cell>
          <table:table-cell office:value-type="float" office:value="0.007280319">
            <text:p>0.007280319</text:p>
          </table:table-cell>
          <table:table-cell office:value-type="float" office:value="0.006862296">
            <text:p>0.006862296</text:p>
          </table:table-cell>
          <table:table-cell office:value-type="float" office:value="0.007235131">
            <text:p>0.007235131</text:p>
          </table:table-cell>
          <table:table-cell office:value-type="float" office:value="0.007398927">
            <text:p>0.007398927</text:p>
          </table:table-cell>
          <table:table-cell office:value-type="float" office:value="0.0064123697">
            <text:p>0.0064123697</text:p>
          </table:table-cell>
          <table:table-cell office:value-type="float" office:value="0.0069211596">
            <text:p>0.0069211596</text:p>
          </table:table-cell>
          <table:table-cell office:value-type="float" office:value="0.0074708727">
            <text:p>0.0074708727</text:p>
          </table:table-cell>
          <table:table-cell office:value-type="float" office:value="0.007467675">
            <text:p>0.007467675</text:p>
          </table:table-cell>
          <table:table-cell office:value-type="float" office:value="0.008131311">
            <text:p>0.008131311</text:p>
          </table:table-cell>
          <table:table-cell office:value-type="float" office:value="0.007841214">
            <text:p>0.007841214</text:p>
          </table:table-cell>
          <table:table-cell office:value-type="float" office:value="0.009155703">
            <text:p>0.009155703</text:p>
          </table:table-cell>
          <table:table-cell office:value-type="float" office:value="0.008147437">
            <text:p>0.008147437</text:p>
          </table:table-cell>
          <table:table-cell office:value-type="float" office:value="0.0073717674">
            <text:p>0.0073717674</text:p>
          </table:table-cell>
          <table:table-cell office:value-type="float" office:value="0.007355516">
            <text:p>0.007355516</text:p>
          </table:table-cell>
          <table:table-cell office:value-type="float" office:value="0.010550006">
            <text:p>0.010550006</text:p>
          </table:table-cell>
          <table:table-cell office:value-type="float" office:value="0.00762193">
            <text:p>0.00762193</text:p>
          </table:table-cell>
          <table:table-cell office:value-type="float" office:value="0.010613851">
            <text:p>0.010613851</text:p>
          </table:table-cell>
          <table:table-cell office:value-type="float" office:value="0.010965926">
            <text:p>0.010965926</text:p>
          </table:table-cell>
          <table:table-cell office:value-type="float" office:value="0.008168448">
            <text:p>0.008168448</text:p>
          </table:table-cell>
          <table:table-cell office:value-type="float" office:value="0.009970754">
            <text:p>0.009970754</text:p>
          </table:table-cell>
          <table:table-cell office:value-type="float" office:value="0.00933212">
            <text:p>0.00933212</text:p>
          </table:table-cell>
          <table:table-cell office:value-type="float" office:value="0.009101651">
            <text:p>0.009101651</text:p>
          </table:table-cell>
          <table:table-cell office:value-type="float" office:value="0.009590766">
            <text:p>0.009590766</text:p>
          </table:table-cell>
          <table:table-cell office:value-type="float" office:value="0.010600793">
            <text:p>0.010600793</text:p>
          </table:table-cell>
          <table:table-cell office:value-type="float" office:value="0.0106371315">
            <text:p>0.0106371315</text:p>
          </table:table-cell>
          <table:table-cell office:value-type="float" office:value="0.014092927">
            <text:p>0.014092927</text:p>
          </table:table-cell>
          <table:table-cell office:value-type="float" office:value="0.013804315">
            <text:p>0.013804315</text:p>
          </table:table-cell>
          <table:table-cell office:value-type="float" office:value="0.009866376">
            <text:p>0.009866376</text:p>
          </table:table-cell>
          <table:table-cell office:value-type="float" office:value="0.008974751">
            <text:p>0.008974751</text:p>
          </table:table-cell>
          <table:table-cell office:value-type="float" office:value="0.011169849">
            <text:p>0.011169849</text:p>
          </table:table-cell>
          <table:table-cell office:value-type="float" office:value="0.0077969935">
            <text:p>0.0077969935</text:p>
          </table:table-cell>
          <table:table-cell office:value-type="float" office:value="0.009454546">
            <text:p>0.009454546</text:p>
          </table:table-cell>
          <table:table-cell office:value-type="float" office:value="0.011125404">
            <text:p>0.011125404</text:p>
          </table:table-cell>
          <table:table-cell office:value-type="float" office:value="0.015011712">
            <text:p>0.015011712</text:p>
          </table:table-cell>
          <table:table-cell office:value-type="float" office:value="0.012129429">
            <text:p>0.012129429</text:p>
          </table:table-cell>
          <table:table-cell office:value-type="float" office:value="0.01246363">
            <text:p>0.01246363</text:p>
          </table:table-cell>
          <table:table-cell office:value-type="float" office:value="0.010250996">
            <text:p>0.010250996</text:p>
          </table:table-cell>
          <table:table-cell office:value-type="float" office:value="0.0077984557">
            <text:p>0.0077984557</text:p>
          </table:table-cell>
          <table:table-cell office:value-type="float" office:value="0.009774809">
            <text:p>0.009774809</text:p>
          </table:table-cell>
          <table:table-cell office:value-type="float" office:value="0.013205109">
            <text:p>0.013205109</text:p>
          </table:table-cell>
          <table:table-cell office:value-type="float" office:value="0.012441579">
            <text:p>0.012441579</text:p>
          </table:table-cell>
          <table:table-cell office:value-type="float" office:value="0.016762795">
            <text:p>0.016762795</text:p>
          </table:table-cell>
          <table:table-cell office:value-type="float" office:value="0.014326965">
            <text:p>0.014326965</text:p>
          </table:table-cell>
          <table:table-cell office:value-type="float" office:value="0.014066339">
            <text:p>0.014066339</text:p>
          </table:table-cell>
          <table:table-cell office:value-type="float" office:value="0.0128716035">
            <text:p>0.0128716035</text:p>
          </table:table-cell>
          <table:table-cell office:value-type="float" office:value="0.00874466">
            <text:p>0.00874466</text:p>
          </table:table-cell>
          <table:table-cell office:value-type="float" office:value="0.0072571123">
            <text:p>0.0072571123</text:p>
          </table:table-cell>
          <table:table-cell office:value-type="float" office:value="0.008271441">
            <text:p>0.008271441</text:p>
          </table:table-cell>
          <table:table-cell office:value-type="float" office:value="0.0124195805">
            <text:p>0.0124195805</text:p>
          </table:table-cell>
          <table:table-cell office:value-type="float" office:value="0.012631261">
            <text:p>0.012631261</text:p>
          </table:table-cell>
          <table:table-cell office:value-type="float" office:value="0.00911241">
            <text:p>0.00911241</text:p>
          </table:table-cell>
          <table:table-cell office:value-type="float" office:value="0.015907507">
            <text:p>0.015907507</text:p>
          </table:table-cell>
          <table:table-cell office:value-type="float" office:value="0.017624125">
            <text:p>0.017624125</text:p>
          </table:table-cell>
          <table:table-cell office:value-type="float" office:value="0.008525261">
            <text:p>0.008525261</text:p>
          </table:table-cell>
          <table:table-cell office:value-type="float" office:value="0.009742792">
            <text:p>0.009742792</text:p>
          </table:table-cell>
          <table:table-cell office:value-type="float" office:value="0.008615169">
            <text:p>0.008615169</text:p>
          </table:table-cell>
          <table:table-cell office:value-type="float" office:value="0.0085065495">
            <text:p>0.0085065495</text:p>
          </table:table-cell>
          <table:table-cell office:value-type="float" office:value="0.0087187495">
            <text:p>0.0087187495</text:p>
          </table:table-cell>
          <table:table-cell office:value-type="float" office:value="0.010088873">
            <text:p>0.010088873</text:p>
          </table:table-cell>
          <table:table-cell office:value-type="float" office:value="0.0070565008">
            <text:p>0.0070565008</text:p>
          </table:table-cell>
          <table:table-cell office:value-type="float" office:value="0.011610828">
            <text:p>0.011610828</text:p>
          </table:table-cell>
          <table:table-cell office:value-type="float" office:value="0.009985064">
            <text:p>0.009985064</text:p>
          </table:table-cell>
          <table:table-cell office:value-type="float" office:value="0.007306616">
            <text:p>0.007306616</text:p>
          </table:table-cell>
          <table:table-cell office:value-type="float" office:value="0.007665731">
            <text:p>0.007665731</text:p>
          </table:table-cell>
          <table:table-cell office:value-type="float" office:value="0.007729228">
            <text:p>0.007729228</text:p>
          </table:table-cell>
          <table:table-cell office:value-type="float" office:value="0.006425368">
            <text:p>0.006425368</text:p>
          </table:table-cell>
          <table:table-cell office:value-type="float" office:value="0.006930952">
            <text:p>0.006930952</text:p>
          </table:table-cell>
          <table:table-cell office:value-type="float" office:value="0.005976008">
            <text:p>0.005976008</text:p>
          </table:table-cell>
          <table:table-cell office:value-type="float" office:value="0.0069961045">
            <text:p>0.0069961045</text:p>
          </table:table-cell>
          <table:table-cell office:value-type="float" office:value="0.0064638513">
            <text:p>0.0064638513</text:p>
          </table:table-cell>
          <table:table-cell office:value-type="float" office:value="0.005934731">
            <text:p>0.005934731</text:p>
          </table:table-cell>
          <table:table-cell office:value-type="float" office:value="0.007485101">
            <text:p>0.007485101</text:p>
          </table:table-cell>
          <table:table-cell office:value-type="float" office:value="0.006794603">
            <text:p>0.006794603</text:p>
          </table:table-cell>
          <table:table-cell office:value-type="float" office:value="0.006052504">
            <text:p>0.006052504</text:p>
          </table:table-cell>
          <table:table-cell office:value-type="float" office:value="0.0056492942">
            <text:p>0.0056492942</text:p>
          </table:table-cell>
          <table:table-cell office:value-type="float" office:value="0.006245349">
            <text:p>0.006245349</text:p>
          </table:table-cell>
          <table:table-cell office:value-type="float" office:value="0.005232244">
            <text:p>0.005232244</text:p>
          </table:table-cell>
          <table:table-cell office:value-type="float" office:value="0.007125475">
            <text:p>0.007125475</text:p>
          </table:table-cell>
          <table:table-cell office:value-type="float" office:value="0.006510156">
            <text:p>0.006510156</text:p>
          </table:table-cell>
          <table:table-cell office:value-type="float" office:value="0.008642628">
            <text:p>0.008642628</text:p>
          </table:table-cell>
          <table:table-cell office:value-type="float" office:value="0.0072865253">
            <text:p>0.0072865253</text:p>
          </table:table-cell>
          <table:table-cell office:value-type="float" office:value="0.0058841463">
            <text:p>0.0058841463</text:p>
          </table:table-cell>
          <table:table-cell office:value-type="float" office:value="0.0049037286">
            <text:p>0.0049037286</text:p>
          </table:table-cell>
          <table:table-cell office:value-type="float" office:value="0.0050158487">
            <text:p>0.0050158487</text:p>
          </table:table-cell>
          <table:table-cell office:value-type="float" office:value="0.004865356">
            <text:p>0.004865356</text:p>
          </table:table-cell>
          <table:table-cell office:value-type="float" office:value="0.005349917">
            <text:p>0.005349917</text:p>
          </table:table-cell>
          <table:table-cell office:value-type="float" office:value="0.0065125083">
            <text:p>0.0065125083</text:p>
          </table:table-cell>
          <table:table-cell office:value-type="float" office:value="0.007197451">
            <text:p>0.007197451</text:p>
          </table:table-cell>
          <table:table-cell office:value-type="float" office:value="0.007156866">
            <text:p>0.007156866</text:p>
          </table:table-cell>
          <table:table-cell office:value-type="float" office:value="0.005363466">
            <text:p>0.005363466</text:p>
          </table:table-cell>
          <table:table-cell office:value-type="float" office:value="0.0037928584">
            <text:p>0.0037928584</text:p>
          </table:table-cell>
          <table:table-cell office:value-type="float" office:value="0.0025736226">
            <text:p>0.0025736226</text:p>
          </table:table-cell>
          <table:table-cell office:value-type="float" office:value="0.002720886">
            <text:p>0.002720886</text:p>
          </table:table-cell>
          <table:table-cell office:value-type="float" office:value="0.0036809652">
            <text:p>0.0036809652</text:p>
          </table:table-cell>
          <table:table-cell office:value-type="float" office:value="0.0047401707">
            <text:p>0.0047401707</text:p>
          </table:table-cell>
          <table:table-cell office:value-type="float" office:value="0.004283653">
            <text:p>0.004283653</text:p>
          </table:table-cell>
          <table:table-cell office:value-type="float" office:value="0.002924023">
            <text:p>0.002924023</text:p>
          </table:table-cell>
          <table:table-cell office:value-type="float" office:value="0.0030149592">
            <text:p>0.0030149592</text:p>
          </table:table-cell>
          <table:table-cell office:value-type="float" office:value="0.002955207">
            <text:p>0.002955207</text:p>
          </table:table-cell>
          <table:table-cell office:value-type="float" office:value="0.0019205925">
            <text:p>0.0019205925</text:p>
          </table:table-cell>
          <table:table-cell office:value-type="float" office:value="0.0017244671">
            <text:p>0.0017244671</text:p>
          </table:table-cell>
          <table:table-cell office:value-type="float" office:value="0.001702193">
            <text:p>0.001702193</text:p>
          </table:table-cell>
          <table:table-cell office:value-type="float" office:value="0.0021426396">
            <text:p>0.0021426396</text:p>
          </table:table-cell>
          <table:table-cell office:value-type="float" office:value="0.0026749251">
            <text:p>0.0026749251</text:p>
          </table:table-cell>
          <table:table-cell office:value-type="float" office:value="0.0021483204">
            <text:p>0.0021483204</text:p>
          </table:table-cell>
          <table:table-cell office:value-type="float" office:value="0.0017316027">
            <text:p>0.0017316027</text:p>
          </table:table-cell>
          <table:table-cell office:value-type="float" office:value="0.0014178529">
            <text:p>0.0014178529</text:p>
          </table:table-cell>
          <table:table-cell office:value-type="float" office:value="0.0014440358">
            <text:p>0.0014440358</text:p>
          </table:table-cell>
          <table:table-cell office:value-type="float" office:value="0.0013604371">
            <text:p>0.0013604371</text:p>
          </table:table-cell>
          <table:table-cell office:value-type="float" office:value="0.001409896">
            <text:p>0.001409896</text:p>
          </table:table-cell>
          <table:table-cell office:value-type="float" office:value="0.0013506077">
            <text:p>0.0013506077</text:p>
          </table:table-cell>
          <table:table-cell office:value-type="float" office:value="0.0013253918">
            <text:p>0.0013253918</text:p>
          </table:table-cell>
          <table:table-cell office:value-type="float" office:value="0.0014698214">
            <text:p>0.0014698214</text:p>
          </table:table-cell>
          <table:table-cell office:value-type="float" office:value="0.0018233048">
            <text:p>0.0018233048</text:p>
          </table:table-cell>
          <table:table-cell office:value-type="float" office:value="0.0017207605">
            <text:p>0.0017207605</text:p>
          </table:table-cell>
          <table:table-cell office:value-type="float" office:value="0.0013595417">
            <text:p>0.0013595417</text:p>
          </table:table-cell>
          <table:table-cell office:value-type="float" office:value="0.0013854877">
            <text:p>0.0013854877</text:p>
          </table:table-cell>
          <table:table-cell office:value-type="float" office:value="0.0013223069">
            <text:p>0.0013223069</text:p>
          </table:table-cell>
          <table:table-cell office:value-type="float" office:value="0.0012709225">
            <text:p>0.0012709225</text:p>
          </table:table-cell>
          <table:table-cell office:value-type="float" office:value="0.0013363599">
            <text:p>0.0013363599</text:p>
          </table:table-cell>
          <table:table-cell office:value-type="float" office:value="0.0013336155">
            <text:p>0.0013336155</text:p>
          </table:table-cell>
          <table:table-cell office:value-type="float" office:value="0.0013907012">
            <text:p>0.0013907012</text:p>
          </table:table-cell>
          <table:table-cell office:value-type="float" office:value="0.0016313882">
            <text:p>0.0016313882</text:p>
          </table:table-cell>
          <table:table-cell office:value-type="float" office:value="0.0014531391">
            <text:p>0.0014531391</text:p>
          </table:table-cell>
          <table:table-cell office:value-type="float" office:value="0.0012629966">
            <text:p>0.0012629966</text:p>
          </table:table-cell>
          <table:table-cell office:value-type="float" office:value="0.0012659803">
            <text:p>0.0012659803</text:p>
          </table:table-cell>
          <table:table-cell office:value-type="float" office:value="0.0012643168">
            <text:p>0.0012643168</text:p>
          </table:table-cell>
          <table:table-cell office:value-type="float" office:value="0.0013901945">
            <text:p>0.0013901945</text:p>
          </table:table-cell>
          <table:table-cell office:value-type="float" office:value="0.0013484106">
            <text:p>0.0013484106</text:p>
          </table:table-cell>
          <table:table-cell office:value-type="float" office:value="0.0012613836">
            <text:p>0.0012613836</text:p>
          </table:table-cell>
          <table:table-cell office:value-type="float" office:value="0.0012666967">
            <text:p>0.0012666967</text:p>
          </table:table-cell>
          <table:table-cell office:value-type="float" office:value="0.0013139441">
            <text:p>0.0013139441</text:p>
          </table:table-cell>
          <table:table-cell office:value-type="float" office:value="0.0013155978">
            <text:p>0.0013155978</text:p>
          </table:table-cell>
          <table:table-cell office:value-type="float" office:value="0.0012268553">
            <text:p>0.0012268553</text:p>
          </table:table-cell>
          <table:table-cell office:value-type="float" office:value="0.0012164508">
            <text:p>0.0012164508</text:p>
          </table:table-cell>
          <table:table-cell office:value-type="float" office:value="0.001225248">
            <text:p>0.001225248</text:p>
          </table:table-cell>
          <table:table-cell office:value-type="float" office:value="0.0012505719">
            <text:p>0.0012505719</text:p>
          </table:table-cell>
          <table:table-cell office:value-type="float" office:value="0.0012678389">
            <text:p>0.0012678389</text:p>
          </table:table-cell>
          <table:table-cell office:value-type="float" office:value="0.001247594">
            <text:p>0.001247594</text:p>
          </table:table-cell>
          <table:table-cell office:value-type="float" office:value="0.0012357376">
            <text:p>0.0012357376</text:p>
          </table:table-cell>
          <table:table-cell office:value-type="float" office:value="0.0012380667">
            <text:p>0.0012380667</text:p>
          </table:table-cell>
          <table:table-cell office:value-type="float" office:value="0.0012511383">
            <text:p>0.0012511383</text:p>
          </table:table-cell>
          <table:table-cell office:value-type="float" office:value="0.0012411906">
            <text:p>0.0012411906</text:p>
          </table:table-cell>
          <table:table-cell office:value-type="float" office:value="0.0012385844">
            <text:p>0.0012385844</text:p>
          </table:table-cell>
          <table:table-cell office:value-type="float" office:value="0.0012446817">
            <text:p>0.0012446817</text:p>
          </table:table-cell>
          <table:table-cell office:value-type="float" office:value="0.001248703">
            <text:p>0.001248703</text:p>
          </table:table-cell>
          <table:table-cell office:value-type="float" office:value="0.0012471694">
            <text:p>0.0012471694</text:p>
          </table:table-cell>
          <table:table-cell office:value-type="float" office:value="0.0012517143">
            <text:p>0.0012517143</text:p>
          </table:table-cell>
          <table:table-cell office:value-type="float" office:value="0.0012503682">
            <text:p>0.0012503682</text:p>
          </table:table-cell>
          <table:table-cell office:value-type="float" office:value="0.0012562866">
            <text:p>0.0012562866</text:p>
          </table:table-cell>
          <table:table-cell office:value-type="float" office:value="0.0012649358">
            <text:p>0.0012649358</text:p>
          </table:table-cell>
          <table:table-cell office:value-type="float" office:value="0.0012771334">
            <text:p>0.0012771334</text:p>
          </table:table-cell>
          <table:table-cell office:value-type="float" office:value="0.0012758108">
            <text:p>0.0012758108</text:p>
          </table:table-cell>
          <table:table-cell office:value-type="float" office:value="0.0012748734">
            <text:p>0.0012748734</text:p>
          </table:table-cell>
          <table:table-cell office:value-type="float" office:value="0.001280608">
            <text:p>0.001280608</text:p>
          </table:table-cell>
          <table:table-cell office:value-type="float" office:value="0.0012772129">
            <text:p>0.0012772129</text:p>
          </table:table-cell>
          <table:table-cell office:value-type="float" office:value="0.0012765282">
            <text:p>0.0012765282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10 - B.B. King - Good Man Gone Bad.mp3</text:p>
          </table:table-cell>
          <table:table-cell office:value-type="float" office:value="0.20479017">
            <text:p>0.20479017</text:p>
          </table:table-cell>
          <table:table-cell office:value-type="float" office:value="0.20974697">
            <text:p>0.20974697</text:p>
          </table:table-cell>
          <table:table-cell office:value-type="float" office:value="0.07398725">
            <text:p>0.07398725</text:p>
          </table:table-cell>
          <table:table-cell office:value-type="float" office:value="0.05503986">
            <text:p>0.05503986</text:p>
          </table:table-cell>
          <table:table-cell office:value-type="float" office:value="0.05706058">
            <text:p>0.05706058</text:p>
          </table:table-cell>
          <table:table-cell office:value-type="float" office:value="0.05288421">
            <text:p>0.05288421</text:p>
          </table:table-cell>
          <table:table-cell office:value-type="float" office:value="0.043817744">
            <text:p>0.043817744</text:p>
          </table:table-cell>
          <table:table-cell office:value-type="float" office:value="0.03693899">
            <text:p>0.03693899</text:p>
          </table:table-cell>
          <table:table-cell office:value-type="float" office:value="0.037500698">
            <text:p>0.037500698</text:p>
          </table:table-cell>
          <table:table-cell office:value-type="float" office:value="0.038232822">
            <text:p>0.038232822</text:p>
          </table:table-cell>
          <table:table-cell office:value-type="float" office:value="0.03039199">
            <text:p>0.03039199</text:p>
          </table:table-cell>
          <table:table-cell office:value-type="float" office:value="0.033502426">
            <text:p>0.033502426</text:p>
          </table:table-cell>
          <table:table-cell office:value-type="float" office:value="0.045294605">
            <text:p>0.045294605</text:p>
          </table:table-cell>
          <table:table-cell office:value-type="float" office:value="0.060956303">
            <text:p>0.060956303</text:p>
          </table:table-cell>
          <table:table-cell office:value-type="float" office:value="0.028069578">
            <text:p>0.028069578</text:p>
          </table:table-cell>
          <table:table-cell office:value-type="float" office:value="0.029378561">
            <text:p>0.029378561</text:p>
          </table:table-cell>
          <table:table-cell office:value-type="float" office:value="0.035088394">
            <text:p>0.035088394</text:p>
          </table:table-cell>
          <table:table-cell office:value-type="float" office:value="0.025488315">
            <text:p>0.025488315</text:p>
          </table:table-cell>
          <table:table-cell office:value-type="float" office:value="0.052592333">
            <text:p>0.052592333</text:p>
          </table:table-cell>
          <table:table-cell office:value-type="float" office:value="0.033662643">
            <text:p>0.033662643</text:p>
          </table:table-cell>
          <table:table-cell office:value-type="float" office:value="0.029637165">
            <text:p>0.029637165</text:p>
          </table:table-cell>
          <table:table-cell office:value-type="float" office:value="0.027459819">
            <text:p>0.027459819</text:p>
          </table:table-cell>
          <table:table-cell office:value-type="float" office:value="0.030023245">
            <text:p>0.030023245</text:p>
          </table:table-cell>
          <table:table-cell office:value-type="float" office:value="0.035898652">
            <text:p>0.035898652</text:p>
          </table:table-cell>
          <table:table-cell office:value-type="float" office:value="0.02527551">
            <text:p>0.02527551</text:p>
          </table:table-cell>
          <table:table-cell office:value-type="float" office:value="0.02153376">
            <text:p>0.02153376</text:p>
          </table:table-cell>
          <table:table-cell office:value-type="float" office:value="0.026473237">
            <text:p>0.026473237</text:p>
          </table:table-cell>
          <table:table-cell office:value-type="float" office:value="0.04416799">
            <text:p>0.04416799</text:p>
          </table:table-cell>
          <table:table-cell office:value-type="float" office:value="0.032533705">
            <text:p>0.032533705</text:p>
          </table:table-cell>
          <table:table-cell office:value-type="float" office:value="0.025270496">
            <text:p>0.025270496</text:p>
          </table:table-cell>
          <table:table-cell office:value-type="float" office:value="0.034587">
            <text:p>0.034587</text:p>
          </table:table-cell>
          <table:table-cell office:value-type="float" office:value="0.028915752">
            <text:p>0.028915752</text:p>
          </table:table-cell>
          <table:table-cell office:value-type="float" office:value="0.035764616">
            <text:p>0.035764616</text:p>
          </table:table-cell>
          <table:table-cell office:value-type="float" office:value="0.02203263">
            <text:p>0.02203263</text:p>
          </table:table-cell>
          <table:table-cell office:value-type="float" office:value="0.028204117">
            <text:p>0.028204117</text:p>
          </table:table-cell>
          <table:table-cell office:value-type="float" office:value="0.019881034">
            <text:p>0.019881034</text:p>
          </table:table-cell>
          <table:table-cell office:value-type="float" office:value="0.035321042">
            <text:p>0.035321042</text:p>
          </table:table-cell>
          <table:table-cell office:value-type="float" office:value="0.028100923">
            <text:p>0.028100923</text:p>
          </table:table-cell>
          <table:table-cell office:value-type="float" office:value="0.021765767">
            <text:p>0.021765767</text:p>
          </table:table-cell>
          <table:table-cell office:value-type="float" office:value="0.016966132">
            <text:p>0.016966132</text:p>
          </table:table-cell>
          <table:table-cell office:value-type="float" office:value="0.016553285">
            <text:p>0.016553285</text:p>
          </table:table-cell>
          <table:table-cell office:value-type="float" office:value="0.018419962">
            <text:p>0.018419962</text:p>
          </table:table-cell>
          <table:table-cell office:value-type="float" office:value="0.017597424">
            <text:p>0.017597424</text:p>
          </table:table-cell>
          <table:table-cell office:value-type="float" office:value="0.011986412">
            <text:p>0.011986412</text:p>
          </table:table-cell>
          <table:table-cell office:value-type="float" office:value="0.0134190265">
            <text:p>0.0134190265</text:p>
          </table:table-cell>
          <table:table-cell office:value-type="float" office:value="0.016014297">
            <text:p>0.016014297</text:p>
          </table:table-cell>
          <table:table-cell office:value-type="float" office:value="0.021315778">
            <text:p>0.021315778</text:p>
          </table:table-cell>
          <table:table-cell office:value-type="float" office:value="0.015953192">
            <text:p>0.015953192</text:p>
          </table:table-cell>
          <table:table-cell office:value-type="float" office:value="0.0150713725">
            <text:p>0.0150713725</text:p>
          </table:table-cell>
          <table:table-cell office:value-type="float" office:value="0.01979615">
            <text:p>0.01979615</text:p>
          </table:table-cell>
          <table:table-cell office:value-type="float" office:value="0.01716094">
            <text:p>0.01716094</text:p>
          </table:table-cell>
          <table:table-cell office:value-type="float" office:value="0.016795596">
            <text:p>0.016795596</text:p>
          </table:table-cell>
          <table:table-cell office:value-type="float" office:value="0.016803589">
            <text:p>0.016803589</text:p>
          </table:table-cell>
          <table:table-cell office:value-type="float" office:value="0.011949368">
            <text:p>0.011949368</text:p>
          </table:table-cell>
          <table:table-cell office:value-type="float" office:value="0.011988381">
            <text:p>0.011988381</text:p>
          </table:table-cell>
          <table:table-cell office:value-type="float" office:value="0.014762922">
            <text:p>0.014762922</text:p>
          </table:table-cell>
          <table:table-cell office:value-type="float" office:value="0.016031154">
            <text:p>0.016031154</text:p>
          </table:table-cell>
          <table:table-cell office:value-type="float" office:value="0.012791221">
            <text:p>0.012791221</text:p>
          </table:table-cell>
          <table:table-cell office:value-type="float" office:value="0.011753194">
            <text:p>0.011753194</text:p>
          </table:table-cell>
          <table:table-cell office:value-type="float" office:value="0.013343186">
            <text:p>0.013343186</text:p>
          </table:table-cell>
          <table:table-cell office:value-type="float" office:value="0.015932519">
            <text:p>0.015932519</text:p>
          </table:table-cell>
          <table:table-cell office:value-type="float" office:value="0.016884841">
            <text:p>0.016884841</text:p>
          </table:table-cell>
          <table:table-cell office:value-type="float" office:value="0.021595031">
            <text:p>0.021595031</text:p>
          </table:table-cell>
          <table:table-cell office:value-type="float" office:value="0.016800495">
            <text:p>0.016800495</text:p>
          </table:table-cell>
          <table:table-cell office:value-type="float" office:value="0.014604894">
            <text:p>0.014604894</text:p>
          </table:table-cell>
          <table:table-cell office:value-type="float" office:value="0.019616598">
            <text:p>0.019616598</text:p>
          </table:table-cell>
          <table:table-cell office:value-type="float" office:value="0.019697182">
            <text:p>0.019697182</text:p>
          </table:table-cell>
          <table:table-cell office:value-type="float" office:value="0.013234525">
            <text:p>0.013234525</text:p>
          </table:table-cell>
          <table:table-cell office:value-type="float" office:value="0.013892706">
            <text:p>0.013892706</text:p>
          </table:table-cell>
          <table:table-cell office:value-type="float" office:value="0.017901592">
            <text:p>0.017901592</text:p>
          </table:table-cell>
          <table:table-cell office:value-type="float" office:value="0.0154304365">
            <text:p>0.0154304365</text:p>
          </table:table-cell>
          <table:table-cell office:value-type="float" office:value="0.019417914">
            <text:p>0.019417914</text:p>
          </table:table-cell>
          <table:table-cell office:value-type="float" office:value="0.012484584">
            <text:p>0.012484584</text:p>
          </table:table-cell>
          <table:table-cell office:value-type="float" office:value="0.016675554">
            <text:p>0.016675554</text:p>
          </table:table-cell>
          <table:table-cell office:value-type="float" office:value="0.01791173">
            <text:p>0.01791173</text:p>
          </table:table-cell>
          <table:table-cell office:value-type="float" office:value="0.014443147">
            <text:p>0.014443147</text:p>
          </table:table-cell>
          <table:table-cell office:value-type="float" office:value="0.01445821">
            <text:p>0.01445821</text:p>
          </table:table-cell>
          <table:table-cell office:value-type="float" office:value="0.017383292">
            <text:p>0.017383292</text:p>
          </table:table-cell>
          <table:table-cell office:value-type="float" office:value="0.020837286">
            <text:p>0.020837286</text:p>
          </table:table-cell>
          <table:table-cell office:value-type="float" office:value="0.015406294">
            <text:p>0.015406294</text:p>
          </table:table-cell>
          <table:table-cell office:value-type="float" office:value="0.015483799">
            <text:p>0.015483799</text:p>
          </table:table-cell>
          <table:table-cell office:value-type="float" office:value="0.012933286">
            <text:p>0.012933286</text:p>
          </table:table-cell>
          <table:table-cell office:value-type="float" office:value="0.01780483">
            <text:p>0.01780483</text:p>
          </table:table-cell>
          <table:table-cell office:value-type="float" office:value="0.0116770705">
            <text:p>0.0116770705</text:p>
          </table:table-cell>
          <table:table-cell office:value-type="float" office:value="0.013775635">
            <text:p>0.013775635</text:p>
          </table:table-cell>
          <table:table-cell office:value-type="float" office:value="0.011265275">
            <text:p>0.011265275</text:p>
          </table:table-cell>
          <table:table-cell office:value-type="float" office:value="0.01743886">
            <text:p>0.01743886</text:p>
          </table:table-cell>
          <table:table-cell office:value-type="float" office:value="0.019879326">
            <text:p>0.019879326</text:p>
          </table:table-cell>
          <table:table-cell office:value-type="float" office:value="0.013864832">
            <text:p>0.013864832</text:p>
          </table:table-cell>
          <table:table-cell office:value-type="float" office:value="0.018384906">
            <text:p>0.018384906</text:p>
          </table:table-cell>
          <table:table-cell office:value-type="float" office:value="0.012451357">
            <text:p>0.012451357</text:p>
          </table:table-cell>
          <table:table-cell office:value-type="float" office:value="0.0143875135">
            <text:p>0.0143875135</text:p>
          </table:table-cell>
          <table:table-cell office:value-type="float" office:value="0.008935561">
            <text:p>0.008935561</text:p>
          </table:table-cell>
          <table:table-cell office:value-type="float" office:value="0.010394728">
            <text:p>0.010394728</text:p>
          </table:table-cell>
          <table:table-cell office:value-type="float" office:value="0.015469251">
            <text:p>0.015469251</text:p>
          </table:table-cell>
          <table:table-cell office:value-type="float" office:value="0.01783794">
            <text:p>0.01783794</text:p>
          </table:table-cell>
          <table:table-cell office:value-type="float" office:value="0.015206683">
            <text:p>0.015206683</text:p>
          </table:table-cell>
          <table:table-cell office:value-type="float" office:value="0.009860355">
            <text:p>0.009860355</text:p>
          </table:table-cell>
          <table:table-cell office:value-type="float" office:value="0.010655843">
            <text:p>0.010655843</text:p>
          </table:table-cell>
          <table:table-cell office:value-type="float" office:value="0.013613088">
            <text:p>0.013613088</text:p>
          </table:table-cell>
          <table:table-cell office:value-type="float" office:value="0.014385793">
            <text:p>0.014385793</text:p>
          </table:table-cell>
          <table:table-cell office:value-type="float" office:value="0.015151631">
            <text:p>0.015151631</text:p>
          </table:table-cell>
          <table:table-cell office:value-type="float" office:value="0.008703135">
            <text:p>0.008703135</text:p>
          </table:table-cell>
          <table:table-cell office:value-type="float" office:value="0.016159564">
            <text:p>0.016159564</text:p>
          </table:table-cell>
          <table:table-cell office:value-type="float" office:value="0.012726195">
            <text:p>0.012726195</text:p>
          </table:table-cell>
          <table:table-cell office:value-type="float" office:value="0.017466623">
            <text:p>0.017466623</text:p>
          </table:table-cell>
          <table:table-cell office:value-type="float" office:value="0.015408305">
            <text:p>0.015408305</text:p>
          </table:table-cell>
          <table:table-cell office:value-type="float" office:value="0.011574199">
            <text:p>0.011574199</text:p>
          </table:table-cell>
          <table:table-cell office:value-type="float" office:value="0.012386652">
            <text:p>0.012386652</text:p>
          </table:table-cell>
          <table:table-cell office:value-type="float" office:value="0.01668269">
            <text:p>0.01668269</text:p>
          </table:table-cell>
          <table:table-cell office:value-type="float" office:value="0.015067798">
            <text:p>0.015067798</text:p>
          </table:table-cell>
          <table:table-cell office:value-type="float" office:value="0.013853289">
            <text:p>0.013853289</text:p>
          </table:table-cell>
          <table:table-cell office:value-type="float" office:value="0.014763097">
            <text:p>0.014763097</text:p>
          </table:table-cell>
          <table:table-cell office:value-type="float" office:value="0.016702116">
            <text:p>0.016702116</text:p>
          </table:table-cell>
          <table:table-cell office:value-type="float" office:value="0.014561197">
            <text:p>0.014561197</text:p>
          </table:table-cell>
          <table:table-cell office:value-type="float" office:value="0.015154848">
            <text:p>0.015154848</text:p>
          </table:table-cell>
          <table:table-cell office:value-type="float" office:value="0.0122996075">
            <text:p>0.0122996075</text:p>
          </table:table-cell>
          <table:table-cell office:value-type="float" office:value="0.011162191">
            <text:p>0.011162191</text:p>
          </table:table-cell>
          <table:table-cell office:value-type="float" office:value="0.011883808">
            <text:p>0.011883808</text:p>
          </table:table-cell>
          <table:table-cell office:value-type="float" office:value="0.014744738">
            <text:p>0.014744738</text:p>
          </table:table-cell>
          <table:table-cell office:value-type="float" office:value="0.013213563">
            <text:p>0.013213563</text:p>
          </table:table-cell>
          <table:table-cell office:value-type="float" office:value="0.015396282">
            <text:p>0.015396282</text:p>
          </table:table-cell>
          <table:table-cell office:value-type="float" office:value="0.010013025">
            <text:p>0.010013025</text:p>
          </table:table-cell>
          <table:table-cell office:value-type="float" office:value="0.010828233">
            <text:p>0.010828233</text:p>
          </table:table-cell>
          <table:table-cell office:value-type="float" office:value="0.009730759">
            <text:p>0.009730759</text:p>
          </table:table-cell>
          <table:table-cell office:value-type="float" office:value="0.014553076">
            <text:p>0.014553076</text:p>
          </table:table-cell>
          <table:table-cell office:value-type="float" office:value="0.011486345">
            <text:p>0.011486345</text:p>
          </table:table-cell>
          <table:table-cell office:value-type="float" office:value="0.012065215">
            <text:p>0.012065215</text:p>
          </table:table-cell>
          <table:table-cell office:value-type="float" office:value="0.0074037537">
            <text:p>0.0074037537</text:p>
          </table:table-cell>
          <table:table-cell office:value-type="float" office:value="0.009588935">
            <text:p>0.009588935</text:p>
          </table:table-cell>
          <table:table-cell office:value-type="float" office:value="0.009119823">
            <text:p>0.009119823</text:p>
          </table:table-cell>
          <table:table-cell office:value-type="float" office:value="0.0090969615">
            <text:p>0.0090969615</text:p>
          </table:table-cell>
          <table:table-cell office:value-type="float" office:value="0.008735054">
            <text:p>0.008735054</text:p>
          </table:table-cell>
          <table:table-cell office:value-type="float" office:value="0.009693275">
            <text:p>0.009693275</text:p>
          </table:table-cell>
          <table:table-cell office:value-type="float" office:value="0.008878028">
            <text:p>0.008878028</text:p>
          </table:table-cell>
          <table:table-cell office:value-type="float" office:value="0.007378756">
            <text:p>0.007378756</text:p>
          </table:table-cell>
          <table:table-cell office:value-type="float" office:value="0.008224161">
            <text:p>0.008224161</text:p>
          </table:table-cell>
          <table:table-cell office:value-type="float" office:value="0.0078858165">
            <text:p>0.0078858165</text:p>
          </table:table-cell>
          <table:table-cell office:value-type="float" office:value="0.007797392">
            <text:p>0.007797392</text:p>
          </table:table-cell>
          <table:table-cell office:value-type="float" office:value="0.0075583975">
            <text:p>0.0075583975</text:p>
          </table:table-cell>
          <table:table-cell office:value-type="float" office:value="0.008564859">
            <text:p>0.008564859</text:p>
          </table:table-cell>
          <table:table-cell office:value-type="float" office:value="0.008114074">
            <text:p>0.008114074</text:p>
          </table:table-cell>
          <table:table-cell office:value-type="float" office:value="0.007939032">
            <text:p>0.007939032</text:p>
          </table:table-cell>
          <table:table-cell office:value-type="float" office:value="0.0068717357">
            <text:p>0.0068717357</text:p>
          </table:table-cell>
          <table:table-cell office:value-type="float" office:value="0.006253549">
            <text:p>0.006253549</text:p>
          </table:table-cell>
          <table:table-cell office:value-type="float" office:value="0.005938537">
            <text:p>0.005938537</text:p>
          </table:table-cell>
          <table:table-cell office:value-type="float" office:value="0.006642158">
            <text:p>0.006642158</text:p>
          </table:table-cell>
          <table:table-cell office:value-type="float" office:value="0.0065686353">
            <text:p>0.0065686353</text:p>
          </table:table-cell>
          <table:table-cell office:value-type="float" office:value="0.007405087">
            <text:p>0.007405087</text:p>
          </table:table-cell>
          <table:table-cell office:value-type="float" office:value="0.00658541">
            <text:p>0.00658541</text:p>
          </table:table-cell>
          <table:table-cell office:value-type="float" office:value="0.005337669">
            <text:p>0.005337669</text:p>
          </table:table-cell>
          <table:table-cell office:value-type="float" office:value="0.0049997494">
            <text:p>0.0049997494</text:p>
          </table:table-cell>
          <table:table-cell office:value-type="float" office:value="0.006011657">
            <text:p>0.006011657</text:p>
          </table:table-cell>
          <table:table-cell office:value-type="float" office:value="0.0050758542">
            <text:p>0.0050758542</text:p>
          </table:table-cell>
          <table:table-cell office:value-type="float" office:value="0.0048065935">
            <text:p>0.0048065935</text:p>
          </table:table-cell>
          <table:table-cell office:value-type="float" office:value="0.0069571626">
            <text:p>0.0069571626</text:p>
          </table:table-cell>
          <table:table-cell office:value-type="float" office:value="0.0063458234">
            <text:p>0.0063458234</text:p>
          </table:table-cell>
          <table:table-cell office:value-type="float" office:value="0.0046113934">
            <text:p>0.0046113934</text:p>
          </table:table-cell>
          <table:table-cell office:value-type="float" office:value="0.004574564">
            <text:p>0.004574564</text:p>
          </table:table-cell>
          <table:table-cell office:value-type="float" office:value="0.004645824">
            <text:p>0.004645824</text:p>
          </table:table-cell>
          <table:table-cell office:value-type="float" office:value="0.004352557">
            <text:p>0.004352557</text:p>
          </table:table-cell>
          <table:table-cell office:value-type="float" office:value="0.004308627">
            <text:p>0.004308627</text:p>
          </table:table-cell>
          <table:table-cell office:value-type="float" office:value="0.004911327">
            <text:p>0.004911327</text:p>
          </table:table-cell>
          <table:table-cell office:value-type="float" office:value="0.0057575945">
            <text:p>0.0057575945</text:p>
          </table:table-cell>
          <table:table-cell office:value-type="float" office:value="0.004894098">
            <text:p>0.004894098</text:p>
          </table:table-cell>
          <table:table-cell office:value-type="float" office:value="0.0042500654">
            <text:p>0.0042500654</text:p>
          </table:table-cell>
          <table:table-cell office:value-type="float" office:value="0.004343395">
            <text:p>0.004343395</text:p>
          </table:table-cell>
          <table:table-cell office:value-type="float" office:value="0.0041260794">
            <text:p>0.0041260794</text:p>
          </table:table-cell>
          <table:table-cell office:value-type="float" office:value="0.003990571">
            <text:p>0.003990571</text:p>
          </table:table-cell>
          <table:table-cell office:value-type="float" office:value="0.0043458003">
            <text:p>0.0043458003</text:p>
          </table:table-cell>
          <table:table-cell office:value-type="float" office:value="0.004663116">
            <text:p>0.004663116</text:p>
          </table:table-cell>
          <table:table-cell office:value-type="float" office:value="0.0050636563">
            <text:p>0.0050636563</text:p>
          </table:table-cell>
          <table:table-cell office:value-type="float" office:value="0.0047802455">
            <text:p>0.0047802455</text:p>
          </table:table-cell>
          <table:table-cell office:value-type="float" office:value="0.004437144">
            <text:p>0.004437144</text:p>
          </table:table-cell>
          <table:table-cell office:value-type="float" office:value="0.004145866">
            <text:p>0.004145866</text:p>
          </table:table-cell>
          <table:table-cell office:value-type="float" office:value="0.003830823">
            <text:p>0.003830823</text:p>
          </table:table-cell>
          <table:table-cell office:value-type="float" office:value="0.0040696887">
            <text:p>0.0040696887</text:p>
          </table:table-cell>
          <table:table-cell office:value-type="float" office:value="0.003596537">
            <text:p>0.003596537</text:p>
          </table:table-cell>
          <table:table-cell office:value-type="float" office:value="0.003865945">
            <text:p>0.003865945</text:p>
          </table:table-cell>
          <table:table-cell office:value-type="float" office:value="0.0052212738">
            <text:p>0.0052212738</text:p>
          </table:table-cell>
          <table:table-cell office:value-type="float" office:value="0.0045579174">
            <text:p>0.0045579174</text:p>
          </table:table-cell>
          <table:table-cell office:value-type="float" office:value="0.0036811077">
            <text:p>0.0036811077</text:p>
          </table:table-cell>
          <table:table-cell office:value-type="float" office:value="0.003388328">
            <text:p>0.003388328</text:p>
          </table:table-cell>
          <table:table-cell office:value-type="float" office:value="0.0039017356">
            <text:p>0.0039017356</text:p>
          </table:table-cell>
          <table:table-cell office:value-type="float" office:value="0.0034292266">
            <text:p>0.0034292266</text:p>
          </table:table-cell>
          <table:table-cell office:value-type="float" office:value="0.0034174076">
            <text:p>0.0034174076</text:p>
          </table:table-cell>
          <table:table-cell office:value-type="float" office:value="0.0027525083">
            <text:p>0.0027525083</text:p>
          </table:table-cell>
          <table:table-cell office:value-type="float" office:value="0.003443579">
            <text:p>0.003443579</text:p>
          </table:table-cell>
          <table:table-cell office:value-type="float" office:value="0.0032298444">
            <text:p>0.0032298444</text:p>
          </table:table-cell>
          <table:table-cell office:value-type="float" office:value="0.0025184986">
            <text:p>0.0025184986</text:p>
          </table:table-cell>
          <table:table-cell office:value-type="float" office:value="0.0025296127">
            <text:p>0.0025296127</text:p>
          </table:table-cell>
          <table:table-cell office:value-type="float" office:value="0.0022701914">
            <text:p>0.0022701914</text:p>
          </table:table-cell>
          <table:table-cell office:value-type="float" office:value="0.0024402307">
            <text:p>0.0024402307</text:p>
          </table:table-cell>
          <table:table-cell office:value-type="float" office:value="0.002554299">
            <text:p>0.002554299</text:p>
          </table:table-cell>
          <table:table-cell office:value-type="float" office:value="0.0027526931">
            <text:p>0.0027526931</text:p>
          </table:table-cell>
          <table:table-cell office:value-type="float" office:value="0.0025951704">
            <text:p>0.0025951704</text:p>
          </table:table-cell>
          <table:table-cell office:value-type="float" office:value="0.0029085425">
            <text:p>0.0029085425</text:p>
          </table:table-cell>
          <table:table-cell office:value-type="float" office:value="0.0023965947">
            <text:p>0.0023965947</text:p>
          </table:table-cell>
          <table:table-cell office:value-type="float" office:value="0.001993443">
            <text:p>0.001993443</text:p>
          </table:table-cell>
          <table:table-cell office:value-type="float" office:value="0.0019159592">
            <text:p>0.0019159592</text:p>
          </table:table-cell>
          <table:table-cell office:value-type="float" office:value="0.0018731132">
            <text:p>0.0018731132</text:p>
          </table:table-cell>
          <table:table-cell office:value-type="float" office:value="0.0020587123">
            <text:p>0.0020587123</text:p>
          </table:table-cell>
          <table:table-cell office:value-type="float" office:value="0.0020170566">
            <text:p>0.0020170566</text:p>
          </table:table-cell>
          <table:table-cell office:value-type="float" office:value="0.0020375052">
            <text:p>0.0020375052</text:p>
          </table:table-cell>
          <table:table-cell office:value-type="float" office:value="0.0029246772">
            <text:p>0.0029246772</text:p>
          </table:table-cell>
          <table:table-cell office:value-type="float" office:value="0.0030087582">
            <text:p>0.0030087582</text:p>
          </table:table-cell>
          <table:table-cell office:value-type="float" office:value="0.0022465696">
            <text:p>0.0022465696</text:p>
          </table:table-cell>
          <table:table-cell office:value-type="float" office:value="0.002033809">
            <text:p>0.002033809</text:p>
          </table:table-cell>
          <table:table-cell office:value-type="float" office:value="0.0018733528">
            <text:p>0.0018733528</text:p>
          </table:table-cell>
          <table:table-cell office:value-type="float" office:value="0.0019054346">
            <text:p>0.0019054346</text:p>
          </table:table-cell>
          <table:table-cell office:value-type="float" office:value="0.0016965941">
            <text:p>0.0016965941</text:p>
          </table:table-cell>
          <table:table-cell office:value-type="float" office:value="0.0016759696">
            <text:p>0.0016759696</text:p>
          </table:table-cell>
          <table:table-cell office:value-type="float" office:value="0.0018730478">
            <text:p>0.0018730478</text:p>
          </table:table-cell>
          <table:table-cell office:value-type="float" office:value="0.0024683825">
            <text:p>0.0024683825</text:p>
          </table:table-cell>
          <table:table-cell office:value-type="float" office:value="0.0023222296">
            <text:p>0.0023222296</text:p>
          </table:table-cell>
          <table:table-cell office:value-type="float" office:value="0.0018681221">
            <text:p>0.0018681221</text:p>
          </table:table-cell>
          <table:table-cell office:value-type="float" office:value="0.0016638901">
            <text:p>0.0016638901</text:p>
          </table:table-cell>
          <table:table-cell office:value-type="float" office:value="0.0016481946">
            <text:p>0.0016481946</text:p>
          </table:table-cell>
          <table:table-cell office:value-type="float" office:value="0.0015447887">
            <text:p>0.0015447887</text:p>
          </table:table-cell>
          <table:table-cell office:value-type="float" office:value="0.0015359743">
            <text:p>0.0015359743</text:p>
          </table:table-cell>
          <table:table-cell office:value-type="float" office:value="0.0015772507">
            <text:p>0.0015772507</text:p>
          </table:table-cell>
          <table:table-cell office:value-type="float" office:value="0.0017845219">
            <text:p>0.0017845219</text:p>
          </table:table-cell>
          <table:table-cell office:value-type="float" office:value="0.0023856333">
            <text:p>0.0023856333</text:p>
          </table:table-cell>
          <table:table-cell office:value-type="float" office:value="0.0022123454">
            <text:p>0.0022123454</text:p>
          </table:table-cell>
          <table:table-cell office:value-type="float" office:value="0.001797001">
            <text:p>0.001797001</text:p>
          </table:table-cell>
          <table:table-cell office:value-type="float" office:value="0.0016518012">
            <text:p>0.0016518012</text:p>
          </table:table-cell>
          <table:table-cell office:value-type="float" office:value="0.0015221557">
            <text:p>0.0015221557</text:p>
          </table:table-cell>
          <table:table-cell office:value-type="float" office:value="0.0014942203">
            <text:p>0.0014942203</text:p>
          </table:table-cell>
          <table:table-cell office:value-type="float" office:value="0.00161065">
            <text:p>0.00161065</text:p>
          </table:table-cell>
          <table:table-cell office:value-type="float" office:value="0.0016625491">
            <text:p>0.0016625491</text:p>
          </table:table-cell>
          <table:table-cell office:value-type="float" office:value="0.0016017486">
            <text:p>0.0016017486</text:p>
          </table:table-cell>
          <table:table-cell office:value-type="float" office:value="0.0019506877">
            <text:p>0.0019506877</text:p>
          </table:table-cell>
          <table:table-cell office:value-type="float" office:value="0.0021458468">
            <text:p>0.0021458468</text:p>
          </table:table-cell>
          <table:table-cell office:value-type="float" office:value="0.0018356021">
            <text:p>0.0018356021</text:p>
          </table:table-cell>
          <table:table-cell office:value-type="float" office:value="0.0016078908">
            <text:p>0.0016078908</text:p>
          </table:table-cell>
          <table:table-cell office:value-type="float" office:value="0.0014853444">
            <text:p>0.0014853444</text:p>
          </table:table-cell>
          <table:table-cell office:value-type="float" office:value="0.0015279527">
            <text:p>0.0015279527</text:p>
          </table:table-cell>
          <table:table-cell office:value-type="float" office:value="0.0015096792">
            <text:p>0.0015096792</text:p>
          </table:table-cell>
          <table:table-cell office:value-type="float" office:value="0.0014679597">
            <text:p>0.0014679597</text:p>
          </table:table-cell>
          <table:table-cell office:value-type="float" office:value="0.0015203006">
            <text:p>0.0015203006</text:p>
          </table:table-cell>
          <table:table-cell office:value-type="float" office:value="0.0016369893">
            <text:p>0.0016369893</text:p>
          </table:table-cell>
          <table:table-cell office:value-type="float" office:value="0.0016685475">
            <text:p>0.0016685475</text:p>
          </table:table-cell>
          <table:table-cell office:value-type="float" office:value="0.0015561178">
            <text:p>0.0015561178</text:p>
          </table:table-cell>
          <table:table-cell office:value-type="float" office:value="0.0015159121">
            <text:p>0.0015159121</text:p>
          </table:table-cell>
          <table:table-cell office:value-type="float" office:value="0.0015039616">
            <text:p>0.0015039616</text:p>
          </table:table-cell>
          <table:table-cell office:value-type="float" office:value="0.0014625605">
            <text:p>0.0014625605</text:p>
          </table:table-cell>
          <table:table-cell office:value-type="float" office:value="0.001437841">
            <text:p>0.001437841</text:p>
          </table:table-cell>
          <table:table-cell office:value-type="float" office:value="0.0014438607">
            <text:p>0.0014438607</text:p>
          </table:table-cell>
          <table:table-cell office:value-type="float" office:value="0.001450275">
            <text:p>0.001450275</text:p>
          </table:table-cell>
          <table:table-cell office:value-type="float" office:value="0.0014806979">
            <text:p>0.0014806979</text:p>
          </table:table-cell>
          <table:table-cell office:value-type="float" office:value="0.0015614834">
            <text:p>0.0015614834</text:p>
          </table:table-cell>
          <table:table-cell office:value-type="float" office:value="0.0015919413">
            <text:p>0.0015919413</text:p>
          </table:table-cell>
          <table:table-cell office:value-type="float" office:value="0.0015259273">
            <text:p>0.0015259273</text:p>
          </table:table-cell>
          <table:table-cell office:value-type="float" office:value="0.0014700141">
            <text:p>0.0014700141</text:p>
          </table:table-cell>
          <table:table-cell office:value-type="float" office:value="0.0014465665">
            <text:p>0.0014465665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11 - B.B. King - If I Lost You.mp3</text:p>
          </table:table-cell>
          <table:table-cell office:value-type="float" office:value="0.2029531">
            <text:p>0.2029531</text:p>
          </table:table-cell>
          <table:table-cell office:value-type="float" office:value="0.20927352">
            <text:p>0.20927352</text:p>
          </table:table-cell>
          <table:table-cell office:value-type="float" office:value="0.07045579">
            <text:p>0.07045579</text:p>
          </table:table-cell>
          <table:table-cell office:value-type="float" office:value="0.070531726">
            <text:p>0.070531726</text:p>
          </table:table-cell>
          <table:table-cell office:value-type="float" office:value="0.05801402">
            <text:p>0.05801402</text:p>
          </table:table-cell>
          <table:table-cell office:value-type="float" office:value="0.050166775">
            <text:p>0.050166775</text:p>
          </table:table-cell>
          <table:table-cell office:value-type="float" office:value="0.04328867">
            <text:p>0.04328867</text:p>
          </table:table-cell>
          <table:table-cell office:value-type="float" office:value="0.039193746">
            <text:p>0.039193746</text:p>
          </table:table-cell>
          <table:table-cell office:value-type="float" office:value="0.032802884">
            <text:p>0.032802884</text:p>
          </table:table-cell>
          <table:table-cell office:value-type="float" office:value="0.036519244">
            <text:p>0.036519244</text:p>
          </table:table-cell>
          <table:table-cell office:value-type="float" office:value="0.027650736">
            <text:p>0.027650736</text:p>
          </table:table-cell>
          <table:table-cell office:value-type="float" office:value="0.029803472">
            <text:p>0.029803472</text:p>
          </table:table-cell>
          <table:table-cell office:value-type="float" office:value="0.024025166">
            <text:p>0.024025166</text:p>
          </table:table-cell>
          <table:table-cell office:value-type="float" office:value="0.038365535">
            <text:p>0.038365535</text:p>
          </table:table-cell>
          <table:table-cell office:value-type="float" office:value="0.022361964">
            <text:p>0.022361964</text:p>
          </table:table-cell>
          <table:table-cell office:value-type="float" office:value="0.03104573">
            <text:p>0.03104573</text:p>
          </table:table-cell>
          <table:table-cell office:value-type="float" office:value="0.02626567">
            <text:p>0.02626567</text:p>
          </table:table-cell>
          <table:table-cell office:value-type="float" office:value="0.027571868">
            <text:p>0.027571868</text:p>
          </table:table-cell>
          <table:table-cell office:value-type="float" office:value="0.035952367">
            <text:p>0.035952367</text:p>
          </table:table-cell>
          <table:table-cell office:value-type="float" office:value="0.022684425">
            <text:p>0.022684425</text:p>
          </table:table-cell>
          <table:table-cell office:value-type="float" office:value="0.026454663">
            <text:p>0.026454663</text:p>
          </table:table-cell>
          <table:table-cell office:value-type="float" office:value="0.019220127">
            <text:p>0.019220127</text:p>
          </table:table-cell>
          <table:table-cell office:value-type="float" office:value="0.029680945">
            <text:p>0.029680945</text:p>
          </table:table-cell>
          <table:table-cell office:value-type="float" office:value="0.030388284">
            <text:p>0.030388284</text:p>
          </table:table-cell>
          <table:table-cell office:value-type="float" office:value="0.024509456">
            <text:p>0.024509456</text:p>
          </table:table-cell>
          <table:table-cell office:value-type="float" office:value="0.020888625">
            <text:p>0.020888625</text:p>
          </table:table-cell>
          <table:table-cell office:value-type="float" office:value="0.021910107">
            <text:p>0.021910107</text:p>
          </table:table-cell>
          <table:table-cell office:value-type="float" office:value="0.03642775">
            <text:p>0.03642775</text:p>
          </table:table-cell>
          <table:table-cell office:value-type="float" office:value="0.029834257">
            <text:p>0.029834257</text:p>
          </table:table-cell>
          <table:table-cell office:value-type="float" office:value="0.02736625">
            <text:p>0.02736625</text:p>
          </table:table-cell>
          <table:table-cell office:value-type="float" office:value="0.031598203">
            <text:p>0.031598203</text:p>
          </table:table-cell>
          <table:table-cell office:value-type="float" office:value="0.031632353">
            <text:p>0.031632353</text:p>
          </table:table-cell>
          <table:table-cell office:value-type="float" office:value="0.03035667">
            <text:p>0.03035667</text:p>
          </table:table-cell>
          <table:table-cell office:value-type="float" office:value="0.022884125">
            <text:p>0.022884125</text:p>
          </table:table-cell>
          <table:table-cell office:value-type="float" office:value="0.025630308">
            <text:p>0.025630308</text:p>
          </table:table-cell>
          <table:table-cell office:value-type="float" office:value="0.019870713">
            <text:p>0.019870713</text:p>
          </table:table-cell>
          <table:table-cell office:value-type="float" office:value="0.027316302">
            <text:p>0.027316302</text:p>
          </table:table-cell>
          <table:table-cell office:value-type="float" office:value="0.01755484">
            <text:p>0.01755484</text:p>
          </table:table-cell>
          <table:table-cell office:value-type="float" office:value="0.018132621">
            <text:p>0.018132621</text:p>
          </table:table-cell>
          <table:table-cell office:value-type="float" office:value="0.013708701">
            <text:p>0.013708701</text:p>
          </table:table-cell>
          <table:table-cell office:value-type="float" office:value="0.017886743">
            <text:p>0.017886743</text:p>
          </table:table-cell>
          <table:table-cell office:value-type="float" office:value="0.0154372575">
            <text:p>0.0154372575</text:p>
          </table:table-cell>
          <table:table-cell office:value-type="float" office:value="0.012378386">
            <text:p>0.012378386</text:p>
          </table:table-cell>
          <table:table-cell office:value-type="float" office:value="0.01142757">
            <text:p>0.01142757</text:p>
          </table:table-cell>
          <table:table-cell office:value-type="float" office:value="0.010406711">
            <text:p>0.010406711</text:p>
          </table:table-cell>
          <table:table-cell office:value-type="float" office:value="0.018962188">
            <text:p>0.018962188</text:p>
          </table:table-cell>
          <table:table-cell office:value-type="float" office:value="0.016472697">
            <text:p>0.016472697</text:p>
          </table:table-cell>
          <table:table-cell office:value-type="float" office:value="0.011294896">
            <text:p>0.011294896</text:p>
          </table:table-cell>
          <table:table-cell office:value-type="float" office:value="0.013134283">
            <text:p>0.013134283</text:p>
          </table:table-cell>
          <table:table-cell office:value-type="float" office:value="0.01128509">
            <text:p>0.01128509</text:p>
          </table:table-cell>
          <table:table-cell office:value-type="float" office:value="0.010864639">
            <text:p>0.010864639</text:p>
          </table:table-cell>
          <table:table-cell office:value-type="float" office:value="0.0130963195">
            <text:p>0.0130963195</text:p>
          </table:table-cell>
          <table:table-cell office:value-type="float" office:value="0.010686489">
            <text:p>0.010686489</text:p>
          </table:table-cell>
          <table:table-cell office:value-type="float" office:value="0.009742265">
            <text:p>0.009742265</text:p>
          </table:table-cell>
          <table:table-cell office:value-type="float" office:value="0.012376634">
            <text:p>0.012376634</text:p>
          </table:table-cell>
          <table:table-cell office:value-type="float" office:value="0.011231188">
            <text:p>0.011231188</text:p>
          </table:table-cell>
          <table:table-cell office:value-type="float" office:value="0.010625899">
            <text:p>0.010625899</text:p>
          </table:table-cell>
          <table:table-cell office:value-type="float" office:value="0.010077144">
            <text:p>0.010077144</text:p>
          </table:table-cell>
          <table:table-cell office:value-type="float" office:value="0.00975517">
            <text:p>0.00975517</text:p>
          </table:table-cell>
          <table:table-cell office:value-type="float" office:value="0.010036095">
            <text:p>0.010036095</text:p>
          </table:table-cell>
          <table:table-cell office:value-type="float" office:value="0.0111470595">
            <text:p>0.0111470595</text:p>
          </table:table-cell>
          <table:table-cell office:value-type="float" office:value="0.012555319">
            <text:p>0.012555319</text:p>
          </table:table-cell>
          <table:table-cell office:value-type="float" office:value="0.012569466">
            <text:p>0.012569466</text:p>
          </table:table-cell>
          <table:table-cell office:value-type="float" office:value="0.010366989">
            <text:p>0.010366989</text:p>
          </table:table-cell>
          <table:table-cell office:value-type="float" office:value="0.010264836">
            <text:p>0.010264836</text:p>
          </table:table-cell>
          <table:table-cell office:value-type="float" office:value="0.011403527">
            <text:p>0.011403527</text:p>
          </table:table-cell>
          <table:table-cell office:value-type="float" office:value="0.012729181">
            <text:p>0.012729181</text:p>
          </table:table-cell>
          <table:table-cell office:value-type="float" office:value="0.011300558">
            <text:p>0.011300558</text:p>
          </table:table-cell>
          <table:table-cell office:value-type="float" office:value="0.0123722805">
            <text:p>0.0123722805</text:p>
          </table:table-cell>
          <table:table-cell office:value-type="float" office:value="0.011839184">
            <text:p>0.011839184</text:p>
          </table:table-cell>
          <table:table-cell office:value-type="float" office:value="0.011119331">
            <text:p>0.011119331</text:p>
          </table:table-cell>
          <table:table-cell office:value-type="float" office:value="0.012415127">
            <text:p>0.012415127</text:p>
          </table:table-cell>
          <table:table-cell office:value-type="float" office:value="0.011344594">
            <text:p>0.011344594</text:p>
          </table:table-cell>
          <table:table-cell office:value-type="float" office:value="0.011977823">
            <text:p>0.011977823</text:p>
          </table:table-cell>
          <table:table-cell office:value-type="float" office:value="0.011950834">
            <text:p>0.011950834</text:p>
          </table:table-cell>
          <table:table-cell office:value-type="float" office:value="0.010538521">
            <text:p>0.010538521</text:p>
          </table:table-cell>
          <table:table-cell office:value-type="float" office:value="0.011241374">
            <text:p>0.011241374</text:p>
          </table:table-cell>
          <table:table-cell office:value-type="float" office:value="0.012035563">
            <text:p>0.012035563</text:p>
          </table:table-cell>
          <table:table-cell office:value-type="float" office:value="0.012505425">
            <text:p>0.012505425</text:p>
          </table:table-cell>
          <table:table-cell office:value-type="float" office:value="0.011728098">
            <text:p>0.011728098</text:p>
          </table:table-cell>
          <table:table-cell office:value-type="float" office:value="0.012249369">
            <text:p>0.012249369</text:p>
          </table:table-cell>
          <table:table-cell office:value-type="float" office:value="0.011395096">
            <text:p>0.011395096</text:p>
          </table:table-cell>
          <table:table-cell office:value-type="float" office:value="0.011732924">
            <text:p>0.011732924</text:p>
          </table:table-cell>
          <table:table-cell office:value-type="float" office:value="0.010386918">
            <text:p>0.010386918</text:p>
          </table:table-cell>
          <table:table-cell office:value-type="float" office:value="0.0125167845">
            <text:p>0.0125167845</text:p>
          </table:table-cell>
          <table:table-cell office:value-type="float" office:value="0.010779978">
            <text:p>0.010779978</text:p>
          </table:table-cell>
          <table:table-cell office:value-type="float" office:value="0.011325341">
            <text:p>0.011325341</text:p>
          </table:table-cell>
          <table:table-cell office:value-type="float" office:value="0.011402481">
            <text:p>0.011402481</text:p>
          </table:table-cell>
          <table:table-cell office:value-type="float" office:value="0.009269817">
            <text:p>0.009269817</text:p>
          </table:table-cell>
          <table:table-cell office:value-type="float" office:value="0.011928218">
            <text:p>0.011928218</text:p>
          </table:table-cell>
          <table:table-cell office:value-type="float" office:value="0.0099835005">
            <text:p>0.0099835005</text:p>
          </table:table-cell>
          <table:table-cell office:value-type="float" office:value="0.010738343">
            <text:p>0.010738343</text:p>
          </table:table-cell>
          <table:table-cell office:value-type="float" office:value="0.008937208">
            <text:p>0.008937208</text:p>
          </table:table-cell>
          <table:table-cell office:value-type="float" office:value="0.009444276">
            <text:p>0.009444276</text:p>
          </table:table-cell>
          <table:table-cell office:value-type="float" office:value="0.010125784">
            <text:p>0.010125784</text:p>
          </table:table-cell>
          <table:table-cell office:value-type="float" office:value="0.011072959">
            <text:p>0.011072959</text:p>
          </table:table-cell>
          <table:table-cell office:value-type="float" office:value="0.010063608">
            <text:p>0.010063608</text:p>
          </table:table-cell>
          <table:table-cell office:value-type="float" office:value="0.008225434">
            <text:p>0.008225434</text:p>
          </table:table-cell>
          <table:table-cell office:value-type="float" office:value="0.0100382855">
            <text:p>0.0100382855</text:p>
          </table:table-cell>
          <table:table-cell office:value-type="float" office:value="0.010572417">
            <text:p>0.010572417</text:p>
          </table:table-cell>
          <table:table-cell office:value-type="float" office:value="0.010801916">
            <text:p>0.010801916</text:p>
          </table:table-cell>
          <table:table-cell office:value-type="float" office:value="0.010358759">
            <text:p>0.010358759</text:p>
          </table:table-cell>
          <table:table-cell office:value-type="float" office:value="0.009016034">
            <text:p>0.009016034</text:p>
          </table:table-cell>
          <table:table-cell office:value-type="float" office:value="0.010166063">
            <text:p>0.010166063</text:p>
          </table:table-cell>
          <table:table-cell office:value-type="float" office:value="0.010170273">
            <text:p>0.010170273</text:p>
          </table:table-cell>
          <table:table-cell office:value-type="float" office:value="0.01106302">
            <text:p>0.01106302</text:p>
          </table:table-cell>
          <table:table-cell office:value-type="float" office:value="0.011685531">
            <text:p>0.011685531</text:p>
          </table:table-cell>
          <table:table-cell office:value-type="float" office:value="0.010110461">
            <text:p>0.010110461</text:p>
          </table:table-cell>
          <table:table-cell office:value-type="float" office:value="0.010139368">
            <text:p>0.010139368</text:p>
          </table:table-cell>
          <table:table-cell office:value-type="float" office:value="0.010231222">
            <text:p>0.010231222</text:p>
          </table:table-cell>
          <table:table-cell office:value-type="float" office:value="0.010112398">
            <text:p>0.010112398</text:p>
          </table:table-cell>
          <table:table-cell office:value-type="float" office:value="0.00870659">
            <text:p>0.00870659</text:p>
          </table:table-cell>
          <table:table-cell office:value-type="float" office:value="0.010159417">
            <text:p>0.010159417</text:p>
          </table:table-cell>
          <table:table-cell office:value-type="float" office:value="0.010470728">
            <text:p>0.010470728</text:p>
          </table:table-cell>
          <table:table-cell office:value-type="float" office:value="0.012422942">
            <text:p>0.012422942</text:p>
          </table:table-cell>
          <table:table-cell office:value-type="float" office:value="0.012434367">
            <text:p>0.012434367</text:p>
          </table:table-cell>
          <table:table-cell office:value-type="float" office:value="0.009176891">
            <text:p>0.009176891</text:p>
          </table:table-cell>
          <table:table-cell office:value-type="float" office:value="0.009537553">
            <text:p>0.009537553</text:p>
          </table:table-cell>
          <table:table-cell office:value-type="float" office:value="0.00955623">
            <text:p>0.00955623</text:p>
          </table:table-cell>
          <table:table-cell office:value-type="float" office:value="0.010742738">
            <text:p>0.010742738</text:p>
          </table:table-cell>
          <table:table-cell office:value-type="float" office:value="0.01114071">
            <text:p>0.01114071</text:p>
          </table:table-cell>
          <table:table-cell office:value-type="float" office:value="0.0104052005">
            <text:p>0.0104052005</text:p>
          </table:table-cell>
          <table:table-cell office:value-type="float" office:value="0.009695965">
            <text:p>0.009695965</text:p>
          </table:table-cell>
          <table:table-cell office:value-type="float" office:value="0.011403108">
            <text:p>0.011403108</text:p>
          </table:table-cell>
          <table:table-cell office:value-type="float" office:value="0.011597944">
            <text:p>0.011597944</text:p>
          </table:table-cell>
          <table:table-cell office:value-type="float" office:value="0.010930411">
            <text:p>0.010930411</text:p>
          </table:table-cell>
          <table:table-cell office:value-type="float" office:value="0.009883107">
            <text:p>0.009883107</text:p>
          </table:table-cell>
          <table:table-cell office:value-type="float" office:value="0.011807001">
            <text:p>0.011807001</text:p>
          </table:table-cell>
          <table:table-cell office:value-type="float" office:value="0.008101303">
            <text:p>0.008101303</text:p>
          </table:table-cell>
          <table:table-cell office:value-type="float" office:value="0.009505952">
            <text:p>0.009505952</text:p>
          </table:table-cell>
          <table:table-cell office:value-type="float" office:value="0.010342705">
            <text:p>0.010342705</text:p>
          </table:table-cell>
          <table:table-cell office:value-type="float" office:value="0.0102274595">
            <text:p>0.0102274595</text:p>
          </table:table-cell>
          <table:table-cell office:value-type="float" office:value="0.008855858">
            <text:p>0.008855858</text:p>
          </table:table-cell>
          <table:table-cell office:value-type="float" office:value="0.01005718">
            <text:p>0.01005718</text:p>
          </table:table-cell>
          <table:table-cell office:value-type="float" office:value="0.0095190285">
            <text:p>0.0095190285</text:p>
          </table:table-cell>
          <table:table-cell office:value-type="float" office:value="0.007125254">
            <text:p>0.007125254</text:p>
          </table:table-cell>
          <table:table-cell office:value-type="float" office:value="0.007822394">
            <text:p>0.007822394</text:p>
          </table:table-cell>
          <table:table-cell office:value-type="float" office:value="0.009252129">
            <text:p>0.009252129</text:p>
          </table:table-cell>
          <table:table-cell office:value-type="float" office:value="0.007865458">
            <text:p>0.007865458</text:p>
          </table:table-cell>
          <table:table-cell office:value-type="float" office:value="0.009117518">
            <text:p>0.009117518</text:p>
          </table:table-cell>
          <table:table-cell office:value-type="float" office:value="0.009397821">
            <text:p>0.009397821</text:p>
          </table:table-cell>
          <table:table-cell office:value-type="float" office:value="0.008345493">
            <text:p>0.008345493</text:p>
          </table:table-cell>
          <table:table-cell office:value-type="float" office:value="0.0075901696">
            <text:p>0.0075901696</text:p>
          </table:table-cell>
          <table:table-cell office:value-type="float" office:value="0.006375157">
            <text:p>0.006375157</text:p>
          </table:table-cell>
          <table:table-cell office:value-type="float" office:value="0.0056904824">
            <text:p>0.0056904824</text:p>
          </table:table-cell>
          <table:table-cell office:value-type="float" office:value="0.006426487">
            <text:p>0.006426487</text:p>
          </table:table-cell>
          <table:table-cell office:value-type="float" office:value="0.007840141">
            <text:p>0.007840141</text:p>
          </table:table-cell>
          <table:table-cell office:value-type="float" office:value="0.007733868">
            <text:p>0.007733868</text:p>
          </table:table-cell>
          <table:table-cell office:value-type="float" office:value="0.006535692">
            <text:p>0.006535692</text:p>
          </table:table-cell>
          <table:table-cell office:value-type="float" office:value="0.007383476">
            <text:p>0.007383476</text:p>
          </table:table-cell>
          <table:table-cell office:value-type="float" office:value="0.0072581205">
            <text:p>0.0072581205</text:p>
          </table:table-cell>
          <table:table-cell office:value-type="float" office:value="0.004919283">
            <text:p>0.004919283</text:p>
          </table:table-cell>
          <table:table-cell office:value-type="float" office:value="0.0063361097">
            <text:p>0.0063361097</text:p>
          </table:table-cell>
          <table:table-cell office:value-type="float" office:value="0.0054834113">
            <text:p>0.0054834113</text:p>
          </table:table-cell>
          <table:table-cell office:value-type="float" office:value="0.005563427">
            <text:p>0.005563427</text:p>
          </table:table-cell>
          <table:table-cell office:value-type="float" office:value="0.0066662473">
            <text:p>0.0066662473</text:p>
          </table:table-cell>
          <table:table-cell office:value-type="float" office:value="0.007038384">
            <text:p>0.007038384</text:p>
          </table:table-cell>
          <table:table-cell office:value-type="float" office:value="0.0053179306">
            <text:p>0.0053179306</text:p>
          </table:table-cell>
          <table:table-cell office:value-type="float" office:value="0.0058852904">
            <text:p>0.0058852904</text:p>
          </table:table-cell>
          <table:table-cell office:value-type="float" office:value="0.004957968">
            <text:p>0.004957968</text:p>
          </table:table-cell>
          <table:table-cell office:value-type="float" office:value="0.0049169525">
            <text:p>0.0049169525</text:p>
          </table:table-cell>
          <table:table-cell office:value-type="float" office:value="0.0045612706">
            <text:p>0.0045612706</text:p>
          </table:table-cell>
          <table:table-cell office:value-type="float" office:value="0.0050574136">
            <text:p>0.0050574136</text:p>
          </table:table-cell>
          <table:table-cell office:value-type="float" office:value="0.005937602">
            <text:p>0.005937602</text:p>
          </table:table-cell>
          <table:table-cell office:value-type="float" office:value="0.0051560416">
            <text:p>0.0051560416</text:p>
          </table:table-cell>
          <table:table-cell office:value-type="float" office:value="0.0046493807">
            <text:p>0.0046493807</text:p>
          </table:table-cell>
          <table:table-cell office:value-type="float" office:value="0.0055228607">
            <text:p>0.0055228607</text:p>
          </table:table-cell>
          <table:table-cell office:value-type="float" office:value="0.00490642">
            <text:p>0.00490642</text:p>
          </table:table-cell>
          <table:table-cell office:value-type="float" office:value="0.0047840117">
            <text:p>0.0047840117</text:p>
          </table:table-cell>
          <table:table-cell office:value-type="float" office:value="0.0047211573">
            <text:p>0.0047211573</text:p>
          </table:table-cell>
          <table:table-cell office:value-type="float" office:value="0.004954456">
            <text:p>0.004954456</text:p>
          </table:table-cell>
          <table:table-cell office:value-type="float" office:value="0.004608857">
            <text:p>0.004608857</text:p>
          </table:table-cell>
          <table:table-cell office:value-type="float" office:value="0.0041776546">
            <text:p>0.0041776546</text:p>
          </table:table-cell>
          <table:table-cell office:value-type="float" office:value="0.0045988406">
            <text:p>0.0045988406</text:p>
          </table:table-cell>
          <table:table-cell office:value-type="float" office:value="0.004408456">
            <text:p>0.004408456</text:p>
          </table:table-cell>
          <table:table-cell office:value-type="float" office:value="0.0043393373">
            <text:p>0.0043393373</text:p>
          </table:table-cell>
          <table:table-cell office:value-type="float" office:value="0.0046782796">
            <text:p>0.0046782796</text:p>
          </table:table-cell>
          <table:table-cell office:value-type="float" office:value="0.0044559734">
            <text:p>0.0044559734</text:p>
          </table:table-cell>
          <table:table-cell office:value-type="float" office:value="0.004300439">
            <text:p>0.004300439</text:p>
          </table:table-cell>
          <table:table-cell office:value-type="float" office:value="0.004603837">
            <text:p>0.004603837</text:p>
          </table:table-cell>
          <table:table-cell office:value-type="float" office:value="0.0044631646">
            <text:p>0.0044631646</text:p>
          </table:table-cell>
          <table:table-cell office:value-type="float" office:value="0.004083742">
            <text:p>0.004083742</text:p>
          </table:table-cell>
          <table:table-cell office:value-type="float" office:value="0.0039901114">
            <text:p>0.0039901114</text:p>
          </table:table-cell>
          <table:table-cell office:value-type="float" office:value="0.004277856">
            <text:p>0.004277856</text:p>
          </table:table-cell>
          <table:table-cell office:value-type="float" office:value="0.0044860453">
            <text:p>0.0044860453</text:p>
          </table:table-cell>
          <table:table-cell office:value-type="float" office:value="0.0041191876">
            <text:p>0.0041191876</text:p>
          </table:table-cell>
          <table:table-cell office:value-type="float" office:value="0.0037468665">
            <text:p>0.0037468665</text:p>
          </table:table-cell>
          <table:table-cell office:value-type="float" office:value="0.003767332">
            <text:p>0.003767332</text:p>
          </table:table-cell>
          <table:table-cell office:value-type="float" office:value="0.003632285">
            <text:p>0.003632285</text:p>
          </table:table-cell>
          <table:table-cell office:value-type="float" office:value="0.0027497846">
            <text:p>0.0027497846</text:p>
          </table:table-cell>
          <table:table-cell office:value-type="float" office:value="0.0032110633">
            <text:p>0.0032110633</text:p>
          </table:table-cell>
          <table:table-cell office:value-type="float" office:value="0.0040974673">
            <text:p>0.0040974673</text:p>
          </table:table-cell>
          <table:table-cell office:value-type="float" office:value="0.0040837834">
            <text:p>0.0040837834</text:p>
          </table:table-cell>
          <table:table-cell office:value-type="float" office:value="0.003734368">
            <text:p>0.003734368</text:p>
          </table:table-cell>
          <table:table-cell office:value-type="float" office:value="0.0035567258">
            <text:p>0.0035567258</text:p>
          </table:table-cell>
          <table:table-cell office:value-type="float" office:value="0.0036357725">
            <text:p>0.0036357725</text:p>
          </table:table-cell>
          <table:table-cell office:value-type="float" office:value="0.0034780425">
            <text:p>0.0034780425</text:p>
          </table:table-cell>
          <table:table-cell office:value-type="float" office:value="0.0026081738">
            <text:p>0.0026081738</text:p>
          </table:table-cell>
          <table:table-cell office:value-type="float" office:value="0.0022674913">
            <text:p>0.0022674913</text:p>
          </table:table-cell>
          <table:table-cell office:value-type="float" office:value="0.0025329792">
            <text:p>0.0025329792</text:p>
          </table:table-cell>
          <table:table-cell office:value-type="float" office:value="0.0027325477">
            <text:p>0.0027325477</text:p>
          </table:table-cell>
          <table:table-cell office:value-type="float" office:value="0.0031929708">
            <text:p>0.0031929708</text:p>
          </table:table-cell>
          <table:table-cell office:value-type="float" office:value="0.0031676188">
            <text:p>0.0031676188</text:p>
          </table:table-cell>
          <table:table-cell office:value-type="float" office:value="0.0029598104">
            <text:p>0.0029598104</text:p>
          </table:table-cell>
          <table:table-cell office:value-type="float" office:value="0.0027089568">
            <text:p>0.0027089568</text:p>
          </table:table-cell>
          <table:table-cell office:value-type="float" office:value="0.0030009795">
            <text:p>0.0030009795</text:p>
          </table:table-cell>
          <table:table-cell office:value-type="float" office:value="0.0024540417">
            <text:p>0.0024540417</text:p>
          </table:table-cell>
          <table:table-cell office:value-type="float" office:value="0.0027667645">
            <text:p>0.0027667645</text:p>
          </table:table-cell>
          <table:table-cell office:value-type="float" office:value="0.0023237253">
            <text:p>0.0023237253</text:p>
          </table:table-cell>
          <table:table-cell office:value-type="float" office:value="0.002018098">
            <text:p>0.002018098</text:p>
          </table:table-cell>
          <table:table-cell office:value-type="float" office:value="0.002336969">
            <text:p>0.002336969</text:p>
          </table:table-cell>
          <table:table-cell office:value-type="float" office:value="0.0027741443">
            <text:p>0.0027741443</text:p>
          </table:table-cell>
          <table:table-cell office:value-type="float" office:value="0.002743284">
            <text:p>0.002743284</text:p>
          </table:table-cell>
          <table:table-cell office:value-type="float" office:value="0.0025959446">
            <text:p>0.0025959446</text:p>
          </table:table-cell>
          <table:table-cell office:value-type="float" office:value="0.002720324">
            <text:p>0.002720324</text:p>
          </table:table-cell>
          <table:table-cell office:value-type="float" office:value="0.0023542428">
            <text:p>0.0023542428</text:p>
          </table:table-cell>
          <table:table-cell office:value-type="float" office:value="0.0019371457">
            <text:p>0.0019371457</text:p>
          </table:table-cell>
          <table:table-cell office:value-type="float" office:value="0.002167957">
            <text:p>0.002167957</text:p>
          </table:table-cell>
          <table:table-cell office:value-type="float" office:value="0.0022902507">
            <text:p>0.0022902507</text:p>
          </table:table-cell>
          <table:table-cell office:value-type="float" office:value="0.0020872625">
            <text:p>0.0020872625</text:p>
          </table:table-cell>
          <table:table-cell office:value-type="float" office:value="0.0022081756">
            <text:p>0.0022081756</text:p>
          </table:table-cell>
          <table:table-cell office:value-type="float" office:value="0.0019425185">
            <text:p>0.0019425185</text:p>
          </table:table-cell>
          <table:table-cell office:value-type="float" office:value="0.002150986">
            <text:p>0.002150986</text:p>
          </table:table-cell>
          <table:table-cell office:value-type="float" office:value="0.0022129633">
            <text:p>0.0022129633</text:p>
          </table:table-cell>
          <table:table-cell office:value-type="float" office:value="0.0017868947">
            <text:p>0.0017868947</text:p>
          </table:table-cell>
          <table:table-cell office:value-type="float" office:value="0.001903774">
            <text:p>0.001903774</text:p>
          </table:table-cell>
          <table:table-cell office:value-type="float" office:value="0.0018802872">
            <text:p>0.0018802872</text:p>
          </table:table-cell>
          <table:table-cell office:value-type="float" office:value="0.001604677">
            <text:p>0.001604677</text:p>
          </table:table-cell>
          <table:table-cell office:value-type="float" office:value="0.001874761">
            <text:p>0.001874761</text:p>
          </table:table-cell>
          <table:table-cell office:value-type="float" office:value="0.0019494941">
            <text:p>0.0019494941</text:p>
          </table:table-cell>
          <table:table-cell office:value-type="float" office:value="0.0018741841">
            <text:p>0.0018741841</text:p>
          </table:table-cell>
          <table:table-cell office:value-type="float" office:value="0.0016540072">
            <text:p>0.0016540072</text:p>
          </table:table-cell>
          <table:table-cell office:value-type="float" office:value="0.0017394953">
            <text:p>0.0017394953</text:p>
          </table:table-cell>
          <table:table-cell office:value-type="float" office:value="0.0018341328">
            <text:p>0.0018341328</text:p>
          </table:table-cell>
          <table:table-cell office:value-type="float" office:value="0.00179389">
            <text:p>0.00179389</text:p>
          </table:table-cell>
          <table:table-cell office:value-type="float" office:value="0.0017953031">
            <text:p>0.0017953031</text:p>
          </table:table-cell>
          <table:table-cell office:value-type="float" office:value="0.0015899518">
            <text:p>0.0015899518</text:p>
          </table:table-cell>
          <table:table-cell office:value-type="float" office:value="0.0016323058">
            <text:p>0.0016323058</text:p>
          </table:table-cell>
          <table:table-cell office:value-type="float" office:value="0.001599171">
            <text:p>0.001599171</text:p>
          </table:table-cell>
          <table:table-cell office:value-type="float" office:value="0.0017704333">
            <text:p>0.0017704333</text:p>
          </table:table-cell>
          <table:table-cell office:value-type="float" office:value="0.0015088646">
            <text:p>0.0015088646</text:p>
          </table:table-cell>
          <table:table-cell office:value-type="float" office:value="0.0014032368">
            <text:p>0.0014032368</text:p>
          </table:table-cell>
          <table:table-cell office:value-type="float" office:value="0.0014568695">
            <text:p>0.0014568695</text:p>
          </table:table-cell>
          <table:table-cell office:value-type="float" office:value="0.0015303023">
            <text:p>0.0015303023</text:p>
          </table:table-cell>
          <table:table-cell office:value-type="float" office:value="0.0015223565">
            <text:p>0.0015223565</text:p>
          </table:table-cell>
          <table:table-cell office:value-type="float" office:value="0.0014047199">
            <text:p>0.0014047199</text:p>
          </table:table-cell>
          <table:table-cell office:value-type="float" office:value="0.0014088652">
            <text:p>0.0014088652</text:p>
          </table:table-cell>
          <table:table-cell office:value-type="float" office:value="0.0014469493">
            <text:p>0.0014469493</text:p>
          </table:table-cell>
          <table:table-cell office:value-type="float" office:value="0.0014493172">
            <text:p>0.0014493172</text:p>
          </table:table-cell>
          <table:table-cell office:value-type="float" office:value="0.0014477416">
            <text:p>0.0014477416</text:p>
          </table:table-cell>
          <table:table-cell office:value-type="float" office:value="0.0014532921">
            <text:p>0.0014532921</text:p>
          </table:table-cell>
          <table:table-cell office:value-type="float" office:value="0.0014173785">
            <text:p>0.0014173785</text:p>
          </table:table-cell>
          <table:table-cell office:value-type="float" office:value="0.0014256284">
            <text:p>0.0014256284</text:p>
          </table:table-cell>
          <table:table-cell office:value-type="float" office:value="0.0013821974">
            <text:p>0.0013821974</text:p>
          </table:table-cell>
          <table:table-cell office:value-type="float" office:value="0.0014048512">
            <text:p>0.0014048512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12 - B.B. King - Tell Me Baby.mp3</text:p>
          </table:table-cell>
          <table:table-cell office:value-type="float" office:value="0.20545524">
            <text:p>0.20545524</text:p>
          </table:table-cell>
          <table:table-cell office:value-type="float" office:value="0.24079286">
            <text:p>0.24079286</text:p>
          </table:table-cell>
          <table:table-cell office:value-type="float" office:value="0.09446422">
            <text:p>0.09446422</text:p>
          </table:table-cell>
          <table:table-cell office:value-type="float" office:value="0.09070053">
            <text:p>0.09070053</text:p>
          </table:table-cell>
          <table:table-cell office:value-type="float" office:value="0.06384444">
            <text:p>0.06384444</text:p>
          </table:table-cell>
          <table:table-cell office:value-type="float" office:value="0.052599028">
            <text:p>0.052599028</text:p>
          </table:table-cell>
          <table:table-cell office:value-type="float" office:value="0.031868402">
            <text:p>0.031868402</text:p>
          </table:table-cell>
          <table:table-cell office:value-type="float" office:value="0.04525126">
            <text:p>0.04525126</text:p>
          </table:table-cell>
          <table:table-cell office:value-type="float" office:value="0.037861347">
            <text:p>0.037861347</text:p>
          </table:table-cell>
          <table:table-cell office:value-type="float" office:value="0.033236284">
            <text:p>0.033236284</text:p>
          </table:table-cell>
          <table:table-cell office:value-type="float" office:value="0.021758275">
            <text:p>0.021758275</text:p>
          </table:table-cell>
          <table:table-cell office:value-type="float" office:value="0.031283583">
            <text:p>0.031283583</text:p>
          </table:table-cell>
          <table:table-cell office:value-type="float" office:value="0.02027498">
            <text:p>0.02027498</text:p>
          </table:table-cell>
          <table:table-cell office:value-type="float" office:value="0.032482047">
            <text:p>0.032482047</text:p>
          </table:table-cell>
          <table:table-cell office:value-type="float" office:value="0.025246885">
            <text:p>0.025246885</text:p>
          </table:table-cell>
          <table:table-cell office:value-type="float" office:value="0.04007651">
            <text:p>0.04007651</text:p>
          </table:table-cell>
          <table:table-cell office:value-type="float" office:value="0.025101114">
            <text:p>0.025101114</text:p>
          </table:table-cell>
          <table:table-cell office:value-type="float" office:value="0.030193137">
            <text:p>0.030193137</text:p>
          </table:table-cell>
          <table:table-cell office:value-type="float" office:value="0.027614309">
            <text:p>0.027614309</text:p>
          </table:table-cell>
          <table:table-cell office:value-type="float" office:value="0.027661735">
            <text:p>0.027661735</text:p>
          </table:table-cell>
          <table:table-cell office:value-type="float" office:value="0.023527442">
            <text:p>0.023527442</text:p>
          </table:table-cell>
          <table:table-cell office:value-type="float" office:value="0.017042207">
            <text:p>0.017042207</text:p>
          </table:table-cell>
          <table:table-cell office:value-type="float" office:value="0.027822973">
            <text:p>0.027822973</text:p>
          </table:table-cell>
          <table:table-cell office:value-type="float" office:value="0.029402068">
            <text:p>0.029402068</text:p>
          </table:table-cell>
          <table:table-cell office:value-type="float" office:value="0.019426918">
            <text:p>0.019426918</text:p>
          </table:table-cell>
          <table:table-cell office:value-type="float" office:value="0.021783771">
            <text:p>0.021783771</text:p>
          </table:table-cell>
          <table:table-cell office:value-type="float" office:value="0.022348389">
            <text:p>0.022348389</text:p>
          </table:table-cell>
          <table:table-cell office:value-type="float" office:value="0.025891488">
            <text:p>0.025891488</text:p>
          </table:table-cell>
          <table:table-cell office:value-type="float" office:value="0.021385629">
            <text:p>0.021385629</text:p>
          </table:table-cell>
          <table:table-cell office:value-type="float" office:value="0.02330142">
            <text:p>0.02330142</text:p>
          </table:table-cell>
          <table:table-cell office:value-type="float" office:value="0.026862498">
            <text:p>0.026862498</text:p>
          </table:table-cell>
          <table:table-cell office:value-type="float" office:value="0.024441566">
            <text:p>0.024441566</text:p>
          </table:table-cell>
          <table:table-cell office:value-type="float" office:value="0.020135153">
            <text:p>0.020135153</text:p>
          </table:table-cell>
          <table:table-cell office:value-type="float" office:value="0.016905133">
            <text:p>0.016905133</text:p>
          </table:table-cell>
          <table:table-cell office:value-type="float" office:value="0.01701553">
            <text:p>0.01701553</text:p>
          </table:table-cell>
          <table:table-cell office:value-type="float" office:value="0.016289951">
            <text:p>0.016289951</text:p>
          </table:table-cell>
          <table:table-cell office:value-type="float" office:value="0.017655266">
            <text:p>0.017655266</text:p>
          </table:table-cell>
          <table:table-cell office:value-type="float" office:value="0.016140627">
            <text:p>0.016140627</text:p>
          </table:table-cell>
          <table:table-cell office:value-type="float" office:value="0.021977566">
            <text:p>0.021977566</text:p>
          </table:table-cell>
          <table:table-cell office:value-type="float" office:value="0.01858503">
            <text:p>0.01858503</text:p>
          </table:table-cell>
          <table:table-cell office:value-type="float" office:value="0.017007113">
            <text:p>0.017007113</text:p>
          </table:table-cell>
          <table:table-cell office:value-type="float" office:value="0.013870155">
            <text:p>0.013870155</text:p>
          </table:table-cell>
          <table:table-cell office:value-type="float" office:value="0.013327078">
            <text:p>0.013327078</text:p>
          </table:table-cell>
          <table:table-cell office:value-type="float" office:value="0.011732711">
            <text:p>0.011732711</text:p>
          </table:table-cell>
          <table:table-cell office:value-type="float" office:value="0.013604637">
            <text:p>0.013604637</text:p>
          </table:table-cell>
          <table:table-cell office:value-type="float" office:value="0.019945472">
            <text:p>0.019945472</text:p>
          </table:table-cell>
          <table:table-cell office:value-type="float" office:value="0.02044412">
            <text:p>0.02044412</text:p>
          </table:table-cell>
          <table:table-cell office:value-type="float" office:value="0.014251429">
            <text:p>0.014251429</text:p>
          </table:table-cell>
          <table:table-cell office:value-type="float" office:value="0.015567201">
            <text:p>0.015567201</text:p>
          </table:table-cell>
          <table:table-cell office:value-type="float" office:value="0.013277324">
            <text:p>0.013277324</text:p>
          </table:table-cell>
          <table:table-cell office:value-type="float" office:value="0.014933696">
            <text:p>0.014933696</text:p>
          </table:table-cell>
          <table:table-cell office:value-type="float" office:value="0.017900959">
            <text:p>0.017900959</text:p>
          </table:table-cell>
          <table:table-cell office:value-type="float" office:value="0.016021837">
            <text:p>0.016021837</text:p>
          </table:table-cell>
          <table:table-cell office:value-type="float" office:value="0.012998072">
            <text:p>0.012998072</text:p>
          </table:table-cell>
          <table:table-cell office:value-type="float" office:value="0.012827084">
            <text:p>0.012827084</text:p>
          </table:table-cell>
          <table:table-cell office:value-type="float" office:value="0.0125304265">
            <text:p>0.0125304265</text:p>
          </table:table-cell>
          <table:table-cell office:value-type="float" office:value="0.013588634">
            <text:p>0.013588634</text:p>
          </table:table-cell>
          <table:table-cell office:value-type="float" office:value="0.011508256">
            <text:p>0.011508256</text:p>
          </table:table-cell>
          <table:table-cell office:value-type="float" office:value="0.0123161925">
            <text:p>0.0123161925</text:p>
          </table:table-cell>
          <table:table-cell office:value-type="float" office:value="0.013874438">
            <text:p>0.013874438</text:p>
          </table:table-cell>
          <table:table-cell office:value-type="float" office:value="0.01463149">
            <text:p>0.01463149</text:p>
          </table:table-cell>
          <table:table-cell office:value-type="float" office:value="0.01697229">
            <text:p>0.01697229</text:p>
          </table:table-cell>
          <table:table-cell office:value-type="float" office:value="0.016363015">
            <text:p>0.016363015</text:p>
          </table:table-cell>
          <table:table-cell office:value-type="float" office:value="0.014262154">
            <text:p>0.014262154</text:p>
          </table:table-cell>
          <table:table-cell office:value-type="float" office:value="0.013772193">
            <text:p>0.013772193</text:p>
          </table:table-cell>
          <table:table-cell office:value-type="float" office:value="0.017924476">
            <text:p>0.017924476</text:p>
          </table:table-cell>
          <table:table-cell office:value-type="float" office:value="0.017038746">
            <text:p>0.017038746</text:p>
          </table:table-cell>
          <table:table-cell office:value-type="float" office:value="0.015573947">
            <text:p>0.015573947</text:p>
          </table:table-cell>
          <table:table-cell office:value-type="float" office:value="0.0133514535">
            <text:p>0.0133514535</text:p>
          </table:table-cell>
          <table:table-cell office:value-type="float" office:value="0.015646158">
            <text:p>0.015646158</text:p>
          </table:table-cell>
          <table:table-cell office:value-type="float" office:value="0.017543348">
            <text:p>0.017543348</text:p>
          </table:table-cell>
          <table:table-cell office:value-type="float" office:value="0.022252327">
            <text:p>0.022252327</text:p>
          </table:table-cell>
          <table:table-cell office:value-type="float" office:value="0.014065344">
            <text:p>0.014065344</text:p>
          </table:table-cell>
          <table:table-cell office:value-type="float" office:value="0.014892934">
            <text:p>0.014892934</text:p>
          </table:table-cell>
          <table:table-cell office:value-type="float" office:value="0.015673323">
            <text:p>0.015673323</text:p>
          </table:table-cell>
          <table:table-cell office:value-type="float" office:value="0.012989185">
            <text:p>0.012989185</text:p>
          </table:table-cell>
          <table:table-cell office:value-type="float" office:value="0.014298399">
            <text:p>0.014298399</text:p>
          </table:table-cell>
          <table:table-cell office:value-type="float" office:value="0.014058262">
            <text:p>0.014058262</text:p>
          </table:table-cell>
          <table:table-cell office:value-type="float" office:value="0.016945511">
            <text:p>0.016945511</text:p>
          </table:table-cell>
          <table:table-cell office:value-type="float" office:value="0.018363865">
            <text:p>0.018363865</text:p>
          </table:table-cell>
          <table:table-cell office:value-type="float" office:value="0.013534079">
            <text:p>0.013534079</text:p>
          </table:table-cell>
          <table:table-cell office:value-type="float" office:value="0.01290997">
            <text:p>0.01290997</text:p>
          </table:table-cell>
          <table:table-cell office:value-type="float" office:value="0.015649209">
            <text:p>0.015649209</text:p>
          </table:table-cell>
          <table:table-cell office:value-type="float" office:value="0.012428964">
            <text:p>0.012428964</text:p>
          </table:table-cell>
          <table:table-cell office:value-type="float" office:value="0.013361211">
            <text:p>0.013361211</text:p>
          </table:table-cell>
          <table:table-cell office:value-type="float" office:value="0.011429966">
            <text:p>0.011429966</text:p>
          </table:table-cell>
          <table:table-cell office:value-type="float" office:value="0.014909385">
            <text:p>0.014909385</text:p>
          </table:table-cell>
          <table:table-cell office:value-type="float" office:value="0.01216114">
            <text:p>0.01216114</text:p>
          </table:table-cell>
          <table:table-cell office:value-type="float" office:value="0.010380628">
            <text:p>0.010380628</text:p>
          </table:table-cell>
          <table:table-cell office:value-type="float" office:value="0.012980298">
            <text:p>0.012980298</text:p>
          </table:table-cell>
          <table:table-cell office:value-type="float" office:value="0.010784171">
            <text:p>0.010784171</text:p>
          </table:table-cell>
          <table:table-cell office:value-type="float" office:value="0.011170835">
            <text:p>0.011170835</text:p>
          </table:table-cell>
          <table:table-cell office:value-type="float" office:value="0.009596108">
            <text:p>0.009596108</text:p>
          </table:table-cell>
          <table:table-cell office:value-type="float" office:value="0.010483455">
            <text:p>0.010483455</text:p>
          </table:table-cell>
          <table:table-cell office:value-type="float" office:value="0.01156891">
            <text:p>0.01156891</text:p>
          </table:table-cell>
          <table:table-cell office:value-type="float" office:value="0.011898999">
            <text:p>0.011898999</text:p>
          </table:table-cell>
          <table:table-cell office:value-type="float" office:value="0.011196086">
            <text:p>0.011196086</text:p>
          </table:table-cell>
          <table:table-cell office:value-type="float" office:value="0.009007839">
            <text:p>0.009007839</text:p>
          </table:table-cell>
          <table:table-cell office:value-type="float" office:value="0.0096856905">
            <text:p>0.0096856905</text:p>
          </table:table-cell>
          <table:table-cell office:value-type="float" office:value="0.011809099">
            <text:p>0.011809099</text:p>
          </table:table-cell>
          <table:table-cell office:value-type="float" office:value="0.011496535">
            <text:p>0.011496535</text:p>
          </table:table-cell>
          <table:table-cell office:value-type="float" office:value="0.011174544">
            <text:p>0.011174544</text:p>
          </table:table-cell>
          <table:table-cell office:value-type="float" office:value="0.008902029">
            <text:p>0.008902029</text:p>
          </table:table-cell>
          <table:table-cell office:value-type="float" office:value="0.011792116">
            <text:p>0.011792116</text:p>
          </table:table-cell>
          <table:table-cell office:value-type="float" office:value="0.010464811">
            <text:p>0.010464811</text:p>
          </table:table-cell>
          <table:table-cell office:value-type="float" office:value="0.013564843">
            <text:p>0.013564843</text:p>
          </table:table-cell>
          <table:table-cell office:value-type="float" office:value="0.011985968">
            <text:p>0.011985968</text:p>
          </table:table-cell>
          <table:table-cell office:value-type="float" office:value="0.012198393">
            <text:p>0.012198393</text:p>
          </table:table-cell>
          <table:table-cell office:value-type="float" office:value="0.011053133">
            <text:p>0.011053133</text:p>
          </table:table-cell>
          <table:table-cell office:value-type="float" office:value="0.013557093">
            <text:p>0.013557093</text:p>
          </table:table-cell>
          <table:table-cell office:value-type="float" office:value="0.012233907">
            <text:p>0.012233907</text:p>
          </table:table-cell>
          <table:table-cell office:value-type="float" office:value="0.009687756">
            <text:p>0.009687756</text:p>
          </table:table-cell>
          <table:table-cell office:value-type="float" office:value="0.011103948">
            <text:p>0.011103948</text:p>
          </table:table-cell>
          <table:table-cell office:value-type="float" office:value="0.01537262">
            <text:p>0.01537262</text:p>
          </table:table-cell>
          <table:table-cell office:value-type="float" office:value="0.015921915">
            <text:p>0.015921915</text:p>
          </table:table-cell>
          <table:table-cell office:value-type="float" office:value="0.015372354">
            <text:p>0.015372354</text:p>
          </table:table-cell>
          <table:table-cell office:value-type="float" office:value="0.0103356335">
            <text:p>0.0103356335</text:p>
          </table:table-cell>
          <table:table-cell office:value-type="float" office:value="0.010099408">
            <text:p>0.010099408</text:p>
          </table:table-cell>
          <table:table-cell office:value-type="float" office:value="0.010402699">
            <text:p>0.010402699</text:p>
          </table:table-cell>
          <table:table-cell office:value-type="float" office:value="0.015012524">
            <text:p>0.015012524</text:p>
          </table:table-cell>
          <table:table-cell office:value-type="float" office:value="0.012301533">
            <text:p>0.012301533</text:p>
          </table:table-cell>
          <table:table-cell office:value-type="float" office:value="0.01114368">
            <text:p>0.01114368</text:p>
          </table:table-cell>
          <table:table-cell office:value-type="float" office:value="0.011840981">
            <text:p>0.011840981</text:p>
          </table:table-cell>
          <table:table-cell office:value-type="float" office:value="0.011619998">
            <text:p>0.011619998</text:p>
          </table:table-cell>
          <table:table-cell office:value-type="float" office:value="0.012334713">
            <text:p>0.012334713</text:p>
          </table:table-cell>
          <table:table-cell office:value-type="float" office:value="0.014456023">
            <text:p>0.014456023</text:p>
          </table:table-cell>
          <table:table-cell office:value-type="float" office:value="0.010620992">
            <text:p>0.010620992</text:p>
          </table:table-cell>
          <table:table-cell office:value-type="float" office:value="0.012112524">
            <text:p>0.012112524</text:p>
          </table:table-cell>
          <table:table-cell office:value-type="float" office:value="0.00899281">
            <text:p>0.00899281</text:p>
          </table:table-cell>
          <table:table-cell office:value-type="float" office:value="0.010280147">
            <text:p>0.010280147</text:p>
          </table:table-cell>
          <table:table-cell office:value-type="float" office:value="0.011810497">
            <text:p>0.011810497</text:p>
          </table:table-cell>
          <table:table-cell office:value-type="float" office:value="0.010671638">
            <text:p>0.010671638</text:p>
          </table:table-cell>
          <table:table-cell office:value-type="float" office:value="0.010155424">
            <text:p>0.010155424</text:p>
          </table:table-cell>
          <table:table-cell office:value-type="float" office:value="0.012062474">
            <text:p>0.012062474</text:p>
          </table:table-cell>
          <table:table-cell office:value-type="float" office:value="0.010677724">
            <text:p>0.010677724</text:p>
          </table:table-cell>
          <table:table-cell office:value-type="float" office:value="0.0089587765">
            <text:p>0.0089587765</text:p>
          </table:table-cell>
          <table:table-cell office:value-type="float" office:value="0.009478419">
            <text:p>0.009478419</text:p>
          </table:table-cell>
          <table:table-cell office:value-type="float" office:value="0.008873141">
            <text:p>0.008873141</text:p>
          </table:table-cell>
          <table:table-cell office:value-type="float" office:value="0.009242803">
            <text:p>0.009242803</text:p>
          </table:table-cell>
          <table:table-cell office:value-type="float" office:value="0.010454104">
            <text:p>0.010454104</text:p>
          </table:table-cell>
          <table:table-cell office:value-type="float" office:value="0.011953594">
            <text:p>0.011953594</text:p>
          </table:table-cell>
          <table:table-cell office:value-type="float" office:value="0.009013988">
            <text:p>0.009013988</text:p>
          </table:table-cell>
          <table:table-cell office:value-type="float" office:value="0.009647203">
            <text:p>0.009647203</text:p>
          </table:table-cell>
          <table:table-cell office:value-type="float" office:value="0.01011185">
            <text:p>0.01011185</text:p>
          </table:table-cell>
          <table:table-cell office:value-type="float" office:value="0.008828632">
            <text:p>0.008828632</text:p>
          </table:table-cell>
          <table:table-cell office:value-type="float" office:value="0.009656292">
            <text:p>0.009656292</text:p>
          </table:table-cell>
          <table:table-cell office:value-type="float" office:value="0.010004327">
            <text:p>0.010004327</text:p>
          </table:table-cell>
          <table:table-cell office:value-type="float" office:value="0.011017949">
            <text:p>0.011017949</text:p>
          </table:table-cell>
          <table:table-cell office:value-type="float" office:value="0.010618912">
            <text:p>0.010618912</text:p>
          </table:table-cell>
          <table:table-cell office:value-type="float" office:value="0.008531478">
            <text:p>0.008531478</text:p>
          </table:table-cell>
          <table:table-cell office:value-type="float" office:value="0.007988655">
            <text:p>0.007988655</text:p>
          </table:table-cell>
          <table:table-cell office:value-type="float" office:value="0.006426341">
            <text:p>0.006426341</text:p>
          </table:table-cell>
          <table:table-cell office:value-type="float" office:value="0.008284232">
            <text:p>0.008284232</text:p>
          </table:table-cell>
          <table:table-cell office:value-type="float" office:value="0.00871712">
            <text:p>0.00871712</text:p>
          </table:table-cell>
          <table:table-cell office:value-type="float" office:value="0.008515257">
            <text:p>0.008515257</text:p>
          </table:table-cell>
          <table:table-cell office:value-type="float" office:value="0.011504367">
            <text:p>0.011504367</text:p>
          </table:table-cell>
          <table:table-cell office:value-type="float" office:value="0.011227646">
            <text:p>0.011227646</text:p>
          </table:table-cell>
          <table:table-cell office:value-type="float" office:value="0.01002029">
            <text:p>0.01002029</text:p>
          </table:table-cell>
          <table:table-cell office:value-type="float" office:value="0.0075370204">
            <text:p>0.0075370204</text:p>
          </table:table-cell>
          <table:table-cell office:value-type="float" office:value="0.00675287">
            <text:p>0.00675287</text:p>
          </table:table-cell>
          <table:table-cell office:value-type="float" office:value="0.0059502493">
            <text:p>0.0059502493</text:p>
          </table:table-cell>
          <table:table-cell office:value-type="float" office:value="0.0059835715">
            <text:p>0.0059835715</text:p>
          </table:table-cell>
          <table:table-cell office:value-type="float" office:value="0.0068942746">
            <text:p>0.0068942746</text:p>
          </table:table-cell>
          <table:table-cell office:value-type="float" office:value="0.010957804">
            <text:p>0.010957804</text:p>
          </table:table-cell>
          <table:table-cell office:value-type="float" office:value="0.009774719">
            <text:p>0.009774719</text:p>
          </table:table-cell>
          <table:table-cell office:value-type="float" office:value="0.009132453">
            <text:p>0.009132453</text:p>
          </table:table-cell>
          <table:table-cell office:value-type="float" office:value="0.0113091655">
            <text:p>0.0113091655</text:p>
          </table:table-cell>
          <table:table-cell office:value-type="float" office:value="0.007641891">
            <text:p>0.007641891</text:p>
          </table:table-cell>
          <table:table-cell office:value-type="float" office:value="0.006062543">
            <text:p>0.006062543</text:p>
          </table:table-cell>
          <table:table-cell office:value-type="float" office:value="0.005707835">
            <text:p>0.005707835</text:p>
          </table:table-cell>
          <table:table-cell office:value-type="float" office:value="0.005892531">
            <text:p>0.005892531</text:p>
          </table:table-cell>
          <table:table-cell office:value-type="float" office:value="0.006864328">
            <text:p>0.006864328</text:p>
          </table:table-cell>
          <table:table-cell office:value-type="float" office:value="0.009301688">
            <text:p>0.009301688</text:p>
          </table:table-cell>
          <table:table-cell office:value-type="float" office:value="0.008993215">
            <text:p>0.008993215</text:p>
          </table:table-cell>
          <table:table-cell office:value-type="float" office:value="0.00884656">
            <text:p>0.00884656</text:p>
          </table:table-cell>
          <table:table-cell office:value-type="float" office:value="0.009829658">
            <text:p>0.009829658</text:p>
          </table:table-cell>
          <table:table-cell office:value-type="float" office:value="0.009170136">
            <text:p>0.009170136</text:p>
          </table:table-cell>
          <table:table-cell office:value-type="float" office:value="0.00593172">
            <text:p>0.00593172</text:p>
          </table:table-cell>
          <table:table-cell office:value-type="float" office:value="0.005600555">
            <text:p>0.005600555</text:p>
          </table:table-cell>
          <table:table-cell office:value-type="float" office:value="0.005629971">
            <text:p>0.005629971</text:p>
          </table:table-cell>
          <table:table-cell office:value-type="float" office:value="0.0065517025">
            <text:p>0.0065517025</text:p>
          </table:table-cell>
          <table:table-cell office:value-type="float" office:value="0.008307458">
            <text:p>0.008307458</text:p>
          </table:table-cell>
          <table:table-cell office:value-type="float" office:value="0.007993173">
            <text:p>0.007993173</text:p>
          </table:table-cell>
          <table:table-cell office:value-type="float" office:value="0.0076671457">
            <text:p>0.0076671457</text:p>
          </table:table-cell>
          <table:table-cell office:value-type="float" office:value="0.0085348">
            <text:p>0.0085348</text:p>
          </table:table-cell>
          <table:table-cell office:value-type="float" office:value="0.0070252423">
            <text:p>0.0070252423</text:p>
          </table:table-cell>
          <table:table-cell office:value-type="float" office:value="0.0053974367">
            <text:p>0.0053974367</text:p>
          </table:table-cell>
          <table:table-cell office:value-type="float" office:value="0.0039251014">
            <text:p>0.0039251014</text:p>
          </table:table-cell>
          <table:table-cell office:value-type="float" office:value="0.004148881">
            <text:p>0.004148881</text:p>
          </table:table-cell>
          <table:table-cell office:value-type="float" office:value="0.0044422788">
            <text:p>0.0044422788</text:p>
          </table:table-cell>
          <table:table-cell office:value-type="float" office:value="0.00724376">
            <text:p>0.00724376</text:p>
          </table:table-cell>
          <table:table-cell office:value-type="float" office:value="0.0061853775">
            <text:p>0.0061853775</text:p>
          </table:table-cell>
          <table:table-cell office:value-type="float" office:value="0.0057988465">
            <text:p>0.0057988465</text:p>
          </table:table-cell>
          <table:table-cell office:value-type="float" office:value="0.0059601683">
            <text:p>0.0059601683</text:p>
          </table:table-cell>
          <table:table-cell office:value-type="float" office:value="0.007590541">
            <text:p>0.007590541</text:p>
          </table:table-cell>
          <table:table-cell office:value-type="float" office:value="0.0057487893">
            <text:p>0.0057487893</text:p>
          </table:table-cell>
          <table:table-cell office:value-type="float" office:value="0.004473668">
            <text:p>0.004473668</text:p>
          </table:table-cell>
          <table:table-cell office:value-type="float" office:value="0.003077971">
            <text:p>0.003077971</text:p>
          </table:table-cell>
          <table:table-cell office:value-type="float" office:value="0.0032249338">
            <text:p>0.0032249338</text:p>
          </table:table-cell>
          <table:table-cell office:value-type="float" office:value="0.0063820602">
            <text:p>0.0063820602</text:p>
          </table:table-cell>
          <table:table-cell office:value-type="float" office:value="0.005033179">
            <text:p>0.005033179</text:p>
          </table:table-cell>
          <table:table-cell office:value-type="float" office:value="0.00519586">
            <text:p>0.00519586</text:p>
          </table:table-cell>
          <table:table-cell office:value-type="float" office:value="0.004716536">
            <text:p>0.004716536</text:p>
          </table:table-cell>
          <table:table-cell office:value-type="float" office:value="0.005689195">
            <text:p>0.005689195</text:p>
          </table:table-cell>
          <table:table-cell office:value-type="float" office:value="0.006064284">
            <text:p>0.006064284</text:p>
          </table:table-cell>
          <table:table-cell office:value-type="float" office:value="0.0046213176">
            <text:p>0.0046213176</text:p>
          </table:table-cell>
          <table:table-cell office:value-type="float" office:value="0.0031193744">
            <text:p>0.0031193744</text:p>
          </table:table-cell>
          <table:table-cell office:value-type="float" office:value="0.002595931">
            <text:p>0.002595931</text:p>
          </table:table-cell>
          <table:table-cell office:value-type="float" office:value="0.0041739484">
            <text:p>0.0041739484</text:p>
          </table:table-cell>
          <table:table-cell office:value-type="float" office:value="0.0059241042">
            <text:p>0.0059241042</text:p>
          </table:table-cell>
          <table:table-cell office:value-type="float" office:value="0.0042381813">
            <text:p>0.0042381813</text:p>
          </table:table-cell>
          <table:table-cell office:value-type="float" office:value="0.0044544498">
            <text:p>0.0044544498</text:p>
          </table:table-cell>
          <table:table-cell office:value-type="float" office:value="0.004177724">
            <text:p>0.004177724</text:p>
          </table:table-cell>
          <table:table-cell office:value-type="float" office:value="0.0045764465">
            <text:p>0.0045764465</text:p>
          </table:table-cell>
          <table:table-cell office:value-type="float" office:value="0.0044462425">
            <text:p>0.0044462425</text:p>
          </table:table-cell>
          <table:table-cell office:value-type="float" office:value="0.0044307346">
            <text:p>0.0044307346</text:p>
          </table:table-cell>
          <table:table-cell office:value-type="float" office:value="0.0027629565">
            <text:p>0.0027629565</text:p>
          </table:table-cell>
          <table:table-cell office:value-type="float" office:value="0.0025114857">
            <text:p>0.0025114857</text:p>
          </table:table-cell>
          <table:table-cell office:value-type="float" office:value="0.005037268">
            <text:p>0.005037268</text:p>
          </table:table-cell>
          <table:table-cell office:value-type="float" office:value="0.004093162">
            <text:p>0.004093162</text:p>
          </table:table-cell>
          <table:table-cell office:value-type="float" office:value="0.0031062386">
            <text:p>0.0031062386</text:p>
          </table:table-cell>
          <table:table-cell office:value-type="float" office:value="0.0029115446">
            <text:p>0.0029115446</text:p>
          </table:table-cell>
          <table:table-cell office:value-type="float" office:value="0.0037362033">
            <text:p>0.0037362033</text:p>
          </table:table-cell>
          <table:table-cell office:value-type="float" office:value="0.0036727202">
            <text:p>0.0036727202</text:p>
          </table:table-cell>
          <table:table-cell office:value-type="float" office:value="0.002899877">
            <text:p>0.002899877</text:p>
          </table:table-cell>
          <table:table-cell office:value-type="float" office:value="0.004058548">
            <text:p>0.004058548</text:p>
          </table:table-cell>
          <table:table-cell office:value-type="float" office:value="0.0034593693">
            <text:p>0.0034593693</text:p>
          </table:table-cell>
          <table:table-cell office:value-type="float" office:value="0.0023667454">
            <text:p>0.0023667454</text:p>
          </table:table-cell>
          <table:table-cell office:value-type="float" office:value="0.0036383262">
            <text:p>0.0036383262</text:p>
          </table:table-cell>
          <table:table-cell office:value-type="float" office:value="0.0031441627">
            <text:p>0.0031441627</text:p>
          </table:table-cell>
          <table:table-cell office:value-type="float" office:value="0.0022531825">
            <text:p>0.0022531825</text:p>
          </table:table-cell>
          <table:table-cell office:value-type="float" office:value="0.0018912399">
            <text:p>0.0018912399</text:p>
          </table:table-cell>
          <table:table-cell office:value-type="float" office:value="0.0023991328">
            <text:p>0.0023991328</text:p>
          </table:table-cell>
          <table:table-cell office:value-type="float" office:value="0.0030545963">
            <text:p>0.0030545963</text:p>
          </table:table-cell>
          <table:table-cell office:value-type="float" office:value="0.0029900295">
            <text:p>0.0029900295</text:p>
          </table:table-cell>
          <table:table-cell office:value-type="float" office:value="0.0021408373">
            <text:p>0.0021408373</text:p>
          </table:table-cell>
          <table:table-cell office:value-type="float" office:value="0.0028173167">
            <text:p>0.0028173167</text:p>
          </table:table-cell>
          <table:table-cell office:value-type="float" office:value="0.0022376457">
            <text:p>0.0022376457</text:p>
          </table:table-cell>
          <table:table-cell office:value-type="float" office:value="0.003117009">
            <text:p>0.003117009</text:p>
          </table:table-cell>
          <table:table-cell office:value-type="float" office:value="0.002455695">
            <text:p>0.002455695</text:p>
          </table:table-cell>
          <table:table-cell office:value-type="float" office:value="0.0019302765">
            <text:p>0.0019302765</text:p>
          </table:table-cell>
          <table:table-cell office:value-type="float" office:value="0.0017832422">
            <text:p>0.0017832422</text:p>
          </table:table-cell>
          <table:table-cell office:value-type="float" office:value="0.0021088321">
            <text:p>0.0021088321</text:p>
          </table:table-cell>
          <table:table-cell office:value-type="float" office:value="0.0024277242">
            <text:p>0.0024277242</text:p>
          </table:table-cell>
          <table:table-cell office:value-type="float" office:value="0.0024801164">
            <text:p>0.0024801164</text:p>
          </table:table-cell>
          <table:table-cell office:value-type="float" office:value="0.001998601">
            <text:p>0.001998601</text:p>
          </table:table-cell>
          <table:table-cell office:value-type="float" office:value="0.001898267">
            <text:p>0.001898267</text:p>
          </table:table-cell>
          <table:table-cell office:value-type="float" office:value="0.0020747045">
            <text:p>0.0020747045</text:p>
          </table:table-cell>
          <table:table-cell office:value-type="float" office:value="0.0022940245">
            <text:p>0.0022940245</text:p>
          </table:table-cell>
          <table:table-cell office:value-type="float" office:value="0.0019015016">
            <text:p>0.0019015016</text:p>
          </table:table-cell>
          <table:table-cell office:value-type="float" office:value="0.0016328756">
            <text:p>0.0016328756</text:p>
          </table:table-cell>
          <table:table-cell office:value-type="float" office:value="0.0016314356">
            <text:p>0.0016314356</text:p>
          </table:table-cell>
          <table:table-cell office:value-type="float" office:value="0.0017207183">
            <text:p>0.0017207183</text:p>
          </table:table-cell>
          <table:table-cell office:value-type="float" office:value="0.0017896843">
            <text:p>0.0017896843</text:p>
          </table:table-cell>
          <table:table-cell office:value-type="float" office:value="0.0018638513">
            <text:p>0.0018638513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13 - B.B. King - I Got Some Outside Help I Don't Need.mp3</text:p>
          </table:table-cell>
          <table:table-cell office:value-type="float" office:value="0.21989216">
            <text:p>0.21989216</text:p>
          </table:table-cell>
          <table:table-cell office:value-type="float" office:value="0.2382662">
            <text:p>0.2382662</text:p>
          </table:table-cell>
          <table:table-cell office:value-type="float" office:value="0.062274966">
            <text:p>0.062274966</text:p>
          </table:table-cell>
          <table:table-cell office:value-type="float" office:value="0.061411712">
            <text:p>0.061411712</text:p>
          </table:table-cell>
          <table:table-cell office:value-type="float" office:value="0.053819794">
            <text:p>0.053819794</text:p>
          </table:table-cell>
          <table:table-cell office:value-type="float" office:value="0.054380853">
            <text:p>0.054380853</text:p>
          </table:table-cell>
          <table:table-cell office:value-type="float" office:value="0.045374252">
            <text:p>0.045374252</text:p>
          </table:table-cell>
          <table:table-cell office:value-type="float" office:value="0.045524035">
            <text:p>0.045524035</text:p>
          </table:table-cell>
          <table:table-cell office:value-type="float" office:value="0.038662147">
            <text:p>0.038662147</text:p>
          </table:table-cell>
          <table:table-cell office:value-type="float" office:value="0.03238679">
            <text:p>0.03238679</text:p>
          </table:table-cell>
          <table:table-cell office:value-type="float" office:value="0.051463008">
            <text:p>0.051463008</text:p>
          </table:table-cell>
          <table:table-cell office:value-type="float" office:value="0.028225992">
            <text:p>0.028225992</text:p>
          </table:table-cell>
          <table:table-cell office:value-type="float" office:value="0.038731553">
            <text:p>0.038731553</text:p>
          </table:table-cell>
          <table:table-cell office:value-type="float" office:value="0.033410337">
            <text:p>0.033410337</text:p>
          </table:table-cell>
          <table:table-cell office:value-type="float" office:value="0.029515333">
            <text:p>0.029515333</text:p>
          </table:table-cell>
          <table:table-cell office:value-type="float" office:value="0.051131688">
            <text:p>0.051131688</text:p>
          </table:table-cell>
          <table:table-cell office:value-type="float" office:value="0.02063682">
            <text:p>0.02063682</text:p>
          </table:table-cell>
          <table:table-cell office:value-type="float" office:value="0.034287363">
            <text:p>0.034287363</text:p>
          </table:table-cell>
          <table:table-cell office:value-type="float" office:value="0.03271417">
            <text:p>0.03271417</text:p>
          </table:table-cell>
          <table:table-cell office:value-type="float" office:value="0.029151281">
            <text:p>0.029151281</text:p>
          </table:table-cell>
          <table:table-cell office:value-type="float" office:value="0.041273154">
            <text:p>0.041273154</text:p>
          </table:table-cell>
          <table:table-cell office:value-type="float" office:value="0.022827411">
            <text:p>0.022827411</text:p>
          </table:table-cell>
          <table:table-cell office:value-type="float" office:value="0.022598062">
            <text:p>0.022598062</text:p>
          </table:table-cell>
          <table:table-cell office:value-type="float" office:value="0.02823562">
            <text:p>0.02823562</text:p>
          </table:table-cell>
          <table:table-cell office:value-type="float" office:value="0.024696914">
            <text:p>0.024696914</text:p>
          </table:table-cell>
          <table:table-cell office:value-type="float" office:value="0.040514354">
            <text:p>0.040514354</text:p>
          </table:table-cell>
          <table:table-cell office:value-type="float" office:value="0.0330954">
            <text:p>0.0330954</text:p>
          </table:table-cell>
          <table:table-cell office:value-type="float" office:value="0.033360887">
            <text:p>0.033360887</text:p>
          </table:table-cell>
          <table:table-cell office:value-type="float" office:value="0.023383182">
            <text:p>0.023383182</text:p>
          </table:table-cell>
          <table:table-cell office:value-type="float" office:value="0.025583971">
            <text:p>0.025583971</text:p>
          </table:table-cell>
          <table:table-cell office:value-type="float" office:value="0.04315991">
            <text:p>0.04315991</text:p>
          </table:table-cell>
          <table:table-cell office:value-type="float" office:value="0.032951627">
            <text:p>0.032951627</text:p>
          </table:table-cell>
          <table:table-cell office:value-type="float" office:value="0.019900402">
            <text:p>0.019900402</text:p>
          </table:table-cell>
          <table:table-cell office:value-type="float" office:value="0.018244505">
            <text:p>0.018244505</text:p>
          </table:table-cell>
          <table:table-cell office:value-type="float" office:value="0.02733018">
            <text:p>0.02733018</text:p>
          </table:table-cell>
          <table:table-cell office:value-type="float" office:value="0.022515792">
            <text:p>0.022515792</text:p>
          </table:table-cell>
          <table:table-cell office:value-type="float" office:value="0.023331337">
            <text:p>0.023331337</text:p>
          </table:table-cell>
          <table:table-cell office:value-type="float" office:value="0.018675625">
            <text:p>0.018675625</text:p>
          </table:table-cell>
          <table:table-cell office:value-type="float" office:value="0.020146813">
            <text:p>0.020146813</text:p>
          </table:table-cell>
          <table:table-cell office:value-type="float" office:value="0.017372692">
            <text:p>0.017372692</text:p>
          </table:table-cell>
          <table:table-cell office:value-type="float" office:value="0.017361054">
            <text:p>0.017361054</text:p>
          </table:table-cell>
          <table:table-cell office:value-type="float" office:value="0.018969616">
            <text:p>0.018969616</text:p>
          </table:table-cell>
          <table:table-cell office:value-type="float" office:value="0.013822961">
            <text:p>0.013822961</text:p>
          </table:table-cell>
          <table:table-cell office:value-type="float" office:value="0.014373111">
            <text:p>0.014373111</text:p>
          </table:table-cell>
          <table:table-cell office:value-type="float" office:value="0.009848399">
            <text:p>0.009848399</text:p>
          </table:table-cell>
          <table:table-cell office:value-type="float" office:value="0.011382196">
            <text:p>0.011382196</text:p>
          </table:table-cell>
          <table:table-cell office:value-type="float" office:value="0.011470535">
            <text:p>0.011470535</text:p>
          </table:table-cell>
          <table:table-cell office:value-type="float" office:value="0.011749434">
            <text:p>0.011749434</text:p>
          </table:table-cell>
          <table:table-cell office:value-type="float" office:value="0.008796472">
            <text:p>0.008796472</text:p>
          </table:table-cell>
          <table:table-cell office:value-type="float" office:value="0.009233364">
            <text:p>0.009233364</text:p>
          </table:table-cell>
          <table:table-cell office:value-type="float" office:value="0.010074126">
            <text:p>0.010074126</text:p>
          </table:table-cell>
          <table:table-cell office:value-type="float" office:value="0.01082377">
            <text:p>0.01082377</text:p>
          </table:table-cell>
          <table:table-cell office:value-type="float" office:value="0.010432673">
            <text:p>0.010432673</text:p>
          </table:table-cell>
          <table:table-cell office:value-type="float" office:value="0.010748162">
            <text:p>0.010748162</text:p>
          </table:table-cell>
          <table:table-cell office:value-type="float" office:value="0.010002757">
            <text:p>0.010002757</text:p>
          </table:table-cell>
          <table:table-cell office:value-type="float" office:value="0.012175128">
            <text:p>0.012175128</text:p>
          </table:table-cell>
          <table:table-cell office:value-type="float" office:value="0.0122850835">
            <text:p>0.0122850835</text:p>
          </table:table-cell>
          <table:table-cell office:value-type="float" office:value="0.009748359">
            <text:p>0.009748359</text:p>
          </table:table-cell>
          <table:table-cell office:value-type="float" office:value="0.009941593">
            <text:p>0.009941593</text:p>
          </table:table-cell>
          <table:table-cell office:value-type="float" office:value="0.009392358">
            <text:p>0.009392358</text:p>
          </table:table-cell>
          <table:table-cell office:value-type="float" office:value="0.011192236">
            <text:p>0.011192236</text:p>
          </table:table-cell>
          <table:table-cell office:value-type="float" office:value="0.0107782055">
            <text:p>0.0107782055</text:p>
          </table:table-cell>
          <table:table-cell office:value-type="float" office:value="0.009144312">
            <text:p>0.009144312</text:p>
          </table:table-cell>
          <table:table-cell office:value-type="float" office:value="0.009485525">
            <text:p>0.009485525</text:p>
          </table:table-cell>
          <table:table-cell office:value-type="float" office:value="0.009008673">
            <text:p>0.009008673</text:p>
          </table:table-cell>
          <table:table-cell office:value-type="float" office:value="0.0083723655">
            <text:p>0.0083723655</text:p>
          </table:table-cell>
          <table:table-cell office:value-type="float" office:value="0.0095379315">
            <text:p>0.0095379315</text:p>
          </table:table-cell>
          <table:table-cell office:value-type="float" office:value="0.010016822">
            <text:p>0.010016822</text:p>
          </table:table-cell>
          <table:table-cell office:value-type="float" office:value="0.010266505">
            <text:p>0.010266505</text:p>
          </table:table-cell>
          <table:table-cell office:value-type="float" office:value="0.008000737">
            <text:p>0.008000737</text:p>
          </table:table-cell>
          <table:table-cell office:value-type="float" office:value="0.008254467">
            <text:p>0.008254467</text:p>
          </table:table-cell>
          <table:table-cell office:value-type="float" office:value="0.007877947">
            <text:p>0.007877947</text:p>
          </table:table-cell>
          <table:table-cell office:value-type="float" office:value="0.009947345">
            <text:p>0.009947345</text:p>
          </table:table-cell>
          <table:table-cell office:value-type="float" office:value="0.009524293">
            <text:p>0.009524293</text:p>
          </table:table-cell>
          <table:table-cell office:value-type="float" office:value="0.008290236">
            <text:p>0.008290236</text:p>
          </table:table-cell>
          <table:table-cell office:value-type="float" office:value="0.008249339">
            <text:p>0.008249339</text:p>
          </table:table-cell>
          <table:table-cell office:value-type="float" office:value="0.008869229">
            <text:p>0.008869229</text:p>
          </table:table-cell>
          <table:table-cell office:value-type="float" office:value="0.0089237355">
            <text:p>0.0089237355</text:p>
          </table:table-cell>
          <table:table-cell office:value-type="float" office:value="0.008621745">
            <text:p>0.008621745</text:p>
          </table:table-cell>
          <table:table-cell office:value-type="float" office:value="0.00877534">
            <text:p>0.00877534</text:p>
          </table:table-cell>
          <table:table-cell office:value-type="float" office:value="0.009941328">
            <text:p>0.009941328</text:p>
          </table:table-cell>
          <table:table-cell office:value-type="float" office:value="0.009101468">
            <text:p>0.009101468</text:p>
          </table:table-cell>
          <table:table-cell office:value-type="float" office:value="0.0074663437">
            <text:p>0.0074663437</text:p>
          </table:table-cell>
          <table:table-cell office:value-type="float" office:value="0.0068851206">
            <text:p>0.0068851206</text:p>
          </table:table-cell>
          <table:table-cell office:value-type="float" office:value="0.0078111957">
            <text:p>0.0078111957</text:p>
          </table:table-cell>
          <table:table-cell office:value-type="float" office:value="0.008262046">
            <text:p>0.008262046</text:p>
          </table:table-cell>
          <table:table-cell office:value-type="float" office:value="0.008010511">
            <text:p>0.008010511</text:p>
          </table:table-cell>
          <table:table-cell office:value-type="float" office:value="0.0068220207">
            <text:p>0.0068220207</text:p>
          </table:table-cell>
          <table:table-cell office:value-type="float" office:value="0.005886308">
            <text:p>0.005886308</text:p>
          </table:table-cell>
          <table:table-cell office:value-type="float" office:value="0.008517336">
            <text:p>0.008517336</text:p>
          </table:table-cell>
          <table:table-cell office:value-type="float" office:value="0.0076962328">
            <text:p>0.0076962328</text:p>
          </table:table-cell>
          <table:table-cell office:value-type="float" office:value="0.0072667394">
            <text:p>0.0072667394</text:p>
          </table:table-cell>
          <table:table-cell office:value-type="float" office:value="0.007488864">
            <text:p>0.007488864</text:p>
          </table:table-cell>
          <table:table-cell office:value-type="float" office:value="0.0076490464">
            <text:p>0.0076490464</text:p>
          </table:table-cell>
          <table:table-cell office:value-type="float" office:value="0.00686263">
            <text:p>0.00686263</text:p>
          </table:table-cell>
          <table:table-cell office:value-type="float" office:value="0.00678089">
            <text:p>0.00678089</text:p>
          </table:table-cell>
          <table:table-cell office:value-type="float" office:value="0.0073714918">
            <text:p>0.0073714918</text:p>
          </table:table-cell>
          <table:table-cell office:value-type="float" office:value="0.0066233496">
            <text:p>0.0066233496</text:p>
          </table:table-cell>
          <table:table-cell office:value-type="float" office:value="0.008360126">
            <text:p>0.008360126</text:p>
          </table:table-cell>
          <table:table-cell office:value-type="float" office:value="0.00846">
            <text:p>0.00846</text:p>
          </table:table-cell>
          <table:table-cell office:value-type="float" office:value="0.008887328">
            <text:p>0.008887328</text:p>
          </table:table-cell>
          <table:table-cell office:value-type="float" office:value="0.008317091">
            <text:p>0.008317091</text:p>
          </table:table-cell>
          <table:table-cell office:value-type="float" office:value="0.0076524625">
            <text:p>0.0076524625</text:p>
          </table:table-cell>
          <table:table-cell office:value-type="float" office:value="0.00750577">
            <text:p>0.00750577</text:p>
          </table:table-cell>
          <table:table-cell office:value-type="float" office:value="0.007457452">
            <text:p>0.007457452</text:p>
          </table:table-cell>
          <table:table-cell office:value-type="float" office:value="0.009455544">
            <text:p>0.009455544</text:p>
          </table:table-cell>
          <table:table-cell office:value-type="float" office:value="0.009727014">
            <text:p>0.009727014</text:p>
          </table:table-cell>
          <table:table-cell office:value-type="float" office:value="0.009184256">
            <text:p>0.009184256</text:p>
          </table:table-cell>
          <table:table-cell office:value-type="float" office:value="0.00856278">
            <text:p>0.00856278</text:p>
          </table:table-cell>
          <table:table-cell office:value-type="float" office:value="0.007125932">
            <text:p>0.007125932</text:p>
          </table:table-cell>
          <table:table-cell office:value-type="float" office:value="0.0071325717">
            <text:p>0.0071325717</text:p>
          </table:table-cell>
          <table:table-cell office:value-type="float" office:value="0.0070367414">
            <text:p>0.0070367414</text:p>
          </table:table-cell>
          <table:table-cell office:value-type="float" office:value="0.010072045">
            <text:p>0.010072045</text:p>
          </table:table-cell>
          <table:table-cell office:value-type="float" office:value="0.008382214">
            <text:p>0.008382214</text:p>
          </table:table-cell>
          <table:table-cell office:value-type="float" office:value="0.011186509">
            <text:p>0.011186509</text:p>
          </table:table-cell>
          <table:table-cell office:value-type="float" office:value="0.0117549505">
            <text:p>0.0117549505</text:p>
          </table:table-cell>
          <table:table-cell office:value-type="float" office:value="0.0082786055">
            <text:p>0.0082786055</text:p>
          </table:table-cell>
          <table:table-cell office:value-type="float" office:value="0.0073840474">
            <text:p>0.0073840474</text:p>
          </table:table-cell>
          <table:table-cell office:value-type="float" office:value="0.0072217705">
            <text:p>0.0072217705</text:p>
          </table:table-cell>
          <table:table-cell office:value-type="float" office:value="0.007765905">
            <text:p>0.007765905</text:p>
          </table:table-cell>
          <table:table-cell office:value-type="float" office:value="0.009438276">
            <text:p>0.009438276</text:p>
          </table:table-cell>
          <table:table-cell office:value-type="float" office:value="0.009518938">
            <text:p>0.009518938</text:p>
          </table:table-cell>
          <table:table-cell office:value-type="float" office:value="0.010561479">
            <text:p>0.010561479</text:p>
          </table:table-cell>
          <table:table-cell office:value-type="float" office:value="0.011620466">
            <text:p>0.011620466</text:p>
          </table:table-cell>
          <table:table-cell office:value-type="float" office:value="0.011814807">
            <text:p>0.011814807</text:p>
          </table:table-cell>
          <table:table-cell office:value-type="float" office:value="0.011600909">
            <text:p>0.011600909</text:p>
          </table:table-cell>
          <table:table-cell office:value-type="float" office:value="0.008009453">
            <text:p>0.008009453</text:p>
          </table:table-cell>
          <table:table-cell office:value-type="float" office:value="0.01136971">
            <text:p>0.01136971</text:p>
          </table:table-cell>
          <table:table-cell office:value-type="float" office:value="0.008334642">
            <text:p>0.008334642</text:p>
          </table:table-cell>
          <table:table-cell office:value-type="float" office:value="0.009870329">
            <text:p>0.009870329</text:p>
          </table:table-cell>
          <table:table-cell office:value-type="float" office:value="0.012043133">
            <text:p>0.012043133</text:p>
          </table:table-cell>
          <table:table-cell office:value-type="float" office:value="0.011176769">
            <text:p>0.011176769</text:p>
          </table:table-cell>
          <table:table-cell office:value-type="float" office:value="0.0101735825">
            <text:p>0.0101735825</text:p>
          </table:table-cell>
          <table:table-cell office:value-type="float" office:value="0.010625036">
            <text:p>0.010625036</text:p>
          </table:table-cell>
          <table:table-cell office:value-type="float" office:value="0.010379045">
            <text:p>0.010379045</text:p>
          </table:table-cell>
          <table:table-cell office:value-type="float" office:value="0.008739089">
            <text:p>0.008739089</text:p>
          </table:table-cell>
          <table:table-cell office:value-type="float" office:value="0.010103075">
            <text:p>0.010103075</text:p>
          </table:table-cell>
          <table:table-cell office:value-type="float" office:value="0.010550434">
            <text:p>0.010550434</text:p>
          </table:table-cell>
          <table:table-cell office:value-type="float" office:value="0.008807002">
            <text:p>0.008807002</text:p>
          </table:table-cell>
          <table:table-cell office:value-type="float" office:value="0.010989091">
            <text:p>0.010989091</text:p>
          </table:table-cell>
          <table:table-cell office:value-type="float" office:value="0.012241269">
            <text:p>0.012241269</text:p>
          </table:table-cell>
          <table:table-cell office:value-type="float" office:value="0.0090102">
            <text:p>0.0090102</text:p>
          </table:table-cell>
          <table:table-cell office:value-type="float" office:value="0.01029737">
            <text:p>0.01029737</text:p>
          </table:table-cell>
          <table:table-cell office:value-type="float" office:value="0.0119282175">
            <text:p>0.0119282175</text:p>
          </table:table-cell>
          <table:table-cell office:value-type="float" office:value="0.011353394">
            <text:p>0.011353394</text:p>
          </table:table-cell>
          <table:table-cell office:value-type="float" office:value="0.012298364">
            <text:p>0.012298364</text:p>
          </table:table-cell>
          <table:table-cell office:value-type="float" office:value="0.01096475">
            <text:p>0.01096475</text:p>
          </table:table-cell>
          <table:table-cell office:value-type="float" office:value="0.013437849">
            <text:p>0.013437849</text:p>
          </table:table-cell>
          <table:table-cell office:value-type="float" office:value="0.01056833">
            <text:p>0.01056833</text:p>
          </table:table-cell>
          <table:table-cell office:value-type="float" office:value="0.008518991">
            <text:p>0.008518991</text:p>
          </table:table-cell>
          <table:table-cell office:value-type="float" office:value="0.007948354">
            <text:p>0.007948354</text:p>
          </table:table-cell>
          <table:table-cell office:value-type="float" office:value="0.006137612">
            <text:p>0.006137612</text:p>
          </table:table-cell>
          <table:table-cell office:value-type="float" office:value="0.00974862">
            <text:p>0.00974862</text:p>
          </table:table-cell>
          <table:table-cell office:value-type="float" office:value="0.010027599">
            <text:p>0.010027599</text:p>
          </table:table-cell>
          <table:table-cell office:value-type="float" office:value="0.010538267">
            <text:p>0.010538267</text:p>
          </table:table-cell>
          <table:table-cell office:value-type="float" office:value="0.014956352">
            <text:p>0.014956352</text:p>
          </table:table-cell>
          <table:table-cell office:value-type="float" office:value="0.015004459">
            <text:p>0.015004459</text:p>
          </table:table-cell>
          <table:table-cell office:value-type="float" office:value="0.010865927">
            <text:p>0.010865927</text:p>
          </table:table-cell>
          <table:table-cell office:value-type="float" office:value="0.009002009">
            <text:p>0.009002009</text:p>
          </table:table-cell>
          <table:table-cell office:value-type="float" office:value="0.0069308816">
            <text:p>0.0069308816</text:p>
          </table:table-cell>
          <table:table-cell office:value-type="float" office:value="0.005937223">
            <text:p>0.005937223</text:p>
          </table:table-cell>
          <table:table-cell office:value-type="float" office:value="0.005733562">
            <text:p>0.005733562</text:p>
          </table:table-cell>
          <table:table-cell office:value-type="float" office:value="0.0069810487">
            <text:p>0.0069810487</text:p>
          </table:table-cell>
          <table:table-cell office:value-type="float" office:value="0.011329417">
            <text:p>0.011329417</text:p>
          </table:table-cell>
          <table:table-cell office:value-type="float" office:value="0.011976555">
            <text:p>0.011976555</text:p>
          </table:table-cell>
          <table:table-cell office:value-type="float" office:value="0.010675265">
            <text:p>0.010675265</text:p>
          </table:table-cell>
          <table:table-cell office:value-type="float" office:value="0.014406753">
            <text:p>0.014406753</text:p>
          </table:table-cell>
          <table:table-cell office:value-type="float" office:value="0.009485428">
            <text:p>0.009485428</text:p>
          </table:table-cell>
          <table:table-cell office:value-type="float" office:value="0.006992768">
            <text:p>0.006992768</text:p>
          </table:table-cell>
          <table:table-cell office:value-type="float" office:value="0.0064994986">
            <text:p>0.0064994986</text:p>
          </table:table-cell>
          <table:table-cell office:value-type="float" office:value="0.006256958">
            <text:p>0.006256958</text:p>
          </table:table-cell>
          <table:table-cell office:value-type="float" office:value="0.0060422984">
            <text:p>0.0060422984</text:p>
          </table:table-cell>
          <table:table-cell office:value-type="float" office:value="0.008730595">
            <text:p>0.008730595</text:p>
          </table:table-cell>
          <table:table-cell office:value-type="float" office:value="0.010859944">
            <text:p>0.010859944</text:p>
          </table:table-cell>
          <table:table-cell office:value-type="float" office:value="0.012370394">
            <text:p>0.012370394</text:p>
          </table:table-cell>
          <table:table-cell office:value-type="float" office:value="0.01014702">
            <text:p>0.01014702</text:p>
          </table:table-cell>
          <table:table-cell office:value-type="float" office:value="0.01170502">
            <text:p>0.01170502</text:p>
          </table:table-cell>
          <table:table-cell office:value-type="float" office:value="0.006581477">
            <text:p>0.006581477</text:p>
          </table:table-cell>
          <table:table-cell office:value-type="float" office:value="0.0068692155">
            <text:p>0.0068692155</text:p>
          </table:table-cell>
          <table:table-cell office:value-type="float" office:value="0.0053836196">
            <text:p>0.0053836196</text:p>
          </table:table-cell>
          <table:table-cell office:value-type="float" office:value="0.005728565">
            <text:p>0.005728565</text:p>
          </table:table-cell>
          <table:table-cell office:value-type="float" office:value="0.007867442">
            <text:p>0.007867442</text:p>
          </table:table-cell>
          <table:table-cell office:value-type="float" office:value="0.009864399">
            <text:p>0.009864399</text:p>
          </table:table-cell>
          <table:table-cell office:value-type="float" office:value="0.0116893">
            <text:p>0.0116893</text:p>
          </table:table-cell>
          <table:table-cell office:value-type="float" office:value="0.011761644">
            <text:p>0.011761644</text:p>
          </table:table-cell>
          <table:table-cell office:value-type="float" office:value="0.010202457">
            <text:p>0.010202457</text:p>
          </table:table-cell>
          <table:table-cell office:value-type="float" office:value="0.008033878">
            <text:p>0.008033878</text:p>
          </table:table-cell>
          <table:table-cell office:value-type="float" office:value="0.0038606443">
            <text:p>0.0038606443</text:p>
          </table:table-cell>
          <table:table-cell office:value-type="float" office:value="0.0041795336">
            <text:p>0.0041795336</text:p>
          </table:table-cell>
          <table:table-cell office:value-type="float" office:value="0.0044012754">
            <text:p>0.0044012754</text:p>
          </table:table-cell>
          <table:table-cell office:value-type="float" office:value="0.00691081">
            <text:p>0.00691081</text:p>
          </table:table-cell>
          <table:table-cell office:value-type="float" office:value="0.008345596">
            <text:p>0.008345596</text:p>
          </table:table-cell>
          <table:table-cell office:value-type="float" office:value="0.00781277">
            <text:p>0.00781277</text:p>
          </table:table-cell>
          <table:table-cell office:value-type="float" office:value="0.010580129">
            <text:p>0.010580129</text:p>
          </table:table-cell>
          <table:table-cell office:value-type="float" office:value="0.0110891955">
            <text:p>0.0110891955</text:p>
          </table:table-cell>
          <table:table-cell office:value-type="float" office:value="0.009290075">
            <text:p>0.009290075</text:p>
          </table:table-cell>
          <table:table-cell office:value-type="float" office:value="0.0054951236">
            <text:p>0.0054951236</text:p>
          </table:table-cell>
          <table:table-cell office:value-type="float" office:value="0.0030059912">
            <text:p>0.0030059912</text:p>
          </table:table-cell>
          <table:table-cell office:value-type="float" office:value="0.0029314954">
            <text:p>0.0029314954</text:p>
          </table:table-cell>
          <table:table-cell office:value-type="float" office:value="0.005203257">
            <text:p>0.005203257</text:p>
          </table:table-cell>
          <table:table-cell office:value-type="float" office:value="0.0046138433">
            <text:p>0.0046138433</text:p>
          </table:table-cell>
          <table:table-cell office:value-type="float" office:value="0.006435534">
            <text:p>0.006435534</text:p>
          </table:table-cell>
          <table:table-cell office:value-type="float" office:value="0.007044275">
            <text:p>0.007044275</text:p>
          </table:table-cell>
          <table:table-cell office:value-type="float" office:value="0.009169207">
            <text:p>0.009169207</text:p>
          </table:table-cell>
          <table:table-cell office:value-type="float" office:value="0.008642973">
            <text:p>0.008642973</text:p>
          </table:table-cell>
          <table:table-cell office:value-type="float" office:value="0.007981407">
            <text:p>0.007981407</text:p>
          </table:table-cell>
          <table:table-cell office:value-type="float" office:value="0.004457281">
            <text:p>0.004457281</text:p>
          </table:table-cell>
          <table:table-cell office:value-type="float" office:value="0.0031064048">
            <text:p>0.0031064048</text:p>
          </table:table-cell>
          <table:table-cell office:value-type="float" office:value="0.0038344795">
            <text:p>0.0038344795</text:p>
          </table:table-cell>
          <table:table-cell office:value-type="float" office:value="0.00501963">
            <text:p>0.00501963</text:p>
          </table:table-cell>
          <table:table-cell office:value-type="float" office:value="0.0038917903">
            <text:p>0.0038917903</text:p>
          </table:table-cell>
          <table:table-cell office:value-type="float" office:value="0.0050454703">
            <text:p>0.0050454703</text:p>
          </table:table-cell>
          <table:table-cell office:value-type="float" office:value="0.006015301">
            <text:p>0.006015301</text:p>
          </table:table-cell>
          <table:table-cell office:value-type="float" office:value="0.007818761">
            <text:p>0.007818761</text:p>
          </table:table-cell>
          <table:table-cell office:value-type="float" office:value="0.005612066">
            <text:p>0.005612066</text:p>
          </table:table-cell>
          <table:table-cell office:value-type="float" office:value="0.006016674">
            <text:p>0.006016674</text:p>
          </table:table-cell>
          <table:table-cell office:value-type="float" office:value="0.004081633">
            <text:p>0.004081633</text:p>
          </table:table-cell>
          <table:table-cell office:value-type="float" office:value="0.0024066083">
            <text:p>0.0024066083</text:p>
          </table:table-cell>
          <table:table-cell office:value-type="float" office:value="0.0045605735">
            <text:p>0.0045605735</text:p>
          </table:table-cell>
          <table:table-cell office:value-type="float" office:value="0.0038796456">
            <text:p>0.0038796456</text:p>
          </table:table-cell>
          <table:table-cell office:value-type="float" office:value="0.0029697183">
            <text:p>0.0029697183</text:p>
          </table:table-cell>
          <table:table-cell office:value-type="float" office:value="0.0030217269">
            <text:p>0.0030217269</text:p>
          </table:table-cell>
          <table:table-cell office:value-type="float" office:value="0.004717448">
            <text:p>0.004717448</text:p>
          </table:table-cell>
          <table:table-cell office:value-type="float" office:value="0.005999077">
            <text:p>0.005999077</text:p>
          </table:table-cell>
          <table:table-cell office:value-type="float" office:value="0.004046231">
            <text:p>0.004046231</text:p>
          </table:table-cell>
          <table:table-cell office:value-type="float" office:value="0.0041272156">
            <text:p>0.0041272156</text:p>
          </table:table-cell>
          <table:table-cell office:value-type="float" office:value="0.0046716756">
            <text:p>0.0046716756</text:p>
          </table:table-cell>
          <table:table-cell office:value-type="float" office:value="0.0023729324">
            <text:p>0.0023729324</text:p>
          </table:table-cell>
          <table:table-cell office:value-type="float" office:value="0.003365863">
            <text:p>0.003365863</text:p>
          </table:table-cell>
          <table:table-cell office:value-type="float" office:value="0.00293302">
            <text:p>0.00293302</text:p>
          </table:table-cell>
          <table:table-cell office:value-type="float" office:value="0.0021873177">
            <text:p>0.0021873177</text:p>
          </table:table-cell>
          <table:table-cell office:value-type="float" office:value="0.0019248758">
            <text:p>0.0019248758</text:p>
          </table:table-cell>
          <table:table-cell office:value-type="float" office:value="0.0028996835">
            <text:p>0.0028996835</text:p>
          </table:table-cell>
          <table:table-cell office:value-type="float" office:value="0.0047308635">
            <text:p>0.0047308635</text:p>
          </table:table-cell>
          <table:table-cell office:value-type="float" office:value="0.00481112">
            <text:p>0.00481112</text:p>
          </table:table-cell>
          <table:table-cell office:value-type="float" office:value="0.0021924726">
            <text:p>0.0021924726</text:p>
          </table:table-cell>
          <table:table-cell office:value-type="float" office:value="0.0025927983">
            <text:p>0.0025927983</text:p>
          </table:table-cell>
          <table:table-cell office:value-type="float" office:value="0.0025666303">
            <text:p>0.0025666303</text:p>
          </table:table-cell>
          <table:table-cell office:value-type="float" office:value="0.002178895">
            <text:p>0.002178895</text:p>
          </table:table-cell>
          <table:table-cell office:value-type="float" office:value="0.0023116437">
            <text:p>0.0023116437</text:p>
          </table:table-cell>
          <table:table-cell office:value-type="float" office:value="0.0018755198">
            <text:p>0.0018755198</text:p>
          </table:table-cell>
          <table:table-cell office:value-type="float" office:value="0.0016113544">
            <text:p>0.0016113544</text:p>
          </table:table-cell>
          <table:table-cell office:value-type="float" office:value="0.0017964244">
            <text:p>0.0017964244</text:p>
          </table:table-cell>
          <table:table-cell office:value-type="float" office:value="0.0023402073">
            <text:p>0.0023402073</text:p>
          </table:table-cell>
          <table:table-cell office:value-type="float" office:value="0.002831069">
            <text:p>0.002831069</text:p>
          </table:table-cell>
          <table:table-cell office:value-type="float" office:value="0.0023430353">
            <text:p>0.0023430353</text:p>
          </table:table-cell>
          <table:table-cell office:value-type="float" office:value="0.0018604633">
            <text:p>0.0018604633</text:p>
          </table:table-cell>
          <table:table-cell office:value-type="float" office:value="0.002041634">
            <text:p>0.002041634</text:p>
          </table:table-cell>
          <table:table-cell office:value-type="float" office:value="0.0022012433">
            <text:p>0.0022012433</text:p>
          </table:table-cell>
          <table:table-cell office:value-type="float" office:value="0.0017802918">
            <text:p>0.0017802918</text:p>
          </table:table-cell>
          <table:table-cell office:value-type="float" office:value="0.0015632499">
            <text:p>0.0015632499</text:p>
          </table:table-cell>
          <table:table-cell office:value-type="float" office:value="0.001525841">
            <text:p>0.001525841</text:p>
          </table:table-cell>
          <table:table-cell office:value-type="float" office:value="0.0016081373">
            <text:p>0.0016081373</text:p>
          </table:table-cell>
          <table:table-cell office:value-type="float" office:value="0.001640893">
            <text:p>0.001640893</text:p>
          </table:table-cell>
          <table:table-cell office:value-type="float" office:value="0.001927894">
            <text:p>0.001927894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14 - B.B. King - Blues In G.mp3</text:p>
          </table:table-cell>
          <table:table-cell office:value-type="float" office:value="0.1531994">
            <text:p>0.1531994</text:p>
          </table:table-cell>
          <table:table-cell office:value-type="float" office:value="0.16595852">
            <text:p>0.16595852</text:p>
          </table:table-cell>
          <table:table-cell office:value-type="float" office:value="0.06028623">
            <text:p>0.06028623</text:p>
          </table:table-cell>
          <table:table-cell office:value-type="float" office:value="0.06651694">
            <text:p>0.06651694</text:p>
          </table:table-cell>
          <table:table-cell office:value-type="float" office:value="0.08794576">
            <text:p>0.08794576</text:p>
          </table:table-cell>
          <table:table-cell office:value-type="float" office:value="0.06940063">
            <text:p>0.06940063</text:p>
          </table:table-cell>
          <table:table-cell office:value-type="float" office:value="0.04620888">
            <text:p>0.04620888</text:p>
          </table:table-cell>
          <table:table-cell office:value-type="float" office:value="0.031752925">
            <text:p>0.031752925</text:p>
          </table:table-cell>
          <table:table-cell office:value-type="float" office:value="0.03162383">
            <text:p>0.03162383</text:p>
          </table:table-cell>
          <table:table-cell office:value-type="float" office:value="0.042738512">
            <text:p>0.042738512</text:p>
          </table:table-cell>
          <table:table-cell office:value-type="float" office:value="0.040116984">
            <text:p>0.040116984</text:p>
          </table:table-cell>
          <table:table-cell office:value-type="float" office:value="0.03372461">
            <text:p>0.03372461</text:p>
          </table:table-cell>
          <table:table-cell office:value-type="float" office:value="0.03184051">
            <text:p>0.03184051</text:p>
          </table:table-cell>
          <table:table-cell office:value-type="float" office:value="0.0361517">
            <text:p>0.0361517</text:p>
          </table:table-cell>
          <table:table-cell office:value-type="float" office:value="0.01803154">
            <text:p>0.01803154</text:p>
          </table:table-cell>
          <table:table-cell office:value-type="float" office:value="0.027938128">
            <text:p>0.027938128</text:p>
          </table:table-cell>
          <table:table-cell office:value-type="float" office:value="0.037785694">
            <text:p>0.037785694</text:p>
          </table:table-cell>
          <table:table-cell office:value-type="float" office:value="0.023617815">
            <text:p>0.023617815</text:p>
          </table:table-cell>
          <table:table-cell office:value-type="float" office:value="0.051523756">
            <text:p>0.051523756</text:p>
          </table:table-cell>
          <table:table-cell office:value-type="float" office:value="0.02615163">
            <text:p>0.02615163</text:p>
          </table:table-cell>
          <table:table-cell office:value-type="float" office:value="0.027748391">
            <text:p>0.027748391</text:p>
          </table:table-cell>
          <table:table-cell office:value-type="float" office:value="0.021671098">
            <text:p>0.021671098</text:p>
          </table:table-cell>
          <table:table-cell office:value-type="float" office:value="0.029757129">
            <text:p>0.029757129</text:p>
          </table:table-cell>
          <table:table-cell office:value-type="float" office:value="0.022936342">
            <text:p>0.022936342</text:p>
          </table:table-cell>
          <table:table-cell office:value-type="float" office:value="0.02237595">
            <text:p>0.02237595</text:p>
          </table:table-cell>
          <table:table-cell office:value-type="float" office:value="0.018700771">
            <text:p>0.018700771</text:p>
          </table:table-cell>
          <table:table-cell office:value-type="float" office:value="0.020887803">
            <text:p>0.020887803</text:p>
          </table:table-cell>
          <table:table-cell office:value-type="float" office:value="0.03838409">
            <text:p>0.03838409</text:p>
          </table:table-cell>
          <table:table-cell office:value-type="float" office:value="0.02222701">
            <text:p>0.02222701</text:p>
          </table:table-cell>
          <table:table-cell office:value-type="float" office:value="0.019213384">
            <text:p>0.019213384</text:p>
          </table:table-cell>
          <table:table-cell office:value-type="float" office:value="0.027611393">
            <text:p>0.027611393</text:p>
          </table:table-cell>
          <table:table-cell office:value-type="float" office:value="0.028443648">
            <text:p>0.028443648</text:p>
          </table:table-cell>
          <table:table-cell office:value-type="float" office:value="0.035463717">
            <text:p>0.035463717</text:p>
          </table:table-cell>
          <table:table-cell office:value-type="float" office:value="0.022467406">
            <text:p>0.022467406</text:p>
          </table:table-cell>
          <table:table-cell office:value-type="float" office:value="0.02592095">
            <text:p>0.02592095</text:p>
          </table:table-cell>
          <table:table-cell office:value-type="float" office:value="0.017981604">
            <text:p>0.017981604</text:p>
          </table:table-cell>
          <table:table-cell office:value-type="float" office:value="0.045438174">
            <text:p>0.045438174</text:p>
          </table:table-cell>
          <table:table-cell office:value-type="float" office:value="0.026597776">
            <text:p>0.026597776</text:p>
          </table:table-cell>
          <table:table-cell office:value-type="float" office:value="0.017074116">
            <text:p>0.017074116</text:p>
          </table:table-cell>
          <table:table-cell office:value-type="float" office:value="0.013008495">
            <text:p>0.013008495</text:p>
          </table:table-cell>
          <table:table-cell office:value-type="float" office:value="0.012464934">
            <text:p>0.012464934</text:p>
          </table:table-cell>
          <table:table-cell office:value-type="float" office:value="0.02040771">
            <text:p>0.02040771</text:p>
          </table:table-cell>
          <table:table-cell office:value-type="float" office:value="0.017311439">
            <text:p>0.017311439</text:p>
          </table:table-cell>
          <table:table-cell office:value-type="float" office:value="0.014173171">
            <text:p>0.014173171</text:p>
          </table:table-cell>
          <table:table-cell office:value-type="float" office:value="0.0121010635">
            <text:p>0.0121010635</text:p>
          </table:table-cell>
          <table:table-cell office:value-type="float" office:value="0.015882231">
            <text:p>0.015882231</text:p>
          </table:table-cell>
          <table:table-cell office:value-type="float" office:value="0.015871476">
            <text:p>0.015871476</text:p>
          </table:table-cell>
          <table:table-cell office:value-type="float" office:value="0.010222789">
            <text:p>0.010222789</text:p>
          </table:table-cell>
          <table:table-cell office:value-type="float" office:value="0.009407964">
            <text:p>0.009407964</text:p>
          </table:table-cell>
          <table:table-cell office:value-type="float" office:value="0.011926699">
            <text:p>0.011926699</text:p>
          </table:table-cell>
          <table:table-cell office:value-type="float" office:value="0.012109889">
            <text:p>0.012109889</text:p>
          </table:table-cell>
          <table:table-cell office:value-type="float" office:value="0.009266121">
            <text:p>0.009266121</text:p>
          </table:table-cell>
          <table:table-cell office:value-type="float" office:value="0.008775613">
            <text:p>0.008775613</text:p>
          </table:table-cell>
          <table:table-cell office:value-type="float" office:value="0.009664222">
            <text:p>0.009664222</text:p>
          </table:table-cell>
          <table:table-cell office:value-type="float" office:value="0.011258293">
            <text:p>0.011258293</text:p>
          </table:table-cell>
          <table:table-cell office:value-type="float" office:value="0.012763732">
            <text:p>0.012763732</text:p>
          </table:table-cell>
          <table:table-cell office:value-type="float" office:value="0.011371288">
            <text:p>0.011371288</text:p>
          </table:table-cell>
          <table:table-cell office:value-type="float" office:value="0.010229511">
            <text:p>0.010229511</text:p>
          </table:table-cell>
          <table:table-cell office:value-type="float" office:value="0.010014379">
            <text:p>0.010014379</text:p>
          </table:table-cell>
          <table:table-cell office:value-type="float" office:value="0.011397736">
            <text:p>0.011397736</text:p>
          </table:table-cell>
          <table:table-cell office:value-type="float" office:value="0.011491074">
            <text:p>0.011491074</text:p>
          </table:table-cell>
          <table:table-cell office:value-type="float" office:value="0.011536643">
            <text:p>0.011536643</text:p>
          </table:table-cell>
          <table:table-cell office:value-type="float" office:value="0.010270168">
            <text:p>0.010270168</text:p>
          </table:table-cell>
          <table:table-cell office:value-type="float" office:value="0.009004513">
            <text:p>0.009004513</text:p>
          </table:table-cell>
          <table:table-cell office:value-type="float" office:value="0.010354818">
            <text:p>0.010354818</text:p>
          </table:table-cell>
          <table:table-cell office:value-type="float" office:value="0.009235168">
            <text:p>0.009235168</text:p>
          </table:table-cell>
          <table:table-cell office:value-type="float" office:value="0.009242073">
            <text:p>0.009242073</text:p>
          </table:table-cell>
          <table:table-cell office:value-type="float" office:value="0.00918808">
            <text:p>0.00918808</text:p>
          </table:table-cell>
          <table:table-cell office:value-type="float" office:value="0.009706368">
            <text:p>0.009706368</text:p>
          </table:table-cell>
          <table:table-cell office:value-type="float" office:value="0.008846872">
            <text:p>0.008846872</text:p>
          </table:table-cell>
          <table:table-cell office:value-type="float" office:value="0.009020393">
            <text:p>0.009020393</text:p>
          </table:table-cell>
          <table:table-cell office:value-type="float" office:value="0.008068883">
            <text:p>0.008068883</text:p>
          </table:table-cell>
          <table:table-cell office:value-type="float" office:value="0.009633596">
            <text:p>0.009633596</text:p>
          </table:table-cell>
          <table:table-cell office:value-type="float" office:value="0.009453902">
            <text:p>0.009453902</text:p>
          </table:table-cell>
          <table:table-cell office:value-type="float" office:value="0.008853534">
            <text:p>0.008853534</text:p>
          </table:table-cell>
          <table:table-cell office:value-type="float" office:value="0.008461009">
            <text:p>0.008461009</text:p>
          </table:table-cell>
          <table:table-cell office:value-type="float" office:value="0.009089249">
            <text:p>0.009089249</text:p>
          </table:table-cell>
          <table:table-cell office:value-type="float" office:value="0.008680829">
            <text:p>0.008680829</text:p>
          </table:table-cell>
          <table:table-cell office:value-type="float" office:value="0.008509008">
            <text:p>0.008509008</text:p>
          </table:table-cell>
          <table:table-cell office:value-type="float" office:value="0.00905516">
            <text:p>0.00905516</text:p>
          </table:table-cell>
          <table:table-cell office:value-type="float" office:value="0.009033257">
            <text:p>0.009033257</text:p>
          </table:table-cell>
          <table:table-cell office:value-type="float" office:value="0.0081600705">
            <text:p>0.0081600705</text:p>
          </table:table-cell>
          <table:table-cell office:value-type="float" office:value="0.0072932504">
            <text:p>0.0072932504</text:p>
          </table:table-cell>
          <table:table-cell office:value-type="float" office:value="0.007191259">
            <text:p>0.007191259</text:p>
          </table:table-cell>
          <table:table-cell office:value-type="float" office:value="0.0077452883">
            <text:p>0.0077452883</text:p>
          </table:table-cell>
          <table:table-cell office:value-type="float" office:value="0.0073076934">
            <text:p>0.0073076934</text:p>
          </table:table-cell>
          <table:table-cell office:value-type="float" office:value="0.0073321983">
            <text:p>0.0073321983</text:p>
          </table:table-cell>
          <table:table-cell office:value-type="float" office:value="0.0069935117">
            <text:p>0.0069935117</text:p>
          </table:table-cell>
          <table:table-cell office:value-type="float" office:value="0.0065822187">
            <text:p>0.0065822187</text:p>
          </table:table-cell>
          <table:table-cell office:value-type="float" office:value="0.007449429">
            <text:p>0.007449429</text:p>
          </table:table-cell>
          <table:table-cell office:value-type="float" office:value="0.0070063598">
            <text:p>0.0070063598</text:p>
          </table:table-cell>
          <table:table-cell office:value-type="float" office:value="0.0071015977">
            <text:p>0.0071015977</text:p>
          </table:table-cell>
          <table:table-cell office:value-type="float" office:value="0.0074219806">
            <text:p>0.0074219806</text:p>
          </table:table-cell>
          <table:table-cell office:value-type="float" office:value="0.007308065">
            <text:p>0.007308065</text:p>
          </table:table-cell>
          <table:table-cell office:value-type="float" office:value="0.006613047">
            <text:p>0.006613047</text:p>
          </table:table-cell>
          <table:table-cell office:value-type="float" office:value="0.00676512">
            <text:p>0.00676512</text:p>
          </table:table-cell>
          <table:table-cell office:value-type="float" office:value="0.007601232">
            <text:p>0.007601232</text:p>
          </table:table-cell>
          <table:table-cell office:value-type="float" office:value="0.007221497">
            <text:p>0.007221497</text:p>
          </table:table-cell>
          <table:table-cell office:value-type="float" office:value="0.007426695">
            <text:p>0.007426695</text:p>
          </table:table-cell>
          <table:table-cell office:value-type="float" office:value="0.007971209">
            <text:p>0.007971209</text:p>
          </table:table-cell>
          <table:table-cell office:value-type="float" office:value="0.00768543">
            <text:p>0.00768543</text:p>
          </table:table-cell>
          <table:table-cell office:value-type="float" office:value="0.0074172104">
            <text:p>0.0074172104</text:p>
          </table:table-cell>
          <table:table-cell office:value-type="float" office:value="0.0077413623">
            <text:p>0.0077413623</text:p>
          </table:table-cell>
          <table:table-cell office:value-type="float" office:value="0.007434417">
            <text:p>0.007434417</text:p>
          </table:table-cell>
          <table:table-cell office:value-type="float" office:value="0.007040701">
            <text:p>0.007040701</text:p>
          </table:table-cell>
          <table:table-cell office:value-type="float" office:value="0.0075027845">
            <text:p>0.0075027845</text:p>
          </table:table-cell>
          <table:table-cell office:value-type="float" office:value="0.008270615">
            <text:p>0.008270615</text:p>
          </table:table-cell>
          <table:table-cell office:value-type="float" office:value="0.008453846">
            <text:p>0.008453846</text:p>
          </table:table-cell>
          <table:table-cell office:value-type="float" office:value="0.0077871764">
            <text:p>0.0077871764</text:p>
          </table:table-cell>
          <table:table-cell office:value-type="float" office:value="0.0070866593">
            <text:p>0.0070866593</text:p>
          </table:table-cell>
          <table:table-cell office:value-type="float" office:value="0.0067072813">
            <text:p>0.0067072813</text:p>
          </table:table-cell>
          <table:table-cell office:value-type="float" office:value="0.0066537308">
            <text:p>0.0066537308</text:p>
          </table:table-cell>
          <table:table-cell office:value-type="float" office:value="0.008037835">
            <text:p>0.008037835</text:p>
          </table:table-cell>
          <table:table-cell office:value-type="float" office:value="0.007606474">
            <text:p>0.007606474</text:p>
          </table:table-cell>
          <table:table-cell office:value-type="float" office:value="0.01020932">
            <text:p>0.01020932</text:p>
          </table:table-cell>
          <table:table-cell office:value-type="float" office:value="0.009634785">
            <text:p>0.009634785</text:p>
          </table:table-cell>
          <table:table-cell office:value-type="float" office:value="0.0073141265">
            <text:p>0.0073141265</text:p>
          </table:table-cell>
          <table:table-cell office:value-type="float" office:value="0.006984772">
            <text:p>0.006984772</text:p>
          </table:table-cell>
          <table:table-cell office:value-type="float" office:value="0.006925388">
            <text:p>0.006925388</text:p>
          </table:table-cell>
          <table:table-cell office:value-type="float" office:value="0.0073999558">
            <text:p>0.0073999558</text:p>
          </table:table-cell>
          <table:table-cell office:value-type="float" office:value="0.008126636">
            <text:p>0.008126636</text:p>
          </table:table-cell>
          <table:table-cell office:value-type="float" office:value="0.007804464">
            <text:p>0.007804464</text:p>
          </table:table-cell>
          <table:table-cell office:value-type="float" office:value="0.008882358">
            <text:p>0.008882358</text:p>
          </table:table-cell>
          <table:table-cell office:value-type="float" office:value="0.009542182">
            <text:p>0.009542182</text:p>
          </table:table-cell>
          <table:table-cell office:value-type="float" office:value="0.010042519">
            <text:p>0.010042519</text:p>
          </table:table-cell>
          <table:table-cell office:value-type="float" office:value="0.008505693">
            <text:p>0.008505693</text:p>
          </table:table-cell>
          <table:table-cell office:value-type="float" office:value="0.007108754">
            <text:p>0.007108754</text:p>
          </table:table-cell>
          <table:table-cell office:value-type="float" office:value="0.009123144">
            <text:p>0.009123144</text:p>
          </table:table-cell>
          <table:table-cell office:value-type="float" office:value="0.0070132534">
            <text:p>0.0070132534</text:p>
          </table:table-cell>
          <table:table-cell office:value-type="float" office:value="0.008540803">
            <text:p>0.008540803</text:p>
          </table:table-cell>
          <table:table-cell office:value-type="float" office:value="0.009414122">
            <text:p>0.009414122</text:p>
          </table:table-cell>
          <table:table-cell office:value-type="float" office:value="0.00820557">
            <text:p>0.00820557</text:p>
          </table:table-cell>
          <table:table-cell office:value-type="float" office:value="0.0088964775">
            <text:p>0.0088964775</text:p>
          </table:table-cell>
          <table:table-cell office:value-type="float" office:value="0.00831887">
            <text:p>0.00831887</text:p>
          </table:table-cell>
          <table:table-cell office:value-type="float" office:value="0.008165069">
            <text:p>0.008165069</text:p>
          </table:table-cell>
          <table:table-cell office:value-type="float" office:value="0.0076599126">
            <text:p>0.0076599126</text:p>
          </table:table-cell>
          <table:table-cell office:value-type="float" office:value="0.008957643">
            <text:p>0.008957643</text:p>
          </table:table-cell>
          <table:table-cell office:value-type="float" office:value="0.007512059">
            <text:p>0.007512059</text:p>
          </table:table-cell>
          <table:table-cell office:value-type="float" office:value="0.0075373207">
            <text:p>0.0075373207</text:p>
          </table:table-cell>
          <table:table-cell office:value-type="float" office:value="0.009214043">
            <text:p>0.009214043</text:p>
          </table:table-cell>
          <table:table-cell office:value-type="float" office:value="0.009539246">
            <text:p>0.009539246</text:p>
          </table:table-cell>
          <table:table-cell office:value-type="float" office:value="0.0071050865">
            <text:p>0.0071050865</text:p>
          </table:table-cell>
          <table:table-cell office:value-type="float" office:value="0.009051307">
            <text:p>0.009051307</text:p>
          </table:table-cell>
          <table:table-cell office:value-type="float" office:value="0.008588497">
            <text:p>0.008588497</text:p>
          </table:table-cell>
          <table:table-cell office:value-type="float" office:value="0.008131837">
            <text:p>0.008131837</text:p>
          </table:table-cell>
          <table:table-cell office:value-type="float" office:value="0.009315008">
            <text:p>0.009315008</text:p>
          </table:table-cell>
          <table:table-cell office:value-type="float" office:value="0.008979303">
            <text:p>0.008979303</text:p>
          </table:table-cell>
          <table:table-cell office:value-type="float" office:value="0.011418287">
            <text:p>0.011418287</text:p>
          </table:table-cell>
          <table:table-cell office:value-type="float" office:value="0.008780833">
            <text:p>0.008780833</text:p>
          </table:table-cell>
          <table:table-cell office:value-type="float" office:value="0.0071220086">
            <text:p>0.0071220086</text:p>
          </table:table-cell>
          <table:table-cell office:value-type="float" office:value="0.0064306185">
            <text:p>0.0064306185</text:p>
          </table:table-cell>
          <table:table-cell office:value-type="float" office:value="0.0058272528">
            <text:p>0.0058272528</text:p>
          </table:table-cell>
          <table:table-cell office:value-type="float" office:value="0.008120114">
            <text:p>0.008120114</text:p>
          </table:table-cell>
          <table:table-cell office:value-type="float" office:value="0.007424195">
            <text:p>0.007424195</text:p>
          </table:table-cell>
          <table:table-cell office:value-type="float" office:value="0.008700007">
            <text:p>0.008700007</text:p>
          </table:table-cell>
          <table:table-cell office:value-type="float" office:value="0.011376804">
            <text:p>0.011376804</text:p>
          </table:table-cell>
          <table:table-cell office:value-type="float" office:value="0.0103721395">
            <text:p>0.0103721395</text:p>
          </table:table-cell>
          <table:table-cell office:value-type="float" office:value="0.009634129">
            <text:p>0.009634129</text:p>
          </table:table-cell>
          <table:table-cell office:value-type="float" office:value="0.0072328206">
            <text:p>0.0072328206</text:p>
          </table:table-cell>
          <table:table-cell office:value-type="float" office:value="0.005660207">
            <text:p>0.005660207</text:p>
          </table:table-cell>
          <table:table-cell office:value-type="float" office:value="0.005418411">
            <text:p>0.005418411</text:p>
          </table:table-cell>
          <table:table-cell office:value-type="float" office:value="0.005262439">
            <text:p>0.005262439</text:p>
          </table:table-cell>
          <table:table-cell office:value-type="float" office:value="0.006654479">
            <text:p>0.006654479</text:p>
          </table:table-cell>
          <table:table-cell office:value-type="float" office:value="0.0110329995">
            <text:p>0.0110329995</text:p>
          </table:table-cell>
          <table:table-cell office:value-type="float" office:value="0.009594622">
            <text:p>0.009594622</text:p>
          </table:table-cell>
          <table:table-cell office:value-type="float" office:value="0.009760005">
            <text:p>0.009760005</text:p>
          </table:table-cell>
          <table:table-cell office:value-type="float" office:value="0.010702738">
            <text:p>0.010702738</text:p>
          </table:table-cell>
          <table:table-cell office:value-type="float" office:value="0.0064266804">
            <text:p>0.0064266804</text:p>
          </table:table-cell>
          <table:table-cell office:value-type="float" office:value="0.005299521">
            <text:p>0.005299521</text:p>
          </table:table-cell>
          <table:table-cell office:value-type="float" office:value="0.0048190188">
            <text:p>0.0048190188</text:p>
          </table:table-cell>
          <table:table-cell office:value-type="float" office:value="0.0054202233">
            <text:p>0.0054202233</text:p>
          </table:table-cell>
          <table:table-cell office:value-type="float" office:value="0.00660084">
            <text:p>0.00660084</text:p>
          </table:table-cell>
          <table:table-cell office:value-type="float" office:value="0.008878466">
            <text:p>0.008878466</text:p>
          </table:table-cell>
          <table:table-cell office:value-type="float" office:value="0.009199503">
            <text:p>0.009199503</text:p>
          </table:table-cell>
          <table:table-cell office:value-type="float" office:value="0.009667528">
            <text:p>0.009667528</text:p>
          </table:table-cell>
          <table:table-cell office:value-type="float" office:value="0.009964848">
            <text:p>0.009964848</text:p>
          </table:table-cell>
          <table:table-cell office:value-type="float" office:value="0.009808853">
            <text:p>0.009808853</text:p>
          </table:table-cell>
          <table:table-cell office:value-type="float" office:value="0.0056787217">
            <text:p>0.0056787217</text:p>
          </table:table-cell>
          <table:table-cell office:value-type="float" office:value="0.0050702966">
            <text:p>0.0050702966</text:p>
          </table:table-cell>
          <table:table-cell office:value-type="float" office:value="0.004740315">
            <text:p>0.004740315</text:p>
          </table:table-cell>
          <table:table-cell office:value-type="float" office:value="0.0073077776">
            <text:p>0.0073077776</text:p>
          </table:table-cell>
          <table:table-cell office:value-type="float" office:value="0.008427845">
            <text:p>0.008427845</text:p>
          </table:table-cell>
          <table:table-cell office:value-type="float" office:value="0.007737779">
            <text:p>0.007737779</text:p>
          </table:table-cell>
          <table:table-cell office:value-type="float" office:value="0.009206451">
            <text:p>0.009206451</text:p>
          </table:table-cell>
          <table:table-cell office:value-type="float" office:value="0.008222128">
            <text:p>0.008222128</text:p>
          </table:table-cell>
          <table:table-cell office:value-type="float" office:value="0.009469623">
            <text:p>0.009469623</text:p>
          </table:table-cell>
          <table:table-cell office:value-type="float" office:value="0.0057699606">
            <text:p>0.0057699606</text:p>
          </table:table-cell>
          <table:table-cell office:value-type="float" office:value="0.003952916">
            <text:p>0.003952916</text:p>
          </table:table-cell>
          <table:table-cell office:value-type="float" office:value="0.0040107174">
            <text:p>0.0040107174</text:p>
          </table:table-cell>
          <table:table-cell office:value-type="float" office:value="0.0055825934">
            <text:p>0.0055825934</text:p>
          </table:table-cell>
          <table:table-cell office:value-type="float" office:value="0.007899503">
            <text:p>0.007899503</text:p>
          </table:table-cell>
          <table:table-cell office:value-type="float" office:value="0.0068457923">
            <text:p>0.0068457923</text:p>
          </table:table-cell>
          <table:table-cell office:value-type="float" office:value="0.006349233">
            <text:p>0.006349233</text:p>
          </table:table-cell>
          <table:table-cell office:value-type="float" office:value="0.0085570095">
            <text:p>0.0085570095</text:p>
          </table:table-cell>
          <table:table-cell office:value-type="float" office:value="0.007308185">
            <text:p>0.007308185</text:p>
          </table:table-cell>
          <table:table-cell office:value-type="float" office:value="0.008033503">
            <text:p>0.008033503</text:p>
          </table:table-cell>
          <table:table-cell office:value-type="float" office:value="0.004060123">
            <text:p>0.004060123</text:p>
          </table:table-cell>
          <table:table-cell office:value-type="float" office:value="0.0028799975">
            <text:p>0.0028799975</text:p>
          </table:table-cell>
          <table:table-cell office:value-type="float" office:value="0.004142184">
            <text:p>0.004142184</text:p>
          </table:table-cell>
          <table:table-cell office:value-type="float" office:value="0.007403817">
            <text:p>0.007403817</text:p>
          </table:table-cell>
          <table:table-cell office:value-type="float" office:value="0.005175418">
            <text:p>0.005175418</text:p>
          </table:table-cell>
          <table:table-cell office:value-type="float" office:value="0.005948258">
            <text:p>0.005948258</text:p>
          </table:table-cell>
          <table:table-cell office:value-type="float" office:value="0.0056498493">
            <text:p>0.0056498493</text:p>
          </table:table-cell>
          <table:table-cell office:value-type="float" office:value="0.006782923">
            <text:p>0.006782923</text:p>
          </table:table-cell>
          <table:table-cell office:value-type="float" office:value="0.005516545">
            <text:p>0.005516545</text:p>
          </table:table-cell>
          <table:table-cell office:value-type="float" office:value="0.0057658413">
            <text:p>0.0057658413</text:p>
          </table:table-cell>
          <table:table-cell office:value-type="float" office:value="0.003110021">
            <text:p>0.003110021</text:p>
          </table:table-cell>
          <table:table-cell office:value-type="float" office:value="0.0032911815">
            <text:p>0.0032911815</text:p>
          </table:table-cell>
          <table:table-cell office:value-type="float" office:value="0.005347593">
            <text:p>0.005347593</text:p>
          </table:table-cell>
          <table:table-cell office:value-type="float" office:value="0.0054981955">
            <text:p>0.0054981955</text:p>
          </table:table-cell>
          <table:table-cell office:value-type="float" office:value="0.004617992">
            <text:p>0.004617992</text:p>
          </table:table-cell>
          <table:table-cell office:value-type="float" office:value="0.005044053">
            <text:p>0.005044053</text:p>
          </table:table-cell>
          <table:table-cell office:value-type="float" office:value="0.0051876362">
            <text:p>0.0051876362</text:p>
          </table:table-cell>
          <table:table-cell office:value-type="float" office:value="0.0060498896">
            <text:p>0.0060498896</text:p>
          </table:table-cell>
          <table:table-cell office:value-type="float" office:value="0.0044304775">
            <text:p>0.0044304775</text:p>
          </table:table-cell>
          <table:table-cell office:value-type="float" office:value="0.0042172065">
            <text:p>0.0042172065</text:p>
          </table:table-cell>
          <table:table-cell office:value-type="float" office:value="0.0028894057">
            <text:p>0.0028894057</text:p>
          </table:table-cell>
          <table:table-cell office:value-type="float" office:value="0.0028326772">
            <text:p>0.0028326772</text:p>
          </table:table-cell>
          <table:table-cell office:value-type="float" office:value="0.005510059">
            <text:p>0.005510059</text:p>
          </table:table-cell>
          <table:table-cell office:value-type="float" office:value="0.004245455">
            <text:p>0.004245455</text:p>
          </table:table-cell>
          <table:table-cell office:value-type="float" office:value="0.003351136">
            <text:p>0.003351136</text:p>
          </table:table-cell>
          <table:table-cell office:value-type="float" office:value="0.0034783736">
            <text:p>0.0034783736</text:p>
          </table:table-cell>
          <table:table-cell office:value-type="float" office:value="0.004311307">
            <text:p>0.004311307</text:p>
          </table:table-cell>
          <table:table-cell office:value-type="float" office:value="0.0039069764">
            <text:p>0.0039069764</text:p>
          </table:table-cell>
          <table:table-cell office:value-type="float" office:value="0.0025696629">
            <text:p>0.0025696629</text:p>
          </table:table-cell>
          <table:table-cell office:value-type="float" office:value="0.004064061">
            <text:p>0.004064061</text:p>
          </table:table-cell>
          <table:table-cell office:value-type="float" office:value="0.0044146846">
            <text:p>0.0044146846</text:p>
          </table:table-cell>
          <table:table-cell office:value-type="float" office:value="0.0027046022">
            <text:p>0.0027046022</text:p>
          </table:table-cell>
          <table:table-cell office:value-type="float" office:value="0.0041346047">
            <text:p>0.0041346047</text:p>
          </table:table-cell>
          <table:table-cell office:value-type="float" office:value="0.003173249">
            <text:p>0.003173249</text:p>
          </table:table-cell>
          <table:table-cell office:value-type="float" office:value="0.0021411332">
            <text:p>0.0021411332</text:p>
          </table:table-cell>
          <table:table-cell office:value-type="float" office:value="0.001991854">
            <text:p>0.001991854</text:p>
          </table:table-cell>
          <table:table-cell office:value-type="float" office:value="0.0026389512">
            <text:p>0.0026389512</text:p>
          </table:table-cell>
          <table:table-cell office:value-type="float" office:value="0.004072917">
            <text:p>0.004072917</text:p>
          </table:table-cell>
          <table:table-cell office:value-type="float" office:value="0.0030308545">
            <text:p>0.0030308545</text:p>
          </table:table-cell>
          <table:table-cell office:value-type="float" office:value="0.0022823885">
            <text:p>0.0022823885</text:p>
          </table:table-cell>
          <table:table-cell office:value-type="float" office:value="0.0025983395">
            <text:p>0.0025983395</text:p>
          </table:table-cell>
          <table:table-cell office:value-type="float" office:value="0.0024914145">
            <text:p>0.0024914145</text:p>
          </table:table-cell>
          <table:table-cell office:value-type="float" office:value="0.0027524505">
            <text:p>0.0027524505</text:p>
          </table:table-cell>
          <table:table-cell office:value-type="float" office:value="0.0025535738">
            <text:p>0.0025535738</text:p>
          </table:table-cell>
          <table:table-cell office:value-type="float" office:value="0.0017957189">
            <text:p>0.0017957189</text:p>
          </table:table-cell>
          <table:table-cell office:value-type="float" office:value="0.0017705541">
            <text:p>0.0017705541</text:p>
          </table:table-cell>
          <table:table-cell office:value-type="float" office:value="0.0019739575">
            <text:p>0.0019739575</text:p>
          </table:table-cell>
          <table:table-cell office:value-type="float" office:value="0.0023093065">
            <text:p>0.0023093065</text:p>
          </table:table-cell>
          <table:table-cell office:value-type="float" office:value="0.002578816">
            <text:p>0.002578816</text:p>
          </table:table-cell>
          <table:table-cell office:value-type="float" office:value="0.0021332286">
            <text:p>0.0021332286</text:p>
          </table:table-cell>
          <table:table-cell office:value-type="float" office:value="0.0018249517">
            <text:p>0.0018249517</text:p>
          </table:table-cell>
          <table:table-cell office:value-type="float" office:value="0.0021141637">
            <text:p>0.0021141637</text:p>
          </table:table-cell>
          <table:table-cell office:value-type="float" office:value="0.0022993817">
            <text:p>0.0022993817</text:p>
          </table:table-cell>
          <table:table-cell office:value-type="float" office:value="0.0017410299">
            <text:p>0.0017410299</text:p>
          </table:table-cell>
          <table:table-cell office:value-type="float" office:value="0.0014900275">
            <text:p>0.0014900275</text:p>
          </table:table-cell>
          <table:table-cell office:value-type="float" office:value="0.0014958046">
            <text:p>0.0014958046</text:p>
          </table:table-cell>
          <table:table-cell office:value-type="float" office:value="0.0016012484">
            <text:p>0.0016012484</text:p>
          </table:table-cell>
          <table:table-cell office:value-type="float" office:value="0.0016529035">
            <text:p>0.0016529035</text:p>
          </table:table-cell>
          <table:table-cell office:value-type="float" office:value="0.0019094312">
            <text:p>0.0019094312</text:p>
          </table:table-cell>
          <table:table-cell/>
        </table:table-row>
        <table:table-row table:style-name="ro1">
          <table:table-cell office:value-type="string">
            <text:p>/mnt/share/Music/Albums/B.B. King/1998 - Blues On The Bayou/15 - B.B. King - If That Ain't It I Quit.mp3</text:p>
          </table:table-cell>
          <table:table-cell office:value-type="float" office:value="0.1996252">
            <text:p>0.1996252</text:p>
          </table:table-cell>
          <table:table-cell office:value-type="float" office:value="0.19701488">
            <text:p>0.19701488</text:p>
          </table:table-cell>
          <table:table-cell office:value-type="float" office:value="0.08286186">
            <text:p>0.08286186</text:p>
          </table:table-cell>
          <table:table-cell office:value-type="float" office:value="0.060185675">
            <text:p>0.060185675</text:p>
          </table:table-cell>
          <table:table-cell office:value-type="float" office:value="0.04890031">
            <text:p>0.04890031</text:p>
          </table:table-cell>
          <table:table-cell office:value-type="float" office:value="0.049903028">
            <text:p>0.049903028</text:p>
          </table:table-cell>
          <table:table-cell office:value-type="float" office:value="0.06355843">
            <text:p>0.06355843</text:p>
          </table:table-cell>
          <table:table-cell office:value-type="float" office:value="0.055037323">
            <text:p>0.055037323</text:p>
          </table:table-cell>
          <table:table-cell office:value-type="float" office:value="0.034817513">
            <text:p>0.034817513</text:p>
          </table:table-cell>
          <table:table-cell office:value-type="float" office:value="0.029828802">
            <text:p>0.029828802</text:p>
          </table:table-cell>
          <table:table-cell office:value-type="float" office:value="0.022693776">
            <text:p>0.022693776</text:p>
          </table:table-cell>
          <table:table-cell office:value-type="float" office:value="0.019139538">
            <text:p>0.019139538</text:p>
          </table:table-cell>
          <table:table-cell office:value-type="float" office:value="0.04494313">
            <text:p>0.04494313</text:p>
          </table:table-cell>
          <table:table-cell office:value-type="float" office:value="0.027365156">
            <text:p>0.027365156</text:p>
          </table:table-cell>
          <table:table-cell office:value-type="float" office:value="0.026160968">
            <text:p>0.026160968</text:p>
          </table:table-cell>
          <table:table-cell office:value-type="float" office:value="0.023790337">
            <text:p>0.023790337</text:p>
          </table:table-cell>
          <table:table-cell office:value-type="float" office:value="0.023138382">
            <text:p>0.023138382</text:p>
          </table:table-cell>
          <table:table-cell office:value-type="float" office:value="0.016453682">
            <text:p>0.016453682</text:p>
          </table:table-cell>
          <table:table-cell office:value-type="float" office:value="0.03266975">
            <text:p>0.03266975</text:p>
          </table:table-cell>
          <table:table-cell office:value-type="float" office:value="0.0164258">
            <text:p>0.0164258</text:p>
          </table:table-cell>
          <table:table-cell office:value-type="float" office:value="0.02165642">
            <text:p>0.02165642</text:p>
          </table:table-cell>
          <table:table-cell office:value-type="float" office:value="0.025086174">
            <text:p>0.025086174</text:p>
          </table:table-cell>
          <table:table-cell office:value-type="float" office:value="0.02176305">
            <text:p>0.02176305</text:p>
          </table:table-cell>
          <table:table-cell office:value-type="float" office:value="0.02118432">
            <text:p>0.02118432</text:p>
          </table:table-cell>
          <table:table-cell office:value-type="float" office:value="0.030738749">
            <text:p>0.030738749</text:p>
          </table:table-cell>
          <table:table-cell office:value-type="float" office:value="0.020594452">
            <text:p>0.020594452</text:p>
          </table:table-cell>
          <table:table-cell office:value-type="float" office:value="0.013364676">
            <text:p>0.013364676</text:p>
          </table:table-cell>
          <table:table-cell office:value-type="float" office:value="0.022807406">
            <text:p>0.022807406</text:p>
          </table:table-cell>
          <table:table-cell office:value-type="float" office:value="0.01645546">
            <text:p>0.01645546</text:p>
          </table:table-cell>
          <table:table-cell office:value-type="float" office:value="0.020329122">
            <text:p>0.020329122</text:p>
          </table:table-cell>
          <table:table-cell office:value-type="float" office:value="0.028087849">
            <text:p>0.028087849</text:p>
          </table:table-cell>
          <table:table-cell office:value-type="float" office:value="0.02169378">
            <text:p>0.02169378</text:p>
          </table:table-cell>
          <table:table-cell office:value-type="float" office:value="0.016647939">
            <text:p>0.016647939</text:p>
          </table:table-cell>
          <table:table-cell office:value-type="float" office:value="0.0110143395">
            <text:p>0.0110143395</text:p>
          </table:table-cell>
          <table:table-cell office:value-type="float" office:value="0.013127618">
            <text:p>0.013127618</text:p>
          </table:table-cell>
          <table:table-cell office:value-type="float" office:value="0.015958594">
            <text:p>0.015958594</text:p>
          </table:table-cell>
          <table:table-cell office:value-type="float" office:value="0.026840594">
            <text:p>0.026840594</text:p>
          </table:table-cell>
          <table:table-cell office:value-type="float" office:value="0.027195415">
            <text:p>0.027195415</text:p>
          </table:table-cell>
          <table:table-cell office:value-type="float" office:value="0.014216645">
            <text:p>0.014216645</text:p>
          </table:table-cell>
          <table:table-cell office:value-type="float" office:value="0.013426607">
            <text:p>0.013426607</text:p>
          </table:table-cell>
          <table:table-cell office:value-type="float" office:value="0.013933967">
            <text:p>0.013933967</text:p>
          </table:table-cell>
          <table:table-cell office:value-type="float" office:value="0.015528444">
            <text:p>0.015528444</text:p>
          </table:table-cell>
          <table:table-cell office:value-type="float" office:value="0.014760379">
            <text:p>0.014760379</text:p>
          </table:table-cell>
          <table:table-cell office:value-type="float" office:value="0.013795325">
            <text:p>0.013795325</text:p>
          </table:table-cell>
          <table:table-cell office:value-type="float" office:value="0.013303557">
            <text:p>0.013303557</text:p>
          </table:table-cell>
          <table:table-cell office:value-type="float" office:value="0.013722919">
            <text:p>0.013722919</text:p>
          </table:table-cell>
          <table:table-cell office:value-type="float" office:value="0.013844398">
            <text:p>0.013844398</text:p>
          </table:table-cell>
          <table:table-cell office:value-type="float" office:value="0.012208835">
            <text:p>0.012208835</text:p>
          </table:table-cell>
          <table:table-cell office:value-type="float" office:value="0.012640165">
            <text:p>0.012640165</text:p>
          </table:table-cell>
          <table:table-cell office:value-type="float" office:value="0.015704794">
            <text:p>0.015704794</text:p>
          </table:table-cell>
          <table:table-cell office:value-type="float" office:value="0.015950723">
            <text:p>0.015950723</text:p>
          </table:table-cell>
          <table:table-cell office:value-type="float" office:value="0.014388209">
            <text:p>0.014388209</text:p>
          </table:table-cell>
          <table:table-cell office:value-type="float" office:value="0.015597168">
            <text:p>0.015597168</text:p>
          </table:table-cell>
          <table:table-cell office:value-type="float" office:value="0.013764225">
            <text:p>0.013764225</text:p>
          </table:table-cell>
          <table:table-cell office:value-type="float" office:value="0.0124905445">
            <text:p>0.0124905445</text:p>
          </table:table-cell>
          <table:table-cell office:value-type="float" office:value="0.015362219">
            <text:p>0.015362219</text:p>
          </table:table-cell>
          <table:table-cell office:value-type="float" office:value="0.016352221">
            <text:p>0.016352221</text:p>
          </table:table-cell>
          <table:table-cell office:value-type="float" office:value="0.013199382">
            <text:p>0.013199382</text:p>
          </table:table-cell>
          <table:table-cell office:value-type="float" office:value="0.01364541">
            <text:p>0.01364541</text:p>
          </table:table-cell>
          <table:table-cell office:value-type="float" office:value="0.013479975">
            <text:p>0.013479975</text:p>
          </table:table-cell>
          <table:table-cell office:value-type="float" office:value="0.016030941">
            <text:p>0.016030941</text:p>
          </table:table-cell>
          <table:table-cell office:value-type="float" office:value="0.016992621">
            <text:p>0.016992621</text:p>
          </table:table-cell>
          <table:table-cell office:value-type="float" office:value="0.016445812">
            <text:p>0.016445812</text:p>
          </table:table-cell>
          <table:table-cell office:value-type="float" office:value="0.012721455">
            <text:p>0.012721455</text:p>
          </table:table-cell>
          <table:table-cell office:value-type="float" office:value="0.01155571">
            <text:p>0.01155571</text:p>
          </table:table-cell>
          <table:table-cell office:value-type="float" office:value="0.012906047">
            <text:p>0.012906047</text:p>
          </table:table-cell>
          <table:table-cell office:value-type="float" office:value="0.015445259">
            <text:p>0.015445259</text:p>
          </table:table-cell>
          <table:table-cell office:value-type="float" office:value="0.013347282">
            <text:p>0.013347282</text:p>
          </table:table-cell>
          <table:table-cell office:value-type="float" office:value="0.013167551">
            <text:p>0.013167551</text:p>
          </table:table-cell>
          <table:table-cell office:value-type="float" office:value="0.0119505245">
            <text:p>0.0119505245</text:p>
          </table:table-cell>
          <table:table-cell office:value-type="float" office:value="0.012218744">
            <text:p>0.012218744</text:p>
          </table:table-cell>
          <table:table-cell office:value-type="float" office:value="0.013466275">
            <text:p>0.013466275</text:p>
          </table:table-cell>
          <table:table-cell office:value-type="float" office:value="0.012916756">
            <text:p>0.012916756</text:p>
          </table:table-cell>
          <table:table-cell office:value-type="float" office:value="0.013592892">
            <text:p>0.013592892</text:p>
          </table:table-cell>
          <table:table-cell office:value-type="float" office:value="0.012787127">
            <text:p>0.012787127</text:p>
          </table:table-cell>
          <table:table-cell office:value-type="float" office:value="0.011110349">
            <text:p>0.011110349</text:p>
          </table:table-cell>
          <table:table-cell office:value-type="float" office:value="0.011991171">
            <text:p>0.011991171</text:p>
          </table:table-cell>
          <table:table-cell office:value-type="float" office:value="0.012258719">
            <text:p>0.012258719</text:p>
          </table:table-cell>
          <table:table-cell office:value-type="float" office:value="0.012712761">
            <text:p>0.012712761</text:p>
          </table:table-cell>
          <table:table-cell office:value-type="float" office:value="0.012872738">
            <text:p>0.012872738</text:p>
          </table:table-cell>
          <table:table-cell office:value-type="float" office:value="0.013819607">
            <text:p>0.013819607</text:p>
          </table:table-cell>
          <table:table-cell office:value-type="float" office:value="0.013095892">
            <text:p>0.013095892</text:p>
          </table:table-cell>
          <table:table-cell office:value-type="float" office:value="0.012529263">
            <text:p>0.012529263</text:p>
          </table:table-cell>
          <table:table-cell office:value-type="float" office:value="0.010162889">
            <text:p>0.010162889</text:p>
          </table:table-cell>
          <table:table-cell office:value-type="float" office:value="0.01279213">
            <text:p>0.01279213</text:p>
          </table:table-cell>
          <table:table-cell office:value-type="float" office:value="0.010408362">
            <text:p>0.010408362</text:p>
          </table:table-cell>
          <table:table-cell office:value-type="float" office:value="0.013096063">
            <text:p>0.013096063</text:p>
          </table:table-cell>
          <table:table-cell office:value-type="float" office:value="0.012596834">
            <text:p>0.012596834</text:p>
          </table:table-cell>
          <table:table-cell office:value-type="float" office:value="0.011623991">
            <text:p>0.011623991</text:p>
          </table:table-cell>
          <table:table-cell office:value-type="float" office:value="0.0131477285">
            <text:p>0.0131477285</text:p>
          </table:table-cell>
          <table:table-cell office:value-type="float" office:value="0.011604817">
            <text:p>0.011604817</text:p>
          </table:table-cell>
          <table:table-cell office:value-type="float" office:value="0.0118136015">
            <text:p>0.0118136015</text:p>
          </table:table-cell>
          <table:table-cell office:value-type="float" office:value="0.010742883">
            <text:p>0.010742883</text:p>
          </table:table-cell>
          <table:table-cell office:value-type="float" office:value="0.011532383">
            <text:p>0.011532383</text:p>
          </table:table-cell>
          <table:table-cell office:value-type="float" office:value="0.011498664">
            <text:p>0.011498664</text:p>
          </table:table-cell>
          <table:table-cell office:value-type="float" office:value="0.011591514">
            <text:p>0.011591514</text:p>
          </table:table-cell>
          <table:table-cell office:value-type="float" office:value="0.0126519">
            <text:p>0.0126519</text:p>
          </table:table-cell>
          <table:table-cell office:value-type="float" office:value="0.010996773">
            <text:p>0.010996773</text:p>
          </table:table-cell>
          <table:table-cell office:value-type="float" office:value="0.011552523">
            <text:p>0.011552523</text:p>
          </table:table-cell>
          <table:table-cell office:value-type="float" office:value="0.01232513">
            <text:p>0.01232513</text:p>
          </table:table-cell>
          <table:table-cell office:value-type="float" office:value="0.013579774">
            <text:p>0.013579774</text:p>
          </table:table-cell>
          <table:table-cell office:value-type="float" office:value="0.011454214">
            <text:p>0.011454214</text:p>
          </table:table-cell>
          <table:table-cell office:value-type="float" office:value="0.011760688">
            <text:p>0.011760688</text:p>
          </table:table-cell>
          <table:table-cell office:value-type="float" office:value="0.01189519">
            <text:p>0.01189519</text:p>
          </table:table-cell>
          <table:table-cell office:value-type="float" office:value="0.011099299">
            <text:p>0.011099299</text:p>
          </table:table-cell>
          <table:table-cell office:value-type="float" office:value="0.013075546">
            <text:p>0.013075546</text:p>
          </table:table-cell>
          <table:table-cell office:value-type="float" office:value="0.013879561">
            <text:p>0.013879561</text:p>
          </table:table-cell>
          <table:table-cell office:value-type="float" office:value="0.013873139">
            <text:p>0.013873139</text:p>
          </table:table-cell>
          <table:table-cell office:value-type="float" office:value="0.012697838">
            <text:p>0.012697838</text:p>
          </table:table-cell>
          <table:table-cell office:value-type="float" office:value="0.0113059515">
            <text:p>0.0113059515</text:p>
          </table:table-cell>
          <table:table-cell office:value-type="float" office:value="0.010541559">
            <text:p>0.010541559</text:p>
          </table:table-cell>
          <table:table-cell office:value-type="float" office:value="0.010043263">
            <text:p>0.010043263</text:p>
          </table:table-cell>
          <table:table-cell office:value-type="float" office:value="0.013559682">
            <text:p>0.013559682</text:p>
          </table:table-cell>
          <table:table-cell office:value-type="float" office:value="0.013021422">
            <text:p>0.013021422</text:p>
          </table:table-cell>
          <table:table-cell office:value-type="float" office:value="0.016089099">
            <text:p>0.016089099</text:p>
          </table:table-cell>
          <table:table-cell office:value-type="float" office:value="0.017728461">
            <text:p>0.017728461</text:p>
          </table:table-cell>
          <table:table-cell office:value-type="float" office:value="0.011459311">
            <text:p>0.011459311</text:p>
          </table:table-cell>
          <table:table-cell office:value-type="float" office:value="0.011509721">
            <text:p>0.011509721</text:p>
          </table:table-cell>
          <table:table-cell office:value-type="float" office:value="0.011283768">
            <text:p>0.011283768</text:p>
          </table:table-cell>
          <table:table-cell office:value-type="float" office:value="0.013024287">
            <text:p>0.013024287</text:p>
          </table:table-cell>
          <table:table-cell office:value-type="float" office:value="0.013764468">
            <text:p>0.013764468</text:p>
          </table:table-cell>
          <table:table-cell office:value-type="float" office:value="0.013931097">
            <text:p>0.013931097</text:p>
          </table:table-cell>
          <table:table-cell office:value-type="float" office:value="0.01381406">
            <text:p>0.01381406</text:p>
          </table:table-cell>
          <table:table-cell office:value-type="float" office:value="0.015161369">
            <text:p>0.015161369</text:p>
          </table:table-cell>
          <table:table-cell office:value-type="float" office:value="0.01603867">
            <text:p>0.01603867</text:p>
          </table:table-cell>
          <table:table-cell office:value-type="float" office:value="0.016334709">
            <text:p>0.016334709</text:p>
          </table:table-cell>
          <table:table-cell office:value-type="float" office:value="0.012385397">
            <text:p>0.012385397</text:p>
          </table:table-cell>
          <table:table-cell office:value-type="float" office:value="0.014432496">
            <text:p>0.014432496</text:p>
          </table:table-cell>
          <table:table-cell office:value-type="float" office:value="0.011175733">
            <text:p>0.011175733</text:p>
          </table:table-cell>
          <table:table-cell office:value-type="float" office:value="0.012984303">
            <text:p>0.012984303</text:p>
          </table:table-cell>
          <table:table-cell office:value-type="float" office:value="0.016401641">
            <text:p>0.016401641</text:p>
          </table:table-cell>
          <table:table-cell office:value-type="float" office:value="0.01441314">
            <text:p>0.01441314</text:p>
          </table:table-cell>
          <table:table-cell office:value-type="float" office:value="0.012882768">
            <text:p>0.012882768</text:p>
          </table:table-cell>
          <table:table-cell office:value-type="float" office:value="0.0146643985">
            <text:p>0.0146643985</text:p>
          </table:table-cell>
          <table:table-cell office:value-type="float" office:value="0.01429608">
            <text:p>0.01429608</text:p>
          </table:table-cell>
          <table:table-cell office:value-type="float" office:value="0.011645957">
            <text:p>0.011645957</text:p>
          </table:table-cell>
          <table:table-cell office:value-type="float" office:value="0.011022644">
            <text:p>0.011022644</text:p>
          </table:table-cell>
          <table:table-cell office:value-type="float" office:value="0.01231009">
            <text:p>0.01231009</text:p>
          </table:table-cell>
          <table:table-cell office:value-type="float" office:value="0.011870052">
            <text:p>0.011870052</text:p>
          </table:table-cell>
          <table:table-cell office:value-type="float" office:value="0.015117201">
            <text:p>0.015117201</text:p>
          </table:table-cell>
          <table:table-cell office:value-type="float" office:value="0.016344327">
            <text:p>0.016344327</text:p>
          </table:table-cell>
          <table:table-cell office:value-type="float" office:value="0.012419094">
            <text:p>0.012419094</text:p>
          </table:table-cell>
          <table:table-cell office:value-type="float" office:value="0.012788407">
            <text:p>0.012788407</text:p>
          </table:table-cell>
          <table:table-cell office:value-type="float" office:value="0.0136201605">
            <text:p>0.0136201605</text:p>
          </table:table-cell>
          <table:table-cell office:value-type="float" office:value="0.010801135">
            <text:p>0.010801135</text:p>
          </table:table-cell>
          <table:table-cell office:value-type="float" office:value="0.01230529">
            <text:p>0.01230529</text:p>
          </table:table-cell>
          <table:table-cell office:value-type="float" office:value="0.013108857">
            <text:p>0.013108857</text:p>
          </table:table-cell>
          <table:table-cell office:value-type="float" office:value="0.013947263">
            <text:p>0.013947263</text:p>
          </table:table-cell>
          <table:table-cell office:value-type="float" office:value="0.012866674">
            <text:p>0.012866674</text:p>
          </table:table-cell>
          <table:table-cell office:value-type="float" office:value="0.011789551">
            <text:p>0.011789551</text:p>
          </table:table-cell>
          <table:table-cell office:value-type="float" office:value="0.011346414">
            <text:p>0.011346414</text:p>
          </table:table-cell>
          <table:table-cell office:value-type="float" office:value="0.008311895">
            <text:p>0.008311895</text:p>
          </table:table-cell>
          <table:table-cell office:value-type="float" office:value="0.011678321">
            <text:p>0.011678321</text:p>
          </table:table-cell>
          <table:table-cell office:value-type="float" office:value="0.011579581">
            <text:p>0.011579581</text:p>
          </table:table-cell>
          <table:table-cell office:value-type="float" office:value="0.011587405">
            <text:p>0.011587405</text:p>
          </table:table-cell>
          <table:table-cell office:value-type="float" office:value="0.01598873">
            <text:p>0.01598873</text:p>
          </table:table-cell>
          <table:table-cell office:value-type="float" office:value="0.016061017">
            <text:p>0.016061017</text:p>
          </table:table-cell>
          <table:table-cell office:value-type="float" office:value="0.012374092">
            <text:p>0.012374092</text:p>
          </table:table-cell>
          <table:table-cell office:value-type="float" office:value="0.009311046">
            <text:p>0.009311046</text:p>
          </table:table-cell>
          <table:table-cell office:value-type="float" office:value="0.008069387">
            <text:p>0.008069387</text:p>
          </table:table-cell>
          <table:table-cell office:value-type="float" office:value="0.007706775">
            <text:p>0.007706775</text:p>
          </table:table-cell>
          <table:table-cell office:value-type="float" office:value="0.007409265">
            <text:p>0.007409265</text:p>
          </table:table-cell>
          <table:table-cell office:value-type="float" office:value="0.0086987745">
            <text:p>0.0086987745</text:p>
          </table:table-cell>
          <table:table-cell office:value-type="float" office:value="0.013869929">
            <text:p>0.013869929</text:p>
          </table:table-cell>
          <table:table-cell office:value-type="float" office:value="0.013611321">
            <text:p>0.013611321</text:p>
          </table:table-cell>
          <table:table-cell office:value-type="float" office:value="0.01161052">
            <text:p>0.01161052</text:p>
          </table:table-cell>
          <table:table-cell office:value-type="float" office:value="0.014428584">
            <text:p>0.014428584</text:p>
          </table:table-cell>
          <table:table-cell office:value-type="float" office:value="0.009857642">
            <text:p>0.009857642</text:p>
          </table:table-cell>
          <table:table-cell office:value-type="float" office:value="0.008119938">
            <text:p>0.008119938</text:p>
          </table:table-cell>
          <table:table-cell office:value-type="float" office:value="0.008163791">
            <text:p>0.008163791</text:p>
          </table:table-cell>
          <table:table-cell office:value-type="float" office:value="0.007984953">
            <text:p>0.007984953</text:p>
          </table:table-cell>
          <table:table-cell office:value-type="float" office:value="0.008469095">
            <text:p>0.008469095</text:p>
          </table:table-cell>
          <table:table-cell office:value-type="float" office:value="0.010413787">
            <text:p>0.010413787</text:p>
          </table:table-cell>
          <table:table-cell office:value-type="float" office:value="0.011513664">
            <text:p>0.011513664</text:p>
          </table:table-cell>
          <table:table-cell office:value-type="float" office:value="0.013494192">
            <text:p>0.013494192</text:p>
          </table:table-cell>
          <table:table-cell office:value-type="float" office:value="0.01170632">
            <text:p>0.01170632</text:p>
          </table:table-cell>
          <table:table-cell office:value-type="float" office:value="0.011635457">
            <text:p>0.011635457</text:p>
          </table:table-cell>
          <table:table-cell office:value-type="float" office:value="0.008069651">
            <text:p>0.008069651</text:p>
          </table:table-cell>
          <table:table-cell office:value-type="float" office:value="0.009361475">
            <text:p>0.009361475</text:p>
          </table:table-cell>
          <table:table-cell office:value-type="float" office:value="0.008039858">
            <text:p>0.008039858</text:p>
          </table:table-cell>
          <table:table-cell office:value-type="float" office:value="0.008331043">
            <text:p>0.008331043</text:p>
          </table:table-cell>
          <table:table-cell office:value-type="float" office:value="0.00982969">
            <text:p>0.00982969</text:p>
          </table:table-cell>
          <table:table-cell office:value-type="float" office:value="0.00992213">
            <text:p>0.00992213</text:p>
          </table:table-cell>
          <table:table-cell office:value-type="float" office:value="0.011757989">
            <text:p>0.011757989</text:p>
          </table:table-cell>
          <table:table-cell office:value-type="float" office:value="0.011912175">
            <text:p>0.011912175</text:p>
          </table:table-cell>
          <table:table-cell office:value-type="float" office:value="0.009700287">
            <text:p>0.009700287</text:p>
          </table:table-cell>
          <table:table-cell office:value-type="float" office:value="0.00844941">
            <text:p>0.00844941</text:p>
          </table:table-cell>
          <table:table-cell office:value-type="float" office:value="0.0067824945">
            <text:p>0.0067824945</text:p>
          </table:table-cell>
          <table:table-cell office:value-type="float" office:value="0.0074047656">
            <text:p>0.0074047656</text:p>
          </table:table-cell>
          <table:table-cell office:value-type="float" office:value="0.006586883">
            <text:p>0.006586883</text:p>
          </table:table-cell>
          <table:table-cell office:value-type="float" office:value="0.009409816">
            <text:p>0.009409816</text:p>
          </table:table-cell>
          <table:table-cell office:value-type="float" office:value="0.009437736">
            <text:p>0.009437736</text:p>
          </table:table-cell>
          <table:table-cell office:value-type="float" office:value="0.00888778">
            <text:p>0.00888778</text:p>
          </table:table-cell>
          <table:table-cell office:value-type="float" office:value="0.011810305">
            <text:p>0.011810305</text:p>
          </table:table-cell>
          <table:table-cell office:value-type="float" office:value="0.010959681">
            <text:p>0.010959681</text:p>
          </table:table-cell>
          <table:table-cell office:value-type="float" office:value="0.008800973">
            <text:p>0.008800973</text:p>
          </table:table-cell>
          <table:table-cell office:value-type="float" office:value="0.007133974">
            <text:p>0.007133974</text:p>
          </table:table-cell>
          <table:table-cell office:value-type="float" office:value="0.0048912447">
            <text:p>0.0048912447</text:p>
          </table:table-cell>
          <table:table-cell office:value-type="float" office:value="0.0046940343">
            <text:p>0.0046940343</text:p>
          </table:table-cell>
          <table:table-cell office:value-type="float" office:value="0.008105258">
            <text:p>0.008105258</text:p>
          </table:table-cell>
          <table:table-cell office:value-type="float" office:value="0.007218386">
            <text:p>0.007218386</text:p>
          </table:table-cell>
          <table:table-cell office:value-type="float" office:value="0.007707469">
            <text:p>0.007707469</text:p>
          </table:table-cell>
          <table:table-cell office:value-type="float" office:value="0.007996571">
            <text:p>0.007996571</text:p>
          </table:table-cell>
          <table:table-cell office:value-type="float" office:value="0.00960214">
            <text:p>0.00960214</text:p>
          </table:table-cell>
          <table:table-cell office:value-type="float" office:value="0.008701492">
            <text:p>0.008701492</text:p>
          </table:table-cell>
          <table:table-cell office:value-type="float" office:value="0.007667299">
            <text:p>0.007667299</text:p>
          </table:table-cell>
          <table:table-cell office:value-type="float" office:value="0.0050861365">
            <text:p>0.0050861365</text:p>
          </table:table-cell>
          <table:table-cell office:value-type="float" office:value="0.004555048">
            <text:p>0.004555048</text:p>
          </table:table-cell>
          <table:table-cell office:value-type="float" office:value="0.0055688196">
            <text:p>0.0055688196</text:p>
          </table:table-cell>
          <table:table-cell office:value-type="float" office:value="0.007180544">
            <text:p>0.007180544</text:p>
          </table:table-cell>
          <table:table-cell office:value-type="float" office:value="0.005508781">
            <text:p>0.005508781</text:p>
          </table:table-cell>
          <table:table-cell office:value-type="float" office:value="0.0076307137">
            <text:p>0.0076307137</text:p>
          </table:table-cell>
          <table:table-cell office:value-type="float" office:value="0.0073140445">
            <text:p>0.0073140445</text:p>
          </table:table-cell>
          <table:table-cell office:value-type="float" office:value="0.008965118">
            <text:p>0.008965118</text:p>
          </table:table-cell>
          <table:table-cell office:value-type="float" office:value="0.0071471324">
            <text:p>0.0071471324</text:p>
          </table:table-cell>
          <table:table-cell office:value-type="float" office:value="0.0059690056">
            <text:p>0.0059690056</text:p>
          </table:table-cell>
          <table:table-cell office:value-type="float" office:value="0.004241737">
            <text:p>0.004241737</text:p>
          </table:table-cell>
          <table:table-cell office:value-type="float" office:value="0.0036507037">
            <text:p>0.0036507037</text:p>
          </table:table-cell>
          <table:table-cell office:value-type="float" office:value="0.0064209537">
            <text:p>0.0064209537</text:p>
          </table:table-cell>
          <table:table-cell office:value-type="float" office:value="0.005537785">
            <text:p>0.005537785</text:p>
          </table:table-cell>
          <table:table-cell office:value-type="float" office:value="0.004021784">
            <text:p>0.004021784</text:p>
          </table:table-cell>
          <table:table-cell office:value-type="float" office:value="0.004453898">
            <text:p>0.004453898</text:p>
          </table:table-cell>
          <table:table-cell office:value-type="float" office:value="0.006776796">
            <text:p>0.006776796</text:p>
          </table:table-cell>
          <table:table-cell office:value-type="float" office:value="0.0069123413">
            <text:p>0.0069123413</text:p>
          </table:table-cell>
          <table:table-cell office:value-type="float" office:value="0.0050029648">
            <text:p>0.0050029648</text:p>
          </table:table-cell>
          <table:table-cell office:value-type="float" office:value="0.004429624">
            <text:p>0.004429624</text:p>
          </table:table-cell>
          <table:table-cell office:value-type="float" office:value="0.004899112">
            <text:p>0.004899112</text:p>
          </table:table-cell>
          <table:table-cell office:value-type="float" office:value="0.0034136218">
            <text:p>0.0034136218</text:p>
          </table:table-cell>
          <table:table-cell office:value-type="float" office:value="0.0050465087">
            <text:p>0.0050465087</text:p>
          </table:table-cell>
          <table:table-cell office:value-type="float" office:value="0.0040321853">
            <text:p>0.0040321853</text:p>
          </table:table-cell>
          <table:table-cell office:value-type="float" office:value="0.003165865">
            <text:p>0.003165865</text:p>
          </table:table-cell>
          <table:table-cell office:value-type="float" office:value="0.0028831714">
            <text:p>0.0028831714</text:p>
          </table:table-cell>
          <table:table-cell office:value-type="float" office:value="0.004398506">
            <text:p>0.004398506</text:p>
          </table:table-cell>
          <table:table-cell office:value-type="float" office:value="0.00641191">
            <text:p>0.00641191</text:p>
          </table:table-cell>
          <table:table-cell office:value-type="float" office:value="0.0059471126">
            <text:p>0.0059471126</text:p>
          </table:table-cell>
          <table:table-cell office:value-type="float" office:value="0.0029208898">
            <text:p>0.0029208898</text:p>
          </table:table-cell>
          <table:table-cell office:value-type="float" office:value="0.0031838869">
            <text:p>0.0031838869</text:p>
          </table:table-cell>
          <table:table-cell office:value-type="float" office:value="0.002980651">
            <text:p>0.002980651</text:p>
          </table:table-cell>
          <table:table-cell office:value-type="float" office:value="0.0035286546">
            <text:p>0.0035286546</text:p>
          </table:table-cell>
          <table:table-cell office:value-type="float" office:value="0.0035282688">
            <text:p>0.0035282688</text:p>
          </table:table-cell>
          <table:table-cell office:value-type="float" office:value="0.0027845788">
            <text:p>0.0027845788</text:p>
          </table:table-cell>
          <table:table-cell office:value-type="float" office:value="0.0018941207">
            <text:p>0.0018941207</text:p>
          </table:table-cell>
          <table:table-cell office:value-type="float" office:value="0.0023070397">
            <text:p>0.0023070397</text:p>
          </table:table-cell>
          <table:table-cell office:value-type="float" office:value="0.003302346">
            <text:p>0.003302346</text:p>
          </table:table-cell>
          <table:table-cell office:value-type="float" office:value="0.0040261103">
            <text:p>0.0040261103</text:p>
          </table:table-cell>
          <table:table-cell office:value-type="float" office:value="0.003116618">
            <text:p>0.003116618</text:p>
          </table:table-cell>
          <table:table-cell office:value-type="float" office:value="0.0023614229">
            <text:p>0.0023614229</text:p>
          </table:table-cell>
          <table:table-cell office:value-type="float" office:value="0.00251915">
            <text:p>0.00251915</text:p>
          </table:table-cell>
          <table:table-cell office:value-type="float" office:value="0.0025010493">
            <text:p>0.0025010493</text:p>
          </table:table-cell>
          <table:table-cell office:value-type="float" office:value="0.0020580923">
            <text:p>0.0020580923</text:p>
          </table:table-cell>
          <table:table-cell office:value-type="float" office:value="0.0016988072">
            <text:p>0.0016988072</text:p>
          </table:table-cell>
          <table:table-cell office:value-type="float" office:value="0.0016725768">
            <text:p>0.0016725768</text:p>
          </table:table-cell>
          <table:table-cell office:value-type="float" office:value="0.0019928438">
            <text:p>0.0019928438</text:p>
          </table:table-cell>
          <table:table-cell office:value-type="float" office:value="0.0020252278">
            <text:p>0.0020252278</text:p>
          </table:table-cell>
          <table:table-cell office:value-type="float" office:value="0.002464536">
            <text:p>0.002464536</text:p>
          </table:table-cell>
          <table:table-cell/>
        </table:table-row>
        <table:table-row table:style-name="ro1">
          <table:table-cell office:value-type="string">
            <text:p>mean</text:p>
          </table:table-cell>
          <table:table-cell table:formula="of:=AVERAGE([.B2:.B16])" office:value-type="float" office:value="0.205442997333333">
            <text:p>0.2054429973</text:p>
          </table:table-cell>
          <table:table-cell table:formula="of:=AVERAGE([.C2:.C16])" office:value-type="float" office:value="0.209209229333333">
            <text:p>0.2092092293</text:p>
          </table:table-cell>
          <table:table-cell table:formula="of:=AVERAGE([.D2:.D16])" office:value-type="float" office:value="0.0699857384666667">
            <text:p>0.0699857385</text:p>
          </table:table-cell>
          <table:table-cell table:formula="of:=AVERAGE([.E2:.E16])" office:value-type="float" office:value="0.0613448668666667">
            <text:p>0.0613448669</text:p>
          </table:table-cell>
          <table:table-cell table:formula="of:=AVERAGE([.F2:.F16])" office:value-type="float" office:value="0.0643033720666667">
            <text:p>0.0643033721</text:p>
          </table:table-cell>
          <table:table-cell table:formula="of:=AVERAGE([.G2:.G16])" office:value-type="float" office:value="0.0515363232666667">
            <text:p>0.0515363233</text:p>
          </table:table-cell>
          <table:table-cell table:formula="of:=AVERAGE([.H2:.H16])" office:value-type="float" office:value="0.0411690186666667">
            <text:p>0.0411690187</text:p>
          </table:table-cell>
          <table:table-cell table:formula="of:=AVERAGE([.I2:.I16])" office:value-type="float" office:value="0.0402105506666667">
            <text:p>0.0402105507</text:p>
          </table:table-cell>
          <table:table-cell table:formula="of:=AVERAGE([.J2:.J16])" office:value-type="float" office:value="0.0381334824">
            <text:p>0.0381334824</text:p>
          </table:table-cell>
          <table:table-cell table:formula="of:=AVERAGE([.K2:.K16])" office:value-type="float" office:value="0.0355732082">
            <text:p>0.0355732082</text:p>
          </table:table-cell>
          <table:table-cell table:formula="of:=AVERAGE([.L2:.L16])" office:value-type="float" office:value="0.0298644297333333">
            <text:p>0.0298644297</text:p>
          </table:table-cell>
          <table:table-cell table:formula="of:=AVERAGE([.M2:.M16])" office:value-type="float" office:value="0.0286477704666667">
            <text:p>0.0286477705</text:p>
          </table:table-cell>
          <table:table-cell table:formula="of:=AVERAGE([.N2:.N16])" office:value-type="float" office:value="0.0321665986">
            <text:p>0.0321665986</text:p>
          </table:table-cell>
          <table:table-cell table:formula="of:=AVERAGE([.O2:.O16])" office:value-type="float" office:value="0.0312452964">
            <text:p>0.0312452964</text:p>
          </table:table-cell>
          <table:table-cell table:formula="of:=AVERAGE([.P2:.P16])" office:value-type="float" office:value="0.0289103270666667">
            <text:p>0.0289103271</text:p>
          </table:table-cell>
          <table:table-cell table:formula="of:=AVERAGE([.Q2:.Q16])" office:value-type="float" office:value="0.0261631349333333">
            <text:p>0.0261631349</text:p>
          </table:table-cell>
          <table:table-cell table:formula="of:=AVERAGE([.R2:.R16])" office:value-type="float" office:value="0.0274188895333333">
            <text:p>0.0274188895</text:p>
          </table:table-cell>
          <table:table-cell table:formula="of:=AVERAGE([.S2:.S16])" office:value-type="float" office:value="0.0250303912">
            <text:p>0.0250303912</text:p>
          </table:table-cell>
          <table:table-cell table:formula="of:=AVERAGE([.T2:.T16])" office:value-type="float" office:value="0.0290240589333333">
            <text:p>0.0290240589</text:p>
          </table:table-cell>
          <table:table-cell table:formula="of:=AVERAGE([.U2:.U16])" office:value-type="float" office:value="0.0279937391666667">
            <text:p>0.0279937392</text:p>
          </table:table-cell>
          <table:table-cell table:formula="of:=AVERAGE([.V2:.V16])" office:value-type="float" office:value="0.0227060264666667">
            <text:p>0.0227060265</text:p>
          </table:table-cell>
          <table:table-cell table:formula="of:=AVERAGE([.W2:.W16])" office:value-type="float" office:value="0.0220877759333333">
            <text:p>0.0220877759</text:p>
          </table:table-cell>
          <table:table-cell table:formula="of:=AVERAGE([.X2:.X16])" office:value-type="float" office:value="0.0218728966">
            <text:p>0.0218728966</text:p>
          </table:table-cell>
          <table:table-cell table:formula="of:=AVERAGE([.Y2:.Y16])" office:value-type="float" office:value="0.024927966">
            <text:p>0.024927966</text:p>
          </table:table-cell>
          <table:table-cell table:formula="of:=AVERAGE([.Z2:.Z16])" office:value-type="float" office:value="0.027244546">
            <text:p>0.027244546</text:p>
          </table:table-cell>
          <table:table-cell table:formula="of:=AVERAGE([.AA2:.AA16])" office:value-type="float" office:value="0.0227865273333333">
            <text:p>0.0227865273</text:p>
          </table:table-cell>
          <table:table-cell table:formula="of:=AVERAGE([.AB2:.AB16])" office:value-type="float" office:value="0.019642322">
            <text:p>0.019642322</text:p>
          </table:table-cell>
          <table:table-cell table:formula="of:=AVERAGE([.AC2:.AC16])" office:value-type="float" office:value="0.0265681635333333">
            <text:p>0.0265681635</text:p>
          </table:table-cell>
          <table:table-cell table:formula="of:=AVERAGE([.AD2:.AD16])" office:value-type="float" office:value="0.0260602500666667">
            <text:p>0.0260602501</text:p>
          </table:table-cell>
          <table:table-cell table:formula="of:=AVERAGE([.AE2:.AE16])" office:value-type="float" office:value="0.0268532328">
            <text:p>0.0268532328</text:p>
          </table:table-cell>
          <table:table-cell table:formula="of:=AVERAGE([.AF2:.AF16])" office:value-type="float" office:value="0.0255688400666667">
            <text:p>0.0255688401</text:p>
          </table:table-cell>
          <table:table-cell table:formula="of:=AVERAGE([.AG2:.AG16])" office:value-type="float" office:value="0.0222398946">
            <text:p>0.0222398946</text:p>
          </table:table-cell>
          <table:table-cell table:formula="of:=AVERAGE([.AH2:.AH16])" office:value-type="float" office:value="0.0265049082666667">
            <text:p>0.0265049083</text:p>
          </table:table-cell>
          <table:table-cell table:formula="of:=AVERAGE([.AI2:.AI16])" office:value-type="float" office:value="0.0202763403">
            <text:p>0.0202763403</text:p>
          </table:table-cell>
          <table:table-cell table:formula="of:=AVERAGE([.AJ2:.AJ16])" office:value-type="float" office:value="0.0223047998666667">
            <text:p>0.0223047999</text:p>
          </table:table-cell>
          <table:table-cell table:formula="of:=AVERAGE([.AK2:.AK16])" office:value-type="float" office:value="0.0178901614666667">
            <text:p>0.0178901615</text:p>
          </table:table-cell>
          <table:table-cell table:formula="of:=AVERAGE([.AL2:.AL16])" office:value-type="float" office:value="0.0244496882">
            <text:p>0.0244496882</text:p>
          </table:table-cell>
          <table:table-cell table:formula="of:=AVERAGE([.AM2:.AM16])" office:value-type="float" office:value="0.0191531922">
            <text:p>0.0191531922</text:p>
          </table:table-cell>
          <table:table-cell table:formula="of:=AVERAGE([.AN2:.AN16])" office:value-type="float" office:value="0.021370636">
            <text:p>0.021370636</text:p>
          </table:table-cell>
          <table:table-cell table:formula="of:=AVERAGE([.AO2:.AO16])" office:value-type="float" office:value="0.0165617079666667">
            <text:p>0.016561708</text:p>
          </table:table-cell>
          <table:table-cell table:formula="of:=AVERAGE([.AP2:.AP16])" office:value-type="float" office:value="0.0156689894">
            <text:p>0.0156689894</text:p>
          </table:table-cell>
          <table:table-cell table:formula="of:=AVERAGE([.AQ2:.AQ16])" office:value-type="float" office:value="0.0154958843">
            <text:p>0.0154958843</text:p>
          </table:table-cell>
          <table:table-cell table:formula="of:=AVERAGE([.AR2:.AR16])" office:value-type="float" office:value="0.0144729585333333">
            <text:p>0.0144729585</text:p>
          </table:table-cell>
          <table:table-cell table:formula="of:=AVERAGE([.AS2:.AS16])" office:value-type="float" office:value="0.0158702842333333">
            <text:p>0.0158702842</text:p>
          </table:table-cell>
          <table:table-cell table:formula="of:=AVERAGE([.AT2:.AT16])" office:value-type="float" office:value="0.0130409922666667">
            <text:p>0.0130409923</text:p>
          </table:table-cell>
          <table:table-cell table:formula="of:=AVERAGE([.AU2:.AU16])" office:value-type="float" office:value="0.0146438374666667">
            <text:p>0.0146438375</text:p>
          </table:table-cell>
          <table:table-cell table:formula="of:=AVERAGE([.AV2:.AV16])" office:value-type="float" office:value="0.014380828">
            <text:p>0.014380828</text:p>
          </table:table-cell>
          <table:table-cell table:formula="of:=AVERAGE([.AW2:.AW16])" office:value-type="float" office:value="0.0118463815866667">
            <text:p>0.0118463816</text:p>
          </table:table-cell>
          <table:table-cell table:formula="of:=AVERAGE([.AX2:.AX16])" office:value-type="float" office:value="0.0132097021866667">
            <text:p>0.0132097022</text:p>
          </table:table-cell>
          <table:table-cell table:formula="of:=AVERAGE([.AY2:.AY16])" office:value-type="float" office:value="0.0133363813333333">
            <text:p>0.0133363813</text:p>
          </table:table-cell>
          <table:table-cell table:formula="of:=AVERAGE([.AZ2:.AZ16])" office:value-type="float" office:value="0.0127601176">
            <text:p>0.0127601176</text:p>
          </table:table-cell>
          <table:table-cell table:formula="of:=AVERAGE([.BA2:.BA16])" office:value-type="float" office:value="0.0130271152">
            <text:p>0.0130271152</text:p>
          </table:table-cell>
          <table:table-cell table:formula="of:=AVERAGE([.BB2:.BB16])" office:value-type="float" office:value="0.0124606275666667">
            <text:p>0.0124606276</text:p>
          </table:table-cell>
          <table:table-cell table:formula="of:=AVERAGE([.BC2:.BC16])" office:value-type="float" office:value="0.0110032711333333">
            <text:p>0.0110032711</text:p>
          </table:table-cell>
          <table:table-cell table:formula="of:=AVERAGE([.BD2:.BD16])" office:value-type="float" office:value="0.01074038834">
            <text:p>0.0107403883</text:p>
          </table:table-cell>
          <table:table-cell table:formula="of:=AVERAGE([.BE2:.BE16])" office:value-type="float" office:value="0.0114136182666667">
            <text:p>0.0114136183</text:p>
          </table:table-cell>
          <table:table-cell table:formula="of:=AVERAGE([.BF2:.BF16])" office:value-type="float" office:value="0.0120674699333333">
            <text:p>0.0120674699</text:p>
          </table:table-cell>
          <table:table-cell table:formula="of:=AVERAGE([.BG2:.BG16])" office:value-type="float" office:value="0.0113659555666667">
            <text:p>0.0113659556</text:p>
          </table:table-cell>
          <table:table-cell table:formula="of:=AVERAGE([.BH2:.BH16])" office:value-type="float" office:value="0.0108874000333333">
            <text:p>0.0108874</text:p>
          </table:table-cell>
          <table:table-cell table:formula="of:=AVERAGE([.BI2:.BI16])" office:value-type="float" office:value="0.0109637362">
            <text:p>0.0109637362</text:p>
          </table:table-cell>
          <table:table-cell table:formula="of:=AVERAGE([.BJ2:.BJ16])" office:value-type="float" office:value="0.0120980777">
            <text:p>0.0120980777</text:p>
          </table:table-cell>
          <table:table-cell table:formula="of:=AVERAGE([.BK2:.BK16])" office:value-type="float" office:value="0.012679817">
            <text:p>0.012679817</text:p>
          </table:table-cell>
          <table:table-cell table:formula="of:=AVERAGE([.BL2:.BL16])" office:value-type="float" office:value="0.0124871896933333">
            <text:p>0.0124871897</text:p>
          </table:table-cell>
          <table:table-cell table:formula="of:=AVERAGE([.BM2:.BM16])" office:value-type="float" office:value="0.0108004889133333">
            <text:p>0.0108004889</text:p>
          </table:table-cell>
          <table:table-cell table:formula="of:=AVERAGE([.BN2:.BN16])" office:value-type="float" office:value="0.01072444636">
            <text:p>0.0107244464</text:p>
          </table:table-cell>
          <table:table-cell table:formula="of:=AVERAGE([.BO2:.BO16])" office:value-type="float" office:value="0.01195999114">
            <text:p>0.0119599911</text:p>
          </table:table-cell>
          <table:table-cell table:formula="of:=AVERAGE([.BP2:.BP16])" office:value-type="float" office:value="0.0122420351">
            <text:p>0.0122420351</text:p>
          </table:table-cell>
          <table:table-cell table:formula="of:=AVERAGE([.BQ2:.BQ16])" office:value-type="float" office:value="0.0114014608133333">
            <text:p>0.0114014608</text:p>
          </table:table-cell>
          <table:table-cell table:formula="of:=AVERAGE([.BR2:.BR16])" office:value-type="float" office:value="0.0115195351">
            <text:p>0.0115195351</text:p>
          </table:table-cell>
          <table:table-cell table:formula="of:=AVERAGE([.BS2:.BS16])" office:value-type="float" office:value="0.011109379">
            <text:p>0.011109379</text:p>
          </table:table-cell>
          <table:table-cell table:formula="of:=AVERAGE([.BT2:.BT16])" office:value-type="float" office:value="0.0112774407066667">
            <text:p>0.0112774407</text:p>
          </table:table-cell>
          <table:table-cell table:formula="of:=AVERAGE([.BU2:.BU16])" office:value-type="float" office:value="0.0121864116666667">
            <text:p>0.0121864117</text:p>
          </table:table-cell>
          <table:table-cell table:formula="of:=AVERAGE([.BV2:.BV16])" office:value-type="float" office:value="0.0113466443666667">
            <text:p>0.0113466444</text:p>
          </table:table-cell>
          <table:table-cell table:formula="of:=AVERAGE([.BW2:.BW16])" office:value-type="float" office:value="0.01179571774">
            <text:p>0.0117957177</text:p>
          </table:table-cell>
          <table:table-cell table:formula="of:=AVERAGE([.BX2:.BX16])" office:value-type="float" office:value="0.0112398090333333">
            <text:p>0.011239809</text:p>
          </table:table-cell>
          <table:table-cell table:formula="of:=AVERAGE([.BY2:.BY16])" office:value-type="float" office:value="0.0101168115933333">
            <text:p>0.0101168116</text:p>
          </table:table-cell>
          <table:table-cell table:formula="of:=AVERAGE([.BZ2:.BZ16])" office:value-type="float" office:value="0.0107215123466667">
            <text:p>0.0107215123</text:p>
          </table:table-cell>
          <table:table-cell table:formula="of:=AVERAGE([.CA2:.CA16])" office:value-type="float" office:value="0.0107618935466667">
            <text:p>0.0107618935</text:p>
          </table:table-cell>
          <table:table-cell table:formula="of:=AVERAGE([.CB2:.CB16])" office:value-type="float" office:value="0.0116188448666667">
            <text:p>0.0116188449</text:p>
          </table:table-cell>
          <table:table-cell table:formula="of:=AVERAGE([.CC2:.CC16])" office:value-type="float" office:value="0.0111387704933333">
            <text:p>0.0111387705</text:p>
          </table:table-cell>
          <table:table-cell table:formula="of:=AVERAGE([.CD2:.CD16])" office:value-type="float" office:value="0.0109133191666667">
            <text:p>0.0109133192</text:p>
          </table:table-cell>
          <table:table-cell table:formula="of:=AVERAGE([.CE2:.CE16])" office:value-type="float" office:value="0.0100414225733333">
            <text:p>0.0100414226</text:p>
          </table:table-cell>
          <table:table-cell table:formula="of:=AVERAGE([.CF2:.CF16])" office:value-type="float" office:value="0.0103529560533333">
            <text:p>0.0103529561</text:p>
          </table:table-cell>
          <table:table-cell table:formula="of:=AVERAGE([.CG2:.CG16])" office:value-type="float" office:value="0.00894740958666667">
            <text:p>0.0089474096</text:p>
          </table:table-cell>
          <table:table-cell table:formula="of:=AVERAGE([.CH2:.CH16])" office:value-type="float" office:value="0.00986279118">
            <text:p>0.0098627912</text:p>
          </table:table-cell>
          <table:table-cell table:formula="of:=AVERAGE([.CI2:.CI16])" office:value-type="float" office:value="0.0087909046">
            <text:p>0.0087909046</text:p>
          </table:table-cell>
          <table:table-cell table:formula="of:=AVERAGE([.CJ2:.CJ16])" office:value-type="float" office:value="0.01005723036">
            <text:p>0.0100572304</text:p>
          </table:table-cell>
          <table:table-cell table:formula="of:=AVERAGE([.CK2:.CK16])" office:value-type="float" office:value="0.00969692946">
            <text:p>0.0096969295</text:p>
          </table:table-cell>
          <table:table-cell table:formula="of:=AVERAGE([.CL2:.CL16])" office:value-type="float" office:value="0.00818370989333334">
            <text:p>0.0081837099</text:p>
          </table:table-cell>
          <table:table-cell table:formula="of:=AVERAGE([.CM2:.CM16])" office:value-type="float" office:value="0.00998832142">
            <text:p>0.0099883214</text:p>
          </table:table-cell>
          <table:table-cell table:formula="of:=AVERAGE([.CN2:.CN16])" office:value-type="float" office:value="0.00864061543333333">
            <text:p>0.0086406154</text:p>
          </table:table-cell>
          <table:table-cell table:formula="of:=AVERAGE([.CO2:.CO16])" office:value-type="float" office:value="0.00907568842">
            <text:p>0.0090756884</text:p>
          </table:table-cell>
          <table:table-cell table:formula="of:=AVERAGE([.CP2:.CP16])" office:value-type="float" office:value="0.00795578310666667">
            <text:p>0.0079557831</text:p>
          </table:table-cell>
          <table:table-cell table:formula="of:=AVERAGE([.CQ2:.CQ16])" office:value-type="float" office:value="0.00855872832">
            <text:p>0.0085587283</text:p>
          </table:table-cell>
          <table:table-cell table:formula="of:=AVERAGE([.CR2:.CR16])" office:value-type="float" office:value="0.0088910821">
            <text:p>0.0088910821</text:p>
          </table:table-cell>
          <table:table-cell table:formula="of:=AVERAGE([.CS2:.CS16])" office:value-type="float" office:value="0.00914528025333333">
            <text:p>0.0091452803</text:p>
          </table:table-cell>
          <table:table-cell table:formula="of:=AVERAGE([.CT2:.CT16])" office:value-type="float" office:value="0.00926973086">
            <text:p>0.0092697309</text:p>
          </table:table-cell>
          <table:table-cell table:formula="of:=AVERAGE([.CU2:.CU16])" office:value-type="float" office:value="0.00798635296666667">
            <text:p>0.007986353</text:p>
          </table:table-cell>
          <table:table-cell table:formula="of:=AVERAGE([.CV2:.CV16])" office:value-type="float" office:value="0.00857685596666667">
            <text:p>0.008576856</text:p>
          </table:table-cell>
          <table:table-cell table:formula="of:=AVERAGE([.CW2:.CW16])" office:value-type="float" office:value="0.00910443454666667">
            <text:p>0.0091044345</text:p>
          </table:table-cell>
          <table:table-cell table:formula="of:=AVERAGE([.CX2:.CX16])" office:value-type="float" office:value="0.00927961085333333">
            <text:p>0.0092796109</text:p>
          </table:table-cell>
          <table:table-cell table:formula="of:=AVERAGE([.CY2:.CY16])" office:value-type="float" office:value="0.00900430219333333">
            <text:p>0.0090043022</text:p>
          </table:table-cell>
          <table:table-cell table:formula="of:=AVERAGE([.CZ2:.CZ16])" office:value-type="float" office:value="0.00798092820666667">
            <text:p>0.0079809282</text:p>
          </table:table-cell>
          <table:table-cell table:formula="of:=AVERAGE([.DA2:.DA16])" office:value-type="float" office:value="0.00914274911333333">
            <text:p>0.0091427491</text:p>
          </table:table-cell>
          <table:table-cell table:formula="of:=AVERAGE([.DB2:.DB16])" office:value-type="float" office:value="0.00864169805333334">
            <text:p>0.0086416981</text:p>
          </table:table-cell>
          <table:table-cell table:formula="of:=AVERAGE([.DC2:.DC16])" office:value-type="float" office:value="0.0100833181466667">
            <text:p>0.0100833181</text:p>
          </table:table-cell>
          <table:table-cell table:formula="of:=AVERAGE([.DD2:.DD16])" office:value-type="float" office:value="0.00986353684666667">
            <text:p>0.0098635368</text:p>
          </table:table-cell>
          <table:table-cell table:formula="of:=AVERAGE([.DE2:.DE16])" office:value-type="float" office:value="0.00921889066666667">
            <text:p>0.0092188907</text:p>
          </table:table-cell>
          <table:table-cell table:formula="of:=AVERAGE([.DF2:.DF16])" office:value-type="float" office:value="0.00915514405333333">
            <text:p>0.0091551441</text:p>
          </table:table-cell>
          <table:table-cell table:formula="of:=AVERAGE([.DG2:.DG16])" office:value-type="float" office:value="0.00941323450666667">
            <text:p>0.0094132345</text:p>
          </table:table-cell>
          <table:table-cell table:formula="of:=AVERAGE([.DH2:.DH16])" office:value-type="float" office:value="0.00887094594">
            <text:p>0.0088709459</text:p>
          </table:table-cell>
          <table:table-cell table:formula="of:=AVERAGE([.DI2:.DI16])" office:value-type="float" office:value="0.00812017035333333">
            <text:p>0.0081201704</text:p>
          </table:table-cell>
          <table:table-cell table:formula="of:=AVERAGE([.DJ2:.DJ16])" office:value-type="float" office:value="0.00976738179333333">
            <text:p>0.0097673818</text:p>
          </table:table-cell>
          <table:table-cell table:formula="of:=AVERAGE([.DK2:.DK16])" office:value-type="float" office:value="0.0099738911">
            <text:p>0.0099738911</text:p>
          </table:table-cell>
          <table:table-cell table:formula="of:=AVERAGE([.DL2:.DL16])" office:value-type="float" office:value="0.0112386702666667">
            <text:p>0.0112386703</text:p>
          </table:table-cell>
          <table:table-cell table:formula="of:=AVERAGE([.DM2:.DM16])" office:value-type="float" office:value="0.0112981441666667">
            <text:p>0.0112981442</text:p>
          </table:table-cell>
          <table:table-cell table:formula="of:=AVERAGE([.DN2:.DN16])" office:value-type="float" office:value="0.00849004012">
            <text:p>0.0084900401</text:p>
          </table:table-cell>
          <table:table-cell table:formula="of:=AVERAGE([.DO2:.DO16])" office:value-type="float" office:value="0.00859766878">
            <text:p>0.0085976688</text:p>
          </table:table-cell>
          <table:table-cell table:formula="of:=AVERAGE([.DP2:.DP16])" office:value-type="float" office:value="0.00855756991333333">
            <text:p>0.0085575699</text:p>
          </table:table-cell>
          <table:table-cell table:formula="of:=AVERAGE([.DQ2:.DQ16])" office:value-type="float" office:value="0.00954277392666667">
            <text:p>0.0095427739</text:p>
          </table:table-cell>
          <table:table-cell table:formula="of:=AVERAGE([.DR2:.DR16])" office:value-type="float" office:value="0.00945584966666667">
            <text:p>0.0094558497</text:p>
          </table:table-cell>
          <table:table-cell table:formula="of:=AVERAGE([.DS2:.DS16])" office:value-type="float" office:value="0.00954735916">
            <text:p>0.0095473592</text:p>
          </table:table-cell>
          <table:table-cell table:formula="of:=AVERAGE([.DT2:.DT16])" office:value-type="float" office:value="0.00930191478666667">
            <text:p>0.0093019148</text:p>
          </table:table-cell>
          <table:table-cell table:formula="of:=AVERAGE([.DU2:.DU16])" office:value-type="float" office:value="0.0100798478533333">
            <text:p>0.0100798479</text:p>
          </table:table-cell>
          <table:table-cell table:formula="of:=AVERAGE([.DV2:.DV16])" office:value-type="float" office:value="0.0102694660666667">
            <text:p>0.0102694661</text:p>
          </table:table-cell>
          <table:table-cell table:formula="of:=AVERAGE([.DW2:.DW16])" office:value-type="float" office:value="0.0101684457866667">
            <text:p>0.0101684458</text:p>
          </table:table-cell>
          <table:table-cell table:formula="of:=AVERAGE([.DX2:.DX16])" office:value-type="float" office:value="0.00846307726666667">
            <text:p>0.0084630773</text:p>
          </table:table-cell>
          <table:table-cell table:formula="of:=AVERAGE([.DY2:.DY16])" office:value-type="float" office:value="0.00979210538666667">
            <text:p>0.0097921054</text:p>
          </table:table-cell>
          <table:table-cell table:formula="of:=AVERAGE([.DZ2:.DZ16])" office:value-type="float" office:value="0.0074269785">
            <text:p>0.0074269785</text:p>
          </table:table-cell>
          <table:table-cell table:formula="of:=AVERAGE([.EA2:.EA16])" office:value-type="float" office:value="0.00846670016">
            <text:p>0.0084667002</text:p>
          </table:table-cell>
          <table:table-cell table:formula="of:=AVERAGE([.EB2:.EB16])" office:value-type="float" office:value="0.00957458240666667">
            <text:p>0.0095745824</text:p>
          </table:table-cell>
          <table:table-cell table:formula="of:=AVERAGE([.EC2:.EC16])" office:value-type="float" office:value="0.00946147894666667">
            <text:p>0.0094614789</text:p>
          </table:table-cell>
          <table:table-cell table:formula="of:=AVERAGE([.ED2:.ED16])" office:value-type="float" office:value="0.00861203777333333">
            <text:p>0.0086120378</text:p>
          </table:table-cell>
          <table:table-cell table:formula="of:=AVERAGE([.EE2:.EE16])" office:value-type="float" office:value="0.00933919090666667">
            <text:p>0.0093391909</text:p>
          </table:table-cell>
          <table:table-cell table:formula="of:=AVERAGE([.EF2:.EF16])" office:value-type="float" office:value="0.00881064841333333">
            <text:p>0.0088106484</text:p>
          </table:table-cell>
          <table:table-cell table:formula="of:=AVERAGE([.EG2:.EG16])" office:value-type="float" office:value="0.00723595352">
            <text:p>0.0072359535</text:p>
          </table:table-cell>
          <table:table-cell table:formula="of:=AVERAGE([.EH2:.EH16])" office:value-type="float" office:value="0.00776007659333333">
            <text:p>0.0077600766</text:p>
          </table:table-cell>
          <table:table-cell table:formula="of:=AVERAGE([.EI2:.EI16])" office:value-type="float" office:value="0.00840426569333333">
            <text:p>0.0084042657</text:p>
          </table:table-cell>
          <table:table-cell table:formula="of:=AVERAGE([.EJ2:.EJ16])" office:value-type="float" office:value="0.00787192138666667">
            <text:p>0.0078719214</text:p>
          </table:table-cell>
          <table:table-cell table:formula="of:=AVERAGE([.EK2:.EK16])" office:value-type="float" office:value="0.00930122698666667">
            <text:p>0.009301227</text:p>
          </table:table-cell>
          <table:table-cell table:formula="of:=AVERAGE([.EL2:.EL16])" office:value-type="float" office:value="0.0093994377">
            <text:p>0.0093994377</text:p>
          </table:table-cell>
          <table:table-cell table:formula="of:=AVERAGE([.EM2:.EM16])" office:value-type="float" office:value="0.00805815178">
            <text:p>0.0080581518</text:p>
          </table:table-cell>
          <table:table-cell table:formula="of:=AVERAGE([.EN2:.EN16])" office:value-type="float" office:value="0.00815392865333333">
            <text:p>0.0081539287</text:p>
          </table:table-cell>
          <table:table-cell table:formula="of:=AVERAGE([.EO2:.EO16])" office:value-type="float" office:value="0.00756644195333334">
            <text:p>0.007566442</text:p>
          </table:table-cell>
          <table:table-cell table:formula="of:=AVERAGE([.EP2:.EP16])" office:value-type="float" office:value="0.00679724032666667">
            <text:p>0.0067972403</text:p>
          </table:table-cell>
          <table:table-cell table:formula="of:=AVERAGE([.EQ2:.EQ16])" office:value-type="float" office:value="0.00741230418666667">
            <text:p>0.0074123042</text:p>
          </table:table-cell>
          <table:table-cell table:formula="of:=AVERAGE([.ER2:.ER16])" office:value-type="float" office:value="0.00823130968666667">
            <text:p>0.0082313097</text:p>
          </table:table-cell>
          <table:table-cell table:formula="of:=AVERAGE([.ES2:.ES16])" office:value-type="float" office:value="0.00865731677333333">
            <text:p>0.0086573168</text:p>
          </table:table-cell>
          <table:table-cell table:formula="of:=AVERAGE([.ET2:.ET16])" office:value-type="float" office:value="0.00760871682">
            <text:p>0.0076087168</text:p>
          </table:table-cell>
          <table:table-cell table:formula="of:=AVERAGE([.EU2:.EU16])" office:value-type="float" office:value="0.00770454733333333">
            <text:p>0.0077045473</text:p>
          </table:table-cell>
          <table:table-cell table:formula="of:=AVERAGE([.EV2:.EV16])" office:value-type="float" office:value="0.0075864862">
            <text:p>0.0075864862</text:p>
          </table:table-cell>
          <table:table-cell table:formula="of:=AVERAGE([.EW2:.EW16])" office:value-type="float" office:value="0.00553305814666667">
            <text:p>0.0055330581</text:p>
          </table:table-cell>
          <table:table-cell table:formula="of:=AVERAGE([.EX2:.EX16])" office:value-type="float" office:value="0.00678735492666667">
            <text:p>0.0067873549</text:p>
          </table:table-cell>
          <table:table-cell table:formula="of:=AVERAGE([.EY2:.EY16])" office:value-type="float" office:value="0.00648562451333333">
            <text:p>0.0064856245</text:p>
          </table:table-cell>
          <table:table-cell table:formula="of:=AVERAGE([.EZ2:.EZ16])" office:value-type="float" office:value="0.00661118242666667">
            <text:p>0.0066111824</text:p>
          </table:table-cell>
          <table:table-cell table:formula="of:=AVERAGE([.FA2:.FA16])" office:value-type="float" office:value="0.00821987534">
            <text:p>0.0082198753</text:p>
          </table:table-cell>
          <table:table-cell table:formula="of:=AVERAGE([.FB2:.FB16])" office:value-type="float" office:value="0.00833570891333333">
            <text:p>0.0083357089</text:p>
          </table:table-cell>
          <table:table-cell table:formula="of:=AVERAGE([.FC2:.FC16])" office:value-type="float" office:value="0.00670788625333333">
            <text:p>0.0067078863</text:p>
          </table:table-cell>
          <table:table-cell table:formula="of:=AVERAGE([.FD2:.FD16])" office:value-type="float" office:value="0.00648784869333333">
            <text:p>0.0064878487</text:p>
          </table:table-cell>
          <table:table-cell table:formula="of:=AVERAGE([.FE2:.FE16])" office:value-type="float" office:value="0.00566855153333333">
            <text:p>0.0056685515</text:p>
          </table:table-cell>
          <table:table-cell table:formula="of:=AVERAGE([.FF2:.FF16])" office:value-type="float" office:value="0.00515458364">
            <text:p>0.0051545836</text:p>
          </table:table-cell>
          <table:table-cell table:formula="of:=AVERAGE([.FG2:.FG16])" office:value-type="float" office:value="0.00501341294">
            <text:p>0.0050134129</text:p>
          </table:table-cell>
          <table:table-cell table:formula="of:=AVERAGE([.FH2:.FH16])" office:value-type="float" office:value="0.00553357148">
            <text:p>0.0055335715</text:p>
          </table:table-cell>
          <table:table-cell table:formula="of:=AVERAGE([.FI2:.FI16])" office:value-type="float" office:value="0.00713798912">
            <text:p>0.0071379891</text:p>
          </table:table-cell>
          <table:table-cell table:formula="of:=AVERAGE([.FJ2:.FJ16])" office:value-type="float" office:value="0.00682077385333333">
            <text:p>0.0068207739</text:p>
          </table:table-cell>
          <table:table-cell table:formula="of:=AVERAGE([.FK2:.FK16])" office:value-type="float" office:value="0.00624040285333333">
            <text:p>0.0062404029</text:p>
          </table:table-cell>
          <table:table-cell table:formula="of:=AVERAGE([.FL2:.FL16])" office:value-type="float" office:value="0.00745939200666667">
            <text:p>0.007459392</text:p>
          </table:table-cell>
          <table:table-cell table:formula="of:=AVERAGE([.FM2:.FM16])" office:value-type="float" office:value="0.00575951072">
            <text:p>0.0057595107</text:p>
          </table:table-cell>
          <table:table-cell table:formula="of:=AVERAGE([.FN2:.FN16])" office:value-type="float" office:value="0.00500649238666667">
            <text:p>0.0050064924</text:p>
          </table:table-cell>
          <table:table-cell table:formula="of:=AVERAGE([.FO2:.FO16])" office:value-type="float" office:value="0.00507918468">
            <text:p>0.0050791847</text:p>
          </table:table-cell>
          <table:table-cell table:formula="of:=AVERAGE([.FP2:.FP16])" office:value-type="float" office:value="0.00514720774">
            <text:p>0.0051472077</text:p>
          </table:table-cell>
          <table:table-cell table:formula="of:=AVERAGE([.FQ2:.FQ16])" office:value-type="float" office:value="0.0051918092">
            <text:p>0.0051918092</text:p>
          </table:table-cell>
          <table:table-cell table:formula="of:=AVERAGE([.FR2:.FR16])" office:value-type="float" office:value="0.00587248339333333">
            <text:p>0.0058724834</text:p>
          </table:table-cell>
          <table:table-cell table:formula="of:=AVERAGE([.FS2:.FS16])" office:value-type="float" office:value="0.00623769709333333">
            <text:p>0.0062376971</text:p>
          </table:table-cell>
          <table:table-cell table:formula="of:=AVERAGE([.FT2:.FT16])" office:value-type="float" office:value="0.0063511757">
            <text:p>0.0063511757</text:p>
          </table:table-cell>
          <table:table-cell table:formula="of:=AVERAGE([.FU2:.FU16])" office:value-type="float" office:value="0.00619591907333333">
            <text:p>0.0061959191</text:p>
          </table:table-cell>
          <table:table-cell table:formula="of:=AVERAGE([.FV2:.FV16])" office:value-type="float" office:value="0.00624323366666667">
            <text:p>0.0062432337</text:p>
          </table:table-cell>
          <table:table-cell table:formula="of:=AVERAGE([.FW2:.FW16])" office:value-type="float" office:value="0.00513742983333333">
            <text:p>0.0051374298</text:p>
          </table:table-cell>
          <table:table-cell table:formula="of:=AVERAGE([.FX2:.FX16])" office:value-type="float" office:value="0.00499537240666667">
            <text:p>0.0049953724</text:p>
          </table:table-cell>
          <table:table-cell table:formula="of:=AVERAGE([.FY2:.FY16])" office:value-type="float" office:value="0.00482503636">
            <text:p>0.0048250364</text:p>
          </table:table-cell>
          <table:table-cell table:formula="of:=AVERAGE([.FZ2:.FZ16])" office:value-type="float" office:value="0.00490650556666667">
            <text:p>0.0049065056</text:p>
          </table:table-cell>
          <table:table-cell table:formula="of:=AVERAGE([.GA2:.GA16])" office:value-type="float" office:value="0.00536545180666667">
            <text:p>0.0053654518</text:p>
          </table:table-cell>
          <table:table-cell table:formula="of:=AVERAGE([.GB2:.GB16])" office:value-type="float" office:value="0.0054043671">
            <text:p>0.0054043671</text:p>
          </table:table-cell>
          <table:table-cell table:formula="of:=AVERAGE([.GC2:.GC16])" office:value-type="float" office:value="0.00592473258666667">
            <text:p>0.0059247326</text:p>
          </table:table-cell>
          <table:table-cell table:formula="of:=AVERAGE([.GD2:.GD16])" office:value-type="float" office:value="0.00601100243333333">
            <text:p>0.0060110024</text:p>
          </table:table-cell>
          <table:table-cell table:formula="of:=AVERAGE([.GE2:.GE16])" office:value-type="float" office:value="0.00562902524">
            <text:p>0.0056290252</text:p>
          </table:table-cell>
          <table:table-cell table:formula="of:=AVERAGE([.GF2:.GF16])" office:value-type="float" office:value="0.00460919846">
            <text:p>0.0046091985</text:p>
          </table:table-cell>
          <table:table-cell table:formula="of:=AVERAGE([.GG2:.GG16])" office:value-type="float" office:value="0.00379788074">
            <text:p>0.0037978807</text:p>
          </table:table-cell>
          <table:table-cell table:formula="of:=AVERAGE([.GH2:.GH16])" office:value-type="float" office:value="0.00370999106">
            <text:p>0.0037099911</text:p>
          </table:table-cell>
          <table:table-cell table:formula="of:=AVERAGE([.GI2:.GI16])" office:value-type="float" office:value="0.00333590810666667">
            <text:p>0.0033359081</text:p>
          </table:table-cell>
          <table:table-cell table:formula="of:=AVERAGE([.GJ2:.GJ16])" office:value-type="float" office:value="0.00431241807333333">
            <text:p>0.0043124181</text:p>
          </table:table-cell>
          <table:table-cell table:formula="of:=AVERAGE([.GK2:.GK16])" office:value-type="float" office:value="0.00453905555333333">
            <text:p>0.0045390556</text:p>
          </table:table-cell>
          <table:table-cell table:formula="of:=AVERAGE([.GL2:.GL16])" office:value-type="float" office:value="0.0045682675">
            <text:p>0.0045682675</text:p>
          </table:table-cell>
          <table:table-cell table:formula="of:=AVERAGE([.GM2:.GM16])" office:value-type="float" office:value="0.00507175732666667">
            <text:p>0.0050717573</text:p>
          </table:table-cell>
          <table:table-cell table:formula="of:=AVERAGE([.GN2:.GN16])" office:value-type="float" office:value="0.00487445778">
            <text:p>0.0048744578</text:p>
          </table:table-cell>
          <table:table-cell table:formula="of:=AVERAGE([.GO2:.GO16])" office:value-type="float" office:value="0.00438876280666667">
            <text:p>0.0043887628</text:p>
          </table:table-cell>
          <table:table-cell table:formula="of:=AVERAGE([.GP2:.GP16])" office:value-type="float" office:value="0.00357855642">
            <text:p>0.0035785564</text:p>
          </table:table-cell>
          <table:table-cell table:formula="of:=AVERAGE([.GQ2:.GQ16])" office:value-type="float" office:value="0.00261044377333333">
            <text:p>0.0026104438</text:p>
          </table:table-cell>
          <table:table-cell table:formula="of:=AVERAGE([.GR2:.GR16])" office:value-type="float" office:value="0.00253799356666667">
            <text:p>0.0025379936</text:p>
          </table:table-cell>
          <table:table-cell table:formula="of:=AVERAGE([.GS2:.GS16])" office:value-type="float" office:value="0.00358110432666667">
            <text:p>0.0035811043</text:p>
          </table:table-cell>
          <table:table-cell table:formula="of:=AVERAGE([.GT2:.GT16])" office:value-type="float" office:value="0.00328425143333333">
            <text:p>0.0032842514</text:p>
          </table:table-cell>
          <table:table-cell table:formula="of:=AVERAGE([.GU2:.GU16])" office:value-type="float" office:value="0.00376414227333333">
            <text:p>0.0037641423</text:p>
          </table:table-cell>
          <table:table-cell table:formula="of:=AVERAGE([.GV2:.GV16])" office:value-type="float" office:value="0.00366293620666667">
            <text:p>0.0036629362</text:p>
          </table:table-cell>
          <table:table-cell table:formula="of:=AVERAGE([.GW2:.GW16])" office:value-type="float" office:value="0.00405480954666667">
            <text:p>0.0040548095</text:p>
          </table:table-cell>
          <table:table-cell table:formula="of:=AVERAGE([.GX2:.GX16])" office:value-type="float" office:value="0.00387532240666667">
            <text:p>0.0038753224</text:p>
          </table:table-cell>
          <table:table-cell table:formula="of:=AVERAGE([.GY2:.GY16])" office:value-type="float" office:value="0.0036802014">
            <text:p>0.0036802014</text:p>
          </table:table-cell>
          <table:table-cell table:formula="of:=AVERAGE([.GZ2:.GZ16])" office:value-type="float" office:value="0.00266067303333333">
            <text:p>0.002660673</text:p>
          </table:table-cell>
          <table:table-cell table:formula="of:=AVERAGE([.HA2:.HA16])" office:value-type="float" office:value="0.00244554712">
            <text:p>0.0024455471</text:p>
          </table:table-cell>
          <table:table-cell table:formula="of:=AVERAGE([.HB2:.HB16])" office:value-type="float" office:value="0.00274448686666667">
            <text:p>0.0027444869</text:p>
          </table:table-cell>
          <table:table-cell table:formula="of:=AVERAGE([.HC2:.HC16])" office:value-type="float" office:value="0.00310955318">
            <text:p>0.0031095532</text:p>
          </table:table-cell>
          <table:table-cell table:formula="of:=AVERAGE([.HD2:.HD16])" office:value-type="float" office:value="0.00275540632666667">
            <text:p>0.0027554063</text:p>
          </table:table-cell>
          <table:table-cell table:formula="of:=AVERAGE([.HE2:.HE16])" office:value-type="float" office:value="0.00318439725333333">
            <text:p>0.0031843973</text:p>
          </table:table-cell>
          <table:table-cell table:formula="of:=AVERAGE([.HF2:.HF16])" office:value-type="float" office:value="0.00319229657333333">
            <text:p>0.0031922966</text:p>
          </table:table-cell>
          <table:table-cell table:formula="of:=AVERAGE([.HG2:.HG16])" office:value-type="float" office:value="0.00359406526666667">
            <text:p>0.0035940653</text:p>
          </table:table-cell>
          <table:table-cell table:formula="of:=AVERAGE([.HH2:.HH16])" office:value-type="float" office:value="0.00314791304666667">
            <text:p>0.003147913</text:p>
          </table:table-cell>
          <table:table-cell table:formula="of:=AVERAGE([.HI2:.HI16])" office:value-type="float" office:value="0.00297048156666667">
            <text:p>0.0029704816</text:p>
          </table:table-cell>
          <table:table-cell table:formula="of:=AVERAGE([.HJ2:.HJ16])" office:value-type="float" office:value="0.00226724616">
            <text:p>0.0022672462</text:p>
          </table:table-cell>
          <table:table-cell table:formula="of:=AVERAGE([.HK2:.HK16])" office:value-type="float" office:value="0.00205549383333333">
            <text:p>0.0020554938</text:p>
          </table:table-cell>
          <table:table-cell table:formula="of:=AVERAGE([.HL2:.HL16])" office:value-type="float" office:value="0.00288596594666667">
            <text:p>0.0028859659</text:p>
          </table:table-cell>
          <table:table-cell table:formula="of:=AVERAGE([.HM2:.HM16])" office:value-type="float" office:value="0.00260822619333333">
            <text:p>0.0026082262</text:p>
          </table:table-cell>
          <table:table-cell table:formula="of:=AVERAGE([.HN2:.HN16])" office:value-type="float" office:value="0.00234166525333333">
            <text:p>0.0023416653</text:p>
          </table:table-cell>
          <table:table-cell table:formula="of:=AVERAGE([.HO2:.HO16])" office:value-type="float" office:value="0.00227839637333333">
            <text:p>0.0022783964</text:p>
          </table:table-cell>
          <table:table-cell table:formula="of:=AVERAGE([.HP2:.HP16])" office:value-type="float" office:value="0.00280127327333333">
            <text:p>0.0028012733</text:p>
          </table:table-cell>
          <table:table-cell table:formula="of:=AVERAGE([.HQ2:.HQ16])" office:value-type="float" office:value="0.00289180836666667">
            <text:p>0.0028918084</text:p>
          </table:table-cell>
          <table:table-cell table:formula="of:=AVERAGE([.HR2:.HR16])" office:value-type="float" office:value="0.00229911699333333">
            <text:p>0.002299117</text:p>
          </table:table-cell>
          <table:table-cell table:formula="of:=AVERAGE([.HS2:.HS16])" office:value-type="float" office:value="0.00247748341333333">
            <text:p>0.0024774834</text:p>
          </table:table-cell>
          <table:table-cell table:formula="of:=AVERAGE([.HT2:.HT16])" office:value-type="float" office:value="0.00252272732666667">
            <text:p>0.0025227273</text:p>
          </table:table-cell>
          <table:table-cell table:formula="of:=AVERAGE([.HU2:.HU16])" office:value-type="float" office:value="0.00189039784">
            <text:p>0.0018903978</text:p>
          </table:table-cell>
          <table:table-cell table:formula="of:=AVERAGE([.HV2:.HV16])" office:value-type="float" office:value="0.00236252066">
            <text:p>0.0023625207</text:p>
          </table:table-cell>
          <table:table-cell table:formula="of:=AVERAGE([.HW2:.HW16])" office:value-type="float" office:value="0.00220003219333333">
            <text:p>0.0022000322</text:p>
          </table:table-cell>
          <table:table-cell table:formula="of:=AVERAGE([.HX2:.HX16])" office:value-type="float" office:value="0.00188120689333333">
            <text:p>0.0018812069</text:p>
          </table:table-cell>
          <table:table-cell table:formula="of:=AVERAGE([.HY2:.HY16])" office:value-type="float" office:value="0.00176482612666667">
            <text:p>0.0017648261</text:p>
          </table:table-cell>
          <table:table-cell table:formula="of:=AVERAGE([.HZ2:.HZ16])" office:value-type="float" office:value="0.00211073998">
            <text:p>0.00211074</text:p>
          </table:table-cell>
          <table:table-cell table:formula="of:=AVERAGE([.IA2:.IA16])" office:value-type="float" office:value="0.0025903207">
            <text:p>0.0025903207</text:p>
          </table:table-cell>
          <table:table-cell table:formula="of:=AVERAGE([.IB2:.IB16])" office:value-type="float" office:value="0.00243560624666667">
            <text:p>0.0024356062</text:p>
          </table:table-cell>
          <table:table-cell table:formula="of:=AVERAGE([.IC2:.IC16])" office:value-type="float" office:value="0.00181177908666667">
            <text:p>0.0018117791</text:p>
          </table:table-cell>
          <table:table-cell table:formula="of:=AVERAGE([.ID2:.ID16])" office:value-type="float" office:value="0.00191144985333333">
            <text:p>0.0019114499</text:p>
          </table:table-cell>
          <table:table-cell table:formula="of:=AVERAGE([.IE2:.IE16])" office:value-type="float" office:value="0.00182579624666667">
            <text:p>0.0018257962</text:p>
          </table:table-cell>
          <table:table-cell table:formula="of:=AVERAGE([.IF2:.IF16])" office:value-type="float" office:value="0.00193569481333333">
            <text:p>0.0019356948</text:p>
          </table:table-cell>
          <table:table-cell table:formula="of:=AVERAGE([.IG2:.IG16])" office:value-type="float" office:value="0.00193606226666667">
            <text:p>0.0019360623</text:p>
          </table:table-cell>
          <table:table-cell table:formula="of:=AVERAGE([.IH2:.IH16])" office:value-type="float" office:value="0.00169388308666667">
            <text:p>0.0016938831</text:p>
          </table:table-cell>
          <table:table-cell table:formula="of:=AVERAGE([.II2:.II16])" office:value-type="float" office:value="0.00155297406">
            <text:p>0.0015529741</text:p>
          </table:table-cell>
          <table:table-cell table:formula="of:=AVERAGE([.IJ2:.IJ16])" office:value-type="float" office:value="0.00165618834">
            <text:p>0.0016561883</text:p>
          </table:table-cell>
          <table:table-cell table:formula="of:=AVERAGE([.IK2:.IK16])" office:value-type="float" office:value="0.00185542251333333">
            <text:p>0.0018554225</text:p>
          </table:table-cell>
          <table:table-cell table:formula="of:=AVERAGE([.IL2:.IL16])" office:value-type="float" office:value="0.00194368774666667">
            <text:p>0.0019436877</text:p>
          </table:table-cell>
          <table:table-cell table:formula="of:=AVERAGE([.IM2:.IM16])" office:value-type="float" office:value="0.00172689265333333">
            <text:p>0.0017268927</text:p>
          </table:table-cell>
          <table:table-cell table:formula="of:=AVERAGE([.IN2:.IN16])" office:value-type="float" office:value="0.00160866898666667">
            <text:p>0.001608669</text:p>
          </table:table-cell>
          <table:table-cell table:formula="of:=AVERAGE([.IO2:.IO16])" office:value-type="float" office:value="0.00168495546666667">
            <text:p>0.0016849555</text:p>
          </table:table-cell>
          <table:table-cell table:formula="of:=AVERAGE([.IP2:.IP16])" office:value-type="float" office:value="0.00172522699333333">
            <text:p>0.001725227</text:p>
          </table:table-cell>
          <table:table-cell table:formula="of:=AVERAGE([.IQ2:.IQ16])" office:value-type="float" office:value="0.00159226514">
            <text:p>0.0015922651</text:p>
          </table:table-cell>
          <table:table-cell table:formula="of:=AVERAGE([.IR2:.IR16])" office:value-type="float" office:value="0.00149845126666667">
            <text:p>0.0014984513</text:p>
          </table:table-cell>
          <table:table-cell table:formula="of:=AVERAGE([.IS2:.IS16])" office:value-type="float" office:value="0.00148805713333333">
            <text:p>0.0014880571</text:p>
          </table:table-cell>
          <table:table-cell table:formula="of:=AVERAGE([.IT2:.IT16])" office:value-type="float" office:value="0.001539213">
            <text:p>0.001539213</text:p>
          </table:table-cell>
          <table:table-cell table:formula="of:=AVERAGE([.IU2:.IU16])" office:value-type="float" office:value="0.00153983482666667">
            <text:p>0.0015398348</text:p>
          </table:table-cell>
          <table:table-cell table:formula="of:=AVERAGE([.IV2:.IV16])" office:value-type="float" office:value="0.00162436234666667">
            <text:p>0.0016243623</text:p>
          </table:table-cell>
          <table:table-cell table:formula="of:=SUM([.B17:.IV17])" office:value-type="float" office:value="3.08106379145333">
            <text:p>3.0810637915</text:p>
          </table:table-cell>
        </table:table-row>
        <table:table-row table:style-name="ro1">
          <table:table-cell office:value-type="string">
            <text:p>norm mean</text:p>
          </table:table-cell>
          <table:table-cell table:formula="of:=[.B17]/[.$IW$17]" office:value-type="float" office:value="0.0666792417291776">
            <text:p>0.0666792417</text:p>
          </table:table-cell>
          <table:table-cell table:formula="of:=[.C17]/[.$IW$17]" office:value-type="float" office:value="0.067901622132481">
            <text:p>0.0679016221</text:p>
          </table:table-cell>
          <table:table-cell table:formula="of:=[.D17]/[.$IW$17]" office:value-type="float" office:value="0.0227147969674638">
            <text:p>0.022714797</text:p>
          </table:table-cell>
          <table:table-cell table:formula="of:=[.E17]/[.$IW$17]" office:value-type="float" office:value="0.019910287815797">
            <text:p>0.0199102878</text:p>
          </table:table-cell>
          <table:table-cell table:formula="of:=[.F17]/[.$IW$17]" office:value-type="float" office:value="0.0208705098041267">
            <text:p>0.0208705098</text:p>
          </table:table-cell>
          <table:table-cell table:formula="of:=[.G17]/[.$IW$17]" office:value-type="float" office:value="0.0167267952742897">
            <text:p>0.0167267953</text:p>
          </table:table-cell>
          <table:table-cell table:formula="of:=[.H17]/[.$IW$17]" office:value-type="float" office:value="0.0133619494607242">
            <text:p>0.0133619495</text:p>
          </table:table-cell>
          <table:table-cell table:formula="of:=[.I17]/[.$IW$17]" office:value-type="float" office:value="0.0130508659957668">
            <text:p>0.013050866</text:p>
          </table:table-cell>
          <table:table-cell table:formula="of:=[.J17]/[.$IW$17]" office:value-type="float" office:value="0.0123767260209866">
            <text:p>0.012376726</text:p>
          </table:table-cell>
          <table:table-cell table:formula="of:=[.K17]/[.$IW$17]" office:value-type="float" office:value="0.0115457551702362">
            <text:p>0.0115457552</text:p>
          </table:table-cell>
          <table:table-cell table:formula="of:=[.L17]/[.$IW$17]" office:value-type="float" office:value="0.00969289562136795">
            <text:p>0.0096928956</text:p>
          </table:table-cell>
          <table:table-cell table:formula="of:=[.M17]/[.$IW$17]" office:value-type="float" office:value="0.00929801276628341">
            <text:p>0.0092980128</text:p>
          </table:table-cell>
          <table:table-cell table:formula="of:=[.N17]/[.$IW$17]" office:value-type="float" office:value="0.0104400949727909">
            <text:p>0.010440095</text:p>
          </table:table-cell>
          <table:table-cell table:formula="of:=[.O17]/[.$IW$17]" office:value-type="float" office:value="0.0101410741597342">
            <text:p>0.0101410742</text:p>
          </table:table-cell>
          <table:table-cell table:formula="of:=[.P17]/[.$IW$17]" office:value-type="float" office:value="0.00938322898307461">
            <text:p>0.009383229</text:p>
          </table:table-cell>
          <table:table-cell table:formula="of:=[.Q17]/[.$IW$17]" office:value-type="float" office:value="0.00849159144510677">
            <text:p>0.0084915914</text:p>
          </table:table-cell>
          <table:table-cell table:formula="of:=[.R17]/[.$IW$17]" office:value-type="float" office:value="0.00889916320765299">
            <text:p>0.0088991632</text:p>
          </table:table-cell>
          <table:table-cell table:formula="of:=[.S17]/[.$IW$17]" office:value-type="float" office:value="0.00812394448613257">
            <text:p>0.0081239445</text:p>
          </table:table-cell>
          <table:table-cell table:formula="of:=[.T17]/[.$IW$17]" office:value-type="float" office:value="0.00942014216448363">
            <text:p>0.0094201422</text:p>
          </table:table-cell>
          <table:table-cell table:formula="of:=[.U17]/[.$IW$17]" office:value-type="float" office:value="0.00908573825842861">
            <text:p>0.0090857383</text:p>
          </table:table-cell>
          <table:table-cell table:formula="of:=[.V17]/[.$IW$17]" office:value-type="float" office:value="0.00736954117264683">
            <text:p>0.0073695412</text:p>
          </table:table-cell>
          <table:table-cell table:formula="of:=[.W17]/[.$IW$17]" office:value-type="float" office:value="0.00716887978580754">
            <text:p>0.0071688798</text:p>
          </table:table-cell>
          <table:table-cell table:formula="of:=[.X17]/[.$IW$17]" office:value-type="float" office:value="0.00709913785643581">
            <text:p>0.0070991379</text:p>
          </table:table-cell>
          <table:table-cell table:formula="of:=[.Y17]/[.$IW$17]" office:value-type="float" office:value="0.00809070103291874">
            <text:p>0.008090701</text:p>
          </table:table-cell>
          <table:table-cell table:formula="of:=[.Z17]/[.$IW$17]" office:value-type="float" office:value="0.00884257770824952">
            <text:p>0.0088425777</text:p>
          </table:table-cell>
          <table:table-cell table:formula="of:=[.AA17]/[.$IW$17]" office:value-type="float" office:value="0.00739566879353217">
            <text:p>0.0073956688</text:p>
          </table:table-cell>
          <table:table-cell table:formula="of:=[.AB17]/[.$IW$17]" office:value-type="float" office:value="0.00637517537108011">
            <text:p>0.0063751754</text:p>
          </table:table-cell>
          <table:table-cell table:formula="of:=[.AC17]/[.$IW$17]" office:value-type="float" office:value="0.00862304883366312">
            <text:p>0.0086230488</text:p>
          </table:table-cell>
          <table:table-cell table:formula="of:=[.AD17]/[.$IW$17]" office:value-type="float" office:value="0.00845819880099726">
            <text:p>0.0084581988</text:p>
          </table:table-cell>
          <table:table-cell table:formula="of:=[.AE17]/[.$IW$17]" office:value-type="float" office:value="0.00871557183414673">
            <text:p>0.0087155718</text:p>
          </table:table-cell>
          <table:table-cell table:formula="of:=[.AF17]/[.$IW$17]" office:value-type="float" office:value="0.00829870518669329">
            <text:p>0.0082987052</text:p>
          </table:table-cell>
          <table:table-cell table:formula="of:=[.AG17]/[.$IW$17]" office:value-type="float" office:value="0.0072182519108147">
            <text:p>0.0072182519</text:p>
          </table:table-cell>
          <table:table-cell table:formula="of:=[.AH17]/[.$IW$17]" office:value-type="float" office:value="0.00860251850032756">
            <text:p>0.0086025185</text:p>
          </table:table-cell>
          <table:table-cell table:formula="of:=[.AI17]/[.$IW$17]" office:value-type="float" office:value="0.00658095439511679">
            <text:p>0.0065809544</text:p>
          </table:table-cell>
          <table:table-cell table:formula="of:=[.AJ17]/[.$IW$17]" office:value-type="float" office:value="0.0072393177734712">
            <text:p>0.0072393178</text:p>
          </table:table-cell>
          <table:table-cell table:formula="of:=[.AK17]/[.$IW$17]" office:value-type="float" office:value="0.00580648849799631">
            <text:p>0.0058064885</text:p>
          </table:table-cell>
          <table:table-cell table:formula="of:=[.AL17]/[.$IW$17]" office:value-type="float" office:value="0.00793546964779562">
            <text:p>0.0079354696</text:p>
          </table:table-cell>
          <table:table-cell table:formula="of:=[.AM17]/[.$IW$17]" office:value-type="float" office:value="0.00621642182584135">
            <text:p>0.0062164218</text:p>
          </table:table-cell>
          <table:table-cell table:formula="of:=[.AN17]/[.$IW$17]" office:value-type="float" office:value="0.00693612253640471">
            <text:p>0.0069361225</text:p>
          </table:table-cell>
          <table:table-cell table:formula="of:=[.AO17]/[.$IW$17]" office:value-type="float" office:value="0.00537532134602592">
            <text:p>0.0053753213</text:p>
          </table:table-cell>
          <table:table-cell table:formula="of:=[.AP17]/[.$IW$17]" office:value-type="float" office:value="0.00508557772918066">
            <text:p>0.0050855777</text:p>
          </table:table-cell>
          <table:table-cell table:formula="of:=[.AQ17]/[.$IW$17]" office:value-type="float" office:value="0.00502939417969357">
            <text:p>0.0050293942</text:p>
          </table:table-cell>
          <table:table-cell table:formula="of:=[.AR17]/[.$IW$17]" office:value-type="float" office:value="0.0046973900941228">
            <text:p>0.0046973901</text:p>
          </table:table-cell>
          <table:table-cell table:formula="of:=[.AS17]/[.$IW$17]" office:value-type="float" office:value="0.00515091062942496">
            <text:p>0.0051509106</text:p>
          </table:table-cell>
          <table:table-cell table:formula="of:=[.AT17]/[.$IW$17]" office:value-type="float" office:value="0.00423262650479406">
            <text:p>0.0042326265</text:p>
          </table:table-cell>
          <table:table-cell table:formula="of:=[.AU17]/[.$IW$17]" office:value-type="float" office:value="0.0047528511117776">
            <text:p>0.0047528511</text:p>
          </table:table-cell>
          <table:table-cell table:formula="of:=[.AV17]/[.$IW$17]" office:value-type="float" office:value="0.00466748791112066">
            <text:p>0.0046674879</text:p>
          </table:table-cell>
          <table:table-cell table:formula="of:=[.AW17]/[.$IW$17]" office:value-type="float" office:value="0.00384489981010057">
            <text:p>0.0038448998</text:p>
          </table:table-cell>
          <table:table-cell table:formula="of:=[.AX17]/[.$IW$17]" office:value-type="float" office:value="0.00428738354048673">
            <text:p>0.0042873835</text:p>
          </table:table-cell>
          <table:table-cell table:formula="of:=[.AY17]/[.$IW$17]" office:value-type="float" office:value="0.00432849893284507">
            <text:p>0.0043284989</text:p>
          </table:table-cell>
          <table:table-cell table:formula="of:=[.AZ17]/[.$IW$17]" office:value-type="float" office:value="0.00414146491721324">
            <text:p>0.0041414649</text:p>
          </table:table-cell>
          <table:table-cell table:formula="of:=[.BA17]/[.$IW$17]" office:value-type="float" office:value="0.00422812251928583">
            <text:p>0.0042281225</text:p>
          </table:table-cell>
          <table:table-cell table:formula="of:=[.BB17]/[.$IW$17]" office:value-type="float" office:value="0.00404426146619607">
            <text:p>0.0040442615</text:p>
          </table:table-cell>
          <table:table-cell table:formula="of:=[.BC17]/[.$IW$17]" office:value-type="float" office:value="0.00357125716249553">
            <text:p>0.0035712572</text:p>
          </table:table-cell>
          <table:table-cell table:formula="of:=[.BD17]/[.$IW$17]" office:value-type="float" office:value="0.00348593507534415">
            <text:p>0.0034859351</text:p>
          </table:table-cell>
          <table:table-cell table:formula="of:=[.BE17]/[.$IW$17]" office:value-type="float" office:value="0.00370444075138181">
            <text:p>0.0037044408</text:p>
          </table:table-cell>
          <table:table-cell table:formula="of:=[.BF17]/[.$IW$17]" office:value-type="float" office:value="0.00391665695686266">
            <text:p>0.003916657</text:p>
          </table:table-cell>
          <table:table-cell table:formula="of:=[.BG17]/[.$IW$17]" office:value-type="float" office:value="0.00368897119176665">
            <text:p>0.0036889712</text:p>
          </table:table-cell>
          <table:table-cell table:formula="of:=[.BH17]/[.$IW$17]" office:value-type="float" office:value="0.00353364966461722">
            <text:p>0.0035336497</text:p>
          </table:table-cell>
          <table:table-cell table:formula="of:=[.BI17]/[.$IW$17]" office:value-type="float" office:value="0.0035584255770402">
            <text:p>0.0035584256</text:p>
          </table:table-cell>
          <table:table-cell table:formula="of:=[.BJ17]/[.$IW$17]" office:value-type="float" office:value="0.00392659111231623">
            <text:p>0.0039265911</text:p>
          </table:table-cell>
          <table:table-cell table:formula="of:=[.BK17]/[.$IW$17]" office:value-type="float" office:value="0.00411540229552305">
            <text:p>0.0041154023</text:p>
          </table:table-cell>
          <table:table-cell table:formula="of:=[.BL17]/[.$IW$17]" office:value-type="float" office:value="0.00405288255568482">
            <text:p>0.0040528826</text:p>
          </table:table-cell>
          <table:table-cell table:formula="of:=[.BM17]/[.$IW$17]" office:value-type="float" office:value="0.00350544151123815">
            <text:p>0.0035054415</text:p>
          </table:table-cell>
          <table:table-cell table:formula="of:=[.BN17]/[.$IW$17]" office:value-type="float" office:value="0.00348076089490549">
            <text:p>0.0034807609</text:p>
          </table:table-cell>
          <table:table-cell table:formula="of:=[.BO17]/[.$IW$17]" office:value-type="float" office:value="0.00388177329309968">
            <text:p>0.0038817733</text:p>
          </table:table-cell>
          <table:table-cell table:formula="of:=[.BP17]/[.$IW$17]" office:value-type="float" office:value="0.00397331439029552">
            <text:p>0.0039733144</text:p>
          </table:table-cell>
          <table:table-cell table:formula="of:=[.BQ17]/[.$IW$17]" office:value-type="float" office:value="0.00370049488912246">
            <text:p>0.0037004949</text:p>
          </table:table-cell>
          <table:table-cell table:formula="of:=[.BR17]/[.$IW$17]" office:value-type="float" office:value="0.00373881746037016">
            <text:p>0.0037388175</text:p>
          </table:table-cell>
          <table:table-cell table:formula="of:=[.BS17]/[.$IW$17]" office:value-type="float" office:value="0.00360569587387859">
            <text:p>0.0036056959</text:p>
          </table:table-cell>
          <table:table-cell table:formula="of:=[.BT17]/[.$IW$17]" office:value-type="float" office:value="0.00366024252336142">
            <text:p>0.0036602425</text:p>
          </table:table-cell>
          <table:table-cell table:formula="of:=[.BU17]/[.$IW$17]" office:value-type="float" office:value="0.00395526106939784">
            <text:p>0.0039552611</text:p>
          </table:table-cell>
          <table:table-cell table:formula="of:=[.BV17]/[.$IW$17]" office:value-type="float" office:value="0.00368270348641969">
            <text:p>0.0036827035</text:p>
          </table:table-cell>
          <table:table-cell table:formula="of:=[.BW17]/[.$IW$17]" office:value-type="float" office:value="0.00382845618864515">
            <text:p>0.0038284562</text:p>
          </table:table-cell>
          <table:table-cell table:formula="of:=[.BX17]/[.$IW$17]" office:value-type="float" office:value="0.00364802866610935">
            <text:p>0.0036480287</text:p>
          </table:table-cell>
          <table:table-cell table:formula="of:=[.BY17]/[.$IW$17]" office:value-type="float" office:value="0.00328354499552937">
            <text:p>0.003283545</text:p>
          </table:table-cell>
          <table:table-cell table:formula="of:=[.BZ17]/[.$IW$17]" office:value-type="float" office:value="0.00347980862207638">
            <text:p>0.0034798086</text:p>
          </table:table-cell>
          <table:table-cell table:formula="of:=[.CA17]/[.$IW$17]" office:value-type="float" office:value="0.00349291487457009">
            <text:p>0.0034929149</text:p>
          </table:table-cell>
          <table:table-cell table:formula="of:=[.CB17]/[.$IW$17]" office:value-type="float" office:value="0.00377104975849464">
            <text:p>0.0037710498</text:p>
          </table:table-cell>
          <table:table-cell table:formula="of:=[.CC17]/[.$IW$17]" office:value-type="float" office:value="0.00361523527173684">
            <text:p>0.0036152353</text:p>
          </table:table-cell>
          <table:table-cell table:formula="of:=[.CD17]/[.$IW$17]" office:value-type="float" office:value="0.00354206206211617">
            <text:p>0.0035420621</text:p>
          </table:table-cell>
          <table:table-cell table:formula="of:=[.CE17]/[.$IW$17]" office:value-type="float" office:value="0.00325907649208289">
            <text:p>0.0032590765</text:p>
          </table:table-cell>
          <table:table-cell table:formula="of:=[.CF17]/[.$IW$17]" office:value-type="float" office:value="0.00336018880298803">
            <text:p>0.0033601888</text:p>
          </table:table-cell>
          <table:table-cell table:formula="of:=[.CG17]/[.$IW$17]" office:value-type="float" office:value="0.00290400010914613">
            <text:p>0.0029040001</text:p>
          </table:table-cell>
          <table:table-cell table:formula="of:=[.CH17]/[.$IW$17]" office:value-type="float" office:value="0.00320109931101028">
            <text:p>0.0032010993</text:p>
          </table:table-cell>
          <table:table-cell table:formula="of:=[.CI17]/[.$IW$17]" office:value-type="float" office:value="0.00285320434597472">
            <text:p>0.0028532043</text:p>
          </table:table-cell>
          <table:table-cell table:formula="of:=[.CJ17]/[.$IW$17]" office:value-type="float" office:value="0.00326420711830053">
            <text:p>0.0032642071</text:p>
          </table:table-cell>
          <table:table-cell table:formula="of:=[.CK17]/[.$IW$17]" office:value-type="float" office:value="0.00314726669629452">
            <text:p>0.0031472667</text:p>
          </table:table-cell>
          <table:table-cell table:formula="of:=[.CL17]/[.$IW$17]" office:value-type="float" office:value="0.00265613127389131">
            <text:p>0.0026561313</text:p>
          </table:table-cell>
          <table:table-cell table:formula="of:=[.CM17]/[.$IW$17]" office:value-type="float" office:value="0.00324184181051588">
            <text:p>0.0032418418</text:p>
          </table:table-cell>
          <table:table-cell table:formula="of:=[.CN17]/[.$IW$17]" office:value-type="float" office:value="0.00280442600938735">
            <text:p>0.002804426</text:p>
          </table:table-cell>
          <table:table-cell table:formula="of:=[.CO17]/[.$IW$17]" office:value-type="float" office:value="0.00294563470096768">
            <text:p>0.0029456347</text:p>
          </table:table-cell>
          <table:table-cell table:formula="of:=[.CP17]/[.$IW$17]" office:value-type="float" office:value="0.00258215462099015">
            <text:p>0.0025821546</text:p>
          </table:table-cell>
          <table:table-cell table:formula="of:=[.CQ17]/[.$IW$17]" office:value-type="float" office:value="0.00277784846381349">
            <text:p>0.0027778485</text:p>
          </table:table-cell>
          <table:table-cell table:formula="of:=[.CR17]/[.$IW$17]" office:value-type="float" office:value="0.00288571827842814">
            <text:p>0.0028857183</text:p>
          </table:table-cell>
          <table:table-cell table:formula="of:=[.CS17]/[.$IW$17]" office:value-type="float" office:value="0.0029682216508148">
            <text:p>0.0029682217</text:p>
          </table:table-cell>
          <table:table-cell table:formula="of:=[.CT17]/[.$IW$17]" office:value-type="float" office:value="0.00300861374104412">
            <text:p>0.0030086137</text:p>
          </table:table-cell>
          <table:table-cell table:formula="of:=[.CU17]/[.$IW$17]" office:value-type="float" office:value="0.00259207647333375">
            <text:p>0.0025920765</text:p>
          </table:table-cell>
          <table:table-cell table:formula="of:=[.CV17]/[.$IW$17]" office:value-type="float" office:value="0.00278373203127384">
            <text:p>0.002783732</text:p>
          </table:table-cell>
          <table:table-cell table:formula="of:=[.CW17]/[.$IW$17]" office:value-type="float" office:value="0.00295496463653942">
            <text:p>0.0029549646</text:p>
          </table:table-cell>
          <table:table-cell table:formula="of:=[.CX17]/[.$IW$17]" office:value-type="float" office:value="0.00301182042354149">
            <text:p>0.0030118204</text:p>
          </table:table-cell>
          <table:table-cell table:formula="of:=[.CY17]/[.$IW$17]" office:value-type="float" office:value="0.00292246535703372">
            <text:p>0.0029224654</text:p>
          </table:table-cell>
          <table:table-cell table:formula="of:=[.CZ17]/[.$IW$17]" office:value-type="float" office:value="0.00259031579573433">
            <text:p>0.0025903158</text:p>
          </table:table-cell>
          <table:table-cell table:formula="of:=[.DA17]/[.$IW$17]" office:value-type="float" office:value="0.00296740013585396">
            <text:p>0.0029674001</text:p>
          </table:table-cell>
          <table:table-cell table:formula="of:=[.DB17]/[.$IW$17]" office:value-type="float" office:value="0.0028047773880258">
            <text:p>0.0028047774</text:p>
          </table:table-cell>
          <table:table-cell table:formula="of:=[.DC17]/[.$IW$17]" office:value-type="float" office:value="0.00327267425446923">
            <text:p>0.0032726743</text:p>
          </table:table-cell>
          <table:table-cell table:formula="of:=[.DD17]/[.$IW$17]" office:value-type="float" office:value="0.00320134132698825">
            <text:p>0.0032013413</text:p>
          </table:table-cell>
          <table:table-cell table:formula="of:=[.DE17]/[.$IW$17]" office:value-type="float" office:value="0.00299211288394588">
            <text:p>0.0029921129</text:p>
          </table:table-cell>
          <table:table-cell table:formula="of:=[.DF17]/[.$IW$17]" office:value-type="float" office:value="0.00297142307755169">
            <text:p>0.0029714231</text:p>
          </table:table-cell>
          <table:table-cell table:formula="of:=[.DG17]/[.$IW$17]" office:value-type="float" office:value="0.00305518974737828">
            <text:p>0.0030551897</text:p>
          </table:table-cell>
          <table:table-cell table:formula="of:=[.DH17]/[.$IW$17]" office:value-type="float" office:value="0.00287918282140325">
            <text:p>0.0028791828</text:p>
          </table:table-cell>
          <table:table-cell table:formula="of:=[.DI17]/[.$IW$17]" office:value-type="float" office:value="0.00263550867588596">
            <text:p>0.0026355087</text:p>
          </table:table-cell>
          <table:table-cell table:formula="of:=[.DJ17]/[.$IW$17]" office:value-type="float" office:value="0.00317013293279659">
            <text:p>0.0031701329</text:p>
          </table:table-cell>
          <table:table-cell table:formula="of:=[.DK17]/[.$IW$17]" office:value-type="float" office:value="0.00323715825932164">
            <text:p>0.0032371583</text:p>
          </table:table-cell>
          <table:table-cell table:formula="of:=[.DL17]/[.$IW$17]" office:value-type="float" office:value="0.00364765906432772">
            <text:p>0.0036476591</text:p>
          </table:table-cell>
          <table:table-cell table:formula="of:=[.DM17]/[.$IW$17]" office:value-type="float" office:value="0.00366696210510375">
            <text:p>0.0036669621</text:p>
          </table:table-cell>
          <table:table-cell table:formula="of:=[.DN17]/[.$IW$17]" office:value-type="float" office:value="0.00275555480011508">
            <text:p>0.0027555548</text:p>
          </table:table-cell>
          <table:table-cell table:formula="of:=[.DO17]/[.$IW$17]" office:value-type="float" office:value="0.00279048710508668">
            <text:p>0.0027904871</text:p>
          </table:table-cell>
          <table:table-cell table:formula="of:=[.DP17]/[.$IW$17]" office:value-type="float" office:value="0.00277747248761011">
            <text:p>0.0027774725</text:p>
          </table:table-cell>
          <table:table-cell table:formula="of:=[.DQ17]/[.$IW$17]" office:value-type="float" office:value="0.00309723347927352">
            <text:p>0.0030972335</text:p>
          </table:table-cell>
          <table:table-cell table:formula="of:=[.DR17]/[.$IW$17]" office:value-type="float" office:value="0.00306902106113368">
            <text:p>0.0030690211</text:p>
          </table:table-cell>
          <table:table-cell table:formula="of:=[.DS17]/[.$IW$17]" office:value-type="float" office:value="0.00309872167739069">
            <text:p>0.0030987217</text:p>
          </table:table-cell>
          <table:table-cell table:formula="of:=[.DT17]/[.$IW$17]" office:value-type="float" office:value="0.00301905946007011">
            <text:p>0.0030190595</text:p>
          </table:table-cell>
          <table:table-cell table:formula="of:=[.DU17]/[.$IW$17]" office:value-type="float" office:value="0.00327154792487392">
            <text:p>0.0032715479</text:p>
          </table:table-cell>
          <table:table-cell table:formula="of:=[.DV17]/[.$IW$17]" office:value-type="float" office:value="0.00333309102367614">
            <text:p>0.003333091</text:p>
          </table:table-cell>
          <table:table-cell table:formula="of:=[.DW17]/[.$IW$17]" office:value-type="float" office:value="0.00330030355582811">
            <text:p>0.0033003036</text:p>
          </table:table-cell>
          <table:table-cell table:formula="of:=[.DX17]/[.$IW$17]" office:value-type="float" office:value="0.00274680364948713">
            <text:p>0.0027468036</text:p>
          </table:table-cell>
          <table:table-cell table:formula="of:=[.DY17]/[.$IW$17]" office:value-type="float" office:value="0.00317815730197775">
            <text:p>0.0031781573</text:p>
          </table:table-cell>
          <table:table-cell table:formula="of:=[.DZ17]/[.$IW$17]" office:value-type="float" office:value="0.00241052409255594">
            <text:p>0.0024105241</text:p>
          </table:table-cell>
          <table:table-cell table:formula="of:=[.EA17]/[.$IW$17]" office:value-type="float" office:value="0.00274797950743054">
            <text:p>0.0027479795</text:p>
          </table:table-cell>
          <table:table-cell table:formula="of:=[.EB17]/[.$IW$17]" office:value-type="float" office:value="0.00310755734211863">
            <text:p>0.0031075573</text:p>
          </table:table-cell>
          <table:table-cell table:formula="of:=[.EC17]/[.$IW$17]" office:value-type="float" office:value="0.00307084811840384">
            <text:p>0.0030708481</text:p>
          </table:table-cell>
          <table:table-cell table:formula="of:=[.ED17]/[.$IW$17]" office:value-type="float" office:value="0.00279515075190022">
            <text:p>0.0027951508</text:p>
          </table:table-cell>
          <table:table-cell table:formula="of:=[.EE17]/[.$IW$17]" office:value-type="float" office:value="0.00303115791778572">
            <text:p>0.0030311579</text:p>
          </table:table-cell>
          <table:table-cell table:formula="of:=[.EF17]/[.$IW$17]" office:value-type="float" office:value="0.00285961246170024">
            <text:p>0.0028596125</text:p>
          </table:table-cell>
          <table:table-cell table:formula="of:=[.EG17]/[.$IW$17]" office:value-type="float" office:value="0.00234852440902784">
            <text:p>0.0023485244</text:p>
          </table:table-cell>
          <table:table-cell table:formula="of:=[.EH17]/[.$IW$17]" office:value-type="float" office:value="0.00251863548390633">
            <text:p>0.0025186355</text:p>
          </table:table-cell>
          <table:table-cell table:formula="of:=[.EI17]/[.$IW$17]" office:value-type="float" office:value="0.0027277155755899">
            <text:p>0.0027277156</text:p>
          </table:table-cell>
          <table:table-cell table:formula="of:=[.EJ17]/[.$IW$17]" office:value-type="float" office:value="0.00255493619070882">
            <text:p>0.0025549362</text:p>
          </table:table-cell>
          <table:table-cell table:formula="of:=[.EK17]/[.$IW$17]" office:value-type="float" office:value="0.00301883622548409">
            <text:p>0.0030188362</text:p>
          </table:table-cell>
          <table:table-cell table:formula="of:=[.EL17]/[.$IW$17]" office:value-type="float" office:value="0.00305071181131446">
            <text:p>0.0030507118</text:p>
          </table:table-cell>
          <table:table-cell table:formula="of:=[.EM17]/[.$IW$17]" office:value-type="float" office:value="0.00261537972772676">
            <text:p>0.0026153797</text:p>
          </table:table-cell>
          <table:table-cell table:formula="of:=[.EN17]/[.$IW$17]" office:value-type="float" office:value="0.00264646537859806">
            <text:p>0.0026464654</text:p>
          </table:table-cell>
          <table:table-cell table:formula="of:=[.EO17]/[.$IW$17]" office:value-type="float" office:value="0.00245578880071297">
            <text:p>0.0024557888</text:p>
          </table:table-cell>
          <table:table-cell table:formula="of:=[.EP17]/[.$IW$17]" office:value-type="float" office:value="0.00220613424023279">
            <text:p>0.0022061342</text:p>
          </table:table-cell>
          <table:table-cell table:formula="of:=[.EQ17]/[.$IW$17]" office:value-type="float" office:value="0.00240576135009859">
            <text:p>0.0024057614</text:p>
          </table:table-cell>
          <table:table-cell table:formula="of:=[.ER17]/[.$IW$17]" office:value-type="float" office:value="0.00267158041631588">
            <text:p>0.0026715804</text:p>
          </table:table-cell>
          <table:table-cell table:formula="of:=[.ES17]/[.$IW$17]" office:value-type="float" office:value="0.0028098466501564">
            <text:p>0.0028098467</text:p>
          </table:table-cell>
          <table:table-cell table:formula="of:=[.ET17]/[.$IW$17]" office:value-type="float" office:value="0.00246950966776672">
            <text:p>0.0024695097</text:p>
          </table:table-cell>
          <table:table-cell table:formula="of:=[.EU17]/[.$IW$17]" office:value-type="float" office:value="0.0025006127282094">
            <text:p>0.0025006127</text:p>
          </table:table-cell>
          <table:table-cell table:formula="of:=[.EV17]/[.$IW$17]" office:value-type="float" office:value="0.00246229442604999">
            <text:p>0.0024622944</text:p>
          </table:table-cell>
          <table:table-cell table:formula="of:=[.EW17]/[.$IW$17]" office:value-type="float" office:value="0.00179582719514442">
            <text:p>0.0017958272</text:p>
          </table:table-cell>
          <table:table-cell table:formula="of:=[.EX17]/[.$IW$17]" office:value-type="float" office:value="0.00220292580293025">
            <text:p>0.0022029258</text:p>
          </table:table-cell>
          <table:table-cell table:formula="of:=[.EY17]/[.$IW$17]" office:value-type="float" office:value="0.00210499520695548">
            <text:p>0.0021049952</text:p>
          </table:table-cell>
          <table:table-cell table:formula="of:=[.EZ17]/[.$IW$17]" office:value-type="float" office:value="0.00214574668820738">
            <text:p>0.0021457467</text:p>
          </table:table-cell>
          <table:table-cell table:formula="of:=[.FA17]/[.$IW$17]" office:value-type="float" office:value="0.00266786924788815">
            <text:p>0.0026678692</text:p>
          </table:table-cell>
          <table:table-cell table:formula="of:=[.FB17]/[.$IW$17]" office:value-type="float" office:value="0.0027054645659905">
            <text:p>0.0027054646</text:p>
          </table:table-cell>
          <table:table-cell table:formula="of:=[.FC17]/[.$IW$17]" office:value-type="float" office:value="0.0021771331940418">
            <text:p>0.0021771332</text:p>
          </table:table-cell>
          <table:table-cell table:formula="of:=[.FD17]/[.$IW$17]" office:value-type="float" office:value="0.00210571709398883">
            <text:p>0.0021057171</text:p>
          </table:table-cell>
          <table:table-cell table:formula="of:=[.FE17]/[.$IW$17]" office:value-type="float" office:value="0.00183980336566141">
            <text:p>0.0018398034</text:p>
          </table:table-cell>
          <table:table-cell table:formula="of:=[.FF17]/[.$IW$17]" office:value-type="float" office:value="0.00167298828875224">
            <text:p>0.0016729883</text:p>
          </table:table-cell>
          <table:table-cell table:formula="of:=[.FG17]/[.$IW$17]" office:value-type="float" office:value="0.00162716947111153">
            <text:p>0.0016271695</text:p>
          </table:table-cell>
          <table:table-cell table:formula="of:=[.FH17]/[.$IW$17]" office:value-type="float" office:value="0.00179599380426649">
            <text:p>0.0017959938</text:p>
          </table:table-cell>
          <table:table-cell table:formula="of:=[.FI17]/[.$IW$17]" office:value-type="float" office:value="0.00231672876744724">
            <text:p>0.0023167288</text:p>
          </table:table-cell>
          <table:table-cell table:formula="of:=[.FJ17]/[.$IW$17]" office:value-type="float" office:value="0.00221377235753888">
            <text:p>0.0022137724</text:p>
          </table:table-cell>
          <table:table-cell table:formula="of:=[.FK17]/[.$IW$17]" office:value-type="float" office:value="0.00202540527419257">
            <text:p>0.0020254053</text:p>
          </table:table-cell>
          <table:table-cell table:formula="of:=[.FL17]/[.$IW$17]" office:value-type="float" office:value="0.00242104432480708">
            <text:p>0.0024210443</text:p>
          </table:table-cell>
          <table:table-cell table:formula="of:=[.FM17]/[.$IW$17]" office:value-type="float" office:value="0.00186932537261205">
            <text:p>0.0018693254</text:p>
          </table:table-cell>
          <table:table-cell table:formula="of:=[.FN17]/[.$IW$17]" office:value-type="float" office:value="0.00162492331400419">
            <text:p>0.0016249233</text:p>
          </table:table-cell>
          <table:table-cell table:formula="of:=[.FO17]/[.$IW$17]" office:value-type="float" office:value="0.00164851655914731">
            <text:p>0.0016485166</text:p>
          </table:table-cell>
          <table:table-cell table:formula="of:=[.FP17]/[.$IW$17]" office:value-type="float" office:value="0.00167059434286236">
            <text:p>0.0016705943</text:p>
          </table:table-cell>
          <table:table-cell table:formula="of:=[.FQ17]/[.$IW$17]" office:value-type="float" office:value="0.00168507033655121">
            <text:p>0.0016850703</text:p>
          </table:table-cell>
          <table:table-cell table:formula="of:=[.FR17]/[.$IW$17]" office:value-type="float" office:value="0.00190599214778455">
            <text:p>0.0019059921</text:p>
          </table:table-cell>
          <table:table-cell table:formula="of:=[.FS17]/[.$IW$17]" office:value-type="float" office:value="0.00202452708400141">
            <text:p>0.0020245271</text:p>
          </table:table-cell>
          <table:table-cell table:formula="of:=[.FT17]/[.$IW$17]" office:value-type="float" office:value="0.00206135806652811">
            <text:p>0.0020613581</text:p>
          </table:table-cell>
          <table:table-cell table:formula="of:=[.FU17]/[.$IW$17]" office:value-type="float" office:value="0.00201096747510402">
            <text:p>0.0020109675</text:p>
          </table:table-cell>
          <table:table-cell table:formula="of:=[.FV17]/[.$IW$17]" office:value-type="float" office:value="0.00202632405209687">
            <text:p>0.0020263241</text:p>
          </table:table-cell>
          <table:table-cell table:formula="of:=[.FW17]/[.$IW$17]" office:value-type="float" office:value="0.00166742079394274">
            <text:p>0.0016674208</text:p>
          </table:table-cell>
          <table:table-cell table:formula="of:=[.FX17]/[.$IW$17]" office:value-type="float" office:value="0.00162131417743557">
            <text:p>0.0016213142</text:p>
          </table:table-cell>
          <table:table-cell table:formula="of:=[.FY17]/[.$IW$17]" office:value-type="float" office:value="0.00156602936082801">
            <text:p>0.0015660294</text:p>
          </table:table-cell>
          <table:table-cell table:formula="of:=[.FZ17]/[.$IW$17]" office:value-type="float" office:value="0.00159247126926647">
            <text:p>0.0015924713</text:p>
          </table:table-cell>
          <table:table-cell table:formula="of:=[.GA17]/[.$IW$17]" office:value-type="float" office:value="0.00174142834093539">
            <text:p>0.0017414283</text:p>
          </table:table-cell>
          <table:table-cell table:formula="of:=[.GB17]/[.$IW$17]" office:value-type="float" office:value="0.00175405881403409">
            <text:p>0.0017540588</text:p>
          </table:table-cell>
          <table:table-cell table:formula="of:=[.GC17]/[.$IW$17]" office:value-type="float" office:value="0.00192295031446654">
            <text:p>0.0019229503</text:p>
          </table:table-cell>
          <table:table-cell table:formula="of:=[.GD17]/[.$IW$17]" office:value-type="float" office:value="0.00195095033410456">
            <text:p>0.0019509503</text:p>
          </table:table-cell>
          <table:table-cell table:formula="of:=[.GE17]/[.$IW$17]" office:value-type="float" office:value="0.00182697458443235">
            <text:p>0.0018269746</text:p>
          </table:table-cell>
          <table:table-cell table:formula="of:=[.GF17]/[.$IW$17]" office:value-type="float" office:value="0.00149597631596776">
            <text:p>0.0014959763</text:p>
          </table:table-cell>
          <table:table-cell table:formula="of:=[.GG17]/[.$IW$17]" office:value-type="float" office:value="0.00123265242041891">
            <text:p>0.0012326524</text:p>
          </table:table-cell>
          <table:table-cell table:formula="of:=[.GH17]/[.$IW$17]" office:value-type="float" office:value="0.00120412666245057">
            <text:p>0.0012041267</text:p>
          </table:table-cell>
          <table:table-cell table:formula="of:=[.GI17]/[.$IW$17]" office:value-type="float" office:value="0.00108271309277018">
            <text:p>0.0010827131</text:p>
          </table:table-cell>
          <table:table-cell table:formula="of:=[.GJ17]/[.$IW$17]" office:value-type="float" office:value="0.00139965231661081">
            <text:p>0.0013996523</text:p>
          </table:table-cell>
          <table:table-cell table:formula="of:=[.GK17]/[.$IW$17]" office:value-type="float" office:value="0.00147321050798246">
            <text:p>0.0014732105</text:p>
          </table:table-cell>
          <table:table-cell table:formula="of:=[.GL17]/[.$IW$17]" office:value-type="float" office:value="0.00148269163159558">
            <text:p>0.0014826916</text:p>
          </table:table-cell>
          <table:table-cell table:formula="of:=[.GM17]/[.$IW$17]" office:value-type="float" office:value="0.00164610591339763">
            <text:p>0.0016461059</text:p>
          </table:table-cell>
          <table:table-cell table:formula="of:=[.GN17]/[.$IW$17]" office:value-type="float" office:value="0.00158206973627791">
            <text:p>0.0015820697</text:p>
          </table:table-cell>
          <table:table-cell table:formula="of:=[.GO17]/[.$IW$17]" office:value-type="float" office:value="0.00142443100945875">
            <text:p>0.001424431</text:p>
          </table:table-cell>
          <table:table-cell table:formula="of:=[.GP17]/[.$IW$17]" office:value-type="float" office:value="0.0011614678118404">
            <text:p>0.0011614678</text:p>
          </table:table-cell>
          <table:table-cell table:formula="of:=[.GQ17]/[.$IW$17]" office:value-type="float" office:value="0.000847254049258743">
            <text:p>0.000847254</text:p>
          </table:table-cell>
          <table:table-cell table:formula="of:=[.GR17]/[.$IW$17]" office:value-type="float" office:value="0.000823739376544846">
            <text:p>0.0008237394</text:p>
          </table:table-cell>
          <table:table-cell table:formula="of:=[.GS17]/[.$IW$17]" office:value-type="float" office:value="0.00116229476864465">
            <text:p>0.0011622948</text:p>
          </table:table-cell>
          <table:table-cell table:formula="of:=[.GT17]/[.$IW$17]" office:value-type="float" office:value="0.00106594723629015">
            <text:p>0.0010659472</text:p>
          </table:table-cell>
          <table:table-cell table:formula="of:=[.GU17]/[.$IW$17]" office:value-type="float" office:value="0.00122170215487742">
            <text:p>0.0012217022</text:p>
          </table:table-cell>
          <table:table-cell table:formula="of:=[.GV17]/[.$IW$17]" office:value-type="float" office:value="0.00118885438750973">
            <text:p>0.0011888544</text:p>
          </table:table-cell>
          <table:table-cell table:formula="of:=[.GW17]/[.$IW$17]" office:value-type="float" office:value="0.00131604206245727">
            <text:p>0.0013160421</text:p>
          </table:table-cell>
          <table:table-cell table:formula="of:=[.GX17]/[.$IW$17]" office:value-type="float" office:value="0.00125778713748691">
            <text:p>0.0012577871</text:p>
          </table:table-cell>
          <table:table-cell table:formula="of:=[.GY17]/[.$IW$17]" office:value-type="float" office:value="0.00119445803433497">
            <text:p>0.001194458</text:p>
          </table:table-cell>
          <table:table-cell table:formula="of:=[.GZ17]/[.$IW$17]" office:value-type="float" office:value="0.000863556619864173">
            <text:p>0.0008635566</text:p>
          </table:table-cell>
          <table:table-cell table:formula="of:=[.HA17]/[.$IW$17]" office:value-type="float" office:value="0.000793734659692469">
            <text:p>0.0007937347</text:p>
          </table:table-cell>
          <table:table-cell table:formula="of:=[.HB17]/[.$IW$17]" office:value-type="float" office:value="0.000890759507894543">
            <text:p>0.0008907595</text:p>
          </table:table-cell>
          <table:table-cell table:formula="of:=[.HC17]/[.$IW$17]" office:value-type="float" office:value="0.00100924660781958">
            <text:p>0.0010092466</text:p>
          </table:table-cell>
          <table:table-cell table:formula="of:=[.HD17]/[.$IW$17]" office:value-type="float" office:value="0.000894303563045329">
            <text:p>0.0008943036</text:p>
          </table:table-cell>
          <table:table-cell table:formula="of:=[.HE17]/[.$IW$17]" office:value-type="float" office:value="0.00103353824161857">
            <text:p>0.0010335382</text:p>
          </table:table-cell>
          <table:table-cell table:formula="of:=[.HF17]/[.$IW$17]" office:value-type="float" office:value="0.00103610207039158">
            <text:p>0.0010361021</text:p>
          </table:table-cell>
          <table:table-cell table:formula="of:=[.HG17]/[.$IW$17]" office:value-type="float" office:value="0.00116650141312762">
            <text:p>0.0011665014</text:p>
          </table:table-cell>
          <table:table-cell table:formula="of:=[.HH17]/[.$IW$17]" office:value-type="float" office:value="0.0010216968098482">
            <text:p>0.0010216968</text:p>
          </table:table-cell>
          <table:table-cell table:formula="of:=[.HI17]/[.$IW$17]" office:value-type="float" office:value="0.000964109076516554">
            <text:p>0.0009641091</text:p>
          </table:table-cell>
          <table:table-cell table:formula="of:=[.HJ17]/[.$IW$17]" office:value-type="float" office:value="0.000735864725128117">
            <text:p>0.0007358647</text:p>
          </table:table-cell>
          <table:table-cell table:formula="of:=[.HK17]/[.$IW$17]" office:value-type="float" office:value="0.000667137707124123">
            <text:p>0.0006671377</text:p>
          </table:table-cell>
          <table:table-cell table:formula="of:=[.HL17]/[.$IW$17]" office:value-type="float" office:value="0.000936678414342522">
            <text:p>0.0009366784</text:p>
          </table:table-cell>
          <table:table-cell table:formula="of:=[.HM17]/[.$IW$17]" office:value-type="float" office:value="0.000846534304342669">
            <text:p>0.0008465343</text:p>
          </table:table-cell>
          <table:table-cell table:formula="of:=[.HN17]/[.$IW$17]" office:value-type="float" office:value="0.000760018426047834">
            <text:p>0.0007600184</text:p>
          </table:table-cell>
          <table:table-cell table:formula="of:=[.HO17]/[.$IW$17]" office:value-type="float" office:value="0.000739483674324905">
            <text:p>0.0007394837</text:p>
          </table:table-cell>
          <table:table-cell table:formula="of:=[.HP17]/[.$IW$17]" office:value-type="float" office:value="0.000909190287167659">
            <text:p>0.0009091903</text:p>
          </table:table-cell>
          <table:table-cell table:formula="of:=[.HQ17]/[.$IW$17]" office:value-type="float" office:value="0.000938574649018418">
            <text:p>0.0009385746</text:p>
          </table:table-cell>
          <table:table-cell table:formula="of:=[.HR17]/[.$IW$17]" office:value-type="float" office:value="0.000746208825572172">
            <text:p>0.0007462088</text:p>
          </table:table-cell>
          <table:table-cell table:formula="of:=[.HS17]/[.$IW$17]" office:value-type="float" office:value="0.00080410000604522">
            <text:p>0.0008041</text:p>
          </table:table-cell>
          <table:table-cell table:formula="of:=[.HT17]/[.$IW$17]" office:value-type="float" office:value="0.000818784516459719">
            <text:p>0.0008187845</text:p>
          </table:table-cell>
          <table:table-cell table:formula="of:=[.HU17]/[.$IW$17]" office:value-type="float" office:value="0.000613553619124615">
            <text:p>0.0006135536</text:p>
          </table:table-cell>
          <table:table-cell table:formula="of:=[.HV17]/[.$IW$17]" office:value-type="float" office:value="0.000766787324090295">
            <text:p>0.0007667873</text:p>
          </table:table-cell>
          <table:table-cell table:formula="of:=[.HW17]/[.$IW$17]" office:value-type="float" office:value="0.000714049543354499">
            <text:p>0.0007140495</text:p>
          </table:table-cell>
          <table:table-cell table:formula="of:=[.HX17]/[.$IW$17]" office:value-type="float" office:value="0.000610570575835423">
            <text:p>0.0006105706</text:p>
          </table:table-cell>
          <table:table-cell table:formula="of:=[.HY17]/[.$IW$17]" office:value-type="float" office:value="0.000572797658900208">
            <text:p>0.0005727977</text:p>
          </table:table-cell>
          <table:table-cell table:formula="of:=[.HZ17]/[.$IW$17]" office:value-type="float" office:value="0.000685068574644593">
            <text:p>0.0006850686</text:p>
          </table:table-cell>
          <table:table-cell table:formula="of:=[.IA17]/[.$IW$17]" office:value-type="float" office:value="0.000840722839684585">
            <text:p>0.0008407228</text:p>
          </table:table-cell>
          <table:table-cell table:formula="of:=[.IB17]/[.$IW$17]" office:value-type="float" office:value="0.000790508217785973">
            <text:p>0.0007905082</text:p>
          </table:table-cell>
          <table:table-cell table:formula="of:=[.IC17]/[.$IW$17]" office:value-type="float" office:value="0.000588036863012191">
            <text:p>0.0005880369</text:p>
          </table:table-cell>
          <table:table-cell table:formula="of:=[.ID17]/[.$IW$17]" office:value-type="float" office:value="0.000620386328460828">
            <text:p>0.0006203863</text:p>
          </table:table-cell>
          <table:table-cell table:formula="of:=[.IE17]/[.$IW$17]" office:value-type="float" office:value="0.000592586317664472">
            <text:p>0.0005925863</text:p>
          </table:table-cell>
          <table:table-cell table:formula="of:=[.IF17]/[.$IW$17]" office:value-type="float" office:value="0.000628255350863823">
            <text:p>0.0006282554</text:p>
          </table:table-cell>
          <table:table-cell table:formula="of:=[.IG17]/[.$IW$17]" office:value-type="float" office:value="0.000628374612702657">
            <text:p>0.0006283746</text:p>
          </table:table-cell>
          <table:table-cell table:formula="of:=[.IH17]/[.$IW$17]" office:value-type="float" office:value="0.000549772157059969">
            <text:p>0.0005497722</text:p>
          </table:table-cell>
          <table:table-cell table:formula="of:=[.II17]/[.$IW$17]" office:value-type="float" office:value="0.000504038268960171">
            <text:p>0.0005040383</text:p>
          </table:table-cell>
          <table:table-cell table:formula="of:=[.IJ17]/[.$IW$17]" office:value-type="float" office:value="0.000537537828523433">
            <text:p>0.0005375378</text:p>
          </table:table-cell>
          <table:table-cell table:formula="of:=[.IK17]/[.$IW$17]" office:value-type="float" office:value="0.000602201914312892">
            <text:p>0.0006022019</text:p>
          </table:table-cell>
          <table:table-cell table:formula="of:=[.IL17]/[.$IW$17]" office:value-type="float" office:value="0.000630849563082182">
            <text:p>0.0006308496</text:p>
          </table:table-cell>
          <table:table-cell table:formula="of:=[.IM17]/[.$IW$17]" office:value-type="float" office:value="0.00056048584846689">
            <text:p>0.0005604858</text:p>
          </table:table-cell>
          <table:table-cell table:formula="of:=[.IN17]/[.$IW$17]" office:value-type="float" office:value="0.000522114793964672">
            <text:p>0.0005221148</text:p>
          </table:table-cell>
          <table:table-cell table:formula="of:=[.IO17]/[.$IW$17]" office:value-type="float" office:value="0.00054687457992289">
            <text:p>0.0005468746</text:p>
          </table:table-cell>
          <table:table-cell table:formula="of:=[.IP17]/[.$IW$17]" office:value-type="float" office:value="0.000559945236485852">
            <text:p>0.0005599452</text:p>
          </table:table-cell>
          <table:table-cell table:formula="of:=[.IQ17]/[.$IW$17]" office:value-type="float" office:value="0.000516790708591246">
            <text:p>0.0005167907</text:p>
          </table:table-cell>
          <table:table-cell table:formula="of:=[.IR17]/[.$IW$17]" office:value-type="float" office:value="0.000486342175330245">
            <text:p>0.0004863422</text:p>
          </table:table-cell>
          <table:table-cell table:formula="of:=[.IS17]/[.$IW$17]" office:value-type="float" office:value="0.000482968621896471">
            <text:p>0.0004829686</text:p>
          </table:table-cell>
          <table:table-cell table:formula="of:=[.IT17]/[.$IW$17]" office:value-type="float" office:value="0.000499571934949765">
            <text:p>0.0004995719</text:p>
          </table:table-cell>
          <table:table-cell table:formula="of:=[.IU17]/[.$IW$17]" office:value-type="float" office:value="0.000499773757017971">
            <text:p>0.0004997738</text:p>
          </table:table-cell>
          <table:table-cell table:formula="of:=[.IV17]/[.$IW$17]" office:value-type="float" office:value="0.000527208281494379">
            <text:p>0.000527208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20">01/20/2011</text:date>, <text:time>01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1-20T01:52:19</dc:date>
    <dc:creator>IEEE8023 </dc:creator>
    <meta:editing-duration>PT01H00M58S</meta:editing-duration>
    <meta:editing-cycles>1</meta:editing-cycles>
    <meta:document-statistic meta:table-count="1" meta:cell-count="4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abel-arrangement="stagger-odd" chart:axis-position="0" style:rotation-angle="270"/>
      <style:graphic-properties svg:stroke-color="#b3b3b3"/>
      <style:text-properties fo:font-size="8pt" style:font-size-asian="8pt" style:font-size-complex="8pt"/>
    </style:style>
    <style:style style:name="ch4" style:family="chart" style:data-style-name="N0">
      <style:chart-properties chart:display-label="true" chart:logarithmic="false" chart:minimum="0" chart:maximum="0.03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39cm" svg:height="17.545cm" xlink:href=".." chart:class="chart:bar" chart:style-name="ch1">
        <chart:plot-area chart:style-name="ch2" table:cell-range-address="Sheet1.A1:Sheet1.IV1 Sheet1.A18:Sheet1.IV18" chart:data-source-has-labels="both" svg:x="0.658cm" svg:y="0.35cm" svg:width="31.623cm" svg:height="16.845cm">
          <chart:axis chart:dimension="x" chart:name="primary-x" chart:style-name="ch3">
            <chart:categories table:cell-range-address="Sheet1.B1:Sheet1.IV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8:Sheet1.IV18" chart:label-cell-address="Sheet1.A18:Sheet1.A18" chart:class="chart:bar">
            <chart:data-point chart:repeated="2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B1:Sheet1.IV1">1.3458252</text:p>
              </table:table-cell>
              <table:table-cell office:value-type="string">
                <text:p>45.758057</text:p>
              </table:table-cell>
              <table:table-cell office:value-type="string">
                <text:p>131.89087</text:p>
              </table:table-cell>
              <table:table-cell office:value-type="string">
                <text:p>218.02368</text:p>
              </table:table-cell>
              <table:table-cell office:value-type="string">
                <text:p>304.1565</text:p>
              </table:table-cell>
              <table:table-cell office:value-type="string">
                <text:p>390.2893</text:p>
              </table:table-cell>
              <table:table-cell office:value-type="string">
                <text:p>476.42212</text:p>
              </table:table-cell>
              <table:table-cell office:value-type="string">
                <text:p>562.55493</text:p>
              </table:table-cell>
              <table:table-cell office:value-type="string">
                <text:p>648.68774</text:p>
              </table:table-cell>
              <table:table-cell office:value-type="string">
                <text:p>734.82056</text:p>
              </table:table-cell>
              <table:table-cell office:value-type="string">
                <text:p>820.95337</text:p>
              </table:table-cell>
              <table:table-cell office:value-type="string">
                <text:p>907.0862</text:p>
              </table:table-cell>
              <table:table-cell office:value-type="string">
                <text:p>993.219</text:p>
              </table:table-cell>
              <table:table-cell office:value-type="string">
                <text:p>1079.3518</text:p>
              </table:table-cell>
              <table:table-cell office:value-type="string">
                <text:p>1165.4846</text:p>
              </table:table-cell>
              <table:table-cell office:value-type="string">
                <text:p>1251.6174</text:p>
              </table:table-cell>
              <table:table-cell office:value-type="string">
                <text:p>1337.7502</text:p>
              </table:table-cell>
              <table:table-cell office:value-type="string">
                <text:p>1423.883</text:p>
              </table:table-cell>
              <table:table-cell office:value-type="string">
                <text:p>1510.0159</text:p>
              </table:table-cell>
              <table:table-cell office:value-type="string">
                <text:p>1596.1487</text:p>
              </table:table-cell>
              <table:table-cell office:value-type="string">
                <text:p>1682.2815</text:p>
              </table:table-cell>
              <table:table-cell office:value-type="string">
                <text:p>1768.4143</text:p>
              </table:table-cell>
              <table:table-cell office:value-type="string">
                <text:p>1854.5471</text:p>
              </table:table-cell>
              <table:table-cell office:value-type="string">
                <text:p>1940.6799</text:p>
              </table:table-cell>
              <table:table-cell office:value-type="string">
                <text:p>2026.8127</text:p>
              </table:table-cell>
              <table:table-cell office:value-type="string">
                <text:p>2112.9456</text:p>
              </table:table-cell>
              <table:table-cell office:value-type="string">
                <text:p>2199.0784</text:p>
              </table:table-cell>
              <table:table-cell office:value-type="string">
                <text:p>2285.2112</text:p>
              </table:table-cell>
              <table:table-cell office:value-type="string">
                <text:p>2371.344</text:p>
              </table:table-cell>
              <table:table-cell office:value-type="string">
                <text:p>2457.4768</text:p>
              </table:table-cell>
              <table:table-cell office:value-type="string">
                <text:p>2543.6096</text:p>
              </table:table-cell>
              <table:table-cell office:value-type="string">
                <text:p>2629.7424</text:p>
              </table:table-cell>
              <table:table-cell office:value-type="string">
                <text:p>2715.8752</text:p>
              </table:table-cell>
              <table:table-cell office:value-type="string">
                <text:p>2802.008</text:p>
              </table:table-cell>
              <table:table-cell office:value-type="string">
                <text:p>2888.1409</text:p>
              </table:table-cell>
              <table:table-cell office:value-type="string">
                <text:p>2974.2737</text:p>
              </table:table-cell>
              <table:table-cell office:value-type="string">
                <text:p>3060.4065</text:p>
              </table:table-cell>
              <table:table-cell office:value-type="string">
                <text:p>3146.5393</text:p>
              </table:table-cell>
              <table:table-cell office:value-type="string">
                <text:p>3232.672</text:p>
              </table:table-cell>
              <table:table-cell office:value-type="string">
                <text:p>3318.805</text:p>
              </table:table-cell>
              <table:table-cell office:value-type="string">
                <text:p>3404.9377</text:p>
              </table:table-cell>
              <table:table-cell office:value-type="string">
                <text:p>3491.0706</text:p>
              </table:table-cell>
              <table:table-cell office:value-type="string">
                <text:p>3577.2034</text:p>
              </table:table-cell>
              <table:table-cell office:value-type="string">
                <text:p>3663.3362</text:p>
              </table:table-cell>
              <table:table-cell office:value-type="string">
                <text:p>3749.469</text:p>
              </table:table-cell>
              <table:table-cell office:value-type="string">
                <text:p>3835.6018</text:p>
              </table:table-cell>
              <table:table-cell office:value-type="string">
                <text:p>3921.7346</text:p>
              </table:table-cell>
              <table:table-cell office:value-type="string">
                <text:p>4007.8674</text:p>
              </table:table-cell>
              <table:table-cell office:value-type="string">
                <text:p>4094.0005</text:p>
              </table:table-cell>
              <table:table-cell office:value-type="string">
                <text:p>4180.1333</text:p>
              </table:table-cell>
              <table:table-cell office:value-type="string">
                <text:p>4266.266</text:p>
              </table:table-cell>
              <table:table-cell office:value-type="string">
                <text:p>4352.399</text:p>
              </table:table-cell>
              <table:table-cell office:value-type="string">
                <text:p>4438.5317</text:p>
              </table:table-cell>
              <table:table-cell office:value-type="string">
                <text:p>4524.6646</text:p>
              </table:table-cell>
              <table:table-cell office:value-type="string">
                <text:p>4610.7974</text:p>
              </table:table-cell>
              <table:table-cell office:value-type="string">
                <text:p>4696.93</text:p>
              </table:table-cell>
              <table:table-cell office:value-type="string">
                <text:p>4783.063</text:p>
              </table:table-cell>
              <table:table-cell office:value-type="string">
                <text:p>4869.196</text:p>
              </table:table-cell>
              <table:table-cell office:value-type="string">
                <text:p>4955.3286</text:p>
              </table:table-cell>
              <table:table-cell office:value-type="string">
                <text:p>5041.4614</text:p>
              </table:table-cell>
              <table:table-cell office:value-type="string">
                <text:p>5127.594</text:p>
              </table:table-cell>
              <table:table-cell office:value-type="string">
                <text:p>5213.727</text:p>
              </table:table-cell>
              <table:table-cell office:value-type="string">
                <text:p>5299.86</text:p>
              </table:table-cell>
              <table:table-cell office:value-type="string">
                <text:p>5385.9927</text:p>
              </table:table-cell>
              <table:table-cell office:value-type="string">
                <text:p>5472.1255</text:p>
              </table:table-cell>
              <table:table-cell office:value-type="string">
                <text:p>5558.2583</text:p>
              </table:table-cell>
              <table:table-cell office:value-type="string">
                <text:p>5644.391</text:p>
              </table:table-cell>
              <table:table-cell office:value-type="string">
                <text:p>5730.524</text:p>
              </table:table-cell>
              <table:table-cell office:value-type="string">
                <text:p>5816.6567</text:p>
              </table:table-cell>
              <table:table-cell office:value-type="string">
                <text:p>5902.7896</text:p>
              </table:table-cell>
              <table:table-cell office:value-type="string">
                <text:p>5988.9224</text:p>
              </table:table-cell>
              <table:table-cell office:value-type="string">
                <text:p>6075.055</text:p>
              </table:table-cell>
              <table:table-cell office:value-type="string">
                <text:p>6161.188</text:p>
              </table:table-cell>
              <table:table-cell office:value-type="string">
                <text:p>6247.321</text:p>
              </table:table-cell>
              <table:table-cell office:value-type="string">
                <text:p>6333.4536</text:p>
              </table:table-cell>
              <table:table-cell office:value-type="string">
                <text:p>6419.5864</text:p>
              </table:table-cell>
              <table:table-cell office:value-type="string">
                <text:p>6505.719</text:p>
              </table:table-cell>
              <table:table-cell office:value-type="string">
                <text:p>6591.852</text:p>
              </table:table-cell>
              <table:table-cell office:value-type="string">
                <text:p>6677.985</text:p>
              </table:table-cell>
              <table:table-cell office:value-type="string">
                <text:p>6764.1177</text:p>
              </table:table-cell>
              <table:table-cell office:value-type="string">
                <text:p>6850.2505</text:p>
              </table:table-cell>
              <table:table-cell office:value-type="string">
                <text:p>6936.3833</text:p>
              </table:table-cell>
              <table:table-cell office:value-type="string">
                <text:p>7022.516</text:p>
              </table:table-cell>
              <table:table-cell office:value-type="string">
                <text:p>7108.649</text:p>
              </table:table-cell>
              <table:table-cell office:value-type="string">
                <text:p>7194.7817</text:p>
              </table:table-cell>
              <table:table-cell office:value-type="string">
                <text:p>7280.9146</text:p>
              </table:table-cell>
              <table:table-cell office:value-type="string">
                <text:p>7367.0474</text:p>
              </table:table-cell>
              <table:table-cell office:value-type="string">
                <text:p>7453.18</text:p>
              </table:table-cell>
              <table:table-cell office:value-type="string">
                <text:p>7539.313</text:p>
              </table:table-cell>
              <table:table-cell office:value-type="string">
                <text:p>7625.446</text:p>
              </table:table-cell>
              <table:table-cell office:value-type="string">
                <text:p>7711.5786</text:p>
              </table:table-cell>
              <table:table-cell office:value-type="string">
                <text:p>7797.7114</text:p>
              </table:table-cell>
              <table:table-cell office:value-type="string">
                <text:p>7883.844</text:p>
              </table:table-cell>
              <table:table-cell office:value-type="string">
                <text:p>7969.977</text:p>
              </table:table-cell>
              <table:table-cell office:value-type="string">
                <text:p>8056.11</text:p>
              </table:table-cell>
              <table:table-cell office:value-type="string">
                <text:p>8142.2427</text:p>
              </table:table-cell>
              <table:table-cell office:value-type="string">
                <text:p>8228.372</text:p>
              </table:table-cell>
              <table:table-cell office:value-type="string">
                <text:p>8314.498</text:p>
              </table:table-cell>
              <table:table-cell office:value-type="string">
                <text:p>8400.623</text:p>
              </table:table-cell>
              <table:table-cell office:value-type="string">
                <text:p>8486.748</text:p>
              </table:table-cell>
              <table:table-cell office:value-type="string">
                <text:p>8572.873</text:p>
              </table:table-cell>
              <table:table-cell office:value-type="string">
                <text:p>8658.998</text:p>
              </table:table-cell>
              <table:table-cell office:value-type="string">
                <text:p>8745.123</text:p>
              </table:table-cell>
              <table:table-cell office:value-type="string">
                <text:p>8831.248</text:p>
              </table:table-cell>
              <table:table-cell office:value-type="string">
                <text:p>8917.373</text:p>
              </table:table-cell>
              <table:table-cell office:value-type="string">
                <text:p>9003.498</text:p>
              </table:table-cell>
              <table:table-cell office:value-type="string">
                <text:p>9089.623</text:p>
              </table:table-cell>
              <table:table-cell office:value-type="string">
                <text:p>9175.748</text:p>
              </table:table-cell>
              <table:table-cell office:value-type="string">
                <text:p>9261.873</text:p>
              </table:table-cell>
              <table:table-cell office:value-type="string">
                <text:p>9347.998</text:p>
              </table:table-cell>
              <table:table-cell office:value-type="string">
                <text:p>9434.123</text:p>
              </table:table-cell>
              <table:table-cell office:value-type="string">
                <text:p>9520.248</text:p>
              </table:table-cell>
              <table:table-cell office:value-type="string">
                <text:p>9606.373</text:p>
              </table:table-cell>
              <table:table-cell office:value-type="string">
                <text:p>9692.498</text:p>
              </table:table-cell>
              <table:table-cell office:value-type="string">
                <text:p>9778.623</text:p>
              </table:table-cell>
              <table:table-cell office:value-type="string">
                <text:p>9864.748</text:p>
              </table:table-cell>
              <table:table-cell office:value-type="string">
                <text:p>9950.873</text:p>
              </table:table-cell>
              <table:table-cell office:value-type="string">
                <text:p>10036.998</text:p>
              </table:table-cell>
              <table:table-cell office:value-type="string">
                <text:p>10123.123</text:p>
              </table:table-cell>
              <table:table-cell office:value-type="string">
                <text:p>10209.248</text:p>
              </table:table-cell>
              <table:table-cell office:value-type="string">
                <text:p>10295.373</text:p>
              </table:table-cell>
              <table:table-cell office:value-type="string">
                <text:p>10381.498</text:p>
              </table:table-cell>
              <table:table-cell office:value-type="string">
                <text:p>10467.623</text:p>
              </table:table-cell>
              <table:table-cell office:value-type="string">
                <text:p>10553.748</text:p>
              </table:table-cell>
              <table:table-cell office:value-type="string">
                <text:p>10639.873</text:p>
              </table:table-cell>
              <table:table-cell office:value-type="string">
                <text:p>10725.998</text:p>
              </table:table-cell>
              <table:table-cell office:value-type="string">
                <text:p>10812.123</text:p>
              </table:table-cell>
              <table:table-cell office:value-type="string">
                <text:p>10898.248</text:p>
              </table:table-cell>
              <table:table-cell office:value-type="string">
                <text:p>10984.373</text:p>
              </table:table-cell>
              <table:table-cell office:value-type="string">
                <text:p>11070.498</text:p>
              </table:table-cell>
              <table:table-cell office:value-type="string">
                <text:p>11156.623</text:p>
              </table:table-cell>
              <table:table-cell office:value-type="string">
                <text:p>11242.748</text:p>
              </table:table-cell>
              <table:table-cell office:value-type="string">
                <text:p>11328.873</text:p>
              </table:table-cell>
              <table:table-cell office:value-type="string">
                <text:p>11414.998</text:p>
              </table:table-cell>
              <table:table-cell office:value-type="string">
                <text:p>11501.123</text:p>
              </table:table-cell>
              <table:table-cell office:value-type="string">
                <text:p>11587.248</text:p>
              </table:table-cell>
              <table:table-cell office:value-type="string">
                <text:p>11673.373</text:p>
              </table:table-cell>
              <table:table-cell office:value-type="string">
                <text:p>11759.498</text:p>
              </table:table-cell>
              <table:table-cell office:value-type="string">
                <text:p>11845.623</text:p>
              </table:table-cell>
              <table:table-cell office:value-type="string">
                <text:p>11931.748</text:p>
              </table:table-cell>
              <table:table-cell office:value-type="string">
                <text:p>12017.873</text:p>
              </table:table-cell>
              <table:table-cell office:value-type="string">
                <text:p>12103.998</text:p>
              </table:table-cell>
              <table:table-cell office:value-type="string">
                <text:p>12190.123</text:p>
              </table:table-cell>
              <table:table-cell office:value-type="string">
                <text:p>12276.248</text:p>
              </table:table-cell>
              <table:table-cell office:value-type="string">
                <text:p>12362.373</text:p>
              </table:table-cell>
              <table:table-cell office:value-type="string">
                <text:p>12448.498</text:p>
              </table:table-cell>
              <table:table-cell office:value-type="string">
                <text:p>12534.623</text:p>
              </table:table-cell>
              <table:table-cell office:value-type="string">
                <text:p>12620.748</text:p>
              </table:table-cell>
              <table:table-cell office:value-type="string">
                <text:p>12706.873</text:p>
              </table:table-cell>
              <table:table-cell office:value-type="string">
                <text:p>12792.998</text:p>
              </table:table-cell>
              <table:table-cell office:value-type="string">
                <text:p>12879.123</text:p>
              </table:table-cell>
              <table:table-cell office:value-type="string">
                <text:p>12965.248</text:p>
              </table:table-cell>
              <table:table-cell office:value-type="string">
                <text:p>13051.373</text:p>
              </table:table-cell>
              <table:table-cell office:value-type="string">
                <text:p>13137.498</text:p>
              </table:table-cell>
              <table:table-cell office:value-type="string">
                <text:p>13223.623</text:p>
              </table:table-cell>
              <table:table-cell office:value-type="string">
                <text:p>13309.748</text:p>
              </table:table-cell>
              <table:table-cell office:value-type="string">
                <text:p>13395.873</text:p>
              </table:table-cell>
              <table:table-cell office:value-type="string">
                <text:p>13481.998</text:p>
              </table:table-cell>
              <table:table-cell office:value-type="string">
                <text:p>13568.123</text:p>
              </table:table-cell>
              <table:table-cell office:value-type="string">
                <text:p>13654.248</text:p>
              </table:table-cell>
              <table:table-cell office:value-type="string">
                <text:p>13740.373</text:p>
              </table:table-cell>
              <table:table-cell office:value-type="string">
                <text:p>13826.498</text:p>
              </table:table-cell>
              <table:table-cell office:value-type="string">
                <text:p>13912.623</text:p>
              </table:table-cell>
              <table:table-cell office:value-type="string">
                <text:p>13998.748</text:p>
              </table:table-cell>
              <table:table-cell office:value-type="string">
                <text:p>14084.873</text:p>
              </table:table-cell>
              <table:table-cell office:value-type="string">
                <text:p>14170.998</text:p>
              </table:table-cell>
              <table:table-cell office:value-type="string">
                <text:p>14257.123</text:p>
              </table:table-cell>
              <table:table-cell office:value-type="string">
                <text:p>14343.248</text:p>
              </table:table-cell>
              <table:table-cell office:value-type="string">
                <text:p>14429.373</text:p>
              </table:table-cell>
              <table:table-cell office:value-type="string">
                <text:p>14515.498</text:p>
              </table:table-cell>
              <table:table-cell office:value-type="string">
                <text:p>14601.623</text:p>
              </table:table-cell>
              <table:table-cell office:value-type="string">
                <text:p>14687.748</text:p>
              </table:table-cell>
              <table:table-cell office:value-type="string">
                <text:p>14773.873</text:p>
              </table:table-cell>
              <table:table-cell office:value-type="string">
                <text:p>14859.998</text:p>
              </table:table-cell>
              <table:table-cell office:value-type="string">
                <text:p>14946.123</text:p>
              </table:table-cell>
              <table:table-cell office:value-type="string">
                <text:p>15032.248</text:p>
              </table:table-cell>
              <table:table-cell office:value-type="string">
                <text:p>15118.373</text:p>
              </table:table-cell>
              <table:table-cell office:value-type="string">
                <text:p>15204.498</text:p>
              </table:table-cell>
              <table:table-cell office:value-type="string">
                <text:p>15290.623</text:p>
              </table:table-cell>
              <table:table-cell office:value-type="string">
                <text:p>15376.748</text:p>
              </table:table-cell>
              <table:table-cell office:value-type="string">
                <text:p>15462.873</text:p>
              </table:table-cell>
              <table:table-cell office:value-type="string">
                <text:p>15548.998</text:p>
              </table:table-cell>
              <table:table-cell office:value-type="string">
                <text:p>15635.123</text:p>
              </table:table-cell>
              <table:table-cell office:value-type="string">
                <text:p>15721.248</text:p>
              </table:table-cell>
              <table:table-cell office:value-type="string">
                <text:p>15807.373</text:p>
              </table:table-cell>
              <table:table-cell office:value-type="string">
                <text:p>15893.498</text:p>
              </table:table-cell>
              <table:table-cell office:value-type="string">
                <text:p>15979.623</text:p>
              </table:table-cell>
              <table:table-cell office:value-type="string">
                <text:p>16065.748</text:p>
              </table:table-cell>
              <table:table-cell office:value-type="string">
                <text:p>16151.873</text:p>
              </table:table-cell>
              <table:table-cell office:value-type="string">
                <text:p>16237.998</text:p>
              </table:table-cell>
              <table:table-cell office:value-type="string">
                <text:p>16324.123</text:p>
              </table:table-cell>
              <table:table-cell office:value-type="string">
                <text:p>16410.248</text:p>
              </table:table-cell>
              <table:table-cell office:value-type="string">
                <text:p>16496.373</text:p>
              </table:table-cell>
              <table:table-cell office:value-type="string">
                <text:p>16582.498</text:p>
              </table:table-cell>
              <table:table-cell office:value-type="string">
                <text:p>16668.623</text:p>
              </table:table-cell>
              <table:table-cell office:value-type="string">
                <text:p>16754.748</text:p>
              </table:table-cell>
              <table:table-cell office:value-type="string">
                <text:p>16840.873</text:p>
              </table:table-cell>
              <table:table-cell office:value-type="string">
                <text:p>16926.998</text:p>
              </table:table-cell>
              <table:table-cell office:value-type="string">
                <text:p>17013.123</text:p>
              </table:table-cell>
              <table:table-cell office:value-type="string">
                <text:p>17099.248</text:p>
              </table:table-cell>
              <table:table-cell office:value-type="string">
                <text:p>17185.373</text:p>
              </table:table-cell>
              <table:table-cell office:value-type="string">
                <text:p>17271.498</text:p>
              </table:table-cell>
              <table:table-cell office:value-type="string">
                <text:p>17357.623</text:p>
              </table:table-cell>
              <table:table-cell office:value-type="string">
                <text:p>17443.748</text:p>
              </table:table-cell>
              <table:table-cell office:value-type="string">
                <text:p>17529.873</text:p>
              </table:table-cell>
              <table:table-cell office:value-type="string">
                <text:p>17615.998</text:p>
              </table:table-cell>
              <table:table-cell office:value-type="string">
                <text:p>17702.123</text:p>
              </table:table-cell>
              <table:table-cell office:value-type="string">
                <text:p>17788.248</text:p>
              </table:table-cell>
              <table:table-cell office:value-type="string">
                <text:p>17874.373</text:p>
              </table:table-cell>
              <table:table-cell office:value-type="string">
                <text:p>17960.498</text:p>
              </table:table-cell>
              <table:table-cell office:value-type="string">
                <text:p>18046.623</text:p>
              </table:table-cell>
              <table:table-cell office:value-type="string">
                <text:p>18132.748</text:p>
              </table:table-cell>
              <table:table-cell office:value-type="string">
                <text:p>18218.873</text:p>
              </table:table-cell>
              <table:table-cell office:value-type="string">
                <text:p>18304.998</text:p>
              </table:table-cell>
              <table:table-cell office:value-type="string">
                <text:p>18391.123</text:p>
              </table:table-cell>
              <table:table-cell office:value-type="string">
                <text:p>18477.248</text:p>
              </table:table-cell>
              <table:table-cell office:value-type="string">
                <text:p>18563.373</text:p>
              </table:table-cell>
              <table:table-cell office:value-type="string">
                <text:p>18649.498</text:p>
              </table:table-cell>
              <table:table-cell office:value-type="string">
                <text:p>18735.623</text:p>
              </table:table-cell>
              <table:table-cell office:value-type="string">
                <text:p>18821.748</text:p>
              </table:table-cell>
              <table:table-cell office:value-type="string">
                <text:p>18907.873</text:p>
              </table:table-cell>
              <table:table-cell office:value-type="string">
                <text:p>18993.998</text:p>
              </table:table-cell>
              <table:table-cell office:value-type="string">
                <text:p>19080.123</text:p>
              </table:table-cell>
              <table:table-cell office:value-type="string">
                <text:p>19166.248</text:p>
              </table:table-cell>
              <table:table-cell office:value-type="string">
                <text:p>19252.373</text:p>
              </table:table-cell>
              <table:table-cell office:value-type="string">
                <text:p>19338.498</text:p>
              </table:table-cell>
              <table:table-cell office:value-type="string">
                <text:p>19424.623</text:p>
              </table:table-cell>
              <table:table-cell office:value-type="string">
                <text:p>19510.748</text:p>
              </table:table-cell>
              <table:table-cell office:value-type="string">
                <text:p>19596.873</text:p>
              </table:table-cell>
              <table:table-cell office:value-type="string">
                <text:p>19682.998</text:p>
              </table:table-cell>
              <table:table-cell office:value-type="string">
                <text:p>19769.123</text:p>
              </table:table-cell>
              <table:table-cell office:value-type="string">
                <text:p>19855.248</text:p>
              </table:table-cell>
              <table:table-cell office:value-type="string">
                <text:p>19941.373</text:p>
              </table:table-cell>
              <table:table-cell office:value-type="string">
                <text:p>20027.498</text:p>
              </table:table-cell>
              <table:table-cell office:value-type="string">
                <text:p>20113.623</text:p>
              </table:table-cell>
              <table:table-cell office:value-type="string">
                <text:p>20199.748</text:p>
              </table:table-cell>
              <table:table-cell office:value-type="string">
                <text:p>20285.873</text:p>
              </table:table-cell>
              <table:table-cell office:value-type="string">
                <text:p>20371.998</text:p>
              </table:table-cell>
              <table:table-cell office:value-type="string">
                <text:p>20458.123</text:p>
              </table:table-cell>
              <table:table-cell office:value-type="string">
                <text:p>20544.248</text:p>
              </table:table-cell>
              <table:table-cell office:value-type="string">
                <text:p>20630.373</text:p>
              </table:table-cell>
              <table:table-cell office:value-type="string">
                <text:p>20716.498</text:p>
              </table:table-cell>
              <table:table-cell office:value-type="string">
                <text:p>20802.623</text:p>
              </table:table-cell>
              <table:table-cell office:value-type="string">
                <text:p>20888.748</text:p>
              </table:table-cell>
              <table:table-cell office:value-type="string">
                <text:p>20974.873</text:p>
              </table:table-cell>
              <table:table-cell office:value-type="string">
                <text:p>21060.998</text:p>
              </table:table-cell>
              <table:table-cell office:value-type="string">
                <text:p>21147.123</text:p>
              </table:table-cell>
              <table:table-cell office:value-type="string">
                <text:p>21233.248</text:p>
              </table:table-cell>
              <table:table-cell office:value-type="string">
                <text:p>21319.373</text:p>
              </table:table-cell>
              <table:table-cell office:value-type="string">
                <text:p>21405.498</text:p>
              </table:table-cell>
              <table:table-cell office:value-type="string">
                <text:p>21491.623</text:p>
              </table:table-cell>
              <table:table-cell office:value-type="string">
                <text:p>21577.748</text:p>
              </table:table-cell>
              <table:table-cell office:value-type="string">
                <text:p>21663.873</text:p>
              </table:table-cell>
              <table:table-cell office:value-type="string">
                <text:p>21749.998</text:p>
              </table:table-cell>
              <table:table-cell office:value-type="string">
                <text:p>21836.123</text:p>
              </table:table-cell>
            </table:table-row>
          </table:table-header-rows>
          <table:table-rows>
            <table:table-row>
              <table:table-cell office:value-type="string">
                <text:p text:id="Sheet1.A18:Sheet1.A18">norm mean</text:p>
              </table:table-cell>
              <table:table-cell office:value-type="float" office:value="0.0666792417291776">
                <text:p text:id="Sheet1.B18:Sheet1.IV18">0.0666792417291776</text:p>
              </table:table-cell>
              <table:table-cell office:value-type="float" office:value="0.067901622132481">
                <text:p>0.067901622132481</text:p>
              </table:table-cell>
              <table:table-cell office:value-type="float" office:value="0.0227147969674638">
                <text:p>0.0227147969674638</text:p>
              </table:table-cell>
              <table:table-cell office:value-type="float" office:value="0.019910287815797">
                <text:p>0.019910287815797</text:p>
              </table:table-cell>
              <table:table-cell office:value-type="float" office:value="0.0208705098041267">
                <text:p>0.0208705098041267</text:p>
              </table:table-cell>
              <table:table-cell office:value-type="float" office:value="0.0167267952742897">
                <text:p>0.0167267952742897</text:p>
              </table:table-cell>
              <table:table-cell office:value-type="float" office:value="0.0133619494607242">
                <text:p>0.0133619494607242</text:p>
              </table:table-cell>
              <table:table-cell office:value-type="float" office:value="0.0130508659957668">
                <text:p>0.0130508659957668</text:p>
              </table:table-cell>
              <table:table-cell office:value-type="float" office:value="0.0123767260209866">
                <text:p>0.0123767260209866</text:p>
              </table:table-cell>
              <table:table-cell office:value-type="float" office:value="0.0115457551702362">
                <text:p>0.0115457551702362</text:p>
              </table:table-cell>
              <table:table-cell office:value-type="float" office:value="0.00969289562136795">
                <text:p>0.00969289562136795</text:p>
              </table:table-cell>
              <table:table-cell office:value-type="float" office:value="0.00929801276628341">
                <text:p>0.00929801276628341</text:p>
              </table:table-cell>
              <table:table-cell office:value-type="float" office:value="0.0104400949727909">
                <text:p>0.0104400949727909</text:p>
              </table:table-cell>
              <table:table-cell office:value-type="float" office:value="0.0101410741597342">
                <text:p>0.0101410741597342</text:p>
              </table:table-cell>
              <table:table-cell office:value-type="float" office:value="0.00938322898307461">
                <text:p>0.00938322898307461</text:p>
              </table:table-cell>
              <table:table-cell office:value-type="float" office:value="0.00849159144510677">
                <text:p>0.00849159144510677</text:p>
              </table:table-cell>
              <table:table-cell office:value-type="float" office:value="0.00889916320765299">
                <text:p>0.00889916320765299</text:p>
              </table:table-cell>
              <table:table-cell office:value-type="float" office:value="0.00812394448613257">
                <text:p>0.00812394448613257</text:p>
              </table:table-cell>
              <table:table-cell office:value-type="float" office:value="0.00942014216448363">
                <text:p>0.00942014216448363</text:p>
              </table:table-cell>
              <table:table-cell office:value-type="float" office:value="0.00908573825842861">
                <text:p>0.00908573825842861</text:p>
              </table:table-cell>
              <table:table-cell office:value-type="float" office:value="0.00736954117264683">
                <text:p>0.00736954117264683</text:p>
              </table:table-cell>
              <table:table-cell office:value-type="float" office:value="0.00716887978580754">
                <text:p>0.00716887978580754</text:p>
              </table:table-cell>
              <table:table-cell office:value-type="float" office:value="0.00709913785643581">
                <text:p>0.00709913785643581</text:p>
              </table:table-cell>
              <table:table-cell office:value-type="float" office:value="0.00809070103291874">
                <text:p>0.00809070103291874</text:p>
              </table:table-cell>
              <table:table-cell office:value-type="float" office:value="0.00884257770824952">
                <text:p>0.00884257770824952</text:p>
              </table:table-cell>
              <table:table-cell office:value-type="float" office:value="0.00739566879353217">
                <text:p>0.00739566879353217</text:p>
              </table:table-cell>
              <table:table-cell office:value-type="float" office:value="0.00637517537108011">
                <text:p>0.00637517537108011</text:p>
              </table:table-cell>
              <table:table-cell office:value-type="float" office:value="0.00862304883366312">
                <text:p>0.00862304883366312</text:p>
              </table:table-cell>
              <table:table-cell office:value-type="float" office:value="0.00845819880099726">
                <text:p>0.00845819880099726</text:p>
              </table:table-cell>
              <table:table-cell office:value-type="float" office:value="0.00871557183414673">
                <text:p>0.00871557183414673</text:p>
              </table:table-cell>
              <table:table-cell office:value-type="float" office:value="0.00829870518669329">
                <text:p>0.00829870518669329</text:p>
              </table:table-cell>
              <table:table-cell office:value-type="float" office:value="0.0072182519108147">
                <text:p>0.0072182519108147</text:p>
              </table:table-cell>
              <table:table-cell office:value-type="float" office:value="0.00860251850032756">
                <text:p>0.00860251850032756</text:p>
              </table:table-cell>
              <table:table-cell office:value-type="float" office:value="0.00658095439511679">
                <text:p>0.00658095439511679</text:p>
              </table:table-cell>
              <table:table-cell office:value-type="float" office:value="0.0072393177734712">
                <text:p>0.0072393177734712</text:p>
              </table:table-cell>
              <table:table-cell office:value-type="float" office:value="0.00580648849799631">
                <text:p>0.00580648849799631</text:p>
              </table:table-cell>
              <table:table-cell office:value-type="float" office:value="0.00793546964779562">
                <text:p>0.00793546964779562</text:p>
              </table:table-cell>
              <table:table-cell office:value-type="float" office:value="0.00621642182584135">
                <text:p>0.00621642182584135</text:p>
              </table:table-cell>
              <table:table-cell office:value-type="float" office:value="0.00693612253640471">
                <text:p>0.00693612253640471</text:p>
              </table:table-cell>
              <table:table-cell office:value-type="float" office:value="0.00537532134602592">
                <text:p>0.00537532134602592</text:p>
              </table:table-cell>
              <table:table-cell office:value-type="float" office:value="0.00508557772918066">
                <text:p>0.00508557772918066</text:p>
              </table:table-cell>
              <table:table-cell office:value-type="float" office:value="0.00502939417969357">
                <text:p>0.00502939417969357</text:p>
              </table:table-cell>
              <table:table-cell office:value-type="float" office:value="0.0046973900941228">
                <text:p>0.0046973900941228</text:p>
              </table:table-cell>
              <table:table-cell office:value-type="float" office:value="0.00515091062942496">
                <text:p>0.00515091062942496</text:p>
              </table:table-cell>
              <table:table-cell office:value-type="float" office:value="0.00423262650479406">
                <text:p>0.00423262650479406</text:p>
              </table:table-cell>
              <table:table-cell office:value-type="float" office:value="0.0047528511117776">
                <text:p>0.0047528511117776</text:p>
              </table:table-cell>
              <table:table-cell office:value-type="float" office:value="0.00466748791112066">
                <text:p>0.00466748791112066</text:p>
              </table:table-cell>
              <table:table-cell office:value-type="float" office:value="0.00384489981010057">
                <text:p>0.00384489981010057</text:p>
              </table:table-cell>
              <table:table-cell office:value-type="float" office:value="0.00428738354048673">
                <text:p>0.00428738354048673</text:p>
              </table:table-cell>
              <table:table-cell office:value-type="float" office:value="0.00432849893284507">
                <text:p>0.00432849893284507</text:p>
              </table:table-cell>
              <table:table-cell office:value-type="float" office:value="0.00414146491721324">
                <text:p>0.00414146491721324</text:p>
              </table:table-cell>
              <table:table-cell office:value-type="float" office:value="0.00422812251928583">
                <text:p>0.00422812251928583</text:p>
              </table:table-cell>
              <table:table-cell office:value-type="float" office:value="0.00404426146619607">
                <text:p>0.00404426146619607</text:p>
              </table:table-cell>
              <table:table-cell office:value-type="float" office:value="0.00357125716249553">
                <text:p>0.00357125716249553</text:p>
              </table:table-cell>
              <table:table-cell office:value-type="float" office:value="0.00348593507534415">
                <text:p>0.00348593507534415</text:p>
              </table:table-cell>
              <table:table-cell office:value-type="float" office:value="0.00370444075138181">
                <text:p>0.00370444075138181</text:p>
              </table:table-cell>
              <table:table-cell office:value-type="float" office:value="0.00391665695686266">
                <text:p>0.00391665695686266</text:p>
              </table:table-cell>
              <table:table-cell office:value-type="float" office:value="0.00368897119176665">
                <text:p>0.00368897119176665</text:p>
              </table:table-cell>
              <table:table-cell office:value-type="float" office:value="0.00353364966461722">
                <text:p>0.00353364966461722</text:p>
              </table:table-cell>
              <table:table-cell office:value-type="float" office:value="0.0035584255770402">
                <text:p>0.0035584255770402</text:p>
              </table:table-cell>
              <table:table-cell office:value-type="float" office:value="0.00392659111231623">
                <text:p>0.00392659111231623</text:p>
              </table:table-cell>
              <table:table-cell office:value-type="float" office:value="0.00411540229552305">
                <text:p>0.00411540229552305</text:p>
              </table:table-cell>
              <table:table-cell office:value-type="float" office:value="0.00405288255568482">
                <text:p>0.00405288255568482</text:p>
              </table:table-cell>
              <table:table-cell office:value-type="float" office:value="0.00350544151123815">
                <text:p>0.00350544151123815</text:p>
              </table:table-cell>
              <table:table-cell office:value-type="float" office:value="0.00348076089490549">
                <text:p>0.00348076089490549</text:p>
              </table:table-cell>
              <table:table-cell office:value-type="float" office:value="0.00388177329309968">
                <text:p>0.00388177329309968</text:p>
              </table:table-cell>
              <table:table-cell office:value-type="float" office:value="0.00397331439029552">
                <text:p>0.00397331439029552</text:p>
              </table:table-cell>
              <table:table-cell office:value-type="float" office:value="0.00370049488912246">
                <text:p>0.00370049488912246</text:p>
              </table:table-cell>
              <table:table-cell office:value-type="float" office:value="0.00373881746037016">
                <text:p>0.00373881746037016</text:p>
              </table:table-cell>
              <table:table-cell office:value-type="float" office:value="0.00360569587387859">
                <text:p>0.00360569587387859</text:p>
              </table:table-cell>
              <table:table-cell office:value-type="float" office:value="0.00366024252336142">
                <text:p>0.00366024252336142</text:p>
              </table:table-cell>
              <table:table-cell office:value-type="float" office:value="0.00395526106939784">
                <text:p>0.00395526106939784</text:p>
              </table:table-cell>
              <table:table-cell office:value-type="float" office:value="0.00368270348641969">
                <text:p>0.00368270348641969</text:p>
              </table:table-cell>
              <table:table-cell office:value-type="float" office:value="0.00382845618864515">
                <text:p>0.00382845618864515</text:p>
              </table:table-cell>
              <table:table-cell office:value-type="float" office:value="0.00364802866610935">
                <text:p>0.00364802866610935</text:p>
              </table:table-cell>
              <table:table-cell office:value-type="float" office:value="0.00328354499552937">
                <text:p>0.00328354499552937</text:p>
              </table:table-cell>
              <table:table-cell office:value-type="float" office:value="0.00347980862207638">
                <text:p>0.00347980862207638</text:p>
              </table:table-cell>
              <table:table-cell office:value-type="float" office:value="0.00349291487457009">
                <text:p>0.00349291487457009</text:p>
              </table:table-cell>
              <table:table-cell office:value-type="float" office:value="0.00377104975849464">
                <text:p>0.00377104975849464</text:p>
              </table:table-cell>
              <table:table-cell office:value-type="float" office:value="0.00361523527173684">
                <text:p>0.00361523527173684</text:p>
              </table:table-cell>
              <table:table-cell office:value-type="float" office:value="0.00354206206211617">
                <text:p>0.00354206206211617</text:p>
              </table:table-cell>
              <table:table-cell office:value-type="float" office:value="0.00325907649208289">
                <text:p>0.00325907649208289</text:p>
              </table:table-cell>
              <table:table-cell office:value-type="float" office:value="0.00336018880298803">
                <text:p>0.00336018880298803</text:p>
              </table:table-cell>
              <table:table-cell office:value-type="float" office:value="0.00290400010914613">
                <text:p>0.00290400010914613</text:p>
              </table:table-cell>
              <table:table-cell office:value-type="float" office:value="0.00320109931101028">
                <text:p>0.00320109931101028</text:p>
              </table:table-cell>
              <table:table-cell office:value-type="float" office:value="0.00285320434597472">
                <text:p>0.00285320434597472</text:p>
              </table:table-cell>
              <table:table-cell office:value-type="float" office:value="0.00326420711830053">
                <text:p>0.00326420711830053</text:p>
              </table:table-cell>
              <table:table-cell office:value-type="float" office:value="0.00314726669629452">
                <text:p>0.00314726669629452</text:p>
              </table:table-cell>
              <table:table-cell office:value-type="float" office:value="0.00265613127389131">
                <text:p>0.00265613127389131</text:p>
              </table:table-cell>
              <table:table-cell office:value-type="float" office:value="0.00324184181051588">
                <text:p>0.00324184181051588</text:p>
              </table:table-cell>
              <table:table-cell office:value-type="float" office:value="0.00280442600938735">
                <text:p>0.00280442600938735</text:p>
              </table:table-cell>
              <table:table-cell office:value-type="float" office:value="0.00294563470096768">
                <text:p>0.00294563470096768</text:p>
              </table:table-cell>
              <table:table-cell office:value-type="float" office:value="0.00258215462099015">
                <text:p>0.00258215462099015</text:p>
              </table:table-cell>
              <table:table-cell office:value-type="float" office:value="0.00277784846381349">
                <text:p>0.00277784846381349</text:p>
              </table:table-cell>
              <table:table-cell office:value-type="float" office:value="0.00288571827842814">
                <text:p>0.00288571827842814</text:p>
              </table:table-cell>
              <table:table-cell office:value-type="float" office:value="0.0029682216508148">
                <text:p>0.0029682216508148</text:p>
              </table:table-cell>
              <table:table-cell office:value-type="float" office:value="0.00300861374104412">
                <text:p>0.00300861374104412</text:p>
              </table:table-cell>
              <table:table-cell office:value-type="float" office:value="0.00259207647333375">
                <text:p>0.00259207647333375</text:p>
              </table:table-cell>
              <table:table-cell office:value-type="float" office:value="0.00278373203127384">
                <text:p>0.00278373203127384</text:p>
              </table:table-cell>
              <table:table-cell office:value-type="float" office:value="0.00295496463653942">
                <text:p>0.00295496463653942</text:p>
              </table:table-cell>
              <table:table-cell office:value-type="float" office:value="0.00301182042354149">
                <text:p>0.00301182042354149</text:p>
              </table:table-cell>
              <table:table-cell office:value-type="float" office:value="0.00292246535703372">
                <text:p>0.00292246535703372</text:p>
              </table:table-cell>
              <table:table-cell office:value-type="float" office:value="0.00259031579573433">
                <text:p>0.00259031579573433</text:p>
              </table:table-cell>
              <table:table-cell office:value-type="float" office:value="0.00296740013585396">
                <text:p>0.00296740013585396</text:p>
              </table:table-cell>
              <table:table-cell office:value-type="float" office:value="0.0028047773880258">
                <text:p>0.0028047773880258</text:p>
              </table:table-cell>
              <table:table-cell office:value-type="float" office:value="0.00327267425446923">
                <text:p>0.00327267425446923</text:p>
              </table:table-cell>
              <table:table-cell office:value-type="float" office:value="0.00320134132698825">
                <text:p>0.00320134132698825</text:p>
              </table:table-cell>
              <table:table-cell office:value-type="float" office:value="0.00299211288394588">
                <text:p>0.00299211288394588</text:p>
              </table:table-cell>
              <table:table-cell office:value-type="float" office:value="0.00297142307755169">
                <text:p>0.00297142307755169</text:p>
              </table:table-cell>
              <table:table-cell office:value-type="float" office:value="0.00305518974737828">
                <text:p>0.00305518974737828</text:p>
              </table:table-cell>
              <table:table-cell office:value-type="float" office:value="0.00287918282140325">
                <text:p>0.00287918282140325</text:p>
              </table:table-cell>
              <table:table-cell office:value-type="float" office:value="0.00263550867588596">
                <text:p>0.00263550867588596</text:p>
              </table:table-cell>
              <table:table-cell office:value-type="float" office:value="0.00317013293279659">
                <text:p>0.00317013293279659</text:p>
              </table:table-cell>
              <table:table-cell office:value-type="float" office:value="0.00323715825932164">
                <text:p>0.00323715825932164</text:p>
              </table:table-cell>
              <table:table-cell office:value-type="float" office:value="0.00364765906432772">
                <text:p>0.00364765906432772</text:p>
              </table:table-cell>
              <table:table-cell office:value-type="float" office:value="0.00366696210510375">
                <text:p>0.00366696210510375</text:p>
              </table:table-cell>
              <table:table-cell office:value-type="float" office:value="0.00275555480011508">
                <text:p>0.00275555480011508</text:p>
              </table:table-cell>
              <table:table-cell office:value-type="float" office:value="0.00279048710508668">
                <text:p>0.00279048710508668</text:p>
              </table:table-cell>
              <table:table-cell office:value-type="float" office:value="0.00277747248761011">
                <text:p>0.00277747248761011</text:p>
              </table:table-cell>
              <table:table-cell office:value-type="float" office:value="0.00309723347927352">
                <text:p>0.00309723347927352</text:p>
              </table:table-cell>
              <table:table-cell office:value-type="float" office:value="0.00306902106113368">
                <text:p>0.00306902106113368</text:p>
              </table:table-cell>
              <table:table-cell office:value-type="float" office:value="0.00309872167739069">
                <text:p>0.00309872167739069</text:p>
              </table:table-cell>
              <table:table-cell office:value-type="float" office:value="0.00301905946007011">
                <text:p>0.00301905946007011</text:p>
              </table:table-cell>
              <table:table-cell office:value-type="float" office:value="0.00327154792487392">
                <text:p>0.00327154792487392</text:p>
              </table:table-cell>
              <table:table-cell office:value-type="float" office:value="0.00333309102367614">
                <text:p>0.00333309102367614</text:p>
              </table:table-cell>
              <table:table-cell office:value-type="float" office:value="0.00330030355582811">
                <text:p>0.00330030355582811</text:p>
              </table:table-cell>
              <table:table-cell office:value-type="float" office:value="0.00274680364948713">
                <text:p>0.00274680364948713</text:p>
              </table:table-cell>
              <table:table-cell office:value-type="float" office:value="0.00317815730197775">
                <text:p>0.00317815730197775</text:p>
              </table:table-cell>
              <table:table-cell office:value-type="float" office:value="0.00241052409255594">
                <text:p>0.00241052409255594</text:p>
              </table:table-cell>
              <table:table-cell office:value-type="float" office:value="0.00274797950743054">
                <text:p>0.00274797950743054</text:p>
              </table:table-cell>
              <table:table-cell office:value-type="float" office:value="0.00310755734211863">
                <text:p>0.00310755734211863</text:p>
              </table:table-cell>
              <table:table-cell office:value-type="float" office:value="0.00307084811840384">
                <text:p>0.00307084811840384</text:p>
              </table:table-cell>
              <table:table-cell office:value-type="float" office:value="0.00279515075190022">
                <text:p>0.00279515075190022</text:p>
              </table:table-cell>
              <table:table-cell office:value-type="float" office:value="0.00303115791778572">
                <text:p>0.00303115791778572</text:p>
              </table:table-cell>
              <table:table-cell office:value-type="float" office:value="0.00285961246170024">
                <text:p>0.00285961246170024</text:p>
              </table:table-cell>
              <table:table-cell office:value-type="float" office:value="0.00234852440902784">
                <text:p>0.00234852440902784</text:p>
              </table:table-cell>
              <table:table-cell office:value-type="float" office:value="0.00251863548390633">
                <text:p>0.00251863548390633</text:p>
              </table:table-cell>
              <table:table-cell office:value-type="float" office:value="0.0027277155755899">
                <text:p>0.0027277155755899</text:p>
              </table:table-cell>
              <table:table-cell office:value-type="float" office:value="0.00255493619070882">
                <text:p>0.00255493619070882</text:p>
              </table:table-cell>
              <table:table-cell office:value-type="float" office:value="0.00301883622548409">
                <text:p>0.00301883622548409</text:p>
              </table:table-cell>
              <table:table-cell office:value-type="float" office:value="0.00305071181131446">
                <text:p>0.00305071181131446</text:p>
              </table:table-cell>
              <table:table-cell office:value-type="float" office:value="0.00261537972772676">
                <text:p>0.00261537972772676</text:p>
              </table:table-cell>
              <table:table-cell office:value-type="float" office:value="0.00264646537859806">
                <text:p>0.00264646537859806</text:p>
              </table:table-cell>
              <table:table-cell office:value-type="float" office:value="0.00245578880071297">
                <text:p>0.00245578880071297</text:p>
              </table:table-cell>
              <table:table-cell office:value-type="float" office:value="0.00220613424023279">
                <text:p>0.00220613424023279</text:p>
              </table:table-cell>
              <table:table-cell office:value-type="float" office:value="0.00240576135009859">
                <text:p>0.00240576135009859</text:p>
              </table:table-cell>
              <table:table-cell office:value-type="float" office:value="0.00267158041631588">
                <text:p>0.00267158041631588</text:p>
              </table:table-cell>
              <table:table-cell office:value-type="float" office:value="0.0028098466501564">
                <text:p>0.0028098466501564</text:p>
              </table:table-cell>
              <table:table-cell office:value-type="float" office:value="0.00246950966776672">
                <text:p>0.00246950966776672</text:p>
              </table:table-cell>
              <table:table-cell office:value-type="float" office:value="0.0025006127282094">
                <text:p>0.0025006127282094</text:p>
              </table:table-cell>
              <table:table-cell office:value-type="float" office:value="0.00246229442604999">
                <text:p>0.00246229442604999</text:p>
              </table:table-cell>
              <table:table-cell office:value-type="float" office:value="0.00179582719514442">
                <text:p>0.00179582719514442</text:p>
              </table:table-cell>
              <table:table-cell office:value-type="float" office:value="0.00220292580293025">
                <text:p>0.00220292580293025</text:p>
              </table:table-cell>
              <table:table-cell office:value-type="float" office:value="0.00210499520695548">
                <text:p>0.00210499520695548</text:p>
              </table:table-cell>
              <table:table-cell office:value-type="float" office:value="0.00214574668820738">
                <text:p>0.00214574668820738</text:p>
              </table:table-cell>
              <table:table-cell office:value-type="float" office:value="0.00266786924788815">
                <text:p>0.00266786924788815</text:p>
              </table:table-cell>
              <table:table-cell office:value-type="float" office:value="0.0027054645659905">
                <text:p>0.0027054645659905</text:p>
              </table:table-cell>
              <table:table-cell office:value-type="float" office:value="0.0021771331940418">
                <text:p>0.0021771331940418</text:p>
              </table:table-cell>
              <table:table-cell office:value-type="float" office:value="0.00210571709398883">
                <text:p>0.00210571709398883</text:p>
              </table:table-cell>
              <table:table-cell office:value-type="float" office:value="0.00183980336566141">
                <text:p>0.00183980336566141</text:p>
              </table:table-cell>
              <table:table-cell office:value-type="float" office:value="0.00167298828875224">
                <text:p>0.00167298828875224</text:p>
              </table:table-cell>
              <table:table-cell office:value-type="float" office:value="0.00162716947111153">
                <text:p>0.00162716947111153</text:p>
              </table:table-cell>
              <table:table-cell office:value-type="float" office:value="0.00179599380426649">
                <text:p>0.00179599380426649</text:p>
              </table:table-cell>
              <table:table-cell office:value-type="float" office:value="0.00231672876744724">
                <text:p>0.00231672876744724</text:p>
              </table:table-cell>
              <table:table-cell office:value-type="float" office:value="0.00221377235753888">
                <text:p>0.00221377235753888</text:p>
              </table:table-cell>
              <table:table-cell office:value-type="float" office:value="0.00202540527419257">
                <text:p>0.00202540527419257</text:p>
              </table:table-cell>
              <table:table-cell office:value-type="float" office:value="0.00242104432480708">
                <text:p>0.00242104432480708</text:p>
              </table:table-cell>
              <table:table-cell office:value-type="float" office:value="0.00186932537261205">
                <text:p>0.00186932537261205</text:p>
              </table:table-cell>
              <table:table-cell office:value-type="float" office:value="0.00162492331400419">
                <text:p>0.00162492331400419</text:p>
              </table:table-cell>
              <table:table-cell office:value-type="float" office:value="0.00164851655914731">
                <text:p>0.00164851655914731</text:p>
              </table:table-cell>
              <table:table-cell office:value-type="float" office:value="0.00167059434286236">
                <text:p>0.00167059434286236</text:p>
              </table:table-cell>
              <table:table-cell office:value-type="float" office:value="0.00168507033655121">
                <text:p>0.00168507033655121</text:p>
              </table:table-cell>
              <table:table-cell office:value-type="float" office:value="0.00190599214778455">
                <text:p>0.00190599214778455</text:p>
              </table:table-cell>
              <table:table-cell office:value-type="float" office:value="0.00202452708400141">
                <text:p>0.00202452708400141</text:p>
              </table:table-cell>
              <table:table-cell office:value-type="float" office:value="0.00206135806652811">
                <text:p>0.00206135806652811</text:p>
              </table:table-cell>
              <table:table-cell office:value-type="float" office:value="0.00201096747510402">
                <text:p>0.00201096747510402</text:p>
              </table:table-cell>
              <table:table-cell office:value-type="float" office:value="0.00202632405209687">
                <text:p>0.00202632405209687</text:p>
              </table:table-cell>
              <table:table-cell office:value-type="float" office:value="0.00166742079394274">
                <text:p>0.00166742079394274</text:p>
              </table:table-cell>
              <table:table-cell office:value-type="float" office:value="0.00162131417743557">
                <text:p>0.00162131417743557</text:p>
              </table:table-cell>
              <table:table-cell office:value-type="float" office:value="0.00156602936082801">
                <text:p>0.00156602936082801</text:p>
              </table:table-cell>
              <table:table-cell office:value-type="float" office:value="0.00159247126926647">
                <text:p>0.00159247126926647</text:p>
              </table:table-cell>
              <table:table-cell office:value-type="float" office:value="0.00174142834093539">
                <text:p>0.00174142834093539</text:p>
              </table:table-cell>
              <table:table-cell office:value-type="float" office:value="0.00175405881403409">
                <text:p>0.00175405881403409</text:p>
              </table:table-cell>
              <table:table-cell office:value-type="float" office:value="0.00192295031446654">
                <text:p>0.00192295031446654</text:p>
              </table:table-cell>
              <table:table-cell office:value-type="float" office:value="0.00195095033410456">
                <text:p>0.00195095033410456</text:p>
              </table:table-cell>
              <table:table-cell office:value-type="float" office:value="0.00182697458443235">
                <text:p>0.00182697458443235</text:p>
              </table:table-cell>
              <table:table-cell office:value-type="float" office:value="0.00149597631596776">
                <text:p>0.00149597631596776</text:p>
              </table:table-cell>
              <table:table-cell office:value-type="float" office:value="0.00123265242041891">
                <text:p>0.00123265242041891</text:p>
              </table:table-cell>
              <table:table-cell office:value-type="float" office:value="0.00120412666245057">
                <text:p>0.00120412666245057</text:p>
              </table:table-cell>
              <table:table-cell office:value-type="float" office:value="0.00108271309277018">
                <text:p>0.00108271309277018</text:p>
              </table:table-cell>
              <table:table-cell office:value-type="float" office:value="0.00139965231661081">
                <text:p>0.00139965231661081</text:p>
              </table:table-cell>
              <table:table-cell office:value-type="float" office:value="0.00147321050798246">
                <text:p>0.00147321050798246</text:p>
              </table:table-cell>
              <table:table-cell office:value-type="float" office:value="0.00148269163159558">
                <text:p>0.00148269163159558</text:p>
              </table:table-cell>
              <table:table-cell office:value-type="float" office:value="0.00164610591339763">
                <text:p>0.00164610591339763</text:p>
              </table:table-cell>
              <table:table-cell office:value-type="float" office:value="0.00158206973627791">
                <text:p>0.00158206973627791</text:p>
              </table:table-cell>
              <table:table-cell office:value-type="float" office:value="0.00142443100945875">
                <text:p>0.00142443100945875</text:p>
              </table:table-cell>
              <table:table-cell office:value-type="float" office:value="0.0011614678118404">
                <text:p>0.0011614678118404</text:p>
              </table:table-cell>
              <table:table-cell office:value-type="float" office:value="0.000847254049258743">
                <text:p>0.000847254049258743</text:p>
              </table:table-cell>
              <table:table-cell office:value-type="float" office:value="0.000823739376544846">
                <text:p>0.000823739376544846</text:p>
              </table:table-cell>
              <table:table-cell office:value-type="float" office:value="0.00116229476864465">
                <text:p>0.00116229476864465</text:p>
              </table:table-cell>
              <table:table-cell office:value-type="float" office:value="0.00106594723629015">
                <text:p>0.00106594723629015</text:p>
              </table:table-cell>
              <table:table-cell office:value-type="float" office:value="0.00122170215487742">
                <text:p>0.00122170215487742</text:p>
              </table:table-cell>
              <table:table-cell office:value-type="float" office:value="0.00118885438750973">
                <text:p>0.00118885438750973</text:p>
              </table:table-cell>
              <table:table-cell office:value-type="float" office:value="0.00131604206245727">
                <text:p>0.00131604206245727</text:p>
              </table:table-cell>
              <table:table-cell office:value-type="float" office:value="0.00125778713748691">
                <text:p>0.00125778713748691</text:p>
              </table:table-cell>
              <table:table-cell office:value-type="float" office:value="0.00119445803433497">
                <text:p>0.00119445803433497</text:p>
              </table:table-cell>
              <table:table-cell office:value-type="float" office:value="0.000863556619864173">
                <text:p>0.000863556619864173</text:p>
              </table:table-cell>
              <table:table-cell office:value-type="float" office:value="0.000793734659692469">
                <text:p>0.000793734659692469</text:p>
              </table:table-cell>
              <table:table-cell office:value-type="float" office:value="0.000890759507894543">
                <text:p>0.000890759507894543</text:p>
              </table:table-cell>
              <table:table-cell office:value-type="float" office:value="0.00100924660781958">
                <text:p>0.00100924660781958</text:p>
              </table:table-cell>
              <table:table-cell office:value-type="float" office:value="0.000894303563045329">
                <text:p>0.000894303563045329</text:p>
              </table:table-cell>
              <table:table-cell office:value-type="float" office:value="0.00103353824161857">
                <text:p>0.00103353824161857</text:p>
              </table:table-cell>
              <table:table-cell office:value-type="float" office:value="0.00103610207039158">
                <text:p>0.00103610207039158</text:p>
              </table:table-cell>
              <table:table-cell office:value-type="float" office:value="0.00116650141312762">
                <text:p>0.00116650141312762</text:p>
              </table:table-cell>
              <table:table-cell office:value-type="float" office:value="0.0010216968098482">
                <text:p>0.0010216968098482</text:p>
              </table:table-cell>
              <table:table-cell office:value-type="float" office:value="0.000964109076516554">
                <text:p>0.000964109076516554</text:p>
              </table:table-cell>
              <table:table-cell office:value-type="float" office:value="0.000735864725128117">
                <text:p>0.000735864725128117</text:p>
              </table:table-cell>
              <table:table-cell office:value-type="float" office:value="0.000667137707124123">
                <text:p>0.000667137707124123</text:p>
              </table:table-cell>
              <table:table-cell office:value-type="float" office:value="0.000936678414342522">
                <text:p>0.000936678414342522</text:p>
              </table:table-cell>
              <table:table-cell office:value-type="float" office:value="0.000846534304342669">
                <text:p>0.000846534304342669</text:p>
              </table:table-cell>
              <table:table-cell office:value-type="float" office:value="0.000760018426047834">
                <text:p>0.000760018426047834</text:p>
              </table:table-cell>
              <table:table-cell office:value-type="float" office:value="0.000739483674324905">
                <text:p>0.000739483674324905</text:p>
              </table:table-cell>
              <table:table-cell office:value-type="float" office:value="0.000909190287167659">
                <text:p>0.000909190287167659</text:p>
              </table:table-cell>
              <table:table-cell office:value-type="float" office:value="0.000938574649018418">
                <text:p>0.000938574649018418</text:p>
              </table:table-cell>
              <table:table-cell office:value-type="float" office:value="0.000746208825572172">
                <text:p>0.000746208825572172</text:p>
              </table:table-cell>
              <table:table-cell office:value-type="float" office:value="0.00080410000604522">
                <text:p>0.00080410000604522</text:p>
              </table:table-cell>
              <table:table-cell office:value-type="float" office:value="0.000818784516459719">
                <text:p>0.000818784516459719</text:p>
              </table:table-cell>
              <table:table-cell office:value-type="float" office:value="0.000613553619124615">
                <text:p>0.000613553619124615</text:p>
              </table:table-cell>
              <table:table-cell office:value-type="float" office:value="0.000766787324090295">
                <text:p>0.000766787324090295</text:p>
              </table:table-cell>
              <table:table-cell office:value-type="float" office:value="0.000714049543354499">
                <text:p>0.000714049543354499</text:p>
              </table:table-cell>
              <table:table-cell office:value-type="float" office:value="0.000610570575835423">
                <text:p>0.000610570575835423</text:p>
              </table:table-cell>
              <table:table-cell office:value-type="float" office:value="0.000572797658900208">
                <text:p>0.000572797658900208</text:p>
              </table:table-cell>
              <table:table-cell office:value-type="float" office:value="0.000685068574644593">
                <text:p>0.000685068574644593</text:p>
              </table:table-cell>
              <table:table-cell office:value-type="float" office:value="0.000840722839684585">
                <text:p>0.000840722839684585</text:p>
              </table:table-cell>
              <table:table-cell office:value-type="float" office:value="0.000790508217785973">
                <text:p>0.000790508217785973</text:p>
              </table:table-cell>
              <table:table-cell office:value-type="float" office:value="0.000588036863012191">
                <text:p>0.000588036863012191</text:p>
              </table:table-cell>
              <table:table-cell office:value-type="float" office:value="0.000620386328460828">
                <text:p>0.000620386328460828</text:p>
              </table:table-cell>
              <table:table-cell office:value-type="float" office:value="0.000592586317664472">
                <text:p>0.000592586317664472</text:p>
              </table:table-cell>
              <table:table-cell office:value-type="float" office:value="0.000628255350863823">
                <text:p>0.000628255350863823</text:p>
              </table:table-cell>
              <table:table-cell office:value-type="float" office:value="0.000628374612702657">
                <text:p>0.000628374612702657</text:p>
              </table:table-cell>
              <table:table-cell office:value-type="float" office:value="0.000549772157059969">
                <text:p>0.000549772157059969</text:p>
              </table:table-cell>
              <table:table-cell office:value-type="float" office:value="0.000504038268960171">
                <text:p>0.000504038268960171</text:p>
              </table:table-cell>
              <table:table-cell office:value-type="float" office:value="0.000537537828523433">
                <text:p>0.000537537828523433</text:p>
              </table:table-cell>
              <table:table-cell office:value-type="float" office:value="0.000602201914312892">
                <text:p>0.000602201914312892</text:p>
              </table:table-cell>
              <table:table-cell office:value-type="float" office:value="0.000630849563082182">
                <text:p>0.000630849563082182</text:p>
              </table:table-cell>
              <table:table-cell office:value-type="float" office:value="0.00056048584846689">
                <text:p>0.00056048584846689</text:p>
              </table:table-cell>
              <table:table-cell office:value-type="float" office:value="0.000522114793964672">
                <text:p>0.000522114793964672</text:p>
              </table:table-cell>
              <table:table-cell office:value-type="float" office:value="0.00054687457992289">
                <text:p>0.00054687457992289</text:p>
              </table:table-cell>
              <table:table-cell office:value-type="float" office:value="0.000559945236485852">
                <text:p>0.000559945236485852</text:p>
              </table:table-cell>
              <table:table-cell office:value-type="float" office:value="0.000516790708591246">
                <text:p>0.000516790708591246</text:p>
              </table:table-cell>
              <table:table-cell office:value-type="float" office:value="0.000486342175330245">
                <text:p>0.000486342175330245</text:p>
              </table:table-cell>
              <table:table-cell office:value-type="float" office:value="0.000482968621896471">
                <text:p>0.000482968621896471</text:p>
              </table:table-cell>
              <table:table-cell office:value-type="float" office:value="0.000499571934949765">
                <text:p>0.000499571934949765</text:p>
              </table:table-cell>
              <table:table-cell office:value-type="float" office:value="0.000499773757017971">
                <text:p>0.000499773757017971</text:p>
              </table:table-cell>
              <table:table-cell office:value-type="float" office:value="0.000527208281494379">
                <text:p>0.0005272082814943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